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7.09083333333333cm" style:use-optimal-column-width="true"/>
    </style:style>
    <style:style style:name="co2" style:family="table-column">
      <style:table-column-properties fo:break-before="auto" style:column-width="12.8481666666667cm"/>
    </style:style>
    <style:style style:name="co3" style:family="table-column">
      <style:table-column-properties fo:break-before="auto" style:column-width="7.85283333333333cm"/>
    </style:style>
    <style:style style:name="co4" style:family="table-column">
      <style:table-column-properties fo:break-before="auto" style:column-width="1.69333333333333cm"/>
    </style:style>
    <style:style style:name="co5" style:family="table-column">
      <style:table-column-properties fo:break-before="auto" style:column-width="3.59833333333333cm" style:use-optimal-column-width="true"/>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lan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o</text:p>
          </table:table-cell>
          <table:table-cell table:number-columns-repeated="16379"/>
        </table:table-row>
        <table:table-row table:style-name="ro1">
          <table:table-cell office:value-type="string" table:style-name="ce1">
            <text:p>46 857 693</text:p>
          </table:table-cell>
          <table:table-cell office:value-type="string" table:style-name="ce1">
            <text:p>Barona, Municipio 6, Milano, Lombardia, Italia</text:p>
          </table:table-cell>
          <table:table-cell office:value-type="string" table:style-name="ce1">
            <text:p>Complessivamente il sistema aeroportuale milanese gestisce ogni anno un traffico di oltre 44 milioni di passeggeri e di circa 600 000 tonnellate di merci trattate ed è il secondo in Italia per volume di passeggeri. Secondo Assaeroporti, il dato sommato dei tre aeroporti riguardo ai passeggeri trasportati nel 2017 è infatti di 44 187 568, quello dei due aeroporti romani è di 46 857 693; il sistema aeroportuale milanese è invece il primo per il volume complessivo di merci.</text:p>
          </table:table-cell>
          <table:table-cell office:value-type="string" table:style-name="ce1">
            <text:p>No</text:p>
          </table:table-cell>
          <table:table-cell table:number-columns-repeated="16380" table:style-name="ce1"/>
        </table:table-row>
        <table:table-row table:style-name="ro1">
          <table:table-cell office:value-type="string" table:style-name="ce1">
            <text:p>A1</text:p>
          </table:table-cell>
          <table:table-cell office:value-type="string" table:style-name="ce1">
            <text:p>A1 - Milano, Tangenziale Est Esterna Milano, Fornaci, Riozzo, Cerro al Lambro, Milano, Lombardia, 20077, Italia</text:p>
          </table:table-cell>
          <table:table-cell office:value-type="string" table:style-name="ce1">
            <text:p>Storicamente, i grandi nomi della musica e della letteratura romantica italiana (tra cui Gioachino Rossini, Vincenzo Bellini, Giuseppe Parini, Alessandro Manzoni, Giuseppe Verdi, ecc.) erano soliti soggiornare sui laghi durante la loro permanenza a Milano, spesso ospiti nelle ville dei nobili milanesi, contribuendo così allo sviluppo di un turismo culturale che a partire dal Settecento legò la grande città alle vicine bellezze naturali. <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text:p>
          </table:table-cell>
          <table:table-cell office:value-type="string" table:style-name="ce1">
            <text:p>No</text:p>
          </table:table-cell>
          <table:table-cell table:number-columns-repeated="16380" table:style-name="ce1"/>
        </table:table-row>
        <table:table-row table:style-name="ro1">
          <table:table-cell office:value-type="string" table:style-name="ce1">
            <text:p>A1</text:p>
          </table:table-cell>
          <table:table-cell office:value-type="string" table:style-name="ce1">
            <text:p>A1 - Milano, Tangenziale Est Esterna Milano, Fornaci, Riozzo, Cerro al Lambro, Milano, Lombardia, 20077, Italia</text:p>
          </table:table-cell>
          <table:table-cell office:value-type="string" table:style-name="ce1">
            <text:p>direzione Genova: Barriera Milano Ovest A1 direzione Bologna:</text:p>
          </table:table-cell>
          <table:table-cell table:number-columns-repeated="16381" table:style-name="ce1"/>
        </table:table-row>
        <table:table-row table:style-name="ro1">
          <table:table-cell office:value-type="string" table:style-name="ce1">
            <text:p>A1</text:p>
          </table:table-cell>
          <table:table-cell office:value-type="string" table:style-name="ce1">
            <text:p>A1 - Milano, Tangenziale Est Esterna Milano, Fornaci, Riozzo, Cerro al Lambro, Milano, Lombardia, 20077, Italia</text:p>
          </table:table-cell>
          <table:table-cell office:value-type="string" table:style-name="ce1">
            <text:p>direzione Bologna: Barriera Milano Sud A51 direzione A1: Barriera Sesto San Giovanni (da / per A4)Milano è raggiunta da quattro strade statali (la 9 Via Emilia, la 33 del Sempione, la 36 del Lago di Como e dello Spluga e la 494 Vigevanese) e da numerose strade provinciali.</text:p>
          </table:table-cell>
          <table:table-cell table:number-columns-repeated="16381" table:style-name="ce1"/>
        </table:table-row>
        <table:table-row table:style-name="ro1">
          <table:table-cell office:value-type="string" table:style-name="ce1">
            <text:p>A35 Brebemi</text:p>
          </table:table-cell>
          <table:table-cell office:value-type="string" table:style-name="ce1">
            <text:p>A35 - Brescia, BreBeMi, Melzo, Milano, Lombardia, 20066, Italia</text:p>
          </table:table-cell>
          <table:table-cell office:value-type="string" table:style-name="ce1">
            <text:p><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 La città è lambita dagli itinerari europei E35, E62 ed E64.</text:p>
          </table:table-cell>
          <table:table-cell office:value-type="string" table:style-name="ce1">
            <text:p>No</text:p>
          </table:table-cell>
          <table:table-cell table:number-columns-repeated="16380"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Storicamente, i grandi nomi della musica e della letteratura romantica italiana (tra cui Gioachino Rossini, Vincenzo Bellini, Giuseppe Parini, Alessandro Manzoni, Giuseppe Verdi, ecc.) erano soliti soggiornare sui laghi durante la loro permanenza a Milano, spesso ospiti nelle ville dei nobili milanesi, contribuendo così allo sviluppo di un turismo culturale che a partire dal Settecento legò la grande città alle vicine bellezze naturali. <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text:p>
          </table:table-cell>
          <table:table-cell office:value-type="string" table:style-name="ce1">
            <text:p>No</text:p>
          </table:table-cell>
          <table:table-cell table:number-columns-repeated="16380"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 La Città di Milano è dotata di 6 caselli autostradali;</text:p>
          </table:table-cell>
          <table:table-cell table:number-columns-repeated="16381"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essi sono: <text:s/>A4 direzione Torino: Barriera Milano Ghisolfa A4 direzione Venezia:</text:p>
          </table:table-cell>
          <table:table-cell table:number-columns-repeated="16381"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text:s/>A4 direzione Torino: Barriera Milano Ghisolfa A4 direzione Venezia: Barriera Milano Est A8 direzione Varese:</text:p>
          </table:table-cell>
          <table:table-cell table:number-columns-repeated="16381" table:style-name="ce1"/>
        </table:table-row>
        <table:table-row table:style-name="ro1">
          <table:table-cell office:value-type="string" table:style-name="ce1">
            <text:p>A4</text:p>
          </table:table-cell>
          <table:table-cell office:value-type="string" table:style-name="ce1">
            <text:p>A4, Sacco, Roserio, Milano, Lombardia, 20157, Italia</text:p>
          </table:table-cell>
          <table:table-cell office:value-type="string" table:style-name="ce1">
            <text:p>Barriera Milano Sud A51 direzione A1: Barriera Sesto San Giovanni (da / per A4)Milano è raggiunta da quattro strade statali (la 9 Via Emilia, la 33 del Sempione, la 36 del Lago di Como e dello Spluga e la 494 Vigevanese) e da numerose strade provinciali. Molte di esse nelle tratte suburbane assumono caratteristiche di superstrada.</text:p>
          </table:table-cell>
          <table:table-cell table:number-columns-repeated="16381" table:style-name="ce1"/>
        </table:table-row>
        <table:table-row table:style-name="ro1">
          <table:table-cell office:value-type="string" table:style-name="ce1">
            <text:p>A50</text:p>
          </table:table-cell>
          <table:table-cell office:value-type="string" table:style-name="ce1">
            <text:p>Tangenziale Ovest di Milano, Figino, Municipio 7, Milano, Lombardia, 20016, Italia</text:p>
          </table:table-cell>
          <table:table-cell office:value-type="string" table:style-name="ce1">
            <text:p>La città è lambita dagli itinerari europei E35, E62 ed E64. 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A51</text:p>
          </table:table-cell>
          <table:table-cell office:value-type="string" table:style-name="ce1">
            <text:p>Tangenziale Est, Parco Lambro - Cimiano, Municipio 3, Milano, Lombardia, 2054, Italia</text:p>
          </table:table-cell>
          <table:table-cell office:value-type="string" table:style-name="ce1">
            <text:p>La città è lambita dagli itinerari europei E35, E62 ed E64. 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A51</text:p>
          </table:table-cell>
          <table:table-cell office:value-type="string" table:style-name="ce1">
            <text:p>Tangenziale Est, Parco Lambro - Cimiano, Municipio 3, Milano, Lombardia, 2054, Italia</text:p>
          </table:table-cell>
          <table:table-cell office:value-type="string" table:style-name="ce1">
            <text:p>direzione Bologna: Barriera Milano Sud A51 direzione A1: Barriera Sesto San Giovanni (da / per A4)Milano è raggiunta da quattro strade statali (la 9 Via Emilia, la 33 del Sempione, la 36 del Lago di Como e dello Spluga e la 494 Vigevanese) e da numerose strade provinciali.</text:p>
          </table:table-cell>
          <table:table-cell table:number-columns-repeated="16381" table:style-name="ce1"/>
        </table:table-row>
        <table:table-row table:style-name="ro1">
          <table:table-cell office:value-type="string" table:style-name="ce1">
            <text:p>A52</text:p>
          </table:table-cell>
          <table:table-cell office:value-type="string" table:style-name="ce1">
            <text:p>A52, Calderara, Paderno, Paderno Dugnano, Milano, Lombardia, 20095, Italia</text:p>
          </table:table-cell>
          <table:table-cell office:value-type="string" table:style-name="ce1">
            <text:p>La città è lambita dagli itinerari europei E35, E62 ed E64. 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A7</text:p>
          </table:table-cell>
          <table:table-cell office:value-type="string" table:style-name="ce1">
            <text:p>Autostrada dei Giovi - Serravalle, Cantalupa, Milano, Lombardia, 20142, Italia</text:p>
          </table:table-cell>
          <table:table-cell office:value-type="string" table:style-name="ce1">
            <text:p><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 La città è lambita dagli itinerari europei E35, E62 ed E64.</text:p>
          </table:table-cell>
          <table:table-cell office:value-type="string" table:style-name="ce1">
            <text:p>No</text:p>
          </table:table-cell>
          <table:table-cell table:number-columns-repeated="16380" table:style-name="ce1"/>
        </table:table-row>
        <table:table-row table:style-name="ro1">
          <table:table-cell office:value-type="string" table:style-name="ce1">
            <text:p>A7</text:p>
          </table:table-cell>
          <table:table-cell office:value-type="string" table:style-name="ce1">
            <text:p>Autostrada dei Giovi - Serravalle, Cantalupa, Milano, Lombardia, 20142, Italia</text:p>
          </table:table-cell>
          <table:table-cell office:value-type="string" table:style-name="ce1">
            <text:p>Barriera Milano Est A8 direzione Varese: Barriera Milano Nord A7 direzione Genova:</text:p>
          </table:table-cell>
          <table:table-cell table:number-columns-repeated="16381" table:style-name="ce1"/>
        </table:table-row>
        <table:table-row table:style-name="ro1">
          <table:table-cell office:value-type="string" table:style-name="ce1">
            <text:p>A9</text:p>
          </table:table-cell>
          <table:table-cell office:value-type="string" table:style-name="ce1">
            <text:p>A9, Lainate, Milano, Lombardia, 20020, Italia</text:p>
          </table:table-cell>
          <table:table-cell office:value-type="string" table:style-name="ce1">
            <text:p><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 La città è lambita dagli itinerari europei E35, E62 ed E64.</text:p>
          </table:table-cell>
          <table:table-cell office:value-type="string" table:style-name="ce1">
            <text:p>No</text:p>
          </table:table-cell>
          <table:table-cell table:number-columns-repeated="16380" table:style-name="ce1"/>
        </table:table-row>
        <table:table-row table:style-name="ro1">
          <table:table-cell office:value-type="string" table:style-name="ce1">
            <text:p>Abbazia di Chiaravalle</text:p>
          </table:table-cell>
          <table:table-cell office:value-type="string" table:style-name="ce1">
            <text:p>Abbazia di Chiaravalle, 4351_14933, Chiaravalle, Municipio 5, Chiaravalle, Milano, Lombardia, 202138, Italia</text:p>
          </table:table-cell>
          <table:table-cell office:value-type="string" table:style-name="ce1">
            <text:p>Celebre in tutto il mondo è la chiesa di Santa Maria delle Grazie, inclusa con il Cenacolo Vinciano nell'elenco dei patrimoni dell'umanità redatto dall'UNESCO.Esternamente all'area urbana sorgono due importanti complessi monastici: la Certosa di Garegnano con i suoi importanti affreschi opera di Simone Peterzano e l'Abbazia di Chiaravalle, uno dei primi esempi di gotico in Italia. Di grande rilevanza artistica è inoltre il Cimitero monumentale con il proprio famedio, ricchissimo di sculture funerarie di varie epoche e stili.</text:p>
          </table:table-cell>
          <table:table-cell office:value-type="string" table:style-name="ce1">
            <text:p>Si</text:p>
          </table:table-cell>
          <table:table-cell office:value-type="string" table:style-name="ce1">
            <text:p>Fuori dall'area urbana</text:p>
          </table:table-cell>
          <table:table-cell table:number-columns-repeated="16379"/>
        </table:table-row>
        <table:table-row table:style-name="ro1">
          <table:table-cell office:value-type="string" table:style-name="ce1">
            <text:p>accoglienza</text:p>
          </table:table-cell>
          <table:table-cell office:value-type="string" table:style-name="ce1">
            <text:p>Casa di accoglienza Maria Rosa Oldani, Ponte Vecchio, Magenta, Milano, Lombardia, 20013, Italia</text:p>
          </table:table-cell>
          <table:table-cell office:value-type="string" table:style-name="ce1">
            <text:p>Gli altri proprietari sono l'Ospedale Maggiore, l'Aler (ex Istituto Autonomo Case Popolari), la curia o grandi immobiliari: diciotto sono diroccate, le altre hanno trovato utilizzo come biblioteche, aree di svago, centri di accoglienza (per anziani, disabili o tossicodipendenti) o centri residenziali. Tredici, però, in piena area urbana, sono ancora condotte da fittavoli, secondo l'uso milanese, come aziende agricole in attività.</text:p>
          </table:table-cell>
          <table:table-cell office:value-type="string" table:style-name="ce1">
            <text:p>No</text:p>
          </table:table-cell>
          <table:table-cell table:number-columns-repeated="16380" table:style-name="ce1"/>
        </table:table-row>
        <table:table-row table:style-name="ro1">
          <table:table-cell office:value-type="string" table:style-name="ce1">
            <text:p>Acquario civico di Milano</text:p>
          </table:table-cell>
          <table:table-cell office:value-type="string" table:style-name="ce1">
            <text:p>Acquario Civico, Viale Legione Lombarda, Parco Sempione, Municipio 1, Milano, Lombardia, 20121, Italia</text:p>
          </table:table-cell>
          <table:table-cell office:value-type="string" table:style-name="ce1">
            <text:p>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 La città ospita il Centro di Documentazione sul Progetto Grafico di AIAP, fondato nel 1945 per conservare e valorizzare i materiali della progettazione grafica e della comunicazione visiva e si configura anche come centro di ricerca professionale.</text:p>
          </table:table-cell>
          <table:table-cell office:value-type="string" table:style-name="ce1">
            <text:p>Si</text:p>
          </table:table-cell>
          <table:table-cell table:number-columns-repeated="16380" table:style-name="ce1"/>
        </table:table-row>
        <table:table-row table:style-name="ro1">
          <table:table-cell office:value-type="string" table:style-name="ce1">
            <text:p>Aeroporto di Linate</text:p>
          </table:table-cell>
          <table:table-cell office:value-type="string" table:style-name="ce1">
            <text:p>Aeroporto di Linate, Via Forlanini, Novegro, Segrate, Milano, Lombardia, 20054, Italia</text:p>
          </table:table-cell>
          <table:table-cell office:value-type="string" table:style-name="ce1">
            <text:p>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 Molto frequentato nei mesi estivi e dotato di una vasta area verde, l'Idroscalo è spesso definito "il mare dei milanesi".</text:p>
          </table:table-cell>
          <table:table-cell office:value-type="string" table:style-name="ce1">
            <text:p>Si</text:p>
          </table:table-cell>
          <table:table-cell table:number-columns-repeated="16380" table:style-name="ce1"/>
        </table:table-row>
        <table:table-row table:style-name="ro1">
          <table:table-cell office:value-type="string" table:style-name="ce1">
            <text:p>Aeroporto di Milano-Linate</text:p>
          </table:table-cell>
          <table:table-cell office:value-type="string" table:style-name="ce1">
            <text:p>Aeroporto di Milano-Linate, Via Marignano, Triulzo Superiore, Triulzo Inferiore, Triulzo, San Donato Milanese, Milano, Lombardia, 20097, Italia</text:p>
          </table:table-cell>
          <table:table-cell office:value-type="string" table:style-name="ce1">
            <text:p>La stazione di Milano Smistamento è lo scalo di smistamento ferroviario più grande d'Italia. <text:s/>Aeroporti Nei dintorni di Milano vi sono tre aeroporti dedicati al normale traffico civile (Aeroporto di Milano-Malpensa e Aeroporto di Milano-Linate, gestiti dalla SEA, e l'Aeroporto di Bergamo-Orio al Serio dalla SACBO); inoltre, inglobato entro l'area urbana della periferia nord, vi è il piccolo aeroporto turistico di Bresso.</text:p>
          </table:table-cell>
          <table:table-cell office:value-type="string" table:style-name="ce1">
            <text:p>Si</text:p>
          </table:table-cell>
          <table:table-cell table:number-columns-repeated="16380" table:style-name="ce1"/>
        </table:table-row>
        <table:table-row table:style-name="ro1">
          <table:table-cell office:value-type="string" table:style-name="ce1">
            <text:p>Affari</text:p>
          </table:table-cell>
          <table:table-cell office:value-type="string" table:style-name="ce1">
            <text:p>Borsa di Milano, Piazza degli Affari, Duomo, Municipio 1, Milano, Lombardia, 20123, Italia</text:p>
          </table:table-cell>
          <table:table-cell office:value-type="string" table:style-name="ce1">
            <text:p>Oggi Milano è un importante centro commerciale e industriale, sia all'interno dell'Unione europea sia a livello internazionale, oltre che il maggior polo italiano per i servizi e il terziario, la finanza, la moda, l'editoria e l'industria. È inoltre sede della Borsa Italiana (in piazza degli Affari), uno dei più importanti centri finanziari d'Europa, ed è un grande polo di attrazione per le sedi amministrative di decine di multinazionali. Milano è uno dei maggiori centri universitari, editoriali e televisivi d'Europa.</text:p>
          </table:table-cell>
          <table:table-cell office:value-type="string" table:style-name="ce1">
            <text:p>Si</text:p>
          </table:table-cell>
          <table:table-cell table:number-columns-repeated="16380" table:style-name="ce1"/>
        </table:table-row>
        <table:table-row table:style-name="ro1">
          <table:table-cell office:value-type="string" table:style-name="ce1">
            <text:p>Affari</text:p>
          </table:table-cell>
          <table:table-cell office:value-type="string" table:style-name="ce1">
            <text:p>Borsa di Milano, Piazza degli Affari, Duomo, Municipio 1, Milano, Lombardia, 20123,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table:number-columns-repeated="16381" table:style-name="ce1"/>
        </table:table-row>
        <table:table-row table:style-name="ro1">
          <table:table-cell office:value-type="string" table:style-name="ce1">
            <text:p>Airone</text:p>
          </table:table-cell>
          <table:table-cell office:value-type="string" table:style-name="ce1">
            <text:p>Residenza Airone, Gessate, Milano, Lombardia,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style-name="ce1"/>
        </table:table-row>
        <table:table-row table:style-name="ro1">
          <table:table-cell office:value-type="string" table:style-name="ce1">
            <text:p>Aler</text:p>
          </table:table-cell>
          <table:table-cell office:value-type="string" table:style-name="ce1">
            <text:p>ALER, 26, Viale Romagna, Città Studi, Municipio 3, Milano, Lombardia, 20133, Italia</text:p>
          </table:table-cell>
          <table:table-cell office:value-type="string" table:style-name="ce1">
            <text:p>Oggi a Milano sono sopravvissute un centinaio di cascine, cinquantanove delle quali fanno parte del demanio comunale come, per esempio, Cascina Torchiera o Cascina Monterobbio. Gli altri proprietari sono l'Ospedale Maggiore, l'Aler (ex Istituto Autonomo Case Popolari), la curia o grandi immobiliari: diciotto sono diroccate, le altre hanno trovato utilizzo come biblioteche, aree di svago, centri di accoglienza (per anziani, disabili o tossicodipendenti) o centri residenziali.</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Il Duomo fu risparmiato nonostante il crollo di decine di statue. Colpiti pure il Castello Sforzesco, la chiesa di Santa Maria delle Grazie, Palazzo Reale, la Pinacoteca Ambrosiana e l'ospedale Fatebenefratelli. Tragica fu la strage dei 184 bambini della scuola elementare di Gorla, il 20 ottobre 1944.</text:p>
          </table:table-cell>
          <table:table-cell office:value-type="string" table:style-name="ce1">
            <text:p>No</text:p>
          </table:table-cell>
          <table:table-cell table:number-columns-repeated="16380"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Biblioteche <text:s/>La tradizione bibliotecaria di Milano si rispecchia nelle sue tre storiche biblioteche, la Biblioteca Ambrosiana, la Biblioteca nazionale braidense e la Biblioteca Trivulziana, che conserva il Codice Trivulziano di Leonardo da Vinci. L'Ambrosiana, fondata nel 1607 dal cardinale Federico Borromeo, fu anche la prima biblioteca in Italia a essere stata aperta e resa fruibile al pubblico;</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si rispecchia nelle sue tre storiche biblioteche, la Biblioteca Ambrosiana, la Biblioteca nazionale braidense e la Biblioteca Trivulziana, che conserva il Codice Trivulziano di Leonardo da Vinci. L'Ambrosiana, fondata nel 1607 dal cardinale Federico Borromeo, fu anche la prima biblioteca in Italia a essere stata aperta e resa fruibile al pubblico; conserva un patrimonio notevole di codici miniati e il Codice Atlantico di Leonardo da Vinci.</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conserva un patrimonio notevole di codici miniati e il Codice Atlantico di Leonardo da Vinci. La Braidense, voluta nel 1770 da Maria Teresa d'Austria, fu pensata per equilibrare con un vasto numero di libri a stampa la grande quantità di manoscritti dell'Ambrosiana. Nel 1890 venne istituita la Biblioteca comunale centrale di Milano, sede principale del sistema bibliotecario della città che si articola in ventiquattro punti di prestito e lettura distribuiti uniformemente sull'intero territorio comunale.</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ospita al suo interno una collezione che contiene le opere dei più importanti artisti del panorama italiano e internazionale, dal XIV al XX secolo. 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text:p>
          </table:table-cell>
          <table:table-cell table:number-columns-repeated="16381" table:style-name="ce1"/>
        </table:table-row>
        <table:table-row table:style-name="ro1">
          <table:table-cell office:value-type="string" table:style-name="ce1">
            <text:p>Amsterdam</text:p>
          </table:table-cell>
          <table:table-cell office:value-type="string" table:style-name="ce1">
            <text:p>Amsterdam Chips, Corso San Gottardo, Ticinese, Municipio 5, Milano, Lombardia, 20136, Italia</text:p>
          </table:table-cell>
          <table:table-cell office:value-type="string" table:style-name="ce1">
            <text:p>Dopo l'assegnazione ufficiale da parte del Bureau international des Expositions il 31 marzo 2008, dal 1º maggio al 31 ottobre 2015 la città ha ospitato l'Expo 2015, sul tema dell'alimentazione. La città di Milano è presente nelle pubblicazioni del Globalization and World Cities Study Group dell'Università di Loughborough, dove nel 2004 è stata classificata come incipient global city insieme a Amsterdam, Boston, Chicago, Madrid, Mosca e Toronto. Nel 2016 ha vinto il Premio europeo per le città accessibili..</text:p>
          </table:table-cell>
          <table:table-cell office:value-type="string" table:style-name="ce1">
            <text:p>No</text:p>
          </table:table-cell>
          <table:table-cell table:number-columns-repeated="16380"/>
        </table:table-row>
        <table:table-row table:style-name="ro1">
          <table:table-cell office:value-type="string" table:style-name="ce1">
            <text:p>Arco della Pace</text:p>
          </table:table-cell>
          <table:table-cell office:value-type="string" table:style-name="ce1">
            <text:p>Arco della Pace, Piazza Sempione, Parco Sempione, Municipio 1, Milano, Lombardia, 20154, Italia</text:p>
          </table:table-cell>
          <table:table-cell office:value-type="string" table:style-name="ce1">
            <text:p>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 <text:s/>Architetture religiose <text:s/>Il Duomo di Milano è il principale luogo di culto cattolico della città di Milano e cattedrale dell'omonima arcidiocesi.</text:p>
          </table:table-cell>
          <table:table-cell office:value-type="string" table:style-name="ce1">
            <text:p>Si</text:p>
          </table:table-cell>
          <table:table-cell table:number-columns-repeated="16380"/>
        </table:table-row>
        <table:table-row table:style-name="ro1">
          <table:table-cell office:value-type="string" table:style-name="ce1">
            <text:p>Arena Civica</text:p>
          </table:table-cell>
          <table:table-cell office:value-type="string" table:style-name="ce1">
            <text:p>Arena Civica Gianni Brera, 2, Viale Giorgio Byron, Parco Sempione, Municipio 1, Milano, Lombardia, 20154, Italia</text:p>
          </table:table-cell>
          <table:table-cell office:value-type="string" table:style-name="ce1">
            <text:p><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 La manifestazione si svolge nell'Arena Civica ed è accompagnata da altri eventi pubblici prevalentemente nella zona del Parco Sempione. Dal Global City Report 2012, Milano risulta essere la prima città in Europa per creatività musicale.</text:p>
          </table:table-cell>
          <table:table-cell office:value-type="string" table:style-name="ce1">
            <text:p>Si</text:p>
          </table:table-cell>
          <table:table-cell table:number-columns-repeated="16380"/>
        </table:table-row>
        <table:table-row table:style-name="ro1">
          <table:table-cell office:value-type="string" table:style-name="ce1">
            <text:p>Arena Civica</text:p>
          </table:table-cell>
          <table:table-cell office:value-type="string" table:style-name="ce1">
            <text:p>Arena Civica Gianni Brera, 2, Viale Giorgio Byron, Parco Sempione, Municipio 1, Milano, Lombardia, 20154,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table:number-columns-repeated="16381" table:style-name="ce1"/>
        </table:table-row>
        <table:table-row table:style-name="ro1">
          <table:table-cell office:value-type="string" table:style-name="ce1">
            <text:p>Artigiano</text:p>
          </table:table-cell>
          <table:table-cell office:value-type="string" table:style-name="ce1">
            <text:p>Credito Artigiano - Sede di Milano Stelline, 59, Corso Magenta, Magenta - San Vittore, Municipio 1, Milano, Lombardia, 20123, Italia</text:p>
          </table:table-cell>
          <table:table-cell office:value-type="string" table:style-name="ce1">
            <text:p>Questa è la quarta edizione dei Giochi olimpici che si svolgeranno in Italia (la terza di quelli invernali) dopo Cortina d'Ampezzo 1956, Roma 1960 e Torino 2006. Altri eventi di rilievo organizzati a Milano sono il Salone Internazionale del Mobile, il Fuori Salone, la Settimana della moda di Milano, la Borsa internazionale del turismo, il Micam, l'EICMA, Bookcity e l'Artigiano in Fiera. <text:s/>Geografia antropica Urbanistica <text:s/>L'urbanistica di Milano ha origine dalle sostanziali modifiche dell'impianto urbanistico storico decise dal primo piano regolatore generale comunale della città, approvato nel 1884 e noto come Piano Beruto, con il quale il centro urbano venne fatto centrare su piazza del Duomo, creando un'ulteriore circonvallazione, oggi nota come circonvallazione esterna.</text:p>
          </table:table-cell>
          <table:table-cell office:value-type="string" table:style-name="ce1">
            <text:p>No</text:p>
          </table:table-cell>
          <table:table-cell table:number-columns-repeated="16380"/>
        </table:table-row>
        <table:table-row table:style-name="ro1">
          <table:table-cell office:value-type="string" table:style-name="ce1">
            <text:p>Assiano</text:p>
          </table:table-cell>
          <table:table-cell office:value-type="string" table:style-name="ce1">
            <text:p>Assiano, Municipio 7,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Si</text:p>
          </table:table-cell>
          <table:table-cell table:number-columns-repeated="16380"/>
        </table:table-row>
        <table:table-row table:style-name="ro1">
          <table:table-cell office:value-type="string" table:style-name="ce1">
            <text:p>Auditorium di Milano</text:p>
          </table:table-cell>
          <table:table-cell office:value-type="string" table:style-name="ce1">
            <text:p>Auditorium di Milano, Via Conchetta, Ticinese, Municipio 5, Milano, Lombardia, 20136,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office:value-type="string" table:style-name="ce1">
            <text:p>Si</text:p>
          </table:table-cell>
          <table:table-cell table:number-columns-repeated="16380"/>
        </table:table-row>
        <table:table-row table:style-name="ro1">
          <table:table-cell office:value-type="string" table:style-name="ce1">
            <text:p>Azienda</text:p>
          </table:table-cell>
          <table:table-cell office:value-type="string" table:style-name="ce1">
            <text:p>Azienda Agricola Turati, Municipio 9, Milano, Lombardia,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office:value-type="string" table:style-name="ce1">
            <text:p>No</text:p>
          </table:table-cell>
          <table:table-cell table:number-columns-repeated="16380"/>
        </table:table-row>
        <table:table-row table:style-name="ro1">
          <table:table-cell office:value-type="string" table:style-name="ce1">
            <text:p>Azienda</text:p>
          </table:table-cell>
          <table:table-cell office:value-type="string" table:style-name="ce1">
            <text:p>Azienda Agricola Turati, Municipio 9, Milano, Lombardia, Italia</text:p>
          </table:table-cell>
          <table:table-cell office:value-type="string" table:style-name="ce1">
            <text:p>il sistema aeroportuale milanese è invece il primo per il volume complessivo di merci. Mobilità urbana Il trasporto pubblico urbano è gestito dall'Azienda Trasporti Milanesi, e serve capillarmente la città e buona parte della città metropolitana. La rete poggia su quattro linee di metropolitana.</text:p>
          </table:table-cell>
          <table:table-cell table:number-columns-repeated="16381" table:style-name="ce1"/>
        </table:table-row>
        <table:table-row table:style-name="ro1">
          <table:table-cell office:value-type="string" table:style-name="ce1">
            <text:p>Baggio</text:p>
          </table:table-cell>
          <table:table-cell office:value-type="string" table:style-name="ce1">
            <text:p>Baggio, Municipio 7, Milano, Lombardia, 20153,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Baggio</text:p>
          </table:table-cell>
          <table:table-cell office:value-type="string" table:style-name="ce1">
            <text:p>Baggio, Municipio 7, Milano, Lombardia, 20153,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table:number-columns-repeated="16381" table:style-name="ce1"/>
        </table:table-row>
        <table:table-row table:style-name="ro1">
          <table:table-cell office:value-type="string" table:style-name="ce1">
            <text:p>Barona</text:p>
          </table:table-cell>
          <table:table-cell office:value-type="string" table:style-name="ce1">
            <text:p>Barona, Municipio 6, Milano, Lombardia, Italia</text:p>
          </table:table-cell>
          <table:table-cell office:value-type="string" table:style-name="ce1">
            <text:p>Città Studi, Lambrate, Venezia Municipio 4: 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text:p>
          </table:table-cell>
          <table:table-cell office:value-type="string" table:style-name="ce1">
            <text:p>No</text:p>
          </table:table-cell>
          <table:table-cell table:number-columns-repeated="16380"/>
        </table:table-row>
        <table:table-row table:style-name="ro1">
          <table:table-cell office:value-type="string" table:style-name="ce1">
            <text:p>Barona</text:p>
          </table:table-cell>
          <table:table-cell office:value-type="string" table:style-name="ce1">
            <text:p>Barona, Municipio 6, Milano, Lombardia,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table:number-columns-repeated="16381" table:style-name="ce1"/>
        </table:table-row>
        <table:table-row table:style-name="ro1">
          <table:table-cell office:value-type="string" table:style-name="ce1">
            <text:p>Barona</text:p>
          </table:table-cell>
          <table:table-cell office:value-type="string" table:style-name="ce1">
            <text:p>Barona, Municipio 6, Milano, Lombardia, Italia</text:p>
          </table:table-cell>
          <table:table-cell office:value-type="string" table:style-name="ce1">
            <text:p>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 <text:s/>Economia <text:s/>Durante la sua storia, Milano ha spesso anticipato le linee di tendenza dell'economia della penisola:</text:p>
          </table:table-cell>
          <table:table-cell table:number-columns-repeated="16381" table:style-name="ce1"/>
        </table:table-row>
        <table:table-row table:style-name="ro1">
          <table:table-cell office:value-type="string" table:style-name="ce1">
            <text:p>basilica di San Lorenzo</text:p>
          </table:table-cell>
          <table:table-cell office:value-type="string" table:style-name="ce1">
            <text:p>Basilica di San Lorenzo Maggiore, Via Pioppette, Duomo, Municipio 1, Milano, Lombardia, 20123, Italia</text:p>
          </table:table-cell>
          <table:table-cell office:value-type="string" table:style-name="ce1">
            <text:p>Altri edifici di valore sono le basiliche paleocristiane di Milano: la basilica di Sant'Ambrogio, considerata da sempre il massimo esempio dell'architettura romanica lombarda, nonché uno dei più antichi monumenti dell'arte cristiana, la basilica di San Lorenzo, edificio a pianta centrale bizantino conosciuto anche per la vicinanza delle omonime colonne, la basilica di San Nazaro in Brolo e la basilica di San Simpliciano, legate come le precedenti alla figura di sant'Ambrogio. <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text:p>
          </table:table-cell>
          <table:table-cell office:value-type="string" table:style-name="ce1">
            <text:p>Si</text:p>
          </table:table-cell>
          <table:table-cell table:number-columns-repeated="16380"/>
        </table:table-row>
        <table:table-row table:style-name="ro1">
          <table:table-cell office:value-type="string" table:style-name="ce1">
            <text:p>basilica di San Lorenzo</text:p>
          </table:table-cell>
          <table:table-cell office:value-type="string" table:style-name="ce1">
            <text:p>Basilica di San Lorenzo Maggiore, Via Pioppette, Duomo, Municipio 1, Milano, Lombardia, 20123,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table:number-columns-repeated="16381" table:style-name="ce1"/>
        </table:table-row>
        <table:table-row table:style-name="ro1">
          <table:table-cell office:value-type="string" table:style-name="ce1">
            <text:p>basilica di San Lorenzo</text:p>
          </table:table-cell>
          <table:table-cell office:value-type="string" table:style-name="ce1">
            <text:p>Basilica di San Lorenzo Maggiore, Via Pioppette, Duomo, Municipio 1, Milano, Lombardia, 20123,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table:number-columns-repeated="16381" table:style-name="ce1"/>
        </table:table-row>
        <table:table-row table:style-name="ro1">
          <table:table-cell office:value-type="string" table:style-name="ce1">
            <text:p>basilica di San Lorenzo</text:p>
          </table:table-cell>
          <table:table-cell office:value-type="string" table:style-name="ce1">
            <text:p>Basilica di San Lorenzo Maggiore, Via Pioppette, Duomo, Municipio 1, Milano, Lombardia, 20123, Italia</text:p>
          </table:table-cell>
          <table:table-cell office:value-type="string" table:style-name="ce1">
            <text:p>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 <text:s/>Aree naturali <text:s/>Tre sono i parchi urbani storici della città:</text:p>
          </table:table-cell>
          <table:table-cell table:number-columns-repeated="16381" table:style-name="ce1"/>
        </table:table-row>
        <table:table-row table:style-name="ro1">
          <table:table-cell office:value-type="string" table:style-name="ce1">
            <text:p>basilica di San Simpliciano</text:p>
          </table:table-cell>
          <table:table-cell office:value-type="string" table:style-name="ce1">
            <text:p>Basilica di San Simpliciano, Piazza San Simpliciano, Brera, Municipio 1, Milano, Lombardia, 20121, Italia</text:p>
          </table:table-cell>
          <table:table-cell office:value-type="string" table:style-name="ce1">
            <text:p>Altri edifici di valore sono le basiliche paleocristiane di Milano: la basilica di Sant'Ambrogio, considerata da sempre il massimo esempio dell'architettura romanica lombarda, nonché uno dei più antichi monumenti dell'arte cristiana, la basilica di San Lorenzo, edificio a pianta centrale bizantino conosciuto anche per la vicinanza delle omonime colonne, la basilica di San Nazaro in Brolo e la basilica di San Simpliciano, legate come le precedenti alla figura di sant'Ambrogio. <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text:p>
          </table:table-cell>
          <table:table-cell office:value-type="string" table:style-name="ce1">
            <text:p>Si</text:p>
          </table:table-cell>
          <table:table-cell table:number-columns-repeated="16380"/>
        </table:table-row>
        <table:table-row table:style-name="ro1">
          <table:table-cell office:value-type="string" table:style-name="ce1">
            <text:p>basilica di San Simpliciano</text:p>
          </table:table-cell>
          <table:table-cell office:value-type="string" table:style-name="ce1">
            <text:p>Basilica di San Simpliciano, Piazza San Simpliciano, Brera, Municipio 1, Milano, Lombardia, 20121, Italia</text:p>
          </table:table-cell>
          <table:table-cell office:value-type="string" table:style-name="ce1">
            <text:p>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 <text:s/>Aree naturali <text:s/>Tre sono i parchi urbani storici della città:</text:p>
          </table:table-cell>
          <table:table-cell table:number-columns-repeated="16381" table:style-name="ce1"/>
        </table:table-row>
        <table:table-row table:style-name="ro1">
          <table:table-cell office:value-type="string" table:style-name="ce1">
            <text:p>basilica di Sant'Ambrogio</text:p>
          </table:table-cell>
          <table:table-cell office:value-type="string" table:style-name="ce1">
            <text:p>Basilica di Sant'Ambrogio, Piazza Sant'Ambrogio, Duomo, Municipio 1, Milano, Lombardia, 20123, Italia</text:p>
          </table:table-cell>
          <table:table-cell office:value-type="string" table:style-name="ce1">
            <text:p>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 Nel 1499 la Francia avanzò diritti di successione sul Ducato di Milano con Luigi XII, che invase il ducato scacciandone Ludovico il Moro.</text:p>
          </table:table-cell>
          <table:table-cell office:value-type="string" table:style-name="ce1">
            <text:p>Si</text:p>
          </table:table-cell>
          <table:table-cell table:number-columns-repeated="16380"/>
        </table:table-row>
        <table:table-row table:style-name="ro1">
          <table:table-cell office:value-type="string" table:style-name="ce1">
            <text:p>basilica di Sant'Ambrogio</text:p>
          </table:table-cell>
          <table:table-cell office:value-type="string" table:style-name="ce1">
            <text:p>Basilica di Sant'Ambrogio, Piazza Sant'Ambrogio, Duomo, Municipio 1, Milano, Lombardia, 20123, Italia</text:p>
          </table:table-cell>
          <table:table-cell office:value-type="string" table:style-name="ce1">
            <text:p><text:s/>Altro monumento simbolo di Milano è il Castello Sforzesco, originariamente concepito come struttura esclusivamente militare, fu poi ridisegnato come elegante corte per i signori della città. 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text:p>
          </table:table-cell>
          <table:table-cell table:number-columns-repeated="16381" table:style-name="ce1"/>
        </table:table-row>
        <table:table-row table:style-name="ro1">
          <table:table-cell office:value-type="string" table:style-name="ce1">
            <text:p>basilica di Sant'Ambrogio</text:p>
          </table:table-cell>
          <table:table-cell office:value-type="string" table:style-name="ce1">
            <text:p>Basilica di Sant'Ambrogio, Piazza Sant'Ambrogio, Duomo, Municipio 1, Milano, Lombardia, 20123, Italia</text:p>
          </table:table-cell>
          <table:table-cell office:value-type="string" table:style-name="ce1">
            <text:p>Altri edifici di valore sono le basiliche paleocristiane di Milano: la basilica di Sant'Ambrogio, considerata da sempre il massimo esempio dell'architettura romanica lombarda, nonché uno dei più antichi monumenti dell'arte cristiana, la basilica di San Lorenzo, edificio a pianta centrale bizantino conosciuto anche per la vicinanza delle omonime colonne, la basilica di San Nazaro in Brolo e la basilica di San Simpliciano, legate come le precedenti alla figura di sant'Ambrogio. <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text:p>
          </table:table-cell>
          <table:table-cell table:number-columns-repeated="16381" table:style-name="ce1"/>
        </table:table-row>
        <table:table-row table:style-name="ro1">
          <table:table-cell office:value-type="string" table:style-name="ce1">
            <text:p>basilica di Sant'Ambrogio</text:p>
          </table:table-cell>
          <table:table-cell office:value-type="string" table:style-name="ce1">
            <text:p>Basilica di Sant'Ambrogio, Piazza Sant'Ambrogio, Duomo, Municipio 1, Milano, Lombardia, 20123, Italia</text:p>
          </table:table-cell>
          <table:table-cell office:value-type="string" table:style-name="ce1">
            <text:p>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 <text:s/>Aree naturali <text:s/>Tre sono i parchi urbani storici della città:</text:p>
          </table:table-cell>
          <table:table-cell table:number-columns-repeated="16381" table:style-name="ce1"/>
        </table:table-row>
        <table:table-row table:style-name="ro1">
          <table:table-cell office:value-type="string" table:style-name="ce1">
            <text:p>basilica di Sant'Eustorgio</text:p>
          </table:table-cell>
          <table:table-cell office:value-type="string" table:style-name="ce1">
            <text:p>Basilica di Sant'Eustorgio, Piazza Sant'Eustorgio, Ticinese, Municipio 1, Milano, Lombardia, 20136, Italia</text:p>
          </table:table-cell>
          <table:table-cell office:value-type="string" table:style-name="ce1">
            <text:p>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 Celebre in tutto il mondo è la chiesa di Santa Maria delle Grazie, inclusa con il Cenacolo Vinciano nell'elenco dei patrimoni dell'umanità redatto dall'UNESCO.Esternamente all'area urbana sorgono due importanti complessi monastici:</text:p>
          </table:table-cell>
          <table:table-cell office:value-type="string" table:style-name="ce1">
            <text:p>Si</text:p>
          </table:table-cell>
          <table:table-cell table:number-columns-repeated="16380"/>
        </table:table-row>
        <table:table-row table:style-name="ro1">
          <table:table-cell office:value-type="string" table:style-name="ce1">
            <text:p>basilica di Sant'Eustorgio</text:p>
          </table:table-cell>
          <table:table-cell office:value-type="string" table:style-name="ce1">
            <text:p>Basilica di Sant'Eustorgio, Piazza Sant'Eustorgio, Ticinese, Municipio 1, Milano, Lombardia, 20136,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table:number-columns-repeated="16381" table:style-name="ce1"/>
        </table:table-row>
        <table:table-row table:style-name="ro1">
          <table:table-cell office:value-type="string" table:style-name="ce1">
            <text:p>basilica di Sant'Eustorgio</text:p>
          </table:table-cell>
          <table:table-cell office:value-type="string" table:style-name="ce1">
            <text:p>Basilica di Sant'Eustorgio, Piazza Sant'Eustorgio, Ticinese, Municipio 1, Milano, Lombardia, 20136, Italia</text:p>
          </table:table-cell>
          <table:table-cell office:value-type="string" table:style-name="ce1">
            <text:p>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 <text:s/>Aree naturali <text:s/>Tre sono i parchi urbani storici della città:</text:p>
          </table:table-cell>
          <table:table-cell table:number-columns-repeated="16381" table:style-name="ce1"/>
        </table:table-row>
        <table:table-row table:style-name="ro1">
          <table:table-cell office:value-type="string" table:style-name="ce1">
            <text:p>Basmetto</text:p>
          </table:table-cell>
          <table:table-cell office:value-type="string" table:style-name="ce1">
            <text:p>Basmetto, Municipio 5, Ronchetto delle Rane, Milano, Lombardia,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No</text:p>
          </table:table-cell>
          <table:table-cell table:number-columns-repeated="16380"/>
        </table:table-row>
        <table:table-row table:style-name="ro1">
          <table:table-cell office:value-type="string" table:style-name="ce1">
            <text:p>Bastioni di Porta Volta</text:p>
          </table:table-cell>
          <table:table-cell office:value-type="string" table:style-name="ce1">
            <text:p>Bastioni di Porta Volta, Brera, Municipio 1, Milano, Lombardia, 20154, Italia</text:p>
          </table:table-cell>
          <table:table-cell office:value-type="string" table:style-name="ce1">
            <text:p>Le nazionalità maggiormente rappresentate in base alla loro percentuale sul totale della popolazione residente sono: 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text:p>
          </table:table-cell>
          <table:table-cell office:value-type="string" table:style-name="ce1">
            <text:p>Si</text:p>
          </table:table-cell>
          <table:table-cell table:number-columns-repeated="16380"/>
        </table:table-row>
        <table:table-row table:style-name="ro1">
          <table:table-cell office:value-type="string" table:style-name="ce1">
            <text:p>Biblioteca Ambrosiana</text:p>
          </table:table-cell>
          <table:table-cell office:value-type="string" table:style-name="ce1">
            <text:p>Biblioteca Ambrosiana, Piazza Pio Undicesimo, Duomo, Municipio 1, Milano, Lombardia, 20123, Italia</text:p>
          </table:table-cell>
          <table:table-cell office:value-type="string" table:style-name="ce1">
            <text:p><text:s/>Biblioteche <text:s/>La tradizione bibliotecaria di Milano si rispecchia nelle sue tre storiche biblioteche, la Biblioteca Ambrosiana, la Biblioteca nazionale braidense e la Biblioteca Trivulziana, che conserva il Codice Trivulziano di Leonardo da Vinci. L'Ambrosiana, fondata nel 1607 dal cardinale Federico Borromeo, fu anche la prima biblioteca in Italia a essere stata aperta e resa fruibile al pubblico;</text:p>
          </table:table-cell>
          <table:table-cell office:value-type="string" table:style-name="ce1">
            <text:p>Si</text:p>
          </table:table-cell>
          <table:table-cell table:number-columns-repeated="16380"/>
        </table:table-row>
        <table:table-row table:style-name="ro1">
          <table:table-cell office:value-type="string" table:style-name="ce1">
            <text:p>Biblioteca Ambrosiana</text:p>
          </table:table-cell>
          <table:table-cell office:value-type="string" table:style-name="ce1">
            <text:p>Biblioteca Ambrosiana, Piazza Pio Undicesimo, Duomo, Municipio 1, Milano, Lombardia, 20123, Italia</text:p>
          </table:table-cell>
          <table:table-cell office:value-type="string" table:style-name="ce1">
            <text:p>ospita al suo interno una collezione che contiene le opere dei più importanti artisti del panorama italiano e internazionale, dal XIV al XX secolo. 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text:p>
          </table:table-cell>
          <table:table-cell table:number-columns-repeated="16381" table:style-name="ce1"/>
        </table:table-row>
        <table:table-row table:style-name="ro1">
          <table:table-cell office:value-type="string" table:style-name="ce1">
            <text:p>Biblioteca Campus Leonardo del Politecnico</text:p>
          </table:table-cell>
          <table:table-cell office:value-type="string" table:style-name="ce1">
            <text:p>BCL – Biblioteca Campus Leonardo, Via Andrea Maria Ampère, Città Studi, Municipio 3, Milano, Lombardia, 20131,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office:value-type="string" table:style-name="ce1">
            <text:p>Si</text:p>
          </table:table-cell>
          <table:table-cell table:number-columns-repeated="16380"/>
        </table:table-row>
        <table:table-row table:style-name="ro1">
          <table:table-cell office:value-type="string" table:style-name="ce1">
            <text:p>Biblioteca comunale centrale di</text:p>
          </table:table-cell>
          <table:table-cell office:value-type="string" table:style-name="ce1">
            <text:p>Biblioteca comunale centrale Sormani, 6, Corso di Porta Vittoria, Guastalla, Municipio 1, Milano, Lombardia, 20122, Italia</text:p>
          </table:table-cell>
          <table:table-cell office:value-type="string" table:style-name="ce1">
            <text:p>La Braidense, voluta nel 1770 da Maria Teresa d'Austria, fu pensata per equilibrare con un vasto numero di libri a stampa la grande quantità di manoscritti dell'Ambrosiana. 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text:p>
          </table:table-cell>
          <table:table-cell office:value-type="string" table:style-name="ce1">
            <text:p>Si</text:p>
          </table:table-cell>
          <table:table-cell table:number-columns-repeated="16380"/>
        </table:table-row>
        <table:table-row table:style-name="ro1">
          <table:table-cell office:value-type="string" table:style-name="ce1">
            <text:p>Biblioteca nazionale braidense</text:p>
          </table:table-cell>
          <table:table-cell office:value-type="string" table:style-name="ce1">
            <text:p>Biblioteca Nazionale Braidense, Via Fiori Oscuri, Brera, Municipio 1, Milano, Lombardia, 20121, Italia</text:p>
          </table:table-cell>
          <table:table-cell office:value-type="string" table:style-name="ce1">
            <text:p><text:s/>Biblioteche <text:s/>La tradizione bibliotecaria di Milano si rispecchia nelle sue tre storiche biblioteche, la Biblioteca Ambrosiana, la Biblioteca nazionale braidense e la Biblioteca Trivulziana, che conserva il Codice Trivulziano di Leonardo da Vinci. L'Ambrosiana, fondata nel 1607 dal cardinale Federico Borromeo, fu anche la prima biblioteca in Italia a essere stata aperta e resa fruibile al pubblico;</text:p>
          </table:table-cell>
          <table:table-cell office:value-type="string" table:style-name="ce1">
            <text:p>Si</text:p>
          </table:table-cell>
          <table:table-cell table:number-columns-repeated="16380"/>
        </table:table-row>
        <table:table-row table:style-name="ro1">
          <table:table-cell office:value-type="string" table:style-name="ce1">
            <text:p>Bicocca degli Arcimboldi</text:p>
          </table:table-cell>
          <table:table-cell office:value-type="string" table:style-name="ce1">
            <text:p>Villa Bicocca degli Arcimboldi, Viale Sarca, Bicocca, Municipio 9, Milano, Lombardia, 20126, Italia</text:p>
          </table:table-cell>
          <table:table-cell office:value-type="string" table:style-name="ce1">
            <text:p>Il Teatro alla Scala prende il nome dalla chiesa di Santa Maria alla Scala, in seguito demolita, che derivò a sua volta la denominazione dalla sua fondatrice, Regina della Scala, della dinastia degli Scaligeri di Verona. L'altra sala adatta alla lirica è il nuovo Teatro degli Arcimboldi, che prende il nome dalla Bicocca degli Arcimboldi, villino nobiliare costruito nella seconda metà del XV secolo come dimora di campagna della famiglia Arcimboldi. Fra i teatri di prosa il Piccolo Teatro di Milano, fondato nell'immediato dopoguerra da Paolo Grassi e Giorgio Strehler, è il più antico teatro stabile italiano.</text:p>
          </table:table-cell>
          <table:table-cell office:value-type="string" table:style-name="ce1">
            <text:p>Si</text:p>
          </table:table-cell>
          <table:table-cell table:number-columns-repeated="16380"/>
        </table:table-row>
        <table:table-row table:style-name="ro1">
          <table:table-cell office:value-type="string" table:style-name="ce1">
            <text:p>Boston</text:p>
          </table:table-cell>
          <table:table-cell office:value-type="string" table:style-name="ce1">
            <text:p>Boston Consulting Group, 1, Via Ugo Foscolo, Duomo, Municipio 1, Milano, Lombardia, 20121, Italia</text:p>
          </table:table-cell>
          <table:table-cell office:value-type="string" table:style-name="ce1">
            <text:p>Dopo l'assegnazione ufficiale da parte del Bureau international des Expositions il 31 marzo 2008, dal 1º maggio al 31 ottobre 2015 la città ha ospitato l'Expo 2015, sul tema dell'alimentazione. La città di Milano è presente nelle pubblicazioni del Globalization and World Cities Study Group dell'Università di Loughborough, dove nel 2004 è stata classificata come incipient global city insieme a Amsterdam, Boston, Chicago, Madrid, Mosca e Toronto. Nel 2016 ha vinto il Premio europeo per le città accessibili..</text:p>
          </table:table-cell>
          <table:table-cell office:value-type="string" table:style-name="ce1">
            <text:p>No</text:p>
          </table:table-cell>
          <table:table-cell table:number-columns-repeated="16380"/>
        </table:table-row>
        <table:table-row table:style-name="ro1">
          <table:table-cell office:value-type="string" table:style-name="ce1">
            <text:p>Bozzente</text:p>
          </table:table-cell>
          <table:table-cell office:value-type="string" table:style-name="ce1">
            <text:p>Bozzente, Milano, Lombardia, 20017,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La nevicata più abbondante del XX secolo risale al gennaio 1985, con 90 cm di accumulo. Gli estremi termici di Milano dal 1763 a oggi sono stati di −17,3 °C nel 1855 e di 39,8 °C nel 2003 (quest'ultima registrata alla stazione meteorologica di Milano Brera). L'escursione termica media in una giornata di sole è di circa 10-13 gradi.</text:p>
          </table:table-cell>
          <table:table-cell office:value-type="string" table:style-name="ce1">
            <text:p>No</text:p>
          </table:table-cell>
          <table:table-cell table:number-columns-repeated="16380"/>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text:p>
          </table:table-cell>
          <table:table-cell table:number-columns-repeated="16381" table:style-name="ce1"/>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Un importante ruolo filantropico è anche svolto dalla Fondazione Cariplo. Fra le istituzioni scientifiche con sede a Milano si possono ricordare l'Istituto lombardo accademia di scienze e lettere, l'Osservatorio astronomico di Brera e l'Orto botanico di Brera, FAST-Federazione delle associazioni scientifiche e tecniche Italiane. Milano è sede di numerose organizzazioni di cooperazione allo sviluppo che hanno uffici legali o operativi nella città e che operano a livello internazionale.</text:p>
          </table:table-cell>
          <table:table-cell table:number-columns-repeated="16381" table:style-name="ce1"/>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text:p>
          </table:table-cell>
          <table:table-cell table:number-columns-repeated="16381" table:style-name="ce1"/>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la città è un centro estremamente vitale di mostre e di attività culturali, con iniziative e centri d'apprendimento legati alla storia e alla scienza. La Pinacoteca di Brera è la pinacoteca più celebre di Milano: ospita al suo interno una collezione che contiene le opere dei più importanti artisti del panorama italiano e internazionale, dal XIV al XX secolo.</text:p>
          </table:table-cell>
          <table:table-cell table:number-columns-repeated="16381" table:style-name="ce1"/>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 La città ospita il Centro di Documentazione sul Progetto Grafico di AIAP, fondato nel 1945 per conservare e valorizzare i materiali della progettazione grafica e della comunicazione visiva e si configura anche come centro di ricerca professionale.</text:p>
          </table:table-cell>
          <table:table-cell table:number-columns-repeated="16381" table:style-name="ce1"/>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I teatri milanesi sono sparsi per tutta la città. Brera, il quartiere notturno per eccellenza, ne ospita tre, altre sale si trovano lungo corsi trafficati o vicoli nascosti, piazze note e strade decentrate. <text:s/>L'ente lirico di Milano è il Teatro alla Scala, che è uno dei teatri più famosi al mondo e che è conosciuto per essere il "tempio della lirica".</text:p>
          </table:table-cell>
          <table:table-cell table:number-columns-repeated="16381" table:style-name="ce1"/>
        </table:table-row>
        <table:table-row table:style-name="ro1">
          <table:table-cell office:value-type="string" table:style-name="ce1">
            <text:p>Brera</text:p>
          </table:table-cell>
          <table:table-cell office:value-type="string" table:style-name="ce1">
            <text:p>Brera Milano, 45, Viale Bligny, Vigentina, Municipio 5, Milano, Lombardia, 20136, Italia</text:p>
          </table:table-cell>
          <table:table-cell office:value-type="string" table:style-name="ce1">
            <text:p>Cucina <text:s/>La pietanza più celebre della cucina milanese è il risotto giallo allo zafferano nelle sue numerose varianti: Gianni Brera racconta di una cuoca in grado di prepararne ventiquattro tipi diversi. Molto varia per gli apporti delle campagne circostanti, delle tradizioni del territorio che la circonda e anche per le diverse dominazioni straniere succedutesi nei secoli, la cucina milanese oggi conserva alcuni piatti tradizionali, talvolta "rivisitati" per ridurne la carica calorica, un tempo assai robusta.</text:p>
          </table:table-cell>
          <table:table-cell table:number-columns-repeated="16381" table:style-name="ce1"/>
        </table:table-row>
        <table:table-row table:style-name="ro1">
          <table:table-cell office:value-type="string" table:style-name="ce1">
            <text:p>Broletto</text:p>
          </table:table-cell>
          <table:table-cell office:value-type="string" table:style-name="ce1">
            <text:p>Via Broletto, Brera, Municipio 1, Milano, Lombardia, 20121, Italia</text:p>
          </table:table-cell>
          <table:table-cell office:value-type="string" table:style-name="ce1">
            <text:p>Quest'ultima, nel 1993, venne confermata a quattro anni per poi essere allungata nel 2000, con decreto legislativo n° 267 del 18 agosto ("Testo unico delle leggi sull'ordinamento degli enti locali"), a cinque anni. Per quanto riguarda le sedi comunali, il primo municipio di Milano fu il Broletto Vecchio, sede municipale fino al 1251, poi ampliato e trasformato in Palazzo Reale. Seguì poi il Palazzo della Ragione (detto Broletto Nuovo) in Piazza Mercanti, sede municipale dal 1251 al 1786.</text:p>
          </table:table-cell>
          <table:table-cell office:value-type="string" table:style-name="ce1">
            <text:p>No</text:p>
          </table:table-cell>
          <table:table-cell table:number-columns-repeated="16380"/>
        </table:table-row>
        <table:table-row table:style-name="ro1">
          <table:table-cell office:value-type="string" table:style-name="ce1">
            <text:p>Broletto</text:p>
          </table:table-cell>
          <table:table-cell office:value-type="string" table:style-name="ce1">
            <text:p>Via Broletto, Brera, Municipio 1, Milano, Lombardia, 20121, Italia</text:p>
          </table:table-cell>
          <table:table-cell office:value-type="string" table:style-name="ce1">
            <text:p>Per quanto riguarda le sedi comunali, il primo municipio di Milano fu il Broletto Vecchio, sede municipale fino al 1251, poi ampliato e trasformato in Palazzo Reale. 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text:p>
          </table:table-cell>
          <table:table-cell table:number-columns-repeated="16381" table:style-name="ce1"/>
        </table:table-row>
        <table:table-row table:style-name="ro1">
          <table:table-cell office:value-type="string" table:style-name="ce1">
            <text:p>Broletto</text:p>
          </table:table-cell>
          <table:table-cell office:value-type="string" table:style-name="ce1">
            <text:p>Via Broletto, Brera, Municipio 1, Milano, Lombardia, 20121, Italia</text:p>
          </table:table-cell>
          <table:table-cell office:value-type="string" table:style-name="ce1">
            <text:p>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text:p>
          </table:table-cell>
          <table:table-cell table:number-columns-repeated="16381" table:style-name="ce1"/>
        </table:table-row>
        <table:table-row table:style-name="ro1">
          <table:table-cell office:value-type="string" table:style-name="ce1">
            <text:p>Bruzzano</text:p>
          </table:table-cell>
          <table:table-cell office:value-type="string" table:style-name="ce1">
            <text:p>Bruzzano, Milano, Lombardia, 20161,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cappella Portinari</text:p>
          </table:table-cell>
          <table:table-cell office:value-type="string" table:style-name="ce1">
            <text:p>Cappella Portinari, Via Santa Croce, Ticinese, Municipio 1, Milano, Lombardia, 20136, Italia</text:p>
          </table:table-cell>
          <table:table-cell office:value-type="string" table:style-name="ce1">
            <text:p>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 Celebre in tutto il mondo è la chiesa di Santa Maria delle Grazie, inclusa con il Cenacolo Vinciano nell'elenco dei patrimoni dell'umanità redatto dall'UNESCO.Esternamente all'area urbana sorgono due importanti complessi monastici:</text:p>
          </table:table-cell>
          <table:table-cell office:value-type="string" table:style-name="ce1">
            <text:p>Si</text:p>
          </table:table-cell>
          <table:table-cell table:number-columns-repeated="16380"/>
        </table:table-row>
        <table:table-row table:style-name="ro1">
          <table:table-cell office:value-type="string" table:style-name="ce1">
            <text:p>Casabella</text:p>
          </table:table-cell>
          <table:table-cell office:value-type="string" table:style-name="ce1">
            <text:p>Casabella, 18, Via Giacomo Matteotti, Pasquè, Lucernate, Rho, Milano, Lombardia, 20017,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Casa-museo Boschi Di Stefano</text:p>
          </table:table-cell>
          <table:table-cell office:value-type="string" table:style-name="ce1">
            <text:p>Casa-museo Boschi Di Stefano, 15, Via Giorgio Jan, Buenos Aires - Venezia, Municipio 3, Milano, Lombardia, 20129,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office:value-type="string" table:style-name="ce1">
            <text:p>Si</text:p>
          </table:table-cell>
          <table:table-cell table:number-columns-repeated="16380"/>
        </table:table-row>
        <table:table-row table:style-name="ro1">
          <table:table-cell office:value-type="string" table:style-name="ce1">
            <text:p>Cascina Campi</text:p>
          </table:table-cell>
          <table:table-cell office:value-type="string" table:style-name="ce1">
            <text:p>Cascina Campi Rizzardi, Via Fratelli Rizzardi, Trenno, Municipio 8, Milano, Lombardia, 20151,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Si</text:p>
          </table:table-cell>
          <table:table-cell table:number-columns-repeated="16380"/>
        </table:table-row>
        <table:table-row table:style-name="ro1">
          <table:table-cell office:value-type="string" table:style-name="ce1">
            <text:p>Cascina Cascinetta</text:p>
          </table:table-cell>
          <table:table-cell office:value-type="string" table:style-name="ce1">
            <text:p>Cascina Cascinetta, Molino Ortolina, Pioltello, Milano, Lombardia, 20096,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Si</text:p>
          </table:table-cell>
          <table:table-cell table:number-columns-repeated="16380"/>
        </table:table-row>
        <table:table-row table:style-name="ro1">
          <table:table-cell office:value-type="string" table:style-name="ce1">
            <text:p>Cascina Chiesa Rossa</text:p>
          </table:table-cell>
          <table:table-cell office:value-type="string" table:style-name="ce1">
            <text:p>Cascina Gandina, Stadera, Municipio 5, Milano, Lombardia, 20141,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No</text:p>
          </table:table-cell>
          <table:table-cell table:number-columns-repeated="16380"/>
        </table:table-row>
        <table:table-row table:style-name="ro1">
          <table:table-cell office:value-type="string" table:style-name="ce1">
            <text:p>cascina Gaggioli</text:p>
          </table:table-cell>
          <table:table-cell office:value-type="string" table:style-name="ce1">
            <text:p>Cascina Gaggioli, Via Manduria, Parco delle Abbazie, Municipio 5, Ronchetto delle Rane, Milano, Lombardia, 20141,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Si</text:p>
          </table:table-cell>
          <table:table-cell table:number-columns-repeated="16380"/>
        </table:table-row>
        <table:table-row table:style-name="ro1">
          <table:table-cell office:value-type="string" table:style-name="ce1">
            <text:p>Cascina Malandra</text:p>
          </table:table-cell>
          <table:table-cell office:value-type="string" table:style-name="ce1">
            <text:p>Cascina Malandra, Municipio 7, Milano, Lombardia,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Si</text:p>
          </table:table-cell>
          <table:table-cell table:number-columns-repeated="16380"/>
        </table:table-row>
        <table:table-row table:style-name="ro1">
          <table:table-cell office:value-type="string" table:style-name="ce1">
            <text:p>Cascina Selvanesco</text:p>
          </table:table-cell>
          <table:table-cell office:value-type="string" table:style-name="ce1">
            <text:p>Cascina Selvanesco, Municipio 5, Milano, Lombardia,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Si</text:p>
          </table:table-cell>
          <table:table-cell table:number-columns-repeated="16380"/>
        </table:table-row>
        <table:table-row table:style-name="ro1">
          <table:table-cell office:value-type="string" table:style-name="ce1">
            <text:p>Cascina Torchiera</text:p>
          </table:table-cell>
          <table:table-cell office:value-type="string" table:style-name="ce1">
            <text:p>Cascina Torchiera, 18, Piazzale Cimitero Maggiore, Maggiore - Musocco, Municipio 8, Milano, Lombardia, 20156, Italia</text:p>
          </table:table-cell>
          <table:table-cell office:value-type="string" table:style-name="ce1">
            <text:p>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 Gli altri proprietari sono l'Ospedale Maggiore, l'Aler (ex Istituto Autonomo Case Popolari), la curia o grandi immobiliari:</text:p>
          </table:table-cell>
          <table:table-cell office:value-type="string" table:style-name="ce1">
            <text:p>Si</text:p>
          </table:table-cell>
          <table:table-cell table:number-columns-repeated="16380"/>
        </table:table-row>
        <table:table-row table:style-name="ro1">
          <table:table-cell office:value-type="string" table:style-name="ce1">
            <text:p>Cassina Triulza</text:p>
          </table:table-cell>
          <table:table-cell office:value-type="string" table:style-name="ce1">
            <text:p>Cassina Triulza, Municipio 8,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nel XIII secolo Milano era una delle poche città europee ad avere più di 100.000 abitanti, l'artigianato era in pieno sviluppo, soprattutto per la lavorazione dei metalli e dei tessuti, agricoltura e allevamento erano fiorenti e i traffici intensi, anche grazie alla costruzione del Naviglio Grande, che favorì gli scambi e irrigò sapientemente le campagne. A manifestare l'orgoglio per questa crescita furono compiute opere come il Castello Sforzesco (già esistente in epoca viscontea con il nome di Castello di Porta Giovia ma riadattato, ingrandito e completato dagli Sforza. Il Castello di Porta Giovia sorgeva a sud nello stesso luogo del Castrum Portae Jovis romano) e l'Ospedale Maggiore.</text:p>
          </table:table-cell>
          <table:table-cell office:value-type="string" table:style-name="ce1">
            <text:p>Si</text:p>
          </table:table-cell>
          <table:table-cell table:number-columns-repeated="16380"/>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Il Duomo fu risparmiato nonostante il crollo di decine di statue. Colpiti pure il Castello Sforzesco, la chiesa di Santa Maria delle Grazie, Palazzo Reale, la Pinacoteca Ambrosiana e l'ospedale Fatebenefratelli. Tragica fu la strage dei 184 bambini della scuola elementare di Gorla, il 20 ottobre 1944.</text:p>
          </table:table-cell>
          <table:table-cell table:number-columns-repeated="16381" table:style-name="ce1"/>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Il primo gonfalone di Milano è stato un arazzo realizzato intorno al 1565 dai ricamatori Scipione Delfinone e Camillo Pusterla su disegno di Giuseppe Arcimboldi e Giuseppe Meda. Restaurato una ventina di volte nei successivi tre secoli, è custodito all'interno del Castello Sforzesco, nella Sala del Gonfalone. Una sua copia, che è custodita a Palazzo Marino, nella Sala dell'Alessi, viene esibita nelle ricorrenze ufficiali più importanti per rappresentare la città di Milano.</text:p>
          </table:table-cell>
          <table:table-cell table:number-columns-repeated="16381" table:style-name="ce1"/>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A collegare piazza della Scala e piazza del Duomo è la galleria Vittorio Emanuele II, un passaggio coperto con strutture di ferro e vetro a vista in stile eclettico. <text:s/>Altro monumento simbolo di Milano è il Castello Sforzesco, originariamente concepito come struttura esclusivamente militare, fu poi ridisegnato come elegante corte per i signori della città. 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text:p>
          </table:table-cell>
          <table:table-cell table:number-columns-repeated="16381" table:style-name="ce1"/>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text:p>
          </table:table-cell>
          <table:table-cell table:number-columns-repeated="16381" table:style-name="ce1"/>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a parte la manierista Porta Romana, le rimanenti risalgono alla sistemazione austriaca dei bastioni in stile neoclassico. L'architettura militare più imponente è il Castello Sforzesco, maniero convertito nel Rinascimento a elegante corte dei Duchi di Milano: la fortezza era comunque tra le maggiori dell'epoca, tanto che il castello non fu mai espugnato in battaglia.</text:p>
          </table:table-cell>
          <table:table-cell table:number-columns-repeated="16381" table:style-name="ce1"/>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Usato esclusivamente come caserma militare dai governi stranieri, fu restaurato e trasformato a fine Ottocento in un grande complesso museale, e ornato dai giardini dell'omonima piazza e dal Parco Sempione. Un tempo era gestito dal Castellano del Castello Sforzesco di Milano. Sorge sullo stesso luogo del Castello di Porta Giovia, di cui rappresenta un ampliamento, e del Castrum Portae Jovis romano.</text:p>
          </table:table-cell>
          <table:table-cell table:number-columns-repeated="16381" table:style-name="ce1"/>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 <text:s/>Siti archeologici <text:s/>La presenza di siti archeologici che raccontano la Milano romana è di grande rilievo, soprattutto considerando la varietà dei resti che sono venuti alla luce nel corso dei secoli.</text:p>
          </table:table-cell>
          <table:table-cell table:number-columns-repeated="16381" table:style-name="ce1"/>
        </table:table-row>
        <table:table-row table:style-name="ro1">
          <table:table-cell office:value-type="string" table:style-name="ce1">
            <text:p>Castello Sforzesco</text:p>
          </table:table-cell>
          <table:table-cell office:value-type="string" table:style-name="ce1">
            <text:p>Castello Sforzesco, Piazza Castello, Duomo, Municipio 1, Milano, Lombardia, 20123, Italia</text:p>
          </table:table-cell>
          <table:table-cell office:value-type="string" table:style-name="ce1">
            <text:p><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text:p>
          </table:table-cell>
          <table:table-cell table:number-columns-repeated="16381" table:style-name="ce1"/>
        </table:table-row>
        <table:table-row table:style-name="ro1">
          <table:table-cell office:value-type="string" table:style-name="ce1">
            <text:p>Cimitero monumentale</text:p>
          </table:table-cell>
          <table:table-cell office:value-type="string" table:style-name="ce1">
            <text:p>Cimitero Monumentale, Via Valtellina, Farini, Municipio 9, Milano, Lombardia, 20159, Italia</text:p>
          </table:table-cell>
          <table:table-cell office:value-type="string" table:style-name="ce1">
            <text:p>la Certosa di Garegnano con i suoi importanti affreschi opera di Simone Peterzano e l'Abbazia di Chiaravalle, uno dei primi esempi di gotico in Italia. Di grande rilevanza artistica è inoltre il Cimitero monumentale con il proprio famedio, ricchissimo di sculture funerarie di varie epoche e stili. Architetture civili <text:s/>Il centro di Milano è ricco di ville e palazzi, costruiti soprattutto nei secoli XVII e XVIII come dimore private delle maggiori famiglie della città;</text:p>
          </table:table-cell>
          <table:table-cell office:value-type="string" table:style-name="ce1">
            <text:p>Si</text:p>
          </table:table-cell>
          <table:table-cell table:number-columns-repeated="16380"/>
        </table:table-row>
        <table:table-row table:style-name="ro1">
          <table:table-cell office:value-type="string" table:style-name="ce1">
            <text:p>Cinquecento</text:p>
          </table:table-cell>
          <table:table-cell office:value-type="string" table:style-name="ce1">
            <text:p>Via dei Cinquecento, Lodi - Corvetto, Municipio 4, Vaiano Valle, Milano, Lombardia, 20139, Italia</text:p>
          </table:table-cell>
          <table:table-cell office:value-type="string" table:style-name="ce1">
            <text:p>Fu il principale linguaggio artistico del vasto programma mecenatesco e autocelebrativo dei Visconti, signori di Milano, al cui dominio sulla città viene solitamente associato il periodo gotico milanese. Degna di nota è anche l'arte del secondo Cinquecento a Milano, che si sviluppò, a Milano, come altrove, su più filoni e stili riassumibili nel manierismo, nell'arte controriformata e classicismo. Queste correnti si divisero la scena artistica cittadina spesso subendo reciproche contaminazion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Milano, Lombardia, Italia</text:p>
          </table:table-cell>
          <table:table-cell office:value-type="string" table:style-name="ce1">
            <text:p>è infatti tra le quaranta città più visitate al mondo (seconda in Italia dopo Roma e quinta nell'Unione Europea). Milano è considerata una città globale, unica città italiana nel novero delle Città Mondiali Alfa. Geografia fisica Territorio Milano poggia su un terreno di origine fluvio-glaciale a cemento carbonatico, comune a tutta la Pianura Padan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Milano, Lombardia, Italia</text:p>
          </table:table-cell>
          <table:table-cell office:value-type="string" table:style-name="ce1">
            <text:p>La folla incominciò a calpestare e colpire i corpi ricoprendoli di sputi, e solo grazie all'intervento di vigili del fuoco e di alcuni partigiani i cadaveri furono sottratti all'ira della folla e appesi a testa in giù sulla pensilina del distributore presente nella piazza. Dal secondo dopoguerra al nuovo millennio Città emblema della Resistenza (il 25 aprile, festa nazionale della liberazione, ricorda l'insurrezione generale partigiana del 25 aprile 1945 che ha portato alla liberazione di Milano) fu, nel secondo dopoguerra, dopo la nascita della Repubblica Italiana (1946), uno dei motori della ricostruzione industriale e culturale dell'Italia postbellica. A Milano si svolsero alcuni dei maggiori scontri del Sessantotto italiano e qui ci fu il primo episodio della cosiddetta strategia della tensione (il 12 dicembre 1969 con la strage di piazza Fontana).</text:p>
          </table:table-cell>
          <table:table-cell table:number-columns-repeated="16381" table:style-name="ce1"/>
        </table:table-row>
        <table:table-row table:style-name="ro1">
          <table:table-cell office:value-type="string" table:style-name="ce1">
            <text:p>Città</text:p>
          </table:table-cell>
          <table:table-cell office:value-type="string" table:style-name="ce1">
            <text:p>Milano, Lombardia,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table:number-columns-repeated="16381" table:style-name="ce1"/>
        </table:table-row>
        <table:table-row table:style-name="ro1">
          <table:table-cell office:value-type="string" table:style-name="ce1">
            <text:p>Città</text:p>
          </table:table-cell>
          <table:table-cell office:value-type="string" table:style-name="ce1">
            <text:p>Milano, Lombardia, Italia</text:p>
          </table:table-cell>
          <table:table-cell office:value-type="string" table:style-name="ce1">
            <text:p>Sommando alle tre tangenziali il tratto urbano dell'autostrada A4, si ottiene un sistema di autostrade urbane di oltre 100 km di lunghezza, che circonda totalmente la città. La Città di Milano è dotata di 6 caselli autostradali; essi sono:</text:p>
          </table:table-cell>
          <table:table-cell table:number-columns-repeated="16381" table:style-name="ce1"/>
        </table:table-row>
        <table:table-row table:style-name="ro1">
          <table:table-cell office:value-type="string" table:style-name="ce1">
            <text:p>Città di Milano</text:p>
          </table:table-cell>
          <table:table-cell office:value-type="string" table:style-name="ce1">
            <text:p>Città di Milano, Quinto Romano, Municipio 7, Milano, Lombardia, Italia</text:p>
          </table:table-cell>
          <table:table-cell office:value-type="string" table:style-name="ce1">
            <text:p>Sommando alle tre tangenziali il tratto urbano dell'autostrada A4, si ottiene un sistema di autostrade urbane di oltre 100 km di lunghezza, che circonda totalmente la città. La Città di Milano è dotata di 6 caselli autostradali; essi sono:</text:p>
          </table:table-cell>
          <table:table-cell office:value-type="string" table:style-name="ce1">
            <text:p>No</text:p>
          </table:table-cell>
          <table:table-cell table:number-columns-repeated="16380"/>
        </table:table-row>
        <table:table-row table:style-name="ro1">
          <table:table-cell office:value-type="string" table:style-name="ce1">
            <text:p>città metropolitana di Milano</text:p>
          </table:table-cell>
          <table:table-cell office:value-type="string" table:style-name="ce1">
            <text:p>Milano, Lombardia, Italia</text:p>
          </table:table-cell>
          <table:table-cell office:value-type="string" table:style-name="ce1">
            <text:p>Nel secondo dopoguerra fu interessata da un cospicuo flusso migratorio da tutte le regioni d'Italia, fino a raggiungere il suo massimo di 1 743 427 abitanti al 31 dicembre 1973. In seguito l'area milanese ha conosciuto un forte fenomeno di suburbanizzazione, dato dal trasferimento di molti abitanti verso i comuni della città metropolitana di Milano. La popolazione residente al 31 dicembre 2017 è di 1 380 873 abitanti.</text:p>
          </table:table-cell>
          <table:table-cell office:value-type="string" table:style-name="ce1">
            <text:p>No</text:p>
          </table:table-cell>
          <table:table-cell table:number-columns-repeated="16380"/>
        </table:table-row>
        <table:table-row table:style-name="ro1">
          <table:table-cell office:value-type="string" table:style-name="ce1">
            <text:p>città metropolitana di Milano</text:p>
          </table:table-cell>
          <table:table-cell office:value-type="string" table:style-name="ce1">
            <text:p>Milano, Lombardia, Italia</text:p>
          </table:table-cell>
          <table:table-cell office:value-type="string" table:style-name="ce1">
            <text:p>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text:p>
          </table:table-cell>
          <table:table-cell table:number-columns-repeated="16381" table:style-name="ce1"/>
        </table:table-row>
        <table:table-row table:style-name="ro1">
          <table:table-cell office:value-type="string" table:style-name="ce1">
            <text:p>Città Studi</text:p>
          </table:table-cell>
          <table:table-cell office:value-type="string" table:style-name="ce1">
            <text:p>Città Studi, Municipio 3, Milano, Lombardia, 20133,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office:value-type="string" table:style-name="ce1">
            <text:p>No</text:p>
          </table:table-cell>
          <table:table-cell table:number-columns-repeated="16380"/>
        </table:table-row>
        <table:table-row table:style-name="ro1">
          <table:table-cell office:value-type="string" table:style-name="ce1">
            <text:p>City</text:p>
          </table:table-cell>
          <table:table-cell office:value-type="string" table:style-name="ce1">
            <text:p>Milano, Lombardia, Italia</text:p>
          </table:table-cell>
          <table:table-cell office:value-type="string" table:style-name="ce1">
            <text:p>Tra i quotidiani: il Corriere della Sera, il primo quotidiano di cronaca più venduto in Italia, Il Sole 24 Ore, il quarto quotidiano più venduto ma il primo tra i quotidiani economici, La Gazzetta dello Sport, il quotidiano sportivo più venduto nel Paese, City, il quotidiano free-press più letto in Italia, oltre che Il Giorno, Il Foglio, Il Giornale, Libero, La Verità, Italia Oggi, Finanza e Mercati, Milano Finanza, Secondamano, Mf Fashion, Metro, Lo Sportsman. Tra le riviste settimanali:</text:p>
          </table:table-cell>
          <table:table-cell office:value-type="string" table:style-name="ce1">
            <text:p>No</text:p>
          </table:table-cell>
          <table:table-cell table:number-columns-repeated="16380"/>
        </table:table-row>
        <table:table-row table:style-name="ro1">
          <table:table-cell office:value-type="string" table:style-name="ce1">
            <text:p>City</text:p>
          </table:table-cell>
          <table:table-cell office:value-type="string" table:style-name="ce1">
            <text:p>Milano, Lombardia, Italia</text:p>
          </table:table-cell>
          <table:table-cell office:value-type="string" table:style-name="ce1">
            <text:p>La manifestazione si svolge nell'Arena Civica ed è accompagnata da altri eventi pubblici prevalentemente nella zona del Parco Sempione. Dal Global City Report 2012, Milano risulta essere la prima città in Europa per creatività musicale. Degna di nota è la canzone milanese, ovvero la musica popolare originaria di Milano che è cantata in dialetto milanese.</text:p>
          </table:table-cell>
          <table:table-cell table:number-columns-repeated="16381" table:style-name="ce1"/>
        </table:table-row>
        <table:table-row table:style-name="ro1">
          <table:table-cell office:value-type="string" table:style-name="ce1">
            <text:p>City</text:p>
          </table:table-cell>
          <table:table-cell office:value-type="string" table:style-name="ce1">
            <text:p>Milano, Lombardia,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table:number-columns-repeated="16381" table:style-name="ce1"/>
        </table:table-row>
        <table:table-row table:style-name="ro1">
          <table:table-cell office:value-type="string" table:style-name="ce1">
            <text:p>City</text:p>
          </table:table-cell>
          <table:table-cell office:value-type="string" table:style-name="ce1">
            <text:p>Milano, Lombardia, Italia</text:p>
          </table:table-cell>
          <table:table-cell office:value-type="string" table:style-name="ce1">
            <text:p>La stazione Centrale è la principale della città e, con un traffico giornaliero di 320 000 passeggeri, la seconda in Italia dopo Roma Termini; 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text:p>
          </table:table-cell>
          <table:table-cell table:number-columns-repeated="16381" table:style-name="ce1"/>
        </table:table-row>
        <table:table-row table:style-name="ro1">
          <table:table-cell office:value-type="string" table:style-name="ce1">
            <text:p>Collegio di Milano</text:p>
          </table:table-cell>
          <table:table-cell office:value-type="string" table:style-name="ce1">
            <text:p>Collegio di Milano, Via San Vigilio, Barona, Municipio 6, Milano, Lombardia, 20142, Italia</text:p>
          </table:table-cell>
          <table:table-cell office:value-type="string" table:style-name="ce1">
            <text:p>Milano è la prima città in Italia per offerta di facoltà. Un consorzio tra gli atenei (escluse le Accademie e il Conservatorio) ha dato luogo alla nascita nel 2003 di un "collegio di eccellenza" : il Collegio di Milano. Quattro atenei milanesi sono presenti nel QS World University Rankings:</text:p>
          </table:table-cell>
          <table:table-cell office:value-type="string" table:style-name="ce1">
            <text:p>Si</text:p>
          </table:table-cell>
          <table:table-cell table:number-columns-repeated="16380"/>
        </table:table-row>
        <table:table-row table:style-name="ro1">
          <table:table-cell office:value-type="string" table:style-name="ce1">
            <text:p>Colonna del Verziere</text:p>
          </table:table-cell>
          <table:table-cell office:value-type="string" table:style-name="ce1">
            <text:p>Colonna del Verziere, Largo Augusto, Duomo, Municipio 1, Milano, Lombardia, 20122, Italia</text:p>
          </table:table-cell>
          <table:table-cell office:value-type="string" table:style-name="ce1">
            <text:p>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 <text:s/>Siti archeologici <text:s/>La presenza di siti archeologici che raccontano la Milano romana è di grande rilievo, soprattutto considerando la varietà dei resti che sono venuti alla luce nel corso dei secoli.</text:p>
          </table:table-cell>
          <table:table-cell office:value-type="string" table:style-name="ce1">
            <text:p>Si</text:p>
          </table:table-cell>
          <table:table-cell table:number-columns-repeated="16380"/>
        </table:table-row>
        <table:table-row table:style-name="ro1">
          <table:table-cell office:value-type="string" table:style-name="ce1">
            <text:p>Colonne di San Lorenzo</text:p>
          </table:table-cell>
          <table:table-cell office:value-type="string" table:style-name="ce1">
            <text:p>Colonne di San Lorenzo, Corso di Porta Ticinese, Duomo, Municipio 1, Milano, Lombardia, 20123,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84, Viale Monte Nero, XXII Marzo, Municipio 4, Milano, Lombardia, 20135, Italia</text:p>
          </table:table-cell>
          <table:table-cell office:value-type="string" table:style-name="ce1">
            <text:p><text:s/>Siti archeologici <text:s/>La presenza di siti archeologici che raccontano la Milano romana è di grande rilievo, soprattutto considerando la varietà dei resti che sono venuti alla luce nel corso dei secoli. A Milano è giunta la testimonianza tangibile delle mura romane di Milano (costruite in due fasi, una in epoca repubblicana attorno al 49 a.C. ed una seconda dopo il 291 in epoca imperiale al tempo dell'imperatore Massimiano quando Mediolanum divenne capitale dell'Impero romano d'Occidente), del teatro romano di Milano (realizzato in età augustea tra la fine del I secolo a.C. e l'inizio del I secolo), del foro romano di Milano (ovvero della piazza principale del centro cittadino fin dalla fondazione della città romana in epoca repubblicana) e dell'anfiteatro romano di Milano, terza struttura di questo tipo per dimensioni in tutto l'impero dopo il Colosseo e l'anfiteatro di Capua. 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text:p>
          </table:table-cell>
          <table:table-cell office:value-type="string" table:style-name="ce1">
            <text:p>No</text:p>
          </table:table-cell>
          <table:table-cell table:number-columns-repeated="16380"/>
        </table:table-row>
        <table:table-row table:style-name="ro1">
          <table:table-cell office:value-type="string" table:style-name="ce1">
            <text:p>Comune</text:p>
          </table:table-cell>
          <table:table-cell office:value-type="string" table:style-name="ce1">
            <text:p>Comune, Via Martiri di Cefalonia, Metanopoli, Triulzo, San Donato Milanese, Milano, Lombardia, 20097, Italia</text:p>
          </table:table-cell>
          <table:table-cell office:value-type="string" table:style-name="ce1">
            <text:p>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 <text:s/>Architetture militari <text:s/>Le mura di Milano si sono evolute negli anni con la città:</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di Musica "Giuseppe Verdi", 12, Via Conservatorio, Guastalla, Municipio 1, Milano, Lombardia, 20122, Italia</text:p>
          </table:table-cell>
          <table:table-cell office:value-type="string" table:style-name="ce1">
            <text:p>Milano è la prima città in Italia per offerta di facoltà. Un consorzio tra gli atenei (escluse le Accademie e il Conservatorio) ha dato luogo alla nascita nel 2003 di un "collegio di eccellenza" : il Collegio di Milano. Quattro atenei milanesi sono presenti nel QS World University Rankings:</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di Musica "Giuseppe Verdi", 12, Via Conservatorio, Guastalla, Municipio 1, Milano, Lombardia, 20122, Italia</text:p>
          </table:table-cell>
          <table:table-cell office:value-type="string" table:style-name="ce1">
            <text:p>Secondo un sondaggio del comune effettuato nel 2012, Milano è anche la meta del 40% dei laureati italiani all'estero che tornano in Italia. Vi è inoltre in città il prestigioso Conservatorio di Musica Giuseppe Verdi fondato nel 1807. <text:s/>Biblioteche <text:s/>La tradizione bibliotecaria di Milano</text:p>
          </table:table-cell>
          <table:table-cell table:number-columns-repeated="16381" table:style-name="ce1"/>
        </table:table-row>
        <table:table-row table:style-name="ro1">
          <table:table-cell office:value-type="string" table:style-name="ce1">
            <text:p>Conservatorio</text:p>
          </table:table-cell>
          <table:table-cell office:value-type="string" table:style-name="ce1">
            <text:p>Conservatorio di Musica "Giuseppe Verdi", 12, Via Conservatorio, Guastalla, Municipio 1, Milano, Lombardia, 20122, Italia</text:p>
          </table:table-cell>
          <table:table-cell office:value-type="string" table:style-name="ce1">
            <text:p>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 Musei <text:s/>Milano possiede un notevole tesoro artistico ripartito in più collezioni;</text:p>
          </table:table-cell>
          <table:table-cell table:number-columns-repeated="16381" table:style-name="ce1"/>
        </table:table-row>
        <table:table-row table:style-name="ro1">
          <table:table-cell office:value-type="string" table:style-name="ce1">
            <text:p>Conservatorio di Musica</text:p>
          </table:table-cell>
          <table:table-cell office:value-type="string" table:style-name="ce1">
            <text:p>Conservatorio di Musica "Giuseppe Verdi", 12, Via Conservatorio, Guastalla, Municipio 1, Milano, Lombardia, 20122, Italia</text:p>
          </table:table-cell>
          <table:table-cell office:value-type="string" table:style-name="ce1">
            <text:p>Secondo un sondaggio del comune effettuato nel 2012, Milano è anche la meta del 40% dei laureati italiani all'estero che tornano in Italia. Vi è inoltre in città il prestigioso Conservatorio di Musica Giuseppe Verdi fondato nel 1807. <text:s/>Biblioteche <text:s/>La tradizione bibliotecaria di Milano</text:p>
          </table:table-cell>
          <table:table-cell office:value-type="string" table:style-name="ce1">
            <text:p>Si</text:p>
          </table:table-cell>
          <table:table-cell table:number-columns-repeated="16380"/>
        </table:table-row>
        <table:table-row table:style-name="ro1">
          <table:table-cell office:value-type="string" table:style-name="ce1">
            <text:p>Cordusio</text:p>
          </table:table-cell>
          <table:table-cell office:value-type="string" table:style-name="ce1">
            <text:p>Cordusio, Municipio 1, Milano, Lombardia, 20121,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No</text:p>
          </table:table-cell>
          <table:table-cell table:number-columns-repeated="16380"/>
        </table:table-row>
        <table:table-row table:style-name="ro1">
          <table:table-cell office:value-type="string" table:style-name="ce1">
            <text:p>Cordusio</text:p>
          </table:table-cell>
          <table:table-cell office:value-type="string" table:style-name="ce1">
            <text:p>Cordusio, Municipio 1, Milano, Lombardia, 20121, Italia</text:p>
          </table:table-cell>
          <table:table-cell office:value-type="string" table:style-name="ce1">
            <text:p>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 <text:s/>Siti archeologici <text:s/>La presenza di siti archeologici che raccontano la Milano romana è di grande rilievo, soprattutto considerando la varietà dei resti che sono venuti alla luce nel corso dei secoli.</text:p>
          </table:table-cell>
          <table:table-cell table:number-columns-repeated="16381" table:style-name="ce1"/>
        </table:table-row>
        <table:table-row table:style-name="ro1">
          <table:table-cell office:value-type="string" table:style-name="ce1">
            <text:p>corso Como</text:p>
          </table:table-cell>
          <table:table-cell office:value-type="string" table:style-name="ce1">
            <text:p>Corso Como, GARIBALDI REPUBBLICA, Municipio 9, Milano, Lombardia, Italia</text:p>
          </table:table-cell>
          <table:table-cell office:value-type="string" table:style-name="ce1">
            <text:p>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 <text:s/>Siti archeologici <text:s/>La presenza di siti archeologici che raccontano la Milano romana è di grande rilievo, soprattutto considerando la varietà dei resti che sono venuti alla luce nel corso dei secoli.</text:p>
          </table:table-cell>
          <table:table-cell office:value-type="string" table:style-name="ce1">
            <text:p>Si</text:p>
          </table:table-cell>
          <table:table-cell table:number-columns-repeated="16380"/>
        </table:table-row>
        <table:table-row table:style-name="ro1">
          <table:table-cell office:value-type="string" table:style-name="ce1">
            <text:p>corso Sempione</text:p>
          </table:table-cell>
          <table:table-cell office:value-type="string" table:style-name="ce1">
            <text:p>Corso Sempione, Legnarello, Legnano, Milano, Lombardia, 20025, Italia</text:p>
          </table:table-cell>
          <table:table-cell office:value-type="string" table:style-name="ce1">
            <text:p>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 <text:s/>Architetture religiose <text:s/>Il Duomo di Milano è il principale luogo di culto cattolico della città di Milano e cattedrale dell'omonima arcidiocesi.</text:p>
          </table:table-cell>
          <table:table-cell office:value-type="string" table:style-name="ce1">
            <text:p>Si</text:p>
          </table:table-cell>
          <table:table-cell table:number-columns-repeated="16380"/>
        </table:table-row>
        <table:table-row table:style-name="ro1">
          <table:table-cell office:value-type="string" table:style-name="ce1">
            <text:p>corso Sempione</text:p>
          </table:table-cell>
          <table:table-cell office:value-type="string" table:style-name="ce1">
            <text:p>Corso Sempione, Legnarello, Legnano, Milano, Lombardia, 20025, Italia</text:p>
          </table:table-cell>
          <table:table-cell office:value-type="string" table:style-name="ce1">
            <text:p>Le nazionalità maggiormente rappresentate in base alla loro percentuale sul totale della popolazione residente sono: 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text:p>
          </table:table-cell>
          <table:table-cell table:number-columns-repeated="16381" table:style-name="ce1"/>
        </table:table-row>
        <table:table-row table:style-name="ro1">
          <table:table-cell office:value-type="string" table:style-name="ce1">
            <text:p>corso Sempione</text:p>
          </table:table-cell>
          <table:table-cell office:value-type="string" table:style-name="ce1">
            <text:p>Corso Sempione, Legnarello, Legnano, Milano, Lombardia, 20025, Italia</text:p>
          </table:table-cell>
          <table:table-cell office:value-type="string" table:style-name="ce1">
            <text:p>nei primi anni trenta furono presentati nel capoluogo lombardo i primi esperimenti televisivi italiani, mentre nel decennio successivo cominciarono a essere distribuite trasmissioni sperimentali giornaliere. Con l'inizio della programmazione regolare nel 1954 prenderà importanza il centro di produzione Rai di corso Sempione, mentre l'intera industria elettronica e radiotelevisiva della nazione avrà come grande centro proprio marchi milanesi quali Magneti Marelli, CGE, llocchio Bacchini e Mivar. I primi anni della televisione italiana videro quindi Milano come il centro più importante a livello nazionale;</text:p>
          </table:table-cell>
          <table:table-cell table:number-columns-repeated="16381" table:style-name="ce1"/>
        </table:table-row>
        <table:table-row table:style-name="ro1">
          <table:table-cell office:value-type="string" table:style-name="ce1">
            <text:p>corso Sempione</text:p>
          </table:table-cell>
          <table:table-cell office:value-type="string" table:style-name="ce1">
            <text:p>Corso Sempione, Legnarello, Legnano, Milano, Lombardia, 20025, Italia</text:p>
          </table:table-cell>
          <table:table-cell office:value-type="string" table:style-name="ce1">
            <text:p>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 Sono presenti anche gli studi di alcune emittenti locali/regionali tra cui:</text:p>
          </table:table-cell>
          <table:table-cell table:number-columns-repeated="16381" table:style-name="ce1"/>
        </table:table-row>
        <table:table-row table:style-name="ro1">
          <table:table-cell office:value-type="string" table:style-name="ce1">
            <text:p>Corso Venezia</text:p>
          </table:table-cell>
          <table:table-cell office:value-type="string" table:style-name="ce1">
            <text:p>Corso Venezia, Guastalla, Municipio 1, Milano, Lombardia, 20219, Italia</text:p>
          </table:table-cell>
          <table:table-cell office:value-type="string" table:style-name="ce1">
            <text:p>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text:p>
          </table:table-cell>
          <table:table-cell office:value-type="string" table:style-name="ce1">
            <text:p>Si</text:p>
          </table:table-cell>
          <table:table-cell table:number-columns-repeated="16380"/>
        </table:table-row>
        <table:table-row table:style-name="ro1">
          <table:table-cell office:value-type="string" table:style-name="ce1">
            <text:p>Cosmopolitan</text:p>
          </table:table-cell>
          <table:table-cell office:value-type="string" table:style-name="ce1">
            <text:p>Cosmopolitan, Corso di Porta Romana, Duomo, Municipio 1, Milano, Lombardia, 20122,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Crescenzago</text:p>
          </table:table-cell>
          <table:table-cell office:value-type="string" table:style-name="ce1">
            <text:p>Crescenzago, Municipio 2, Milano, Lombardia, 20132, Italia</text:p>
          </table:table-cell>
          <table:table-cell office:value-type="string" table:style-name="ce1">
            <text:p>Centro storico Municipio 2: Stazione Centrale, Gorla, Turro, Precotto, Greco, Crescenzago, Nolo Municipio 3: Città Studi, Lambrate, Venezia Municipio 4:</text:p>
          </table:table-cell>
          <table:table-cell office:value-type="string" table:style-name="ce1">
            <text:p>No</text:p>
          </table:table-cell>
          <table:table-cell table:number-columns-repeated="16380"/>
        </table:table-row>
        <table:table-row table:style-name="ro1">
          <table:table-cell office:value-type="string" table:style-name="ce1">
            <text:p>Darsena di Porta Ticinese</text:p>
          </table:table-cell>
          <table:table-cell office:value-type="string" table:style-name="ce1">
            <text:p>Darsena, Ticinese, Municipio 5, Milano, Lombardia, 20136, Italia</text:p>
          </table:table-cell>
          <table:table-cell office:value-type="string" table:style-name="ce1">
            <text:p>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text:p>
          </table:table-cell>
          <table:table-cell office:value-type="string" table:style-name="ce1">
            <text:p>No</text:p>
          </table:table-cell>
          <table:table-cell table:number-columns-repeated="16380"/>
        </table:table-row>
        <table:table-row table:style-name="ro1">
          <table:table-cell office:value-type="string" table:style-name="ce1">
            <text:p>Darsena di Porta Ticinese</text:p>
          </table:table-cell>
          <table:table-cell office:value-type="string" table:style-name="ce1">
            <text:p>Darsena, Ticinese, Municipio 5, Milano, Lombardia, 20136, Italia</text:p>
          </table:table-cell>
          <table:table-cell office:value-type="string" table:style-name="ce1">
            <text:p>Pochi sono i segni evidenti rimasti a Milano della dominazione spagnola: le mura spagnole di Milano, demolite tra la fine del XIX e l'inizio del XX secolo, la chiesa barocca di San Giuseppe, il Collegio Elvetico in via Senato e la Darsena di Porta Ticinese, fatta scavare dal governatore spagnolo Pedro Enríquez de Acevedo, conte di Fuentes. Il XVIII secolo vide Milano passare dalla dominazione spagnola a quella austriaca, che continuò fino all'epoca napoleonica, eccezion fatta per una parentesi di tre anni, tra il 1733 e il 1736, durante i quali la città subì il controllo del Regno di Sardegna.</text:p>
          </table:table-cell>
          <table:table-cell table:number-columns-repeated="16381" table:style-name="ce1"/>
        </table:table-row>
        <table:table-row table:style-name="ro1">
          <table:table-cell office:value-type="string" table:style-name="ce1">
            <text:p>Darsena di Porta Ticinese</text:p>
          </table:table-cell>
          <table:table-cell office:value-type="string" table:style-name="ce1">
            <text:p>Darsena, Ticinese, Municipio 5, Milano, Lombardia, 20136, Italia</text:p>
          </table:table-cell>
          <table:table-cell office:value-type="string" table:style-name="ce1">
            <text:p>Degni di nota sono anche i Giochi sforzeschi, convegno ludico organizzato in collaborazione con il comune di Milano che è iniziato nel 1999. Per quanto riguarda gli eventi commerciali, importanti sono la fiera di Sinigallia, storico mercatino delle pulci che si svolge ogni sabato nei pressi della Darsena di Porta Ticinese, e gli Oh Bej! Oh Bej!, antico mercatino tipico del periodo natalizio che si tiene generalmente dal 7 dicembre, giorno di sant'Ambrogio, fino alla domenica successiva.</text:p>
          </table:table-cell>
          <table:table-cell table:number-columns-repeated="16381" table:style-name="ce1"/>
        </table:table-row>
        <table:table-row table:style-name="ro1">
          <table:table-cell office:value-type="string" table:style-name="ce1">
            <text:p>Derby</text:p>
          </table:table-cell>
          <table:table-cell office:value-type="string" table:style-name="ce1">
            <text:p>Derby Bar, Via Valenza, Navigli, Municipio 6, Milano, Lombardia, 20144, Italia</text:p>
          </table:table-cell>
          <table:table-cell office:value-type="string" table:style-name="ce1">
            <text:p>Menzione particolare merita anche la presenza di prestigiosi locali di cabaret come lo Zelig, che ha dato poi vita all'omonima trasmissione televisiva di successo. Altro locale degno di nota è stato il Derby, che è stato attivo tra gli anni sessanta e settanta e che è diventato noto soprattutto per i numerosi artisti esordienti che ne hanno calcato la scena, poi divenuti popolari personaggi nel mondo della musica, dello spettacolo e del cinema italiano. Cinema Dal 1996 è organizzato il Milano Film Festival, festival cinematografico in cui sono invitati lungometraggi e cortometraggi di provenienza internazionale.</text:p>
          </table:table-cell>
          <table:table-cell office:value-type="string" table:style-name="ce1">
            <text:p>No</text:p>
          </table:table-cell>
          <table:table-cell table:number-columns-repeated="16380"/>
        </table:table-row>
        <table:table-row table:style-name="ro1">
          <table:table-cell office:value-type="string" table:style-name="ce1">
            <text:p>Domus</text:p>
          </table:table-cell>
          <table:table-cell office:value-type="string" table:style-name="ce1">
            <text:p>Domus Fausta, Via Aristide De Togni, Magenta - San Vittore, Municipio 1, Milano, Lombardia, 20123,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Duomo di Milano</text:p>
          </table:table-cell>
          <table:table-cell office:value-type="string" table:style-name="ce1">
            <text:p>Duomo di Milano, Piazza del Duomo, Duomo, Municipio 1, Milano, Lombardia, 20122, Italia</text:p>
          </table:table-cell>
          <table:table-cell office:value-type="string" table:style-name="ce1">
            <text:p>Gian Galeazzo Visconti volle per la sua città una cattedrale che rivaleggiasse con le maggiori d'Europa: il Duomo di Milano, la cui costruzione iniziò nel 1386. <text:s/>L'economia della città era andata crescendo:</text:p>
          </table:table-cell>
          <table:table-cell office:value-type="string" table:style-name="ce1">
            <text:p>Si</text:p>
          </table:table-cell>
          <table:table-cell table:number-columns-repeated="16380"/>
        </table:table-row>
        <table:table-row table:style-name="ro1">
          <table:table-cell office:value-type="string" table:style-name="ce1">
            <text:p>Duomo di Milano</text:p>
          </table:table-cell>
          <table:table-cell office:value-type="string" table:style-name="ce1">
            <text:p>Duomo di Milano, Piazza del Duomo, Duomo, Municipio 1, Milano, Lombardia, 20122, Italia</text:p>
          </table:table-cell>
          <table:table-cell office:value-type="string" table:style-name="ce1">
            <text:p>Entrambi i gonfaloni menzionati raffigurano, al centro, sant'Ambrogio, vescovo di Milano e santo patrono della città. Altri simboli sono la scrofa semilanuta, animale legato alla leggenda della fondazione di Milano, la "Madonnina", una statua d'oro di Maria collocata sulla guglia più elevata del Duomo di Milano, il biscione (in dialetto milanese el bisson), ritratto nell'atto di ingoiare o proteggere, a seconda delle interpretazioni, un fanciullo o un uomo nudo e sovrastato da una corona d'oro, originariamente simbolo del casato dei Visconti, Signori e poi Duchi di Milano tra XIII e XV secolo, e infine Meneghino, maschera legata alla città dopo avere soppiantato quella più antica e tradizionale di "Baltramm de Gaggian". Il nome "meneghino" viene talvolta usato, a mo' di aggettivo, come sostituto di "milanese" (si veda ad esempio la nota istituzione culturale Famiglia meneghina).</text:p>
          </table:table-cell>
          <table:table-cell table:number-columns-repeated="16381" table:style-name="ce1"/>
        </table:table-row>
        <table:table-row table:style-name="ro1">
          <table:table-cell office:value-type="string" table:style-name="ce1">
            <text:p>Duomo di Milano</text:p>
          </table:table-cell>
          <table:table-cell office:value-type="string" table:style-name="ce1">
            <text:p>Duomo di Milano, Piazza del Duomo, Duomo, Municipio 1, Milano, Lombardia, 20122, Italia</text:p>
          </table:table-cell>
          <table:table-cell office:value-type="string" table:style-name="ce1">
            <text:p>Le motivazioni della concessione delle due onorificenze sono: <text:s/>Monumenti e luoghi d'interesse <text:s/>Gran parte del patrimonio artistico-architettonico di Milano si trova nel centro storico, che deve il suo aspetto attuale a numerosi rimaneggiamenti urbanistici effettuati tra l'Unità d'Italia e il primo dopoguerra. Il monumento simbolo della città è la basilica cattedrale metropolitana della Natività della Beata Vergine Maria, più conosciuta con il nome di Duomo di Milano, situata nell'omonima piazza, centro della vita economica e culturale cittadina. A breve distanza si trova il settecentesco Teatro alla Scala, uno dei teatri lirici più famosi al mondo.</text:p>
          </table:table-cell>
          <table:table-cell table:number-columns-repeated="16381" table:style-name="ce1"/>
        </table:table-row>
        <table:table-row table:style-name="ro1">
          <table:table-cell office:value-type="string" table:style-name="ce1">
            <text:p>Duomo di Milano</text:p>
          </table:table-cell>
          <table:table-cell office:value-type="string" table:style-name="ce1">
            <text:p>Duomo di Milano, Piazza del Duomo, Duomo, Municipio 1, Milano, Lombardia, 20122, Italia</text:p>
          </table:table-cell>
          <table:table-cell office:value-type="string" table:style-name="ce1">
            <text:p>Di particolare rilevanza è l'Arco della Pace, un arco trionfale situato all'inizio di corso Sempione che rappresenta uno dei maggiori monumenti neoclassici di Milano. <text:s/>Architetture religiose <text:s/>Il Duomo di Milano è il principale luogo di culto cattolico della città di Milano e cattedrale dell'omonima arcidiocesi. Altri edifici di valore sono le basiliche paleocristiane di Milano:</text:p>
          </table:table-cell>
          <table:table-cell table:number-columns-repeated="16381" table:style-name="ce1"/>
        </table:table-row>
        <table:table-row table:style-name="ro1">
          <table:table-cell office:value-type="string" table:style-name="ce1">
            <text:p>Etruschi</text:p>
          </table:table-cell>
          <table:table-cell office:value-type="string" table:style-name="ce1">
            <text:p>Via degli Etruschi, Umbria - Molise, Municipio 4, Milano, Lombardia, 20137, Italia</text:p>
          </table:table-cell>
          <table:table-cell office:value-type="string" table:style-name="ce1">
            <text:p>Il centro urbano di Milano è quindi costantemente cresciuto a macchia d'olio, fino ai tempi moderni, attorno al primo nucleo celtico. Secondo la tradizione leggendaria riportata da Tito Livio e poi ripresa in epoca medioevale da Bonvesin de la Riva la fondazione di Milano avvenne nel VI secolo a.C. nel luogo dove fu trovata una scrofa semilanuta, per opera della tribù celtica guidata da Belloveso, che sconfisse gli Etruschi, popolazione che fino ad allora aveva dominato la zona, nella battaglia del Ticino. 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text:p>
          </table:table-cell>
          <table:table-cell office:value-type="string" table:style-name="ce1">
            <text:p>No</text:p>
          </table:table-cell>
          <table:table-cell table:number-columns-repeated="16380"/>
        </table:table-row>
        <table:table-row table:style-name="ro1">
          <table:table-cell office:value-type="string" table:style-name="ce1">
            <text:p>Fallata</text:p>
          </table:table-cell>
          <table:table-cell office:value-type="string" table:style-name="ce1">
            <text:p>Conca Fallata, Municipio 5, Milano, Lombardia, 20142, Italia</text:p>
          </table:table-cell>
          <table:table-cell office:value-type="string" table:style-name="ce1">
            <text:p>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 <text:s/>Clima <text:s/>Milano è situata a occidente del bacino della Pianura Padana ed è caratterizzata da un clima temperato umido con una sensibile escursione termica annua (estate calda e inverno freddo), Cfa secondo la classificazione dei climi di Köppen.</text:p>
          </table:table-cell>
          <table:table-cell office:value-type="string" table:style-name="ce1">
            <text:p>Si</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Dopo l'annessione di Roma allo Stato italiano (1870) e la sua trasformazione in capitale, per diverso tempo Milano venne qualificata con il titolo di Capitale morale; la definizione è attribuita da Ruggiero Bonghi come parola d'autore coniata negli anni in cui dirigeva La Perseveranza, e conobbe una certa diffusione sulla scia del successo della Fiera industriale del 1881. Con essa si alludeva al carattere milanese dell'epoca, grazie al quale fu compiuta l'industrializzazione della città e delle zone limitrofe.</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Gli anni immediatamente successivi alla prima guerra mondiale furono densi di tensioni sociali culminate nel già accennato biennio rosso con scontri sanguinosi fra movimenti anarchici, operai e comunisti e il nascente movimento fascista di cui Milano fu la culla vedendone la fondazione il 23 marzo 1919 con il nome di Movimento dei Fasci italiani di combattimento nella sala del Circolo dell'Alleanza Industriale in piazza San Sepolcro. Il 12 aprile 1928 la città fu scossa dal grave attentato a Vittorio Emanuele III, in cui 20 persone rimasero uccise dallo scoppio di un ordigno esplosivo mentre erano in attesa di assistere al passaggio del Re in occasione della cerimonia di inaugurazione della VIII edizione della Fiera Campionaria. Nel biennio 1929-30 si procedette alla copertura della Cerchia dei Navigli, cambiando così radicalmente l'aspetto di molti paesaggi urbani della città.</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Milano è uno dei maggiori centri universitari, editoriali e televisivi d'Europa. È inoltre sede della Fiera di Milano, polo fieristico con la maggior superficie espositiva d'Europa. Dopo l'assegnazione ufficiale da parte del Bureau international des Expositions il 31 marzo 2008, dal 1º maggio al 31 ottobre 2015 la città ha ospitato l'Expo 2015, sul tema dell'alimentazione.</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Degna di nota è l'Antica trattoria Bagutto, ristorante più antico d'Italia e secondo in Europa, dopo lo Stiftskeller St. Peter di Salisburgo. 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Questa è la quarta edizione dei Giochi olimpici che si svolgeranno in Italia (la terza di quelli invernali) dopo Cortina d'Ampezzo 1956, Roma 1960 e Torino 2006. Altri eventi di rilievo organizzati a Milano sono il Salone Internazionale del Mobile, il Fuori Salone, la Settimana della moda di Milano, la Borsa internazionale del turismo, il Micam, l'EICMA, Bookcity e l'Artigiano in Fiera. <text:s/>Geografia antropica Urbanistica <text:s/>L'urbanistica di Milano ha origine dalle sostanziali modifiche dell'impianto urbanistico storico decise dal primo piano regolatore generale comunale della città, approvato nel 1884 e noto come Piano Beruto, con il quale il centro urbano venne fatto centrare su piazza del Duomo, creando un'ulteriore circonvallazione, oggi nota come circonvallazione esterna.</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table:number-columns-repeated="16381" table:style-name="ce1"/>
        </table:table-row>
        <table:table-row table:style-name="ro1">
          <table:table-cell office:value-type="string" table:style-name="ce1">
            <text:p>Fiera</text:p>
          </table:table-cell>
          <table:table-cell office:value-type="string" table:style-name="ce1">
            <text:p>Fiera Milano, Via Oceania, Rho, Milano, Lombardia, 20017, Italia</text:p>
          </table:table-cell>
          <table:table-cell office:value-type="string" table:style-name="ce1">
            <text:p>fulcro del servizio è il passante ferroviario, una galleria di 9 km che attraversa la città da nord-ovest a sud-est e che è costituita da otto stazioni ferroviarie sotterranee, offrendo numerosi punti d'interscambio con la metropolitana e i trasporti urbani. 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text:p>
          </table:table-cell>
          <table:table-cell table:number-columns-repeated="16381" table:style-name="ce1"/>
        </table:table-row>
        <table:table-row table:style-name="ro1">
          <table:table-cell office:value-type="string" table:style-name="ce1">
            <text:p>Fiera di Milano</text:p>
          </table:table-cell>
          <table:table-cell office:value-type="string" table:style-name="ce1">
            <text:p>Linea M1 (metropolitana di Milano), Via Monte Rosa, Tre Torri - Fiera, Municipio 8, Milano, Lombardia, 20149, Italia</text:p>
          </table:table-cell>
          <table:table-cell office:value-type="string" table:style-name="ce1">
            <text:p>Milano è uno dei maggiori centri universitari, editoriali e televisivi d'Europa. È inoltre sede della Fiera di Milano, polo fieristico con la maggior superficie espositiva d'Europa. Dopo l'assegnazione ufficiale da parte del Bureau international des Expositions il 31 marzo 2008, dal 1º maggio al 31 ottobre 2015 la città ha ospitato l'Expo 2015, sul tema dell'alimentazione.</text:p>
          </table:table-cell>
          <table:table-cell office:value-type="string" table:style-name="ce1">
            <text:p>No</text:p>
          </table:table-cell>
          <table:table-cell office:value-type="string" table:style-name="ce1">
            <text:p>Errore locazione</text:p>
          </table:table-cell>
          <table:table-cell table:number-columns-repeated="16379"/>
        </table:table-row>
        <table:table-row table:style-name="ro1">
          <table:table-cell office:value-type="string" table:style-name="ce1">
            <text:p>Fiera di Milano</text:p>
          </table:table-cell>
          <table:table-cell office:value-type="string" table:style-name="ce1">
            <text:p>Linea M1 (metropolitana di Milano), Via Monte Rosa, Tre Torri - Fiera, Municipio 8, Milano, Lombardia, 20149, Italia</text:p>
          </table:table-cell>
          <table:table-cell office:value-type="string" table:style-name="ce1">
            <text:p>Degna di nota è l'Antica trattoria Bagutto, ristorante più antico d'Italia e secondo in Europa, dopo lo Stiftskeller St. Peter di Salisburgo. 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text:p>
          </table:table-cell>
          <table:table-cell table:number-columns-repeated="16381" table:style-name="ce1"/>
        </table:table-row>
        <table:table-row table:style-name="ro1">
          <table:table-cell office:value-type="string" table:style-name="ce1">
            <text:p>Fiera di Milano</text:p>
          </table:table-cell>
          <table:table-cell office:value-type="string" table:style-name="ce1">
            <text:p>Linea M1 (metropolitana di Milano), Via Monte Rosa, Tre Torri - Fiera, Municipio 8, Milano, Lombardia, 20149,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table:number-columns-repeated="16381" table:style-name="ce1"/>
        </table:table-row>
        <table:table-row table:style-name="ro1">
          <table:table-cell office:value-type="string" table:style-name="ce1">
            <text:p>Fieramilano</text:p>
          </table:table-cell>
          <table:table-cell office:value-type="string" table:style-name="ce1">
            <text:p>fieramilano, A50, Cerchiate, Pero, Milano, Lombardia, 20016,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office:value-type="string" table:style-name="ce1">
            <text:p>No</text:p>
          </table:table-cell>
          <table:table-cell table:number-columns-repeated="16380" table:style-name="ce1"/>
        </table:table-row>
        <table:table-row table:style-name="ro1">
          <table:table-cell office:value-type="string" table:style-name="ce1">
            <text:p>Fieramilano</text:p>
          </table:table-cell>
          <table:table-cell office:value-type="string" table:style-name="ce1">
            <text:p>fieramilano, A50, Cerchiate, Pero, Milano, Lombardia, 20016,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table:number-columns-repeated="16381" table:style-name="ce1"/>
        </table:table-row>
        <table:table-row table:style-name="ro1">
          <table:table-cell office:value-type="string" table:style-name="ce1">
            <text:p>Fieramilanocity</text:p>
          </table:table-cell>
          <table:table-cell office:value-type="string" table:style-name="ce1">
            <text:p>Fieramilanocity, Via Nicodemo Tranchedini, Portello, Municipio 8, Milano, Lombardia, 20149,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office:value-type="string" table:style-name="ce1">
            <text:p>Si</text:p>
          </table:table-cell>
          <table:table-cell table:number-columns-repeated="16380" table:style-name="ce1"/>
        </table:table-row>
        <table:table-row table:style-name="ro1">
          <table:table-cell office:value-type="string" table:style-name="ce1">
            <text:p>Filarmonica della Scala</text:p>
          </table:table-cell>
          <table:table-cell office:value-type="string" table:style-name="ce1">
            <text:p>Orchestra Filarmonica della Scala, 6, Piazza Armando Diaz, Duomo, Municipio 1, Milano, Lombardia, 20122,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office:value-type="string" table:style-name="ce1">
            <text:p>Si</text:p>
          </table:table-cell>
          <table:table-cell table:number-columns-repeated="16380"/>
        </table:table-row>
        <table:table-row table:style-name="ro1">
          <table:table-cell office:value-type="string" table:style-name="ce1">
            <text:p>Finanza</text:p>
          </table:table-cell>
          <table:table-cell office:value-type="string" table:style-name="ce1">
            <text:p>Guardia di Finanza - Comando Regionale Lombardia, 5, Via Melchiorre Gioia, GARIBALDI REPUBBLICA, Municipio 9, Milano, Lombardia, 20124, Italia</text:p>
          </table:table-cell>
          <table:table-cell office:value-type="string" table:style-name="ce1">
            <text:p>Tra i quotidiani: il Corriere della Sera, il primo quotidiano di cronaca più venduto in Italia, Il Sole 24 Ore, il quarto quotidiano più venduto ma il primo tra i quotidiani economici, La Gazzetta dello Sport, il quotidiano sportivo più venduto nel Paese, City, il quotidiano free-press più letto in Italia, oltre che Il Giorno, Il Foglio, Il Giornale, Libero, La Verità, Italia Oggi, Finanza e Mercati, Milano Finanza, Secondamano, Mf Fashion, Metro, Lo Sportsman. Tra le riviste settimanali:</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Piazza Firenze, Portello, Municipio 8, Milano, Lombardia, 20155, Italia</text:p>
          </table:table-cell>
          <table:table-cell office:value-type="string" table:style-name="ce1">
            <text:p>Storicamente, i grandi nomi della musica e della letteratura romantica italiana (tra cui Gioachino Rossini, Vincenzo Bellini, Giuseppe Parini, Alessandro Manzoni, Giuseppe Verdi, ecc.) erano soliti soggiornare sui laghi durante la loro permanenza a Milano, spesso ospiti nelle ville dei nobili milanesi, contribuendo così allo sviluppo di un turismo culturale che a partire dal Settecento legò la grande città alle vicine bellezze naturali. <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text:p>
          </table:table-cell>
          <table:table-cell office:value-type="string" table:style-name="ce1">
            <text:p>No</text:p>
          </table:table-cell>
          <table:table-cell table:number-columns-repeated="16380"/>
        </table:table-row>
        <table:table-row table:style-name="ro1">
          <table:table-cell office:value-type="string" table:style-name="ce1">
            <text:p>Gallaratese</text:p>
          </table:table-cell>
          <table:table-cell office:value-type="string" table:style-name="ce1">
            <text:p>Quartiere Gallaratese, Municipio 8, Milano, Lombardia, 20151,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Galleria Vittorio Emanuele</text:p>
          </table:table-cell>
          <table:table-cell office:value-type="string" table:style-name="ce1">
            <text:p>Galleria Vittorio Emanuele Secondo, Duomo, Municipio 1, Milano, Lombardia, 20121, Italia</text:p>
          </table:table-cell>
          <table:table-cell office:value-type="string" table:style-name="ce1">
            <text:p>Gli aerei sganciarono le bombe da quote molto elevate, colpendo a caso gli edifici del centro storico. Il Teatro alla Scala, Palazzo Marino, la Rinascente, la sede del Corriere della Sera, gli stabilimenti della Pirelli, dell'Alfa Romeo e della Breda vennero pesantemente bombardati mentre la Galleria Vittorio Emanuele fu scoperchiata. Il Duomo fu risparmiato nonostante il crollo di decine di statue.</text:p>
          </table:table-cell>
          <table:table-cell office:value-type="string" table:style-name="ce1">
            <text:p>Si</text:p>
          </table:table-cell>
          <table:table-cell table:number-columns-repeated="16380"/>
        </table:table-row>
        <table:table-row table:style-name="ro1">
          <table:table-cell office:value-type="string" table:style-name="ce1">
            <text:p>Garbogera</text:p>
          </table:table-cell>
          <table:table-cell office:value-type="string" table:style-name="ce1">
            <text:p>Garbogera, Bollate, Milano, Lombardia, 20021,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Ghisolfa A4</text:p>
          </table:table-cell>
          <table:table-cell office:value-type="string" table:style-name="ce1">
            <text:p>Barriera Milano Ghisolfa, Autostrada Serenissima, Rho, Milano, Lombardia, 20017, Italia</text:p>
          </table:table-cell>
          <table:table-cell office:value-type="string" table:style-name="ce1">
            <text:p><text:s/>A4 direzione Torino: Barriera Milano Ghisolfa A4 direzione Venezia: Barriera Milano Est A8 direzione Varese:</text:p>
          </table:table-cell>
          <table:table-cell office:value-type="string" table:style-name="ce1">
            <text:p>No</text:p>
          </table:table-cell>
          <table:table-cell table:number-columns-repeated="16380"/>
        </table:table-row>
        <table:table-row table:style-name="ro1">
          <table:table-cell office:value-type="string" table:style-name="ce1">
            <text:p>Giardinaggio</text:p>
          </table:table-cell>
          <table:table-cell office:value-type="string" table:style-name="ce1">
            <text:p>L'arte del giardinaggio, Albairate, Milano, Lombardia,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Gorla</text:p>
          </table:table-cell>
          <table:table-cell office:value-type="string" table:style-name="ce1">
            <text:p>Gorla, Municipio 2, Milano, Lombardia, 20127, Italia</text:p>
          </table:table-cell>
          <table:table-cell office:value-type="string" table:style-name="ce1">
            <text:p>Colpiti pure il Castello Sforzesco, la chiesa di Santa Maria delle Grazie, Palazzo Reale, la Pinacoteca Ambrosiana e l'ospedale Fatebenefratelli. Tragica fu la strage dei 184 bambini della scuola elementare di Gorla, il 20 ottobre 1944. Diciassette aerei del 451º Bomb Group dell'aviazione statunitense, fallito il bersaglio (gli stabilimenti Breda) perché fuori rotta, sganciarono 170 bombe da duecento chili sui quartieri di Gorla, Precotto e Turro.</text:p>
          </table:table-cell>
          <table:table-cell office:value-type="string" table:style-name="ce1">
            <text:p>No</text:p>
          </table:table-cell>
          <table:table-cell table:number-columns-repeated="16380"/>
        </table:table-row>
        <table:table-row table:style-name="ro1">
          <table:table-cell office:value-type="string" table:style-name="ce1">
            <text:p>Gorla</text:p>
          </table:table-cell>
          <table:table-cell office:value-type="string" table:style-name="ce1">
            <text:p>Gorla, Municipio 2, Milano, Lombardia, 20127, Italia</text:p>
          </table:table-cell>
          <table:table-cell office:value-type="string" table:style-name="ce1">
            <text:p>Tragica fu la strage dei 184 bambini della scuola elementare di Gorla, il 20 ottobre 1944. Diciassette aerei del 451º Bomb Group dell'aviazione statunitense, fallito il bersaglio (gli stabilimenti Breda) perché fuori rotta, sganciarono 170 bombe da duecento chili sui quartieri di Gorla, Precotto e Turro. Una di queste colpì le scale della scuola mentre i bambini, gli insegnanti e il personale cercavano di raggiungere i rifugi:</text:p>
          </table:table-cell>
          <table:table-cell table:number-columns-repeated="16381" table:style-name="ce1"/>
        </table:table-row>
        <table:table-row table:style-name="ro1">
          <table:table-cell office:value-type="string" table:style-name="ce1">
            <text:p>Gorla</text:p>
          </table:table-cell>
          <table:table-cell office:value-type="string" table:style-name="ce1">
            <text:p>Gorla, Municipio 2, Milano, Lombardia, 20127, Italia</text:p>
          </table:table-cell>
          <table:table-cell office:value-type="string" table:style-name="ce1">
            <text:p>Centro storico Municipio 2: Stazione Centrale, Gorla, Turro, Precotto, Greco, Crescenzago, Nolo Municipio 3: Città Studi, Lambrate, Venezia Municipio 4:</text:p>
          </table:table-cell>
          <table:table-cell table:number-columns-repeated="16381" table:style-name="ce1"/>
        </table:table-row>
        <table:table-row table:style-name="ro1">
          <table:table-cell office:value-type="string" table:style-name="ce1">
            <text:p>Grancino</text:p>
          </table:table-cell>
          <table:table-cell office:value-type="string" table:style-name="ce1">
            <text:p>Grancino, Buccinasco, Milano, Lombardia, 20094,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office:value-type="string" table:style-name="ce1">
            <text:p>No</text:p>
          </table:table-cell>
          <table:table-cell table:number-columns-repeated="16380"/>
        </table:table-row>
        <table:table-row table:style-name="ro1">
          <table:table-cell office:value-type="string" table:style-name="ce1">
            <text:p>Greco</text:p>
          </table:table-cell>
          <table:table-cell office:value-type="string" table:style-name="ce1">
            <text:p>Greco, Municipio 2, Milano, Lombardia, 20125, Italia</text:p>
          </table:table-cell>
          <table:table-cell office:value-type="string" table:style-name="ce1">
            <text:p>Centro storico Municipio 2: Stazione Centrale, Gorla, Turro, Precotto, Greco, Crescenzago, Nolo Municipio 3: Città Studi, Lambrate, Venezia Municipio 4:</text:p>
          </table:table-cell>
          <table:table-cell office:value-type="string" table:style-name="ce1">
            <text:p>No</text:p>
          </table:table-cell>
          <table:table-cell table:number-columns-repeated="16380"/>
        </table:table-row>
        <table:table-row table:style-name="ro1">
          <table:table-cell office:value-type="string" table:style-name="ce1">
            <text:p>Guasconcina</text:p>
          </table:table-cell>
          <table:table-cell office:value-type="string" table:style-name="ce1">
            <text:p>Cascina Guasconcina, Municipio 7, Milano, Lombardia,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No</text:p>
          </table:table-cell>
          <table:table-cell table:number-columns-repeated="16380"/>
        </table:table-row>
        <table:table-row table:style-name="ro1">
          <table:table-cell office:value-type="string" table:style-name="ce1">
            <text:p>Idroscalo di Milano</text:p>
          </table:table-cell>
          <table:table-cell office:value-type="string" table:style-name="ce1">
            <text:p>Idroscalo, Novegro, Segrate, Milano, Lombardia, Italia</text:p>
          </table:table-cell>
          <table:table-cell office:value-type="string" table:style-name="ce1">
            <text:p>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text:p>
          </table:table-cell>
          <table:table-cell office:value-type="string" table:style-name="ce1">
            <text:p>Si</text:p>
          </table:table-cell>
          <table:table-cell table:number-columns-repeated="16380"/>
        </table:table-row>
        <table:table-row table:style-name="ro1">
          <table:table-cell office:value-type="string" table:style-name="ce1">
            <text:p>Idroscalo di Milano</text:p>
          </table:table-cell>
          <table:table-cell office:value-type="string" table:style-name="ce1">
            <text:p>Idroscalo, Novegro, Segrate, Milano, Lombardia, Italia</text:p>
          </table:table-cell>
          <table:table-cell office:value-type="string" table:style-name="ce1">
            <text:p>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 Molto frequentato nei mesi estivi e dotato di una vasta area verde, l'Idroscalo è spesso definito "il mare dei milanesi".</text:p>
          </table:table-cell>
          <table:table-cell table:number-columns-repeated="16381" table:style-name="ce1"/>
        </table:table-row>
        <table:table-row table:style-name="ro1">
          <table:table-cell office:value-type="string" table:style-name="ce1">
            <text:p>Ippodromo del galoppo di</text:p>
          </table:table-cell>
          <table:table-cell office:value-type="string" table:style-name="ce1">
            <text:p>Ippodromo del Galoppo, Viale Federico Caprilli, San Siro, Municipio 7, Milano, Lombardia, 20148,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Italiane</text:p>
          </table:table-cell>
          <table:table-cell office:value-type="string" table:style-name="ce1">
            <text:p>Parco in memoria delle Vittime Italiane nei Gulag, Municipio 7, Milano, Lombardia, Italia</text:p>
          </table:table-cell>
          <table:table-cell office:value-type="string" table:style-name="ce1">
            <text:p>Un importante ruolo filantropico è anche svolto dalla Fondazione Cariplo. Fra le istituzioni scientifiche con sede a Milano si possono ricordare l'Istituto lombardo accademia di scienze e lettere, l'Osservatorio astronomico di Brera e l'Orto botanico di Brera, FAST-Federazione delle associazioni scientifiche e tecniche Italiane. Milano è sede di numerose organizzazioni di cooperazione allo sviluppo che hanno uffici legali o operativi nella città e che operano a livello internazionale.</text:p>
          </table:table-cell>
          <table:table-cell office:value-type="string" table:style-name="ce1">
            <text:p>No</text:p>
          </table:table-cell>
          <table:table-cell table:number-columns-repeated="16380"/>
        </table:table-row>
        <table:table-row table:style-name="ro1">
          <table:table-cell office:value-type="string" table:style-name="ce1">
            <text:p>La Scala</text:p>
          </table:table-cell>
          <table:table-cell office:value-type="string" table:style-name="ce1">
            <text:p>Teatro alla Scala, 1, Piazza della Scala, Duomo, Municipio 1, Milano, Lombardia, 20021, Italia</text:p>
          </table:table-cell>
          <table:table-cell office:value-type="string" table:style-name="ce1">
            <text:p>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text:p>
          </table:table-cell>
          <table:table-cell office:value-type="string" table:style-name="ce1">
            <text:p>No</text:p>
          </table:table-cell>
          <table:table-cell table:number-columns-repeated="16380"/>
        </table:table-row>
        <table:table-row table:style-name="ro1">
          <table:table-cell office:value-type="string" table:style-name="ce1">
            <text:p>Lambrate</text:p>
          </table:table-cell>
          <table:table-cell office:value-type="string" table:style-name="ce1">
            <text:p>Lambrate, Municipio 3, Milano, Lombardia, 20134,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office:value-type="string" table:style-name="ce1">
            <text:p>No</text:p>
          </table:table-cell>
          <table:table-cell table:number-columns-repeated="16380"/>
        </table:table-row>
        <table:table-row table:style-name="ro1">
          <table:table-cell office:value-type="string" table:style-name="ce1">
            <text:p>Lambrate</text:p>
          </table:table-cell>
          <table:table-cell office:value-type="string" table:style-name="ce1">
            <text:p>Lambrate, Municipio 3, Milano, Lombardia, 20134, Italia</text:p>
          </table:table-cell>
          <table:table-cell office:value-type="string" table:style-name="ce1">
            <text:p>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 Milano è centro della rete delle Ferrovie Nord Milano, a carattere regionale, che hanno capolinea alla stazione Cadorna.</text:p>
          </table:table-cell>
          <table:table-cell table:number-columns-repeated="16381" table:style-name="ce1"/>
        </table:table-row>
        <table:table-row table:style-name="ro1">
          <table:table-cell office:value-type="string" table:style-name="ce1">
            <text:p>Lambrate</text:p>
          </table:table-cell>
          <table:table-cell office:value-type="string" table:style-name="ce1">
            <text:p>Lambrate, Municipio 3, Milano, Lombardia, 20134, Italia</text:p>
          </table:table-cell>
          <table:table-cell office:value-type="string" table:style-name="ce1">
            <text:p>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 La stazione di Milano Smistamento è lo scalo di smistamento ferroviario più grande d'Italia.</text:p>
          </table:table-cell>
          <table:table-cell table:number-columns-repeated="16381" table:style-name="ce1"/>
        </table:table-row>
        <table:table-row table:style-name="ro1">
          <table:table-cell office:value-type="string" table:style-name="ce1">
            <text:p>Lambrate</text:p>
          </table:table-cell>
          <table:table-cell office:value-type="string" table:style-name="ce1">
            <text:p>Lambrate, Municipio 3, Milano, Lombardia, 20134,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table:number-columns-repeated="16381" table:style-name="ce1"/>
        </table:table-row>
        <table:table-row table:style-name="ro1">
          <table:table-cell office:value-type="string" table:style-name="ce1">
            <text:p>Lambro</text:p>
          </table:table-cell>
          <table:table-cell office:value-type="string" table:style-name="ce1">
            <text:p>San Colombano al Lambro, Milano, Lombardia, 20078,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Lambro</text:p>
          </table:table-cell>
          <table:table-cell office:value-type="string" table:style-name="ce1">
            <text:p>San Colombano al Lambro, Milano, Lombardia, 20078, Italia</text:p>
          </table:table-cell>
          <table:table-cell office:value-type="string" table:style-name="ce1">
            <text:p>Il simbolo trascritto ś è qui usato per rappresentare una /d/ etimologica, come mostrano altri usi di tale simbolo in celtico, oltre al fatto che questo stesso segno ᛞ in runico ha precisamente il valore di /d/. In Mediolanum i linguisti riconoscono, tradizionalmente, un termine composto formato dalle parole medio e (p)lanum, ovvero "in mezzo alla pianura" o "pianura di mezzo", con *planum divenuto lanum con caduta della p- di inizio di parola, che è tipica delle lingue celtiche. Alcune teorie diffuse in scritti non specialistici, che ignorano l'esistenza di una sicura attestazione del nome celtico offerta dal graffito sopra ricordato, fanno riferimento ad un ipotetico toponimo celtico Medhelan, che avrebbe il significato di "in mezzo alla pianura", vista la sua posizione centrale nella Pianura Padana, oppure di "luogo fra corsi d'acqua" data la presenza dei fiumi Olona, Lambro, Seveso e dei torrenti Nirone e Pudiga; altre ipotesi individuano il significato di "santuario centrale" (con riferimento, per il secondo termine del composto</text:p>
          </table:table-cell>
          <table:table-cell table:number-columns-repeated="16381" table:style-name="ce1"/>
        </table:table-row>
        <table:table-row table:style-name="ro1">
          <table:table-cell office:value-type="string" table:style-name="ce1">
            <text:p>Lambro</text:p>
          </table:table-cell>
          <table:table-cell office:value-type="string" table:style-name="ce1">
            <text:p>San Colombano al Lambro, Milano, Lombardia, 20078,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table:number-columns-repeated="16381" table:style-name="ce1"/>
        </table:table-row>
        <table:table-row table:style-name="ro1">
          <table:table-cell office:value-type="string" table:style-name="ce1">
            <text:p>Lambro Meridionale</text:p>
          </table:table-cell>
          <table:table-cell office:value-type="string" table:style-name="ce1">
            <text:p>Lambro Meridionale, Milano, Lombardia, 20142,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Liceo classico Cesare Beccaria</text:p>
          </table:table-cell>
          <table:table-cell office:value-type="string" table:style-name="ce1">
            <text:p>Liceo classico Cesare Beccaria, 5, Via Carlo Linneo, Pagano, Municipio 8, Milano, Lombardia, 20145, Italia</text:p>
          </table:table-cell>
          <table:table-cell office:value-type="string" table:style-name="ce1">
            <text:p>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text:p>
          </table:table-cell>
          <table:table-cell office:value-type="string" table:style-name="ce1">
            <text:p>Si</text:p>
          </table:table-cell>
          <table:table-cell table:number-columns-repeated="16380"/>
        </table:table-row>
        <table:table-row table:style-name="ro1">
          <table:table-cell office:value-type="string" table:style-name="ce1">
            <text:p>Lido di Milano</text:p>
          </table:table-cell>
          <table:table-cell office:value-type="string" table:style-name="ce1">
            <text:p>Lido di Milano, Piazza Carlo Stuparich, QT8, Municipio 8, Milano, Lombardia, 20148,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line)Impianti</text:p>
          </table:table-cell>
          <table:table-cell office:value-type="string" table:style-name="ce1">
            <text:p>Colombo Impianti, Boffalora sopra Ticino, Milano, Lombardia, 20010, Italia</text:p>
          </table:table-cell>
          <table:table-cell office:value-type="string" table:style-name="ce1">
            <text:p><text:s/>Principali società sportive Le principali società sportive di Milano sono: <text:s/>Inter (calcio) Milan (calcio) Pallacanestro Olimpia Milano (pallacanestro) Urania Basket Milano (pallacanestro) Rhinos Milano (football americano) 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p>
          </table:table-cell>
          <table:table-cell office:value-type="string" table:style-name="ce1">
            <text:p>No</text:p>
          </table:table-cell>
          <table:table-cell table:number-columns-repeated="16380"/>
        </table:table-row>
        <table:table-row table:style-name="ro1">
          <table:table-cell office:value-type="string" table:style-name="ce1">
            <text:p>Lingue</text:p>
          </table:table-cell>
          <table:table-cell office:value-type="string" table:style-name="ce1">
            <text:p>Università Cattolica (SELDA) facoltà lingue, 2/A, Via Morozzo della Rocca, Magenta - San Vittore, Municipio 1, Milano, Lombardia, 20123, Italia</text:p>
          </table:table-cell>
          <table:table-cell office:value-type="string" table:style-name="ce1">
            <text:p>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text:p>
          </table:table-cell>
          <table:table-cell office:value-type="string" table:style-name="ce1">
            <text:p>No</text:p>
          </table:table-cell>
          <table:table-cell table:number-columns-repeated="16380"/>
        </table:table-row>
        <table:table-row table:style-name="ro1">
          <table:table-cell office:value-type="string" table:style-name="ce1">
            <text:p>Lione</text:p>
          </table:table-cell>
          <table:table-cell office:value-type="string" table:style-name="ce1">
            <text:p>Viale Comizi di Lione, Parco Sempione, Municipio 1, Milano, Lombardia, 20154, Italia</text:p>
          </table:table-cell>
          <table:table-cell office:value-type="string" table:style-name="ce1">
            <text:p>Diversi sistemi di bici in sharing (sistema BikeMi e altri) e monopattini (6.000 mezzi nel 2021) in sharing esistono. La città è prima in Italia e quinta in Europa, dopo Parigi, Londra, Barcellona e Lione, e ottava al mondo, per il servizio di bike sharing, con 320 stazioni e una flotta che comprende 4.280 biciclette a pedalata muscolare e 1.150 a pedalata assistita, 150 anche con seggiolino per bambini. Car sharing Milano è la prima città in Italia e in Europa per car sharing, in rapporto alla popolazione, con 60 000 abbonati e quasi 1 500 vetture gestite da quattro società private che in futuro saliranno a sei.</text:p>
          </table:table-cell>
          <table:table-cell office:value-type="string" table:style-name="ce1">
            <text:p>No</text:p>
          </table:table-cell>
          <table:table-cell table:number-columns-repeated="16380"/>
        </table:table-row>
        <table:table-row table:style-name="ro1">
          <table:table-cell office:value-type="string" table:style-name="ce1">
            <text:p>Lorenteggio Municipio</text:p>
          </table:table-cell>
          <table:table-cell office:value-type="string" table:style-name="ce1">
            <text:p>Lorenteggio, Municipio 6, Milano, Lombardia, Italia</text:p>
          </table:table-cell>
          <table:table-cell office:value-type="string" table:style-name="ce1">
            <text:p>Città Studi, Lambrate, Venezia Municipio 4: 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text:p>
          </table:table-cell>
          <table:table-cell office:value-type="string" table:style-name="ce1">
            <text:p>No</text:p>
          </table:table-cell>
          <table:table-cell table:number-columns-repeated="16380"/>
        </table:table-row>
        <table:table-row table:style-name="ro1">
          <table:table-cell office:value-type="string" table:style-name="ce1">
            <text:p>Losanna</text:p>
          </table:table-cell>
          <table:table-cell office:value-type="string" table:style-name="ce1">
            <text:p>Via Losanna, Sarpi, Municipio 8, Milano, Lombardia, 20155, Italia</text:p>
          </table:table-cell>
          <table:table-cell office:value-type="string" table:style-name="ce1">
            <text:p>Il tema scelto fu quello dei trasporti a festeggiamento del traforo del Sempione, che era stato inaugurato nel febbraio del 1905, da cui l'Esposizione trasse il nome e l'ispirazione. Il 24 giugno 2019, alla sede del Comitato Olimpico Internazionale a Losanna in Svizzera, la città di Milano è stata proclamata vincitrice degli XXV Giochi Olimpici invernali che si terranno assieme a Cortina d'Ampezzo e altre città lombarde nel periodo dal 6 al 22 febbraio del 2026. Questa è la quarta edizione dei Giochi olimpici che si svolgeranno in Italia (la terza di quelli invernali) dopo Cortina d'Ampezzo 1956, Roma 1960 e Torino 2006.</text:p>
          </table:table-cell>
          <table:table-cell office:value-type="string" table:style-name="ce1">
            <text:p>No</text:p>
          </table:table-cell>
          <table:table-cell table:number-columns-repeated="16380"/>
        </table:table-row>
        <table:table-row table:style-name="ro1">
          <table:table-cell office:value-type="string" table:style-name="ce1">
            <text:p>Losanna</text:p>
          </table:table-cell>
          <table:table-cell office:value-type="string" table:style-name="ce1">
            <text:p>Via Losanna, Sarpi, Municipio 8, Milano, Lombardia, 20155, Italia</text:p>
          </table:table-cell>
          <table:table-cell office:value-type="string" table:style-name="ce1">
            <text:p>Le strutture per la pratica dello sport (palestre, campi di gioco e allenamento, centri sportivi polivalenti) sono distribuiti capillarmente nell'intera città, con una naturale limitazione nel centro storico. Grazie alla nomina ricevuta il 24 giugno 2019 a Losanna, Milano, in nomina condivisa con la città di Cortina d'Ampezzo, ospiterà nel 2026 i XXV Giochi olimpici invernali, quarta edizione dei Giochi olimpici che si svolgeranno in Italia (la terza di quelli invernali) dopo Cortina d'Ampezzo 1956, Roma 1960 e Torino 2006. <text:s/>Principali società sportive Le principali società sportive di Milano sono: <text:s/>Inter (calcio) Milan (calcio) Pallacanestro Olimpia Milano (pallacanestro) Urania Basket Milano (pallacanestro) Rhinos Milano (football americano)</text:p>
          </table:table-cell>
          <table:table-cell table:number-columns-repeated="16381" table:style-name="ce1"/>
        </table:table-row>
        <table:table-row table:style-name="ro1">
          <table:table-cell office:value-type="string" table:style-name="ce1">
            <text:p>Lura</text:p>
          </table:table-cell>
          <table:table-cell office:value-type="string" table:style-name="ce1">
            <text:p>Lura, Milano, Lombardia, 22070,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Manifattura Tabacchi</text:p>
          </table:table-cell>
          <table:table-cell office:value-type="string" table:style-name="ce1">
            <text:p>Manifattura Tabacchi, Viale Fulvio Testi, Niguarda - Cà Granda, Municipio 9, Milano, Lombardia, 20162, Italia</text:p>
          </table:table-cell>
          <table:table-cell office:value-type="string" table:style-name="ce1">
            <text:p>Fra gli altri festival si segnala anche quello organizzato dalla Cineteca Italiana di Milano, Il cinema italiano visto da Milano, focalizzato interamente sul cinema italiano e sui giovani autori emergenti nazionali. Il festival si svolge tradizionalmente a febbraio presso lo Spazio Oberdan e il nuovo Museo Interattivo del Cinema (MIC) nella vecchia Manifattura Tabacchi. Nella città di Milano sono stati girati interamente, o parzialmente, 113 film nel 2011, 130 nel 2012, 180 nel 2013, 210 nel 2014 e 230 nel 2015.</text:p>
          </table:table-cell>
          <table:table-cell office:value-type="string" table:style-name="ce1">
            <text:p>Si</text:p>
          </table:table-cell>
          <table:table-cell table:number-columns-repeated="16380"/>
        </table:table-row>
        <table:table-row table:style-name="ro1">
          <table:table-cell office:value-type="string" table:style-name="ce1">
            <text:p>Mausoleo</text:p>
          </table:table-cell>
          <table:table-cell office:value-type="string" table:style-name="ce1">
            <text:p>Mausoleo imperiale e Recinto di San Vittore al Corpo, Via degli Olivetani, Magenta - San Vittore, Municipio 1, Milano, Lombardia, 20123, Italia</text:p>
          </table:table-cell>
          <table:table-cell office:value-type="string" table:style-name="ce1">
            <text:p>A Milano è giunta la testimonianza tangibile delle mura romane di Milano (costruite in due fasi, una in epoca repubblicana attorno al 49 a.C. ed una seconda dopo il 291 in epoca imperiale al tempo dell'imperatore Massimiano quando Mediolanum divenne capitale dell'Impero romano d'Occidente), del teatro romano di Milano (realizzato in età augustea tra la fine del I secolo a.C. e l'inizio del I secolo), del foro romano di Milano (ovvero della piazza principale del centro cittadino fin dalla fondazione della città romana in epoca repubblicana) e dell'anfiteatro romano di Milano, terza struttura di questo tipo per dimensioni in tutto l'impero dopo il Colosseo e l'anfiteatro di Capua. 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text:p>
          </table:table-cell>
          <table:table-cell office:value-type="string" table:style-name="ce1">
            <text:p>Si</text:p>
          </table:table-cell>
          <table:table-cell table:number-columns-repeated="16380"/>
        </table:table-row>
        <table:table-row table:style-name="ro1">
          <table:table-cell office:value-type="string" table:style-name="ce1">
            <text:p>Max</text:p>
          </table:table-cell>
          <table:table-cell office:value-type="string" table:style-name="ce1">
            <text:p>max, Via Tanaro, Cassino Scanasio, Quinto de' Stampi, Rozzano, Milano, Lombardia, 20089,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Meneghino</text:p>
          </table:table-cell>
          <table:table-cell office:value-type="string" table:style-name="ce1">
            <text:p>Meneghino, 1, Piazza Sigmund Freud, GARIBALDI REPUBBLICA, Municipio 9, Milano, Lombardia, 20154, Italia</text:p>
          </table:table-cell>
          <table:table-cell office:value-type="string" table:style-name="ce1">
            <text:p>Entrambi i gonfaloni menzionati raffigurano, al centro, sant'Ambrogio, vescovo di Milano e santo patrono della città. Altri simboli sono la scrofa semilanuta, animale legato alla leggenda della fondazione di Milano, la "Madonnina", una statua d'oro di Maria collocata sulla guglia più elevata del Duomo di Milano, il biscione (in dialetto milanese el bisson), ritratto nell'atto di ingoiare o proteggere, a seconda delle interpretazioni, un fanciullo o un uomo nudo e sovrastato da una corona d'oro, originariamente simbolo del casato dei Visconti, Signori e poi Duchi di Milano tra XIII e XV secolo, e infine Meneghino, maschera legata alla città dopo avere soppiantato quella più antica e tradizionale di "Baltramm de Gaggian". Il nome "meneghino" viene talvolta usato, a mo' di aggettivo, come sostituto di "milanese" (si veda ad esempio la nota istituzione culturale Famiglia meneghina).</text:p>
          </table:table-cell>
          <table:table-cell office:value-type="string" table:style-name="ce1">
            <text:p>No</text:p>
          </table:table-cell>
          <table:table-cell table:number-columns-repeated="16380"/>
        </table:table-row>
        <table:table-row table:style-name="ro1">
          <table:table-cell office:value-type="string" table:style-name="ce1">
            <text:p>Meneghino</text:p>
          </table:table-cell>
          <table:table-cell office:value-type="string" table:style-name="ce1">
            <text:p>Meneghino, 1, Piazza Sigmund Freud, GARIBALDI REPUBBLICA, Municipio 9, Milano, Lombardia, 20154, Italia</text:p>
          </table:table-cell>
          <table:table-cell office:value-type="string" table:style-name="ce1">
            <text:p>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 Nel corso dei secoli il milanese seppe inoltre imporsi tra la popolazione anche come lingua di cultura;</text:p>
          </table:table-cell>
          <table:table-cell table:number-columns-repeated="16381" table:style-name="ce1"/>
        </table:table-row>
        <table:table-row table:style-name="ro1">
          <table:table-cell office:value-type="string" table:style-name="ce1">
            <text:p>Meneghino</text:p>
          </table:table-cell>
          <table:table-cell office:value-type="string" table:style-name="ce1">
            <text:p>Meneghino, 1, Piazza Sigmund Freud, GARIBALDI REPUBBLICA, Municipio 9, Milano, Lombardia, 20154, Italia</text:p>
          </table:table-cell>
          <table:table-cell office:value-type="string" table:style-name="ce1">
            <text:p>Dal 1978 è presente anche la comunità di Scientology, con una sede principale nel Municipio 9 di Milano in viale Fulvio Testi. Tradizioni e folclore Tra le tradizioni milanesi degno di menzione è il Carnevale Ambrosiano, evento annuale di carattere storico e religioso le cui manifestazioni coinvolgono la città di Milano, l'intera arcidiocesi di Milano e i territori di alcune delle diocesi vicine durante il quale sono protagoniste, tra le altre, le maschere milanesi di Meneghino e della Cecca. Altro evento annuale è la consegna dell'Ambrogino d'oro, nome non ufficiale con cui sono comunemente chiamate le onorificenze conferite dal comune di Milano, la cui denominazione è ispirata a sant'Ambrogio, patrono della città.</text:p>
          </table:table-cell>
          <table:table-cell table:number-columns-repeated="16381" table:style-name="ce1"/>
        </table:table-row>
        <table:table-row table:style-name="ro1">
          <table:table-cell office:value-type="string" table:style-name="ce1">
            <text:p>Merlata</text:p>
          </table:table-cell>
          <table:table-cell office:value-type="string" table:style-name="ce1">
            <text:p>Merlata, Baranzate, Milano, Lombardia, 20151,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Milano Cadorna</text:p>
          </table:table-cell>
          <table:table-cell office:value-type="string" table:style-name="ce1">
            <text:p>Milano Nord Cadorna, Piazzale Luigi Cadorna, Magenta - San Vittore, Municipio 1, Milano, Lombardia, 20123, Italia</text:p>
          </table:table-cell>
          <table:table-cell office:value-type="string" table:style-name="ce1">
            <text:p>Milano è anche servita da tre linee ad alta velocità, la Torino-Milano, la Milano-Bologna e la Milano-Verona. Dal 1999 sono garantiti collegamenti verso il terminal 1 dell'aeroporto di Milano-Malpensa tramite il servizio Malpensa Express che parte dalle stazioni di Milano Centrale e Milano Cadorna. Dal 2016 è possibile raggiungere in treno entrambi i due terminal aeroportuali.</text:p>
          </table:table-cell>
          <table:table-cell office:value-type="string" table:style-name="ce1">
            <text:p>No</text:p>
          </table:table-cell>
          <table:table-cell table:number-columns-repeated="16380"/>
        </table:table-row>
        <table:table-row table:style-name="ro1">
          <table:table-cell office:value-type="string" table:style-name="ce1">
            <text:p>Milano Centrale</text:p>
          </table:table-cell>
          <table:table-cell office:value-type="string" table:style-name="ce1">
            <text:p>Milano Centrale, Sottopasso Mortirolo, Centrale, Municipio 2, Milano, Lombardia, 20124, Italia</text:p>
          </table:table-cell>
          <table:table-cell office:value-type="string" table:style-name="ce1">
            <text:p>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text:p>
          </table:table-cell>
          <table:table-cell office:value-type="string" table:style-name="ce1">
            <text:p>No</text:p>
          </table:table-cell>
          <table:table-cell table:number-columns-repeated="16380"/>
        </table:table-row>
        <table:table-row table:style-name="ro1">
          <table:table-cell office:value-type="string" table:style-name="ce1">
            <text:p>Milano Centrale</text:p>
          </table:table-cell>
          <table:table-cell office:value-type="string" table:style-name="ce1">
            <text:p>Milano Centrale, Sottopasso Mortirolo, Centrale, Municipio 2, Milano, Lombardia, 20124, Italia</text:p>
          </table:table-cell>
          <table:table-cell office:value-type="string" table:style-name="ce1">
            <text:p>Milano è anche servita da tre linee ad alta velocità, la Torino-Milano, la Milano-Bologna e la Milano-Verona. Dal 1999 sono garantiti collegamenti verso il terminal 1 dell'aeroporto di Milano-Malpensa tramite il servizio Malpensa Express che parte dalle stazioni di Milano Centrale e Milano Cadorna. Dal 2016 è possibile raggiungere in treno entrambi i due terminal aeroportuali.</text:p>
          </table:table-cell>
          <table:table-cell table:number-columns-repeated="16381" table:style-name="ce1"/>
        </table:table-row>
        <table:table-row table:style-name="ro1">
          <table:table-cell office:value-type="string" table:style-name="ce1">
            <text:p>Milano Centrale</text:p>
          </table:table-cell>
          <table:table-cell office:value-type="string" table:style-name="ce1">
            <text:p>Milano Centrale, Sottopasso Mortirolo, Centrale, Municipio 2, Milano, Lombardia, 20124, Italia</text:p>
          </table:table-cell>
          <table:table-cell office:value-type="string" table:style-name="ce1">
            <text:p>La stazione Centrale è la principale della città e, con un traffico giornaliero di 320 000 passeggeri, la seconda in Italia dopo Roma Termini; 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text:p>
          </table:table-cell>
          <table:table-cell table:number-columns-repeated="16381" table:style-name="ce1"/>
        </table:table-row>
        <table:table-row table:style-name="ro1">
          <table:table-cell office:value-type="string" table:style-name="ce1">
            <text:p>Milano Finanza</text:p>
          </table:table-cell>
          <table:table-cell office:value-type="string" table:style-name="ce1">
            <text:p>Guardia di Finanza - Comando Provinciale Milano, 3, Via Valtellina, Farini, Municipio 9, Milano, Lombardia, 20159, Italia</text:p>
          </table:table-cell>
          <table:table-cell office:value-type="string" table:style-name="ce1">
            <text:p>Tra i quotidiani: il Corriere della Sera, il primo quotidiano di cronaca più venduto in Italia, Il Sole 24 Ore, il quarto quotidiano più venduto ma il primo tra i quotidiani economici, La Gazzetta dello Sport, il quotidiano sportivo più venduto nel Paese, City, il quotidiano free-press più letto in Italia, oltre che Il Giorno, Il Foglio, Il Giornale, Libero, La Verità, Italia Oggi, Finanza e Mercati, Milano Finanza, Secondamano, Mf Fashion, Metro, Lo Sportsman. Tra le riviste settimanali:</text:p>
          </table:table-cell>
          <table:table-cell office:value-type="string" table:style-name="ce1">
            <text:p>No</text:p>
          </table:table-cell>
          <table:table-cell table:number-columns-repeated="16380"/>
        </table:table-row>
        <table:table-row table:style-name="ro1">
          <table:table-cell office:value-type="string" table:style-name="ce1">
            <text:p>Milano-Venezia</text:p>
          </table:table-cell>
          <table:table-cell office:value-type="string" table:style-name="ce1">
            <text:p>Linea M2 (metropolitana di Milano), Via Giovanni Battista Pergolesi, Buenos Aires - Venezia, Municipio 3, Milano, Lombardia, 20100, Italia</text:p>
          </table:table-cell>
          <table:table-cell office:value-type="string" table:style-name="ce1">
            <text:p>La città è raggiunta da alcune delle principali linee ferroviarie d'Italia: la Torino-Milano, la Milano-Venezia, la Milano-Genova e la Milano-Bologna; costituisce il punto di partenza delle due linee alpine del Sempione e del Gottardo; è destinazione di un intenso traffico vicinale di tipo pendolare.</text:p>
          </table:table-cell>
          <table:table-cell office:value-type="string" table:style-name="ce1">
            <text:p>No</text:p>
          </table:table-cell>
          <table:table-cell table:number-columns-repeated="16380"/>
        </table:table-row>
        <table:table-row table:style-name="ro1">
          <table:table-cell office:value-type="string" table:style-name="ce1">
            <text:p>Mobilità</text:p>
          </table:table-cell>
          <table:table-cell office:value-type="string" table:style-name="ce1">
            <text:p>Agenzia Mobilità Ambiente Territorio, Via Carlo Bertolazzi, Lambrate, Municipio 3, Milano, Lombardia, 20134, Italia</text:p>
          </table:table-cell>
          <table:table-cell office:value-type="string" table:style-name="ce1">
            <text:p>il sistema aeroportuale milanese è invece il primo per il volume complessivo di merci. Mobilità urbana Il trasporto pubblico urbano è gestito dall'Azienda Trasporti Milanesi, e serve capillarmente la città e buona parte della città metropolitana. La rete poggia su quattro linee di metropolitana.</text:p>
          </table:table-cell>
          <table:table-cell office:value-type="string" table:style-name="ce1">
            <text:p>No</text:p>
          </table:table-cell>
          <table:table-cell table:number-columns-repeated="16380"/>
        </table:table-row>
        <table:table-row table:style-name="ro1">
          <table:table-cell office:value-type="string" table:style-name="ce1">
            <text:p>Monastero Maggiore</text:p>
          </table:table-cell>
          <table:table-cell office:value-type="string" table:style-name="ce1">
            <text:p>San Maurizio al Monastero Maggiore, 13, Corso Magenta, Duomo, Municipio 1, Milano, Lombardia, 20123, Italia</text:p>
          </table:table-cell>
          <table:table-cell office:value-type="string" table:style-name="ce1">
            <text:p>la basilica di Sant'Ambrogio, considerata da sempre il massimo esempio dell'architettura romanica lombarda, nonché uno dei più antichi monumenti dell'arte cristiana, la basilica di San Lorenzo, edificio a pianta centrale bizantino conosciuto anche per la vicinanza delle omonime colonne, la basilica di San Nazaro in Brolo e la basilica di San Simpliciano, legate come le precedenti alla figura di sant'Ambrogio. <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 La chiesa di San Giuseppe è considerata il primo edificio genuinamente barocco della città, mentre la chiesa di Santa Maria presso San Satiro rimane celebre per il finto coro progettato da Bramante tramite la tecnica del trompe-l'œil;</text:p>
          </table:table-cell>
          <table:table-cell office:value-type="string" table:style-name="ce1">
            <text:p>Si</text:p>
          </table:table-cell>
          <table:table-cell table:number-columns-repeated="16380"/>
        </table:table-row>
        <table:table-row table:style-name="ro1">
          <table:table-cell office:value-type="string" table:style-name="ce1">
            <text:p>Monte Napoleone</text:p>
          </table:table-cell>
          <table:table-cell office:value-type="string" table:style-name="ce1">
            <text:p>Via Monte Napoleone, Duomo, Municipio 1, Milano, Lombardia, 20122, Italia</text:p>
          </table:table-cell>
          <table:table-cell office:value-type="string" table:style-name="ce1">
            <text:p>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text:p>
          </table:table-cell>
          <table:table-cell office:value-type="string" table:style-name="ce1">
            <text:p>Si</text:p>
          </table:table-cell>
          <table:table-cell table:number-columns-repeated="16380"/>
        </table:table-row>
        <table:table-row table:style-name="ro1">
          <table:table-cell office:value-type="string" table:style-name="ce1">
            <text:p>Monte Napoleone</text:p>
          </table:table-cell>
          <table:table-cell office:value-type="string" table:style-name="ce1">
            <text:p>Via Monte Napoleone, Duomo, Municipio 1, Milano, Lombardia, 20122, Italia</text:p>
          </table:table-cell>
          <table:table-cell office:value-type="string" table:style-name="ce1">
            <text:p>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text:p>
          </table:table-cell>
          <table:table-cell table:number-columns-repeated="16381" table:style-name="ce1"/>
        </table:table-row>
        <table:table-row table:style-name="ro1">
          <table:table-cell office:value-type="string" table:style-name="ce1">
            <text:p>Monte Stella</text:p>
          </table:table-cell>
          <table:table-cell office:value-type="string" table:style-name="ce1">
            <text:p>Monte Stella, Milano, Lombardia, 20148, Italia</text:p>
          </table:table-cell>
          <table:table-cell office:value-type="string" table:style-name="ce1">
            <text:p>il Parco Lambro, il Parco Forlanini, il Parco delle Cave, il Boscoincittà e il Parco di Trenno. Per la sua particolarità, si segnala il "Monte Stella", ricavato dalle macerie degli edifici bombardati nella seconda guerra mondiale. Nella zona nord del territorio comunale è posto il Parco Nord, a carattere sovracomunale.</text:p>
          </table:table-cell>
          <table:table-cell office:value-type="string" table:style-name="ce1">
            <text:p>No</text:p>
          </table:table-cell>
          <table:table-cell table:number-columns-repeated="16380"/>
        </table:table-row>
        <table:table-row table:style-name="ro1">
          <table:table-cell office:value-type="string" table:style-name="ce1">
            <text:p>Moschea di Segrate</text:p>
          </table:table-cell>
          <table:table-cell office:value-type="string" table:style-name="ce1">
            <text:p>Moschea al-Rahmàn, Via Fratelli Cervi, Lavanderie, Milano 2, Milano, Lombardia, 2054, Italia</text:p>
          </table:table-cell>
          <table:table-cell office:value-type="string" table:style-name="ce1">
            <text:p>Il rito ambrosiano sopravvisse e si assestò nel corso dei secoli sia per l'importanza della sede milanese sia perché, nel momento di massima uniformazione della liturgia, ovvero in corrispondenza del Concilio di Trento, regnava un papa milanese, Pio IV. Altro motivo della conservazione del rito ambrosiano fu il fatto che l'anima del Concilio fosse san Carlo Borromeo, vescovo di Milano e nipote di Pio IV.La seconda comunità religiosa è quella musulmana, che si ritrova in moschee come quella di viale Jenner e quella di Segrate (che si riunisce nella Moschea di Segrate), che si trova però sul territorio del comune di Milano, anche se in un suo punto estremo. Da tempo a Milano esistono degli edifici di culto per protestanti, come la Chiesa valdese in via Francesco Sforza, la Chiesa Evangelica delle Assemblee di Dio in via delle Forze Armate, la Chiesa ortodossa, come quella rumena di via De Amicis e la chiesa ortodossa di via Giulini, che fa capo al patriarcato di Mosca e la Chiesa ortodossa bulgara.</text:p>
          </table:table-cell>
          <table:table-cell office:value-type="string" table:style-name="ce1">
            <text:p>Si</text:p>
          </table:table-cell>
          <table:table-cell table:number-columns-repeated="16380"/>
        </table:table-row>
        <table:table-row table:style-name="ro1">
          <table:table-cell office:value-type="string" table:style-name="ce1">
            <text:p>Muggiano</text:p>
          </table:table-cell>
          <table:table-cell office:value-type="string" table:style-name="ce1">
            <text:p>Muggiano, Municipio 7, Milano, Lombardia,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No</text:p>
          </table:table-cell>
          <table:table-cell table:number-columns-repeated="16380"/>
        </table:table-row>
        <table:table-row table:style-name="ro1">
          <table:table-cell office:value-type="string" table:style-name="ce1">
            <text:p>Muggiano</text:p>
          </table:table-cell>
          <table:table-cell office:value-type="string" table:style-name="ce1">
            <text:p>Muggiano, Municipio 7,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table:number-columns-repeated="16381" table:style-name="ce1"/>
        </table:table-row>
        <table:table-row table:style-name="ro1">
          <table:table-cell office:value-type="string" table:style-name="ce1">
            <text:p>Mulino della Pace</text:p>
          </table:table-cell>
          <table:table-cell office:value-type="string" table:style-name="ce1">
            <text:p>Mulino della Pace, Via Bardolino, Parco dei Navigli, Municipio 6, Milano, Lombardia, 20142,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Si</text:p>
          </table:table-cell>
          <table:table-cell table:number-columns-repeated="16380"/>
        </table:table-row>
        <table:table-row table:style-name="ro1">
          <table:table-cell office:value-type="string" table:style-name="ce1">
            <text:p>Municipio 9 di Milano</text:p>
          </table:table-cell>
          <table:table-cell office:value-type="string" table:style-name="ce1">
            <text:p>Milano Porta Garibaldi superficie, Piazza Sigmund Freud, GARIBALDI REPUBBLICA, Municipio 9, Milano, Lombardia, 20159, Italia</text:p>
          </table:table-cell>
          <table:table-cell office:value-type="string" table:style-name="ce1">
            <text:p>A Milano fa capo anche la comunità armena più importante d'Italia, presente sia con la chiesa armeno-cattolica sia con la chiesa apostolica armena. Dal 1978 è presente anche la comunità di Scientology, con una sede principale nel Municipio 9 di Milano in viale Fulvio Testi. Tradizioni e folclore Tra le tradizioni milanesi degno di menzione è il Carnevale Ambrosiano, evento annuale di carattere storico e religioso le cui manifestazioni coinvolgono la città di Milano, l'intera arcidiocesi di Milano e i territori di alcune delle diocesi vicine durante il quale sono protagoniste, tra le altre, le maschere milanesi di Meneghino e della Cecca.</text:p>
          </table:table-cell>
          <table:table-cell office:value-type="string" table:style-name="ce1">
            <text:p>No</text:p>
          </table:table-cell>
          <table:table-cell table:number-columns-repeated="16380"/>
        </table:table-row>
        <table:table-row table:style-name="ro1">
          <table:table-cell office:value-type="string" table:style-name="ce1">
            <text:p>Musei<text:s text:c="2"/></text:p>
          </table:table-cell>
          <table:table-cell office:value-type="string" table:style-name="ce1">
            <text:p>Musei del Castello, Piazza Castello, Duomo, Municipio 1, Milano, Lombardia, 20121, Italia</text:p>
          </table:table-cell>
          <table:table-cell office:value-type="string" table:style-name="ce1">
            <text:p>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 Musei <text:s/>Milano possiede un notevole tesoro artistico ripartito in più collezioni; la città è un centro estremamente vitale di mostre e di attività culturali, con iniziative e centri d'apprendimento legati alla storia e alla scienza.</text:p>
          </table:table-cell>
          <table:table-cell office:value-type="string" table:style-name="ce1">
            <text:p>No</text:p>
          </table:table-cell>
          <table:table-cell table:number-columns-repeated="16380"/>
        </table:table-row>
        <table:table-row table:style-name="ro1">
          <table:table-cell office:value-type="string" table:style-name="ce1">
            <text:p>Museo Bagatti Valsecchi</text:p>
          </table:table-cell>
          <table:table-cell office:value-type="string" table:style-name="ce1">
            <text:p>Museo Bagatti Valsecchi, 5, Via Gesù, Duomo, Municipio 1, Milano, Lombardia, 20121,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office:value-type="string" table:style-name="ce1">
            <text:p>Si</text:p>
          </table:table-cell>
          <table:table-cell table:number-columns-repeated="16380"/>
        </table:table-row>
        <table:table-row table:style-name="ro1">
          <table:table-cell office:value-type="string" table:style-name="ce1">
            <text:p>Museo civico di storia naturale di Milano</text:p>
          </table:table-cell>
          <table:table-cell office:value-type="string" table:style-name="ce1">
            <text:p>Museo Civico di Storia Naturale, 55, Corso Venezia, Guastalla, Municipio 1, Milano, Lombardia, 20121, Italia</text:p>
          </table:table-cell>
          <table:table-cell office:value-type="string" table:style-name="ce1">
            <text:p>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 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text:p>
          </table:table-cell>
          <table:table-cell office:value-type="string" table:style-name="ce1">
            <text:p>Si</text:p>
          </table:table-cell>
          <table:table-cell table:number-columns-repeated="16380"/>
        </table:table-row>
        <table:table-row table:style-name="ro1">
          <table:table-cell office:value-type="string" table:style-name="ce1">
            <text:p>Museo d'arte antica</text:p>
          </table:table-cell>
          <table:table-cell office:value-type="string" table:style-name="ce1">
            <text:p>Museo d'Arte Antica, Piazza Castello, Brera, Municipio 1, Milano, Lombardia, 20121, Italia</text:p>
          </table:table-cell>
          <table:table-cell office:value-type="string" table:style-name="ce1">
            <text:p><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text:p>
          </table:table-cell>
          <table:table-cell office:value-type="string" table:style-name="ce1">
            <text:p>Si</text:p>
          </table:table-cell>
          <table:table-cell table:number-columns-repeated="16380"/>
        </table:table-row>
        <table:table-row table:style-name="ro1">
          <table:table-cell office:value-type="string" table:style-name="ce1">
            <text:p>Museo degli strumenti musicali, il</text:p>
          </table:table-cell>
          <table:table-cell office:value-type="string" table:style-name="ce1">
            <text:p>Museo degli Strumenti Musicali, Piazza Castello, Duomo, Municipio 1, Milano, Lombardia, 20123, Italia</text:p>
          </table:table-cell>
          <table:table-cell office:value-type="string" table:style-name="ce1">
            <text:p><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text:p>
          </table:table-cell>
          <table:table-cell office:value-type="string" table:style-name="ce1">
            <text:p>Si</text:p>
          </table:table-cell>
          <table:table-cell table:number-columns-repeated="16380"/>
        </table:table-row>
        <table:table-row table:style-name="ro1">
          <table:table-cell office:value-type="string" table:style-name="ce1">
            <text:p>Museo del Novecento</text:p>
          </table:table-cell>
          <table:table-cell office:value-type="string" table:style-name="ce1">
            <text:p>Museo del Novecento, 1, Via Guglielmo Marconi, Duomo, Municipio 1, Milano, Lombardia, 20122,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Si</text:p>
          </table:table-cell>
          <table:table-cell table:number-columns-repeated="16380"/>
        </table:table-row>
        <table:table-row table:style-name="ro1">
          <table:table-cell office:value-type="string" table:style-name="ce1">
            <text:p>Museo diocesano</text:p>
          </table:table-cell>
          <table:table-cell office:value-type="string" table:style-name="ce1">
            <text:p>Museo Diocesano di Milano, 95, Corso di Porta Ticinese, Ticinese, Municipio 1, Milano, Lombardia, 20123, Italia</text:p>
          </table:table-cell>
          <table:table-cell office:value-type="string" table:style-name="ce1">
            <text:p>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 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text:p>
          </table:table-cell>
          <table:table-cell office:value-type="string" table:style-name="ce1">
            <text:p>Si</text:p>
          </table:table-cell>
          <table:table-cell table:number-columns-repeated="16380"/>
        </table:table-row>
        <table:table-row table:style-name="ro1">
          <table:table-cell office:value-type="string" table:style-name="ce1">
            <text:p>Museo Interattivo del Cinema</text:p>
          </table:table-cell>
          <table:table-cell office:value-type="string" table:style-name="ce1">
            <text:p>Museo Interattivo del Cinema, 121, Viale Fulvio Testi, Niguarda - Cà Granda, Municipio 9, Milano, Lombardia, 20126, Italia</text:p>
          </table:table-cell>
          <table:table-cell office:value-type="string" table:style-name="ce1">
            <text:p>Fra gli altri festival si segnala anche quello organizzato dalla Cineteca Italiana di Milano, Il cinema italiano visto da Milano, focalizzato interamente sul cinema italiano e sui giovani autori emergenti nazionali. Il festival si svolge tradizionalmente a febbraio presso lo Spazio Oberdan e il nuovo Museo Interattivo del Cinema (MIC) nella vecchia Manifattura Tabacchi. Nella città di Milano sono stati girati interamente, o parzialmente, 113 film nel 2011, 130 nel 2012, 180 nel 2013, 210 nel 2014 e 230 nel 2015.</text:p>
          </table:table-cell>
          <table:table-cell office:value-type="string" table:style-name="ce1">
            <text:p>Si</text:p>
          </table:table-cell>
          <table:table-cell table:number-columns-repeated="16380"/>
        </table:table-row>
        <table:table-row table:style-name="ro1">
          <table:table-cell office:value-type="string" table:style-name="ce1">
            <text:p>Museo nazionale della scienza</text:p>
          </table:table-cell>
          <table:table-cell office:value-type="string" table:style-name="ce1">
            <text:p>Museo Nazionale della Scienza e della Tecnologia, 10, Via San Vittore, Magenta - San Vittore, Municipio 1, Milano, Lombardia, 20123, Italia</text:p>
          </table:table-cell>
          <table:table-cell office:value-type="string" table:style-name="ce1">
            <text:p>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 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text:p>
          </table:table-cell>
          <table:table-cell office:value-type="string" table:style-name="ce1">
            <text:p>Si</text:p>
          </table:table-cell>
          <table:table-cell table:number-columns-repeated="16380"/>
        </table:table-row>
        <table:table-row table:style-name="ro1">
          <table:table-cell office:value-type="string" table:style-name="ce1">
            <text:p>Museo Poldi Pezzoli</text:p>
          </table:table-cell>
          <table:table-cell office:value-type="string" table:style-name="ce1">
            <text:p>Museo Poldi Pezzoli, 12, Via Alessandro Manzoni, Duomo, Municipio 1, Milano, Lombardia, 20121,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office:value-type="string" table:style-name="ce1">
            <text:p>Si</text:p>
          </table:table-cell>
          <table:table-cell table:number-columns-repeated="16380"/>
        </table:table-row>
        <table:table-row table:style-name="ro1">
          <table:table-cell office:value-type="string" table:style-name="ce1">
            <text:p>Musica</text:p>
          </table:table-cell>
          <table:table-cell office:value-type="string" table:style-name="ce1">
            <text:p>Conservatorio di Musica "Giuseppe Verdi", 12, Via Conservatorio, Guastalla, Municipio 1, Milano, Lombardia, 20122, Italia</text:p>
          </table:table-cell>
          <table:table-cell office:value-type="string" table:style-name="ce1">
            <text:p>Secondo un sondaggio del comune effettuato nel 2012, Milano è anche la meta del 40% dei laureati italiani all'estero che tornano in Italia. Vi è inoltre in città il prestigioso Conservatorio di Musica Giuseppe Verdi fondato nel 1807. <text:s/>Biblioteche <text:s/>La tradizione bibliotecaria di Milano</text:p>
          </table:table-cell>
          <table:table-cell office:value-type="string" table:style-name="ce1">
            <text:p>No</text:p>
          </table:table-cell>
          <table:table-cell table:number-columns-repeated="16380"/>
        </table:table-row>
        <table:table-row table:style-name="ro1">
          <table:table-cell office:value-type="string" table:style-name="ce1">
            <text:p>Musica</text:p>
          </table:table-cell>
          <table:table-cell office:value-type="string" table:style-name="ce1">
            <text:p>Conservatorio di Musica "Giuseppe Verdi", 12, Via Conservatorio, Guastalla, Municipio 1, Milano, Lombardia, 20122,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table:number-columns-repeated="16381" table:style-name="ce1"/>
        </table:table-row>
        <table:table-row table:style-name="ro1">
          <table:table-cell office:value-type="string" table:style-name="ce1">
            <text:p>Musica</text:p>
          </table:table-cell>
          <table:table-cell office:value-type="string" table:style-name="ce1">
            <text:p>Conservatorio di Musica "Giuseppe Verdi", 12, Via Conservatorio, Guastalla, Municipio 1, Milano, Lombardia, 20122, Italia</text:p>
          </table:table-cell>
          <table:table-cell office:value-type="string" table:style-name="ce1">
            <text:p>Nella città di Milano sono stati girati interamente, o parzialmente, 113 film nel 2011, 130 nel 2012, 180 nel 2013, 210 nel 2014 e 230 nel 2015. Musica <text:s/>La tradizione operistica milanese, importata da Venezia e sempre sostenuta dalla città, è iniziata nella corte spagnola ai tempi del Salone Margherita, così chiamato in onore di Margherita d'Austria-Stiria, ed esaltata dalla presenza del Regio Ducal Teatro e successivamente del Teatro alla Scala: ciò ha posto Milano ai vertici del circuito musicale mondiale.</text:p>
          </table:table-cell>
          <table:table-cell table:number-columns-repeated="16381" table:style-name="ce1"/>
        </table:table-row>
        <table:table-row table:style-name="ro1">
          <table:table-cell office:value-type="string" table:style-name="ce1">
            <text:p>Musica</text:p>
          </table:table-cell>
          <table:table-cell office:value-type="string" table:style-name="ce1">
            <text:p>Conservatorio di Musica "Giuseppe Verdi", 12, Via Conservatorio, Guastalla, Municipio 1, Milano, Lombardia, 20122,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table:number-columns-repeated="16381" table:style-name="ce1"/>
        </table:table-row>
        <table:table-row table:style-name="ro1">
          <table:table-cell office:value-type="string" table:style-name="ce1">
            <text:p>Naviglio della Martesana</text:p>
          </table:table-cell>
          <table:table-cell office:value-type="string" table:style-name="ce1">
            <text:p>Naviglio Martesana, Padova, Municipio 2, Milano, Lombardia, 20128,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Si</text:p>
          </table:table-cell>
          <table:table-cell table:number-columns-repeated="16380"/>
        </table:table-row>
        <table:table-row table:style-name="ro1">
          <table:table-cell office:value-type="string" table:style-name="ce1">
            <text:p>Naviglio di Bereguardo</text:p>
          </table:table-cell>
          <table:table-cell office:value-type="string" table:style-name="ce1">
            <text:p>Naviglio di Bereguardo, Morimondo, Milano, Lombardia, 27021,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Si</text:p>
          </table:table-cell>
          <table:table-cell table:number-columns-repeated="16380"/>
        </table:table-row>
        <table:table-row table:style-name="ro1">
          <table:table-cell office:value-type="string" table:style-name="ce1">
            <text:p>Naviglio Grande</text:p>
          </table:table-cell>
          <table:table-cell office:value-type="string" table:style-name="ce1">
            <text:p>Naviglio Grande, Milano, Lombardia, 20080,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Si</text:p>
          </table:table-cell>
          <table:table-cell table:number-columns-repeated="16380"/>
        </table:table-row>
        <table:table-row table:style-name="ro1">
          <table:table-cell office:value-type="string" table:style-name="ce1">
            <text:p>Naviglio Grande</text:p>
          </table:table-cell>
          <table:table-cell office:value-type="string" table:style-name="ce1">
            <text:p>Naviglio Grande, Milano, Lombardia, 20080, Italia</text:p>
          </table:table-cell>
          <table:table-cell office:value-type="string" table:style-name="ce1">
            <text:p><text:s/>L'economia della città era andata crescendo: nel XIII secolo Milano era una delle poche città europee ad avere più di 100.000 abitanti, l'artigianato era in pieno sviluppo, soprattutto per la lavorazione dei metalli e dei tessuti, agricoltura e allevamento erano fiorenti e i traffici intensi, anche grazie alla costruzione del Naviglio Grande, che favorì gli scambi e irrigò sapientemente le campagne. A manifestare l'orgoglio per questa crescita furono compiute opere come il Castello Sforzesco (già esistente in epoca viscontea con il nome di Castello di Porta Giovia ma riadattato, ingrandito e completato dagli Sforza.</text:p>
          </table:table-cell>
          <table:table-cell table:number-columns-repeated="16381" table:style-name="ce1"/>
        </table:table-row>
        <table:table-row table:style-name="ro1">
          <table:table-cell office:value-type="string" table:style-name="ce1">
            <text:p>Naviglio Pavese</text:p>
          </table:table-cell>
          <table:table-cell office:value-type="string" table:style-name="ce1">
            <text:p>Naviglio Pavese, Lacchiarella, Milano, Lombardia, 20084,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Si</text:p>
          </table:table-cell>
          <table:table-cell table:number-columns-repeated="16380"/>
        </table:table-row>
        <table:table-row table:style-name="ro1">
          <table:table-cell office:value-type="string" table:style-name="ce1">
            <text:p>Niguarda</text:p>
          </table:table-cell>
          <table:table-cell office:value-type="string" table:style-name="ce1">
            <text:p>Niguarda, Municipio 9, Milano, Lombardia, 20162,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Niguarda</text:p>
          </table:table-cell>
          <table:table-cell office:value-type="string" table:style-name="ce1">
            <text:p>Niguarda, Municipio 9, Milano, Lombardia, 20162,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table:number-columns-repeated="16381" table:style-name="ce1"/>
        </table:table-row>
        <table:table-row table:style-name="ro1">
          <table:table-cell office:value-type="string" table:style-name="ce1">
            <text:p>Niguarda</text:p>
          </table:table-cell>
          <table:table-cell office:value-type="string" table:style-name="ce1">
            <text:p>Niguarda, Municipio 9, Milano, Lombardia, 20162,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table:number-columns-repeated="16381" table:style-name="ce1"/>
        </table:table-row>
        <table:table-row table:style-name="ro1">
          <table:table-cell office:value-type="string" table:style-name="ce1">
            <text:p>Nirone</text:p>
          </table:table-cell>
          <table:table-cell office:value-type="string" table:style-name="ce1">
            <text:p>Nirone, Garbagnate Milanese, Milano, Lombardia, 20024, Italia</text:p>
          </table:table-cell>
          <table:table-cell office:value-type="string" table:style-name="ce1">
            <text:p>Il simbolo trascritto ś è qui usato per rappresentare una /d/ etimologica, come mostrano altri usi di tale simbolo in celtico, oltre al fatto che questo stesso segno ᛞ in runico ha precisamente il valore di /d/. In Mediolanum i linguisti riconoscono, tradizionalmente, un termine composto formato dalle parole medio e (p)lanum, ovvero "in mezzo alla pianura" o "pianura di mezzo", con *planum divenuto lanum con caduta della p- di inizio di parola, che è tipica delle lingue celtiche. Alcune teorie diffuse in scritti non specialistici, che ignorano l'esistenza di una sicura attestazione del nome celtico offerta dal graffito sopra ricordato, fanno riferimento ad un ipotetico toponimo celtico Medhelan, che avrebbe il significato di "in mezzo alla pianura", vista la sua posizione centrale nella Pianura Padana, oppure di "luogo fra corsi d'acqua" data la presenza dei fiumi Olona, Lambro, Seveso e dei torrenti Nirone e Pudiga; altre ipotesi individuano il significato di "santuario centrale" (con riferimento, per il secondo termine del composto</text:p>
          </table:table-cell>
          <table:table-cell office:value-type="string" table:style-name="ce1">
            <text:p>No</text:p>
          </table:table-cell>
          <table:table-cell table:number-columns-repeated="16380"/>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Milano fu poi riconquistata (entro il 559) da Narsete, e per opera di quest'ultimo ricostruita. Nel breve periodo bizantino potrebbe essere stata elevata a capitale della diocesi italiana (Italia del Nord), anche se di questo fatto non sono presenti prove documentali certe. Nel VI secolo, con la discesa dei Longobardi nella Pianura Padana, Milano subì saccheggi e spoliazioni, che durarono diversi decenni, ai quali seguì un primo impulso di rinascita.</text:p>
          </table:table-cell>
          <table:table-cell office:value-type="string" table:style-name="ce1">
            <text:p>No</text:p>
          </table:table-cell>
          <table:table-cell table:number-columns-repeated="16380"/>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Per la sua particolarità, si segnala il "Monte Stella", ricavato dalle macerie degli edifici bombardati nella seconda guerra mondiale. Nella zona nord del territorio comunale è posto il Parco Nord, a carattere sovracomunale. Un'ampia parte del territorio, a est, sud e ovest, è invece compresa nel Parco agricolo Sud Milano, una vasta area a carattere naturalistico e agricolo che circonda la città dai tre lati.</text:p>
          </table:table-cell>
          <table:table-cell table:number-columns-repeated="16381" table:style-name="ce1"/>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La città è lambita dagli itinerari europei E35, E62 ed E64. Le autostrade sono collegate fra loro dal sistema delle tre tangenziali, la Ovest (A50), la Est (A51) e la Nord (A52), con una lunghezza complessiva di 74,4 km. Sommando alle tre tangenziali il tratto urbano dell'autostrada A4, si ottiene un sistema di autostrade urbane di oltre 100 km di lunghezza, che circonda totalmente la città.</text:p>
          </table:table-cell>
          <table:table-cell table:number-columns-repeated="16381" table:style-name="ce1"/>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Barriera Milano Est A8 direzione Varese: Barriera Milano Nord A7 direzione Genova:</text:p>
          </table:table-cell>
          <table:table-cell table:number-columns-repeated="16381" table:style-name="ce1"/>
        </table:table-row>
        <table:table-row table:style-name="ro1">
          <table:table-cell office:value-type="string" table:style-name="ce1">
            <text:p>Nord</text:p>
          </table:table-cell>
          <table:table-cell office:value-type="string" table:style-name="ce1">
            <text:p>Nord, Via Giovanni Lorenzini, Scalo Romana, Municipio 5, Milano, Lombardia, 20135, Italia</text:p>
          </table:table-cell>
          <table:table-cell office:value-type="string" table:style-name="ce1">
            <text:p>Altre importanti stazioni cittadine sono Porta Garibaldi, Lambrate e Rogoredo, dedicate soprattutto al trasporto regionale. Milano è centro della rete delle Ferrovie Nord Milano, a carattere regionale, che hanno capolinea alla stazione Cadorna. La città è servita da un servizio ferroviario suburbano ("linee S"), che garantisce collegamenti frequenti in un'area di circa 40 km di raggio;</text:p>
          </table:table-cell>
          <table:table-cell table:number-columns-repeated="16381" table:style-name="ce1"/>
        </table:table-row>
        <table:table-row table:style-name="ro1">
          <table:table-cell office:value-type="string" table:style-name="ce1">
            <text:p>Nord A7</text:p>
          </table:table-cell>
          <table:table-cell office:value-type="string" table:style-name="ce1">
            <text:p>Assago MIlanofiori Nord, Autostrada dei Giovi - Serravalle, Bazzana Inferiore, Assago, Milano, Lombardia, 20142, Italia</text:p>
          </table:table-cell>
          <table:table-cell office:value-type="string" table:style-name="ce1">
            <text:p>Barriera Milano Est A8 direzione Varese: Barriera Milano Nord A7 direzione Genova:</text:p>
          </table:table-cell>
          <table:table-cell office:value-type="string" table:style-name="ce1">
            <text:p>No</text:p>
          </table:table-cell>
          <table:table-cell table:number-columns-repeated="16380"/>
        </table:table-row>
        <table:table-row table:style-name="ro1">
          <table:table-cell office:value-type="string" table:style-name="ce1">
            <text:p>Olona</text:p>
          </table:table-cell>
          <table:table-cell office:value-type="string" table:style-name="ce1">
            <text:p>Olona, Milano, Lombardia, 20016,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Olona</text:p>
          </table:table-cell>
          <table:table-cell office:value-type="string" table:style-name="ce1">
            <text:p>Olona, Milano, Lombardia, 20016, Italia</text:p>
          </table:table-cell>
          <table:table-cell office:value-type="string" table:style-name="ce1">
            <text:p>Il simbolo trascritto ś è qui usato per rappresentare una /d/ etimologica, come mostrano altri usi di tale simbolo in celtico, oltre al fatto che questo stesso segno ᛞ in runico ha precisamente il valore di /d/. In Mediolanum i linguisti riconoscono, tradizionalmente, un termine composto formato dalle parole medio e (p)lanum, ovvero "in mezzo alla pianura" o "pianura di mezzo", con *planum divenuto lanum con caduta della p- di inizio di parola, che è tipica delle lingue celtiche. Alcune teorie diffuse in scritti non specialistici, che ignorano l'esistenza di una sicura attestazione del nome celtico offerta dal graffito sopra ricordato, fanno riferimento ad un ipotetico toponimo celtico Medhelan, che avrebbe il significato di "in mezzo alla pianura", vista la sua posizione centrale nella Pianura Padana, oppure di "luogo fra corsi d'acqua" data la presenza dei fiumi Olona, Lambro, Seveso e dei torrenti Nirone e Pudiga; altre ipotesi individuano il significato di "santuario centrale" (con riferimento, per il secondo termine del composto</text:p>
          </table:table-cell>
          <table:table-cell table:number-columns-repeated="16381" table:style-name="ce1"/>
        </table:table-row>
        <table:table-row table:style-name="ro1">
          <table:table-cell office:value-type="string" table:style-name="ce1">
            <text:p>Orto botanico di Brera</text:p>
          </table:table-cell>
          <table:table-cell office:value-type="string" table:style-name="ce1">
            <text:p>Orto Botanico di Brera, Via Borgonuovo, Brera, Municipio 1, Milano, Lombardia, 20121, Italia</text:p>
          </table:table-cell>
          <table:table-cell office:value-type="string" table:style-name="ce1">
            <text:p>Un importante ruolo filantropico è anche svolto dalla Fondazione Cariplo. Fra le istituzioni scientifiche con sede a Milano si possono ricordare l'Istituto lombardo accademia di scienze e lettere, l'Osservatorio astronomico di Brera e l'Orto botanico di Brera, FAST-Federazione delle associazioni scientifiche e tecniche Italiane. Milano è sede di numerose organizzazioni di cooperazione allo sviluppo che hanno uffici legali o operativi nella città e che operano a livello internazionale.</text:p>
          </table:table-cell>
          <table:table-cell office:value-type="string" table:style-name="ce1">
            <text:p>Si</text:p>
          </table:table-cell>
          <table:table-cell table:number-columns-repeated="16380"/>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A manifestare l'orgoglio per questa crescita furono compiute opere come il Castello Sforzesco (già esistente in epoca viscontea con il nome di Castello di Porta Giovia ma riadattato, ingrandito e completato dagli Sforza. 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text:p>
          </table:table-cell>
          <table:table-cell office:value-type="string" table:style-name="ce1">
            <text:p>Si</text:p>
          </table:table-cell>
          <table:table-cell table:number-columns-repeated="16380"/>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table:number-columns-repeated="16381" table:style-name="ce1"/>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table:number-columns-repeated="16381" table:style-name="ce1"/>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Oggi a Milano sono sopravvissute un centinaio di cascine, cinquantanove delle quali fanno parte del demanio comunale come, per esempio, Cascina Torchiera o Cascina Monterobbio. Gli altri proprietari sono l'Ospedale Maggiore, l'Aler (ex Istituto Autonomo Case Popolari), la curia o grandi immobiliari: diciotto sono diroccate, le altre hanno trovato utilizzo come biblioteche, aree di svago, centri di accoglienza (per anziani, disabili o tossicodipendenti) o centri residenziali.</text:p>
          </table:table-cell>
          <table:table-cell table:number-columns-repeated="16381" table:style-name="ce1"/>
        </table:table-row>
        <table:table-row table:style-name="ro1">
          <table:table-cell office:value-type="string" table:style-name="ce1">
            <text:p>Ospedale Maggiore di Milano</text:p>
          </table:table-cell>
          <table:table-cell office:value-type="string" table:style-name="ce1">
            <text:p>Policlinico di Milano, Viale Regina Margherita, Guastalla, Municipio 1, Milano, Lombardia, 20135,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office:value-type="string" table:style-name="ce1">
            <text:p>No</text:p>
          </table:table-cell>
          <table:table-cell table:number-columns-repeated="16380"/>
        </table:table-row>
        <table:table-row table:style-name="ro1">
          <table:table-cell office:value-type="string" table:style-name="ce1">
            <text:p>Ospedale Niguarda Ca' Granda</text:p>
          </table:table-cell>
          <table:table-cell office:value-type="string" table:style-name="ce1">
            <text:p>Ospedale Niguarda Cà Granda, Via Renato Donatelli, Niguarda - Cà Granda, Municipio 9, Milano, Lombardia, 20162,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office:value-type="string" table:style-name="ce1">
            <text:p>Si</text:p>
          </table:table-cell>
          <table:table-cell table:number-columns-repeated="16380"/>
        </table:table-row>
        <table:table-row table:style-name="ro1">
          <table:table-cell office:value-type="string" table:style-name="ce1">
            <text:p>Ospedale Niguarda Ca' Granda</text:p>
          </table:table-cell>
          <table:table-cell office:value-type="string" table:style-name="ce1">
            <text:p>Ospedale Niguarda Cà Granda, Via Renato Donatelli, Niguarda - Cà Granda, Municipio 9, Milano, Lombardia, 20162,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table:number-columns-repeated="16381" table:style-name="ce1"/>
        </table:table-row>
        <table:table-row table:style-name="ro1">
          <table:table-cell office:value-type="string" table:style-name="ce1">
            <text:p>Osservatorio astronomico di Brera</text:p>
          </table:table-cell>
          <table:table-cell office:value-type="string" table:style-name="ce1">
            <text:p>Istituto Nazionale di Astrofisica – Osservatorio astronomico di Brera, 28, Via Brera, Brera, Municipio 1, Milano, Lombardia, 20121, Italia</text:p>
          </table:table-cell>
          <table:table-cell office:value-type="string" table:style-name="ce1">
            <text:p>Un importante ruolo filantropico è anche svolto dalla Fondazione Cariplo. Fra le istituzioni scientifiche con sede a Milano si possono ricordare l'Istituto lombardo accademia di scienze e lettere, l'Osservatorio astronomico di Brera e l'Orto botanico di Brera, FAST-Federazione delle associazioni scientifiche e tecniche Italiane. Milano è sede di numerose organizzazioni di cooperazione allo sviluppo che hanno uffici legali o operativi nella città e che operano a livello internazionale.</text:p>
          </table:table-cell>
          <table:table-cell office:value-type="string" table:style-name="ce1">
            <text:p>Si</text:p>
          </table:table-cell>
          <table:table-cell table:number-columns-repeated="16380"/>
        </table:table-row>
        <table:table-row table:style-name="ro1">
          <table:table-cell office:value-type="string" table:style-name="ce1">
            <text:p>Osservatorio astronomico di Brera</text:p>
          </table:table-cell>
          <table:table-cell office:value-type="string" table:style-name="ce1">
            <text:p>Istituto Nazionale di Astrofisica – Osservatorio astronomico di Brera, 28, Via Brera, Brera, Municipio 1, Milano, Lombardia, 20121, Italia</text:p>
          </table:table-cell>
          <table:table-cell office:value-type="string" table:style-name="ce1">
            <text:p>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 La città ospita il Centro di Documentazione sul Progetto Grafico di AIAP, fondato nel 1945 per conservare e valorizzare i materiali della progettazione grafica e della comunicazione visiva e si configura anche come centro di ricerca professionale.</text:p>
          </table:table-cell>
          <table:table-cell table:number-columns-repeated="16381" table:style-name="ce1"/>
        </table:table-row>
        <table:table-row table:style-name="ro1">
          <table:table-cell office:value-type="string" table:style-name="ce1">
            <text:p>Ottocento</text:p>
          </table:table-cell>
          <table:table-cell office:value-type="string" table:style-name="ce1">
            <text:p>Pasticeria Ottocento, Via Alessandro Manzoni, Cassino Scanasio, Rozzano, Milano, Lombardia, 20072, Italia</text:p>
          </table:table-cell>
          <table:table-cell office:value-type="string" table:style-name="ce1">
            <text:p>Delle mura romane rimangono solo delle rovine; delle mura medievali restano dei rarissimi tratti scoperti che sono sopravvissuti alla conversione in abitazioni una volta costruite le mura spagnole, all'epoca della loro edificazione le più estese d'Europa, abbattute per gran parte fra la fine dell'Ottocento e i primi decenni del Novecento per ragioni viabilistiche. Oltre ad alcuni tratti delle antiche mura spagnole lunghi in totale circa un chilometro, restano a ricordare le uniche porte cittadine della cinta medievali giunte sino a noi, ovvero Porta Nuova medievale e Porta Ticinese medievale.</text:p>
          </table:table-cell>
          <table:table-cell office:value-type="string" table:style-name="ce1">
            <text:p>No</text:p>
          </table:table-cell>
          <table:table-cell table:number-columns-repeated="16380"/>
        </table:table-row>
        <table:table-row table:style-name="ro1">
          <table:table-cell office:value-type="string" table:style-name="ce1">
            <text:p>Ottocento</text:p>
          </table:table-cell>
          <table:table-cell office:value-type="string" table:style-name="ce1">
            <text:p>Pasticeria Ottocento, Via Alessandro Manzoni, Cassino Scanasio, Rozzano, Milano, Lombardia, 20072, Italia</text:p>
          </table:table-cell>
          <table:table-cell office:value-type="string" table:style-name="ce1">
            <text:p>la fortezza era comunque tra le maggiori dell'epoca, tanto che il castello non fu mai espugnato in battaglia. Usato esclusivamente come caserma militare dai governi stranieri, fu restaurato e trasformato a fine Ottocento in un grande complesso museale, e ornato dai giardini dell'omonima piazza e dal Parco Sempione. Un tempo era gestito dal Castellano del Castello Sforzesco di Milano.</text:p>
          </table:table-cell>
          <table:table-cell table:number-columns-repeated="16381" table:style-name="ce1"/>
        </table:table-row>
        <table:table-row table:style-name="ro1">
          <table:table-cell office:value-type="string" table:style-name="ce1">
            <text:p>Ovest A1</text:p>
          </table:table-cell>
          <table:table-cell office:value-type="string" table:style-name="ce1">
            <text:p>Tangenziale Ovest, Autostrada del Sole, Viboldone, San Giuliano Milanese, Milano, Lombardia, 20098, Italia</text:p>
          </table:table-cell>
          <table:table-cell office:value-type="string" table:style-name="ce1">
            <text:p>direzione Genova: Barriera Milano Ovest A1 direzione Bologna:</text:p>
          </table:table-cell>
          <table:table-cell office:value-type="string" table:style-name="ce1">
            <text:p>No</text:p>
          </table:table-cell>
          <table:table-cell table:number-columns-repeated="16380"/>
        </table:table-row>
        <table:table-row table:style-name="ro1">
          <table:table-cell office:value-type="string" table:style-name="ce1">
            <text:p>Padiglione d'arte contemporanea di Milano</text:p>
          </table:table-cell>
          <table:table-cell office:value-type="string" table:style-name="ce1">
            <text:p>Padiglione d'Arte Contemporanea, 14, Via Palestro, Guastalla, Municipio 1, Milano, Lombardia, 20122, Italia</text:p>
          </table:table-cell>
          <table:table-cell office:value-type="string" table:style-name="ce1">
            <text:p>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 Sono poi presenti le Case museo di Milano, un circuito museale che raggruppa quattro edifici storici milanesi:</text:p>
          </table:table-cell>
          <table:table-cell office:value-type="string" table:style-name="ce1">
            <text:p>Si</text:p>
          </table:table-cell>
          <table:table-cell table:number-columns-repeated="16380"/>
        </table:table-row>
        <table:table-row table:style-name="ro1">
          <table:table-cell office:value-type="string" table:style-name="ce1">
            <text:p>PalaLido</text:p>
          </table:table-cell>
          <table:table-cell office:value-type="string" table:style-name="ce1">
            <text:p>Allianz Cloud, Via Marco Cremosano, Qt 8, Municipio 8, Milano, Lombardia, 20148,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No</text:p>
          </table:table-cell>
          <table:table-cell table:number-columns-repeated="16380"/>
        </table:table-row>
        <table:table-row table:style-name="ro1">
          <table:table-cell office:value-type="string" table:style-name="ce1">
            <text:p>Palazzo Belgioioso</text:p>
          </table:table-cell>
          <table:table-cell office:value-type="string" table:style-name="ce1">
            <text:p>Palazzo Belgioioso, Piazza Belgioioso, Duomo, Municipio 1, Milano, Lombardia, 20121, Italia</text:p>
          </table:table-cell>
          <table:table-cell office:value-type="string" table:style-name="ce1">
            <text:p>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text:p>
          </table:table-cell>
          <table:table-cell office:value-type="string" table:style-name="ce1">
            <text:p>Si</text:p>
          </table:table-cell>
          <table:table-cell table:number-columns-repeated="16380"/>
        </table:table-row>
        <table:table-row table:style-name="ro1">
          <table:table-cell office:value-type="string" table:style-name="ce1">
            <text:p>Palazzo Carmagnola</text:p>
          </table:table-cell>
          <table:table-cell office:value-type="string" table:style-name="ce1">
            <text:p>Palazzo Carmagnola, Via Dante, Brera, Municipio 1, Milano, Lombardia, 20121, Italia</text:p>
          </table:table-cell>
          <table:table-cell office:value-type="string" table:style-name="ce1">
            <text:p>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text:p>
          </table:table-cell>
          <table:table-cell office:value-type="string" table:style-name="ce1">
            <text:p>Si</text:p>
          </table:table-cell>
          <table:table-cell table:number-columns-repeated="16380"/>
        </table:table-row>
        <table:table-row table:style-name="ro1">
          <table:table-cell office:value-type="string" table:style-name="ce1">
            <text:p>Palazzo dei Giureconsulti</text:p>
          </table:table-cell>
          <table:table-cell office:value-type="string" table:style-name="ce1">
            <text:p>Palazzo dei Giureconsulti, Via del Gallo, Duomo, Municipio 1, Milano, Lombardia, 20121, Italia</text:p>
          </table:table-cell>
          <table:table-cell office:value-type="string" table:style-name="ce1">
            <text:p>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 <text:s/>Architetture militari <text:s/>Le mura di Milano si sono evolute negli anni con la città:</text:p>
          </table:table-cell>
          <table:table-cell office:value-type="string" table:style-name="ce1">
            <text:p>Si</text:p>
          </table:table-cell>
          <table:table-cell table:number-columns-repeated="16380"/>
        </table:table-row>
        <table:table-row table:style-name="ro1">
          <table:table-cell office:value-type="string" table:style-name="ce1">
            <text:p>Palazzo della Ragione</text:p>
          </table:table-cell>
          <table:table-cell office:value-type="string" table:style-name="ce1">
            <text:p>Palazzo della Ragione, Piazza dei Mercanti, Duomo, Municipio 1, Milano, Lombardia, 20121, Italia</text:p>
          </table:table-cell>
          <table:table-cell office:value-type="string" table:style-name="ce1">
            <text:p>tale fatto è dovuto principalmente alla mancanza di una corte all'interno della città a partire dal XVI secolo, quando venne perduta l'indipendenza. 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text:p>
          </table:table-cell>
          <table:table-cell office:value-type="string" table:style-name="ce1">
            <text:p>Si</text:p>
          </table:table-cell>
          <table:table-cell table:number-columns-repeated="16380"/>
        </table:table-row>
        <table:table-row table:style-name="ro1">
          <table:table-cell office:value-type="string" table:style-name="ce1">
            <text:p>Palazzo della Ragione</text:p>
          </table:table-cell>
          <table:table-cell office:value-type="string" table:style-name="ce1">
            <text:p>Palazzo della Ragione, Piazza dei Mercanti, Duomo, Municipio 1, Milano, Lombardia, 20121, Italia</text:p>
          </table:table-cell>
          <table:table-cell office:value-type="string" table:style-name="ce1">
            <text:p>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text:p>
          </table:table-cell>
          <table:table-cell table:number-columns-repeated="16381" table:style-name="ce1"/>
        </table:table-row>
        <table:table-row table:style-name="ro1">
          <table:table-cell office:value-type="string" table:style-name="ce1">
            <text:p>Palazzo della Ragione</text:p>
          </table:table-cell>
          <table:table-cell office:value-type="string" table:style-name="ce1">
            <text:p>Palazzo della Ragione, Piazza dei Mercanti, Duomo, Municipio 1, Milano, Lombardia, 20121, Italia</text:p>
          </table:table-cell>
          <table:table-cell office:value-type="string" table:style-name="ce1">
            <text:p>Per quanto riguarda le sedi comunali, il primo municipio di Milano fu il Broletto Vecchio, sede municipale fino al 1251, poi ampliato e trasformato in Palazzo Reale. 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text:p>
          </table:table-cell>
          <table:table-cell table:number-columns-repeated="16381" table:style-name="ce1"/>
        </table:table-row>
        <table:table-row table:style-name="ro1">
          <table:table-cell office:value-type="string" table:style-name="ce1">
            <text:p>Palazzo dell'Arengario</text:p>
          </table:table-cell>
          <table:table-cell office:value-type="string" table:style-name="ce1">
            <text:p>Palazzo dell'Arengario, 1_33051, Duomo, Municipio 1, Milano, Lombardia, 20122,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Si</text:p>
          </table:table-cell>
          <table:table-cell table:number-columns-repeated="16380"/>
        </table:table-row>
        <table:table-row table:style-name="ro1">
          <table:table-cell office:value-type="string" table:style-name="ce1">
            <text:p>Palazzo delle Stelline</text:p>
          </table:table-cell>
          <table:table-cell office:value-type="string" table:style-name="ce1">
            <text:p>Palazzo delle Stelline, Corso Magenta, Magenta - San Vittore, Municipio 1, Milano, Lombardia, 20123, Italia</text:p>
          </table:table-cell>
          <table:table-cell office:value-type="string" table:style-name="ce1">
            <text:p><text:s/>Consolati Alla data 11 maggio 2011 sono presenti a Milano 106 consolati esteri e gli uffici commerciali delle ambasciate in Italia di Belgio, Portogallo e Israele, Milano è la seconda città al mondo, dopo New York, per numero di consolati. Sempre a Milano si trova, nel Palazzo delle Stelline, una delle due sedi della rappresentanza in Italia della Commissione europea e uno dei due uffici di informazione per l'Italia del Parlamento europeo. Gemellaggi Milano è gemellata con 15 città nel mondo:</text:p>
          </table:table-cell>
          <table:table-cell office:value-type="string" table:style-name="ce1">
            <text:p>Si</text:p>
          </table:table-cell>
          <table:table-cell table:number-columns-repeated="16380"/>
        </table:table-row>
        <table:table-row table:style-name="ro1">
          <table:table-cell office:value-type="string" table:style-name="ce1">
            <text:p>Palazzo Litta</text:p>
          </table:table-cell>
          <table:table-cell office:value-type="string" table:style-name="ce1">
            <text:p>Palazzo Litta, Corso Magenta, Duomo, Municipio 1, Milano, Lombardia, 20123, Italia</text:p>
          </table:table-cell>
          <table:table-cell office:value-type="string" table:style-name="ce1">
            <text:p>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text:p>
          </table:table-cell>
          <table:table-cell office:value-type="string" table:style-name="ce1">
            <text:p>Si</text:p>
          </table:table-cell>
          <table:table-cell table:number-columns-repeated="16380"/>
        </table:table-row>
        <table:table-row table:style-name="ro1">
          <table:table-cell office:value-type="string" table:style-name="ce1">
            <text:p>Palazzo Lombardia</text:p>
          </table:table-cell>
          <table:table-cell office:value-type="string" table:style-name="ce1">
            <text:p>Palazzo Lombardia, Via Luigi Galvani, GARIBALDI REPUBBLICA, Municipio 9, Milano, Lombardia, 20124, Italia</text:p>
          </table:table-cell>
          <table:table-cell office:value-type="string" table:style-name="ce1">
            <text:p>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text:p>
          </table:table-cell>
          <table:table-cell office:value-type="string" table:style-name="ce1">
            <text:p>Si</text:p>
          </table:table-cell>
          <table:table-cell table:number-columns-repeated="16380"/>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Gli aerei sganciarono le bombe da quote molto elevate, colpendo a caso gli edifici del centro storico. Il Teatro alla Scala, Palazzo Marino, la Rinascente, la sede del Corriere della Sera, gli stabilimenti della Pirelli, dell'Alfa Romeo e della Breda vennero pesantemente bombardati mentre la Galleria Vittorio Emanuele fu scoperchiata. Il Duomo fu risparmiato nonostante il crollo di decine di statue.</text:p>
          </table:table-cell>
          <table:table-cell office:value-type="string" table:style-name="ce1">
            <text:p>Si</text:p>
          </table:table-cell>
          <table:table-cell table:number-columns-repeated="16380"/>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Restaurato una ventina di volte nei successivi tre secoli, è custodito all'interno del Castello Sforzesco, nella Sala del Gonfalone. Una sua copia, che è custodita a Palazzo Marino, nella Sala dell'Alessi, viene esibita nelle ricorrenze ufficiali più importanti per rappresentare la città di Milano. Entrambi i gonfaloni menzionati raffigurano, al centro, sant'Ambrogio, vescovo di Milano e santo patrono della città.</text:p>
          </table:table-cell>
          <table:table-cell table:number-columns-repeated="16381" table:style-name="ce1"/>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dopo la costruzione del Castello Sforzesco, evidentemente catalogato tra le architetture militari, Milano non diede più alla luce un edificio di concezione pubblica sino al 2010, quando fu inaugurato Palazzo Lombardia. Maggiore importanza avevano le dimore private, fra le quali vanno ricordati Palazzo Marino (ora sede del municipio della città), Palazzo Litta, Palazzo Belgioioso e per il Tardo Liberty Casa Frisia. Interi quartieri, come quello intorno a via Monte Napoleone o a Corso Venezia, sono composti di palazzi nobiliari in stile neoclassico.</text:p>
          </table:table-cell>
          <table:table-cell table:number-columns-repeated="16381" table:style-name="ce1"/>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table:number-columns-repeated="16381" table:style-name="ce1"/>
        </table:table-row>
        <table:table-row table:style-name="ro1">
          <table:table-cell office:value-type="string" table:style-name="ce1">
            <text:p>Palazzo Marino</text:p>
          </table:table-cell>
          <table:table-cell office:value-type="string" table:style-name="ce1">
            <text:p>Palazzo Marino, 2, Piazza della Scala, Duomo, Municipio 1, Milano, Lombardia, 20121, Italia</text:p>
          </table:table-cell>
          <table:table-cell office:value-type="string" table:style-name="ce1">
            <text:p>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text:p>
          </table:table-cell>
          <table:table-cell table:number-columns-repeated="16381" table:style-name="ce1"/>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Il Duomo fu risparmiato nonostante il crollo di decine di statue. Colpiti pure il Castello Sforzesco, la chiesa di Santa Maria delle Grazie, Palazzo Reale, la Pinacoteca Ambrosiana e l'ospedale Fatebenefratelli. Tragica fu la strage dei 184 bambini della scuola elementare di Gorla, il 20 ottobre 1944.</text:p>
          </table:table-cell>
          <table:table-cell office:value-type="string" table:style-name="ce1">
            <text:p>Si</text:p>
          </table:table-cell>
          <table:table-cell table:number-columns-repeated="16380"/>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tale fatto è dovuto principalmente alla mancanza di una corte all'interno della città a partire dal XVI secolo, quando venne perduta l'indipendenza. 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text:p>
          </table:table-cell>
          <table:table-cell table:number-columns-repeated="16381" table:style-name="ce1"/>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text:p>
          </table:table-cell>
          <table:table-cell table:number-columns-repeated="16381" table:style-name="ce1"/>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table:number-columns-repeated="16381" table:style-name="ce1"/>
        </table:table-row>
        <table:table-row table:style-name="ro1">
          <table:table-cell office:value-type="string" table:style-name="ce1">
            <text:p>Palazzo Reale</text:p>
          </table:table-cell>
          <table:table-cell office:value-type="string" table:style-name="ce1">
            <text:p>Palazzo Reale, Via Francesco Pecorari, Duomo, Municipio 1, Milano, Lombardia, 20122, Italia</text:p>
          </table:table-cell>
          <table:table-cell office:value-type="string" table:style-name="ce1">
            <text:p>Quest'ultima, nel 1993, venne confermata a quattro anni per poi essere allungata nel 2000, con decreto legislativo n° 267 del 18 agosto ("Testo unico delle leggi sull'ordinamento degli enti locali"), a cinque anni. Per quanto riguarda le sedi comunali, il primo municipio di Milano fu il Broletto Vecchio, sede municipale fino al 1251, poi ampliato e trasformato in Palazzo Reale. Seguì poi il Palazzo della Ragione (detto Broletto Nuovo) in Piazza Mercanti, sede municipale dal 1251 al 1786.</text:p>
          </table:table-cell>
          <table:table-cell table:number-columns-repeated="16381" table:style-name="ce1"/>
        </table:table-row>
        <table:table-row table:style-name="ro1">
          <table:table-cell office:value-type="string" table:style-name="ce1">
            <text:p>Palazzo Reale di Milano</text:p>
          </table:table-cell>
          <table:table-cell office:value-type="string" table:style-name="ce1">
            <text:p>Palazzo Reale, Via Francesco Pecorari, Duomo, Municipio 1, Milano, Lombardia, 20122, Italia</text:p>
          </table:table-cell>
          <table:table-cell office:value-type="string" table:style-name="ce1">
            <text:p>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text:p>
          </table:table-cell>
          <table:table-cell office:value-type="string" table:style-name="ce1">
            <text:p>Si</text:p>
          </table:table-cell>
          <table:table-cell table:number-columns-repeated="16380"/>
        </table:table-row>
        <table:table-row table:style-name="ro1">
          <table:table-cell office:value-type="string" table:style-name="ce1">
            <text:p>Parco agricolo Sud Milano</text:p>
          </table:table-cell>
          <table:table-cell office:value-type="string" table:style-name="ce1">
            <text:p>Parco agricolo Sud Milano, Gratosoglio, Municipio 5, Ronchetto delle Rane, Milano, Lombardia, 20080, Italia</text:p>
          </table:table-cell>
          <table:table-cell office:value-type="string" table:style-name="ce1">
            <text:p>Nella zona nord del territorio comunale è posto il Parco Nord, a carattere sovracomunale. Un'ampia parte del territorio, a est, sud e ovest, è invece compresa nel Parco agricolo Sud Milano, una vasta area a carattere naturalistico e agricolo che circonda la città dai tre lati. Resti ben conservati delle mura spagnole sono visibili lungo viale Vittorio Veneto nei pressi di Porta Venezia, dove hanno mantenuto l'aspetto originale, quella di "passeggiata" alberata.</text:p>
          </table:table-cell>
          <table:table-cell office:value-type="string" table:style-name="ce1">
            <text:p>Si</text:p>
          </table:table-cell>
          <table:table-cell table:number-columns-repeated="16380"/>
        </table:table-row>
        <table:table-row table:style-name="ro1">
          <table:table-cell office:value-type="string" table:style-name="ce1">
            <text:p>Parco Biblioteca degli Alberi</text:p>
          </table:table-cell>
          <table:table-cell office:value-type="string" table:style-name="ce1">
            <text:p>Parco Biblioteca degli Alberi, Municipio 9, Milano, Lombardia, Italia</text:p>
          </table:table-cell>
          <table:table-cell office:value-type="string" table:style-name="ce1">
            <text:p>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 <text:s/>Parchi di estensione maggiore si trovano fuori dall'area edificata:</text:p>
          </table:table-cell>
          <table:table-cell office:value-type="string" table:style-name="ce1">
            <text:p>Si</text:p>
          </table:table-cell>
          <table:table-cell table:number-columns-repeated="16380"/>
        </table:table-row>
        <table:table-row table:style-name="ro1">
          <table:table-cell office:value-type="string" table:style-name="ce1">
            <text:p>parco delle Basiliche</text:p>
          </table:table-cell>
          <table:table-cell office:value-type="string" table:style-name="ce1">
            <text:p>Parco delle Basiliche, Duomo, Municipio 1, Milano, Lombardia,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Parco delle Basiliche</text:p>
          </table:table-cell>
          <table:table-cell office:value-type="string" table:style-name="ce1">
            <text:p>Parco delle Basiliche, Duomo, Municipio 1, Milano, Lombardia, Italia</text:p>
          </table:table-cell>
          <table:table-cell office:value-type="string" table:style-name="ce1">
            <text:p>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 <text:s/>Parchi di estensione maggiore si trovano fuori dall'area edificata:</text:p>
          </table:table-cell>
          <table:table-cell office:value-type="string" table:style-name="ce1">
            <text:p>Si</text:p>
          </table:table-cell>
          <table:table-cell table:number-columns-repeated="16380"/>
        </table:table-row>
        <table:table-row table:style-name="ro1">
          <table:table-cell office:value-type="string" table:style-name="ce1">
            <text:p>Parco di Trenno</text:p>
          </table:table-cell>
          <table:table-cell office:value-type="string" table:style-name="ce1">
            <text:p>Parco Aldo Aniasi, Municipio 7, Milano, Lombardia,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office:value-type="string" table:style-name="ce1">
            <text:p>No</text:p>
          </table:table-cell>
          <table:table-cell table:number-columns-repeated="16380"/>
        </table:table-row>
        <table:table-row table:style-name="ro1">
          <table:table-cell office:value-type="string" table:style-name="ce1">
            <text:p>Parco Forlanini</text:p>
          </table:table-cell>
          <table:table-cell office:value-type="string" table:style-name="ce1">
            <text:p>Parco Forlanini, Municipio 4, Monluè, Milano, Lombardia,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office:value-type="string" table:style-name="ce1">
            <text:p>Si</text:p>
          </table:table-cell>
          <table:table-cell table:number-columns-repeated="16380"/>
        </table:table-row>
        <table:table-row table:style-name="ro1">
          <table:table-cell office:value-type="string" table:style-name="ce1">
            <text:p>Parco Lambro</text:p>
          </table:table-cell>
          <table:table-cell office:value-type="string" table:style-name="ce1">
            <text:p>Parco Lambro, Municipio 3, Milano, Lombardia,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office:value-type="string" table:style-name="ce1">
            <text:p>Si</text:p>
          </table:table-cell>
          <table:table-cell table:number-columns-repeated="16380"/>
        </table:table-row>
        <table:table-row table:style-name="ro1">
          <table:table-cell office:value-type="string" table:style-name="ce1">
            <text:p>Parco Nord</text:p>
          </table:table-cell>
          <table:table-cell office:value-type="string" table:style-name="ce1">
            <text:p>Parco Nord Milano, Via Giuditta Pasta, Parco Nord, Bruzzano, Milano, Lombardia, 20161, Italia</text:p>
          </table:table-cell>
          <table:table-cell office:value-type="string" table:style-name="ce1">
            <text:p>Per la sua particolarità, si segnala il "Monte Stella", ricavato dalle macerie degli edifici bombardati nella seconda guerra mondiale. Nella zona nord del territorio comunale è posto il Parco Nord, a carattere sovracomunale. Un'ampia parte del territorio, a est, sud e ovest, è invece compresa nel Parco agricolo Sud Milano, una vasta area a carattere naturalistico e agricolo che circonda la città dai tre lati.</text:p>
          </table:table-cell>
          <table:table-cell office:value-type="string" table:style-name="ce1">
            <text:p>Si</text:p>
          </table:table-cell>
          <table:table-cell table:number-columns-repeated="16380"/>
        </table:table-row>
        <table:table-row table:style-name="ro1">
          <table:table-cell office:value-type="string" table:style-name="ce1">
            <text:p>Parco Ravizza</text:p>
          </table:table-cell>
          <table:table-cell office:value-type="string" table:style-name="ce1">
            <text:p>Parco Alessandrina Ravizza, Municipio 5, Milano, Lombardia, Italia</text:p>
          </table:table-cell>
          <table:table-cell office:value-type="string" table:style-name="ce1">
            <text:p><text:s/>Aree naturali <text:s/>Tre sono i parchi urbani storici della città: 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text:p>
          </table:table-cell>
          <table:table-cell office:value-type="string" table:style-name="ce1">
            <text:p>Si</text:p>
          </table:table-cell>
          <table:table-cell table:number-columns-repeated="16380"/>
        </table:table-row>
        <table:table-row table:style-name="ro1">
          <table:table-cell office:value-type="string" table:style-name="ce1">
            <text:p>Parco Sempione</text:p>
          </table:table-cell>
          <table:table-cell office:value-type="string" table:style-name="ce1">
            <text:p>Parco Sempione, Municipio 1, Milano, Lombardia, Italia</text:p>
          </table:table-cell>
          <table:table-cell office:value-type="string" table:style-name="ce1">
            <text:p>la fortezza era comunque tra le maggiori dell'epoca, tanto che il castello non fu mai espugnato in battaglia. Usato esclusivamente come caserma militare dai governi stranieri, fu restaurato e trasformato a fine Ottocento in un grande complesso museale, e ornato dai giardini dell'omonima piazza e dal Parco Sempione. Un tempo era gestito dal Castellano del Castello Sforzesco di Milano.</text:p>
          </table:table-cell>
          <table:table-cell office:value-type="string" table:style-name="ce1">
            <text:p>Si</text:p>
          </table:table-cell>
          <table:table-cell table:number-columns-repeated="16380"/>
        </table:table-row>
        <table:table-row table:style-name="ro1">
          <table:table-cell office:value-type="string" table:style-name="ce1">
            <text:p>Parco Sempione</text:p>
          </table:table-cell>
          <table:table-cell office:value-type="string" table:style-name="ce1">
            <text:p>Parco Sempione, Municipio 1, Milano, Lombardia, Italia</text:p>
          </table:table-cell>
          <table:table-cell office:value-type="string" table:style-name="ce1">
            <text:p><text:s/>Aree naturali <text:s/>Tre sono i parchi urbani storici della città: 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text:p>
          </table:table-cell>
          <table:table-cell table:number-columns-repeated="16381" table:style-name="ce1"/>
        </table:table-row>
        <table:table-row table:style-name="ro1">
          <table:table-cell office:value-type="string" table:style-name="ce1">
            <text:p>Parco Sempione</text:p>
          </table:table-cell>
          <table:table-cell office:value-type="string" table:style-name="ce1">
            <text:p>Parco Sempione, Municipio 1, Milano, Lombardia, Italia</text:p>
          </table:table-cell>
          <table:table-cell office:value-type="string" table:style-name="ce1">
            <text:p><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 La manifestazione si svolge nell'Arena Civica ed è accompagnata da altri eventi pubblici prevalentemente nella zona del Parco Sempione. Dal Global City Report 2012, Milano risulta essere la prima città in Europa per creatività musicale.</text:p>
          </table:table-cell>
          <table:table-cell table:number-columns-repeated="16381" table:style-name="ce1"/>
        </table:table-row>
        <table:table-row table:style-name="ro1">
          <table:table-cell office:value-type="string" table:style-name="ce1">
            <text:p>Parco Solari</text:p>
          </table:table-cell>
          <table:table-cell office:value-type="string" table:style-name="ce1">
            <text:p>Giardini Don Luigi Giussani, Municipio 6, Milano, Lombardia, Italia</text:p>
          </table:table-cell>
          <table:table-cell office:value-type="string" table:style-name="ce1">
            <text:p>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 <text:s/>Parchi di estensione maggiore si trovano fuori dall'area edificata:</text:p>
          </table:table-cell>
          <table:table-cell office:value-type="string" table:style-name="ce1">
            <text:p>Si</text:p>
          </table:table-cell>
          <table:table-cell table:number-columns-repeated="16380"/>
        </table:table-row>
        <table:table-row table:style-name="ro1">
          <table:table-cell office:value-type="string" table:style-name="ce1">
            <text:p>Parigi</text:p>
          </table:table-cell>
          <table:table-cell office:value-type="string" table:style-name="ce1">
            <text:p>Piazza Parigi, Centro Direzionale Commerciale Milano Oltre, Santa Monica, Villaggio Ambrosiano, Segrate, Milano, Lombardia, 20096, Italia</text:p>
          </table:table-cell>
          <table:table-cell office:value-type="string" table:style-name="ce1">
            <text:p>Estendendosi per 753 000 m² di superficie complessiva è il polo fieristico più grande d'Europa. Lunedì 31 marzo 2008 a Parigi a Milano è stata assegnata l'organizzazione dell'Expo 2015 dai delegati dell'Ufficio Internazionale delle Esposizioni. Nella votazione finale Milano ha battuto l'altra città candidata, la turca Smirne, per 86 voti a 65, dopo che in una prima votazione guastata da problemi tecnici sembrava aver prevalso Smirne.</text:p>
          </table:table-cell>
          <table:table-cell office:value-type="string" table:style-name="ce1">
            <text:p>No</text:p>
          </table:table-cell>
          <table:table-cell table:number-columns-repeated="16380"/>
        </table:table-row>
        <table:table-row table:style-name="ro1">
          <table:table-cell office:value-type="string" table:style-name="ce1">
            <text:p>Parigi</text:p>
          </table:table-cell>
          <table:table-cell office:value-type="string" table:style-name="ce1">
            <text:p>Piazza Parigi, Centro Direzionale Commerciale Milano Oltre, Santa Monica, Villaggio Ambrosiano, Segrate, Milano, Lombardia, 20096, Italia</text:p>
          </table:table-cell>
          <table:table-cell office:value-type="string" table:style-name="ce1">
            <text:p>Diversi sistemi di bici in sharing (sistema BikeMi e altri) e monopattini (6.000 mezzi nel 2021) in sharing esistono. La città è prima in Italia e quinta in Europa, dopo Parigi, Londra, Barcellona e Lione, e ottava al mondo, per il servizio di bike sharing, con 320 stazioni e una flotta che comprende 4.280 biciclette a pedalata muscolare e 1.150 a pedalata assistita, 150 anche con seggiolino per bambini. Car sharing Milano è la prima città in Italia e in Europa per car sharing, in rapporto alla popolazione, con 60 000 abbonati e quasi 1 500 vetture gestite da quattro società private che in futuro saliranno a sei.</text:p>
          </table:table-cell>
          <table:table-cell table:number-columns-repeated="16381" table:style-name="ce1"/>
        </table:table-row>
        <table:table-row table:style-name="ro1">
          <table:table-cell office:value-type="string" table:style-name="ce1">
            <text:p>Peschiera Borromeo</text:p>
          </table:table-cell>
          <table:table-cell office:value-type="string" table:style-name="ce1">
            <text:p>Peschiera Borromeo, Milano, Lombardia, 20068, Italia</text:p>
          </table:table-cell>
          <table:table-cell office:value-type="string" table:style-name="ce1">
            <text:p>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 Molto frequentato nei mesi estivi e dotato di una vasta area verde, l'Idroscalo è spesso definito "il mare dei milanesi".</text:p>
          </table:table-cell>
          <table:table-cell office:value-type="string" table:style-name="ce1">
            <text:p>Si</text:p>
          </table:table-cell>
          <table:table-cell table:number-columns-repeated="16380"/>
        </table:table-row>
        <table:table-row table:style-name="ro1">
          <table:table-cell office:value-type="string" table:style-name="ce1">
            <text:p>Peschiera Borromeo</text:p>
          </table:table-cell>
          <table:table-cell office:value-type="string" table:style-name="ce1">
            <text:p>Peschiera Borromeo, Milano, Lombardia, 20068,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table:number-columns-repeated="16381" table:style-name="ce1"/>
        </table:table-row>
        <table:table-row table:style-name="ro1">
          <table:table-cell office:value-type="string" table:style-name="ce1">
            <text:p>piazza Cordusio</text:p>
          </table:table-cell>
          <table:table-cell office:value-type="string" table:style-name="ce1">
            <text:p>Piazza Cordusio,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Si</text:p>
          </table:table-cell>
          <table:table-cell table:number-columns-repeated="16380"/>
        </table:table-row>
        <table:table-row table:style-name="ro1">
          <table:table-cell office:value-type="string" table:style-name="ce1">
            <text:p>piazza degli Affari</text:p>
          </table:table-cell>
          <table:table-cell office:value-type="string" table:style-name="ce1">
            <text:p>Piazza degli Affari, Duomo, Municipio 1, Milano, Lombardia, Italia</text:p>
          </table:table-cell>
          <table:table-cell office:value-type="string" table:style-name="ce1">
            <text:p>Oggi Milano è un importante centro commerciale e industriale, sia all'interno dell'Unione europea sia a livello internazionale, oltre che il maggior polo italiano per i servizi e il terziario, la finanza, la moda, l'editoria e l'industria. È inoltre sede della Borsa Italiana (in piazza degli Affari), uno dei più importanti centri finanziari d'Europa, ed è un grande polo di attrazione per le sedi amministrative di decine di multinazionali. Milano è uno dei maggiori centri universitari, editoriali e televisivi d'Europa.</text:p>
          </table:table-cell>
          <table:table-cell office:value-type="string" table:style-name="ce1">
            <text:p>Si</text:p>
          </table:table-cell>
          <table:table-cell table:number-columns-repeated="16380"/>
        </table:table-row>
        <table:table-row table:style-name="ro1">
          <table:table-cell office:value-type="string" table:style-name="ce1">
            <text:p>piazza degli Affari</text:p>
          </table:table-cell>
          <table:table-cell office:value-type="string" table:style-name="ce1">
            <text:p>Piazza degli Affari,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table:number-columns-repeated="16381" table:style-name="ce1"/>
        </table:table-row>
        <table:table-row table:style-name="ro1">
          <table:table-cell office:value-type="string" table:style-name="ce1">
            <text:p>piazza del Duomo</text:p>
          </table:table-cell>
          <table:table-cell office:value-type="string" table:style-name="ce1">
            <text:p>Piazza del Duomo, Duomo, Municipio 1, Milano, Lombardia, Italia</text:p>
          </table:table-cell>
          <table:table-cell office:value-type="string" table:style-name="ce1">
            <text:p>A breve distanza si trova il settecentesco Teatro alla Scala, uno dei teatri lirici più famosi al mondo. A collegare piazza della Scala e piazza del Duomo è la galleria Vittorio Emanuele II, un passaggio coperto con strutture di ferro e vetro a vista in stile eclettico. <text:s/>Altro monumento simbolo di Milano è il Castello Sforzesco, originariamente concepito come struttura esclusivamente militare, fu poi ridisegnato come elegante corte per i signori della città.</text:p>
          </table:table-cell>
          <table:table-cell office:value-type="string" table:style-name="ce1">
            <text:p>Si</text:p>
          </table:table-cell>
          <table:table-cell table:number-columns-repeated="16380"/>
        </table:table-row>
        <table:table-row table:style-name="ro1">
          <table:table-cell office:value-type="string" table:style-name="ce1">
            <text:p>piazza del Duomo</text:p>
          </table:table-cell>
          <table:table-cell office:value-type="string" table:style-name="ce1">
            <text:p>Piazza del Duomo,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table:number-columns-repeated="16381" table:style-name="ce1"/>
        </table:table-row>
        <table:table-row table:style-name="ro1">
          <table:table-cell office:value-type="string" table:style-name="ce1">
            <text:p>piazza del Duomo</text:p>
          </table:table-cell>
          <table:table-cell office:value-type="string" table:style-name="ce1">
            <text:p>Piazza del Duomo, Duomo, Municipio 1, Milano, Lombardia,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table:number-columns-repeated="16381" table:style-name="ce1"/>
        </table:table-row>
        <table:table-row table:style-name="ro1">
          <table:table-cell office:value-type="string" table:style-name="ce1">
            <text:p>piazza del Duomo</text:p>
          </table:table-cell>
          <table:table-cell office:value-type="string" table:style-name="ce1">
            <text:p>Piazza del Duomo, Duomo, Municipio 1, Milano, Lombardia, Italia</text:p>
          </table:table-cell>
          <table:table-cell office:value-type="string" table:style-name="ce1">
            <text:p>Altri eventi di rilievo organizzati a Milano sono il Salone Internazionale del Mobile, il Fuori Salone, la Settimana della moda di Milano, la Borsa internazionale del turismo, il Micam, l'EICMA, Bookcity e l'Artigiano in Fiera. <text:s/>Geografia antropica Urbanistica <text:s/>L'urbanistica di Milano ha origine dalle sostanziali modifiche dell'impianto urbanistico storico decise dal primo piano regolatore generale comunale della città, approvato nel 1884 e noto come Piano Beruto, con il quale il centro urbano venne fatto centrare su piazza del Duomo, creando un'ulteriore circonvallazione, oggi nota come circonvallazione esterna. A tal proposito Cesare Beruto, redattore del citato piano regolatore, scriveva:</text:p>
          </table:table-cell>
          <table:table-cell table:number-columns-repeated="16381" table:style-name="ce1"/>
        </table:table-row>
        <table:table-row table:style-name="ro1">
          <table:table-cell office:value-type="string" table:style-name="ce1">
            <text:p>piazza della Scala</text:p>
          </table:table-cell>
          <table:table-cell office:value-type="string" table:style-name="ce1">
            <text:p>Piazza della Scala, Duomo, Municipio 1, Milano, Lombardia, 20121, Italia</text:p>
          </table:table-cell>
          <table:table-cell office:value-type="string" table:style-name="ce1">
            <text:p>A breve distanza si trova il settecentesco Teatro alla Scala, uno dei teatri lirici più famosi al mondo. A collegare piazza della Scala e piazza del Duomo è la galleria Vittorio Emanuele II, un passaggio coperto con strutture di ferro e vetro a vista in stile eclettico. <text:s/>Altro monumento simbolo di Milano è il Castello Sforzesco, originariamente concepito come struttura esclusivamente militare, fu poi ridisegnato come elegante corte per i signori della città.</text:p>
          </table:table-cell>
          <table:table-cell office:value-type="string" table:style-name="ce1">
            <text:p>Si</text:p>
          </table:table-cell>
          <table:table-cell table:number-columns-repeated="16380"/>
        </table:table-row>
        <table:table-row table:style-name="ro1">
          <table:table-cell office:value-type="string" table:style-name="ce1">
            <text:p>piazza della Scala</text:p>
          </table:table-cell>
          <table:table-cell office:value-type="string" table:style-name="ce1">
            <text:p>Piazza della Scala, Duomo, Municipio 1, Milano, Lombardia, 20121,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table:number-columns-repeated="16381" table:style-name="ce1"/>
        </table:table-row>
        <table:table-row table:style-name="ro1">
          <table:table-cell office:value-type="string" table:style-name="ce1">
            <text:p>piazza Mercanti</text:p>
          </table:table-cell>
          <table:table-cell office:value-type="string" table:style-name="ce1">
            <text:p>Piazza dei Mercanti, Duomo, Municipio 1, Milano, Lombardia, Italia</text:p>
          </table:table-cell>
          <table:table-cell office:value-type="string" table:style-name="ce1">
            <text:p>tale fatto è dovuto principalmente alla mancanza di una corte all'interno della città a partire dal XVI secolo, quando venne perduta l'indipendenza. Fra i palazzi pubblici, infatti, vanno ricordati solo il medievale Palazzo della Ragione (inserito nel complesso di piazza Mercanti) e il successivo Palazzo Reale, per secoli sede rappresentativa del governo della città; dopo la costruzione del Castello Sforzesco, evidentemente catalogato tra le architetture militari, Milano non diede più alla luce un edificio di concezione pubblica sino al 2010, quando fu inaugurato Palazzo Lombardia.</text:p>
          </table:table-cell>
          <table:table-cell office:value-type="string" table:style-name="ce1">
            <text:p>Si</text:p>
          </table:table-cell>
          <table:table-cell table:number-columns-repeated="16380"/>
        </table:table-row>
        <table:table-row table:style-name="ro1">
          <table:table-cell office:value-type="string" table:style-name="ce1">
            <text:p>piazza Mercanti</text:p>
          </table:table-cell>
          <table:table-cell office:value-type="string" table:style-name="ce1">
            <text:p>Piazza dei Mercanti,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table:number-columns-repeated="16381" table:style-name="ce1"/>
        </table:table-row>
        <table:table-row table:style-name="ro1">
          <table:table-cell office:value-type="string" table:style-name="ce1">
            <text:p>Piazza Mercanti</text:p>
          </table:table-cell>
          <table:table-cell office:value-type="string" table:style-name="ce1">
            <text:p>Piazza dei Mercanti, Duomo, Municipio 1, Milano, Lombardia, Italia</text:p>
          </table:table-cell>
          <table:table-cell office:value-type="string" table:style-name="ce1">
            <text:p>Per quanto riguarda le sedi comunali, il primo municipio di Milano fu il Broletto Vecchio, sede municipale fino al 1251, poi ampliato e trasformato in Palazzo Reale. 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text:p>
          </table:table-cell>
          <table:table-cell table:number-columns-repeated="16381" table:style-name="ce1"/>
        </table:table-row>
        <table:table-row table:style-name="ro1">
          <table:table-cell office:value-type="string" table:style-name="ce1">
            <text:p>Piazza Missori</text:p>
          </table:table-cell>
          <table:table-cell office:value-type="string" table:style-name="ce1">
            <text:p>Monumento a Giuseppe Missori, Piazza Giuseppe Missori, Duomo, Municipio 1, Milano, Lombardia, 20122, Italia</text:p>
          </table:table-cell>
          <table:table-cell office:value-type="string" table:style-name="ce1">
            <text:p>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text:p>
          </table:table-cell>
          <table:table-cell office:value-type="string" table:style-name="ce1">
            <text:p>Si</text:p>
          </table:table-cell>
          <table:table-cell table:number-columns-repeated="16380"/>
        </table:table-row>
        <table:table-row table:style-name="ro1">
          <table:table-cell office:value-type="string" table:style-name="ce1">
            <text:p>piazza San Babila</text:p>
          </table:table-cell>
          <table:table-cell office:value-type="string" table:style-name="ce1">
            <text:p>Piazza San Babila, Duomo, Municipio 1, Milano, Lombardia,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piazza San Fedele</text:p>
          </table:table-cell>
          <table:table-cell office:value-type="string" table:style-name="ce1">
            <text:p>Piazza San Fedele, Duomo, Municipio 1, Milano, Lombardia, Italia</text:p>
          </table:table-cell>
          <table:table-cell office:value-type="string" table:style-name="ce1">
            <text:p><text:s/>Vie e piazze Sono diverse le vie e piazze di Milano che hanno rilevanza storica, architettonica, sociale o commerciale. 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text:p>
          </table:table-cell>
          <table:table-cell office:value-type="string" table:style-name="ce1">
            <text:p>Si</text:p>
          </table:table-cell>
          <table:table-cell table:number-columns-repeated="16380"/>
        </table:table-row>
        <table:table-row table:style-name="ro1">
          <table:table-cell office:value-type="string" table:style-name="ce1">
            <text:p>piazza Santa Maria Beltrade</text:p>
          </table:table-cell>
          <table:table-cell office:value-type="string" table:style-name="ce1">
            <text:p>Piazza Santa Maria Beltrade, Duomo, Municipio 1, Milano, Lombardia, 20123,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office:value-type="string" table:style-name="ce1">
            <text:p>Si</text:p>
          </table:table-cell>
          <table:table-cell table:number-columns-repeated="16380"/>
        </table:table-row>
        <table:table-row table:style-name="ro1">
          <table:table-cell office:value-type="string" table:style-name="ce1">
            <text:p>piazza Vetra</text:p>
          </table:table-cell>
          <table:table-cell office:value-type="string" table:style-name="ce1">
            <text:p>Piazza Vetra, Duomo, Municipio 1, Milano, Lombardia, 20136,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office:value-type="string" table:style-name="ce1">
            <text:p>Si</text:p>
          </table:table-cell>
          <table:table-cell table:number-columns-repeated="16380"/>
        </table:table-row>
        <table:table-row table:style-name="ro1">
          <table:table-cell office:value-type="string" table:style-name="ce1">
            <text:p>Piccolo Teatro di Milano</text:p>
          </table:table-cell>
          <table:table-cell office:value-type="string" table:style-name="ce1">
            <text:p>Piccolo Teatro Grassi, 2/B, Via Rovello, Brera, Municipio 1, Milano, Lombardia, 20121, Italia</text:p>
          </table:table-cell>
          <table:table-cell office:value-type="string" table:style-name="ce1">
            <text:p>La città ha avuto il pregio di ospitare figure teatrali di livello internazionale: il regista Giorgio Strehler (al quale è intitolato il Teatro Strehler, ovvero la sala più grande del Piccolo Teatro di Milano), l'attore-autore Dario Fo, Premio Nobel per la letteratura nel 1997, e il regista e autore teatrale Carmelo Bene. I teatri milanesi sono sparsi per tutta la città.</text:p>
          </table:table-cell>
          <table:table-cell office:value-type="string" table:style-name="ce1">
            <text:p>Si</text:p>
          </table:table-cell>
          <table:table-cell table:number-columns-repeated="16380"/>
        </table:table-row>
        <table:table-row table:style-name="ro1">
          <table:table-cell office:value-type="string" table:style-name="ce1">
            <text:p>Piccolo Teatro di Milano</text:p>
          </table:table-cell>
          <table:table-cell office:value-type="string" table:style-name="ce1">
            <text:p>Piccolo Teatro Grassi, 2/B, Via Rovello, Brera, Municipio 1, Milano, Lombardia, 20121, Italia</text:p>
          </table:table-cell>
          <table:table-cell office:value-type="string" table:style-name="ce1">
            <text:p>L'altra sala adatta alla lirica è il nuovo Teatro degli Arcimboldi, che prende il nome dalla Bicocca degli Arcimboldi, villino nobiliare costruito nella seconda metà del XV secolo come dimora di campagna della famiglia Arcimboldi. Fra i teatri di prosa il Piccolo Teatro di Milano, fondato nell'immediato dopoguerra da Paolo Grassi e Giorgio Strehler, è il più antico teatro stabile italiano. Altre sale importanti sono il Teatro Franco Parenti, fondato da Franco Parenti, il Teatro Carcano, diretto per molti anni da Gabriele Lavia, il Teatro Elfo Puccini, che ha lanciato Gabriele Salvatores.</text:p>
          </table:table-cell>
          <table:table-cell table:number-columns-repeated="16381" table:style-name="ce1"/>
        </table:table-row>
        <table:table-row table:style-name="ro1">
          <table:table-cell office:value-type="string" table:style-name="ce1">
            <text:p>Pinacoteca Ambrosiana</text:p>
          </table:table-cell>
          <table:table-cell office:value-type="string" table:style-name="ce1">
            <text:p>Pinacoteca Ambrosiana, 2, Piazza Pio Undicesimo, Duomo, Municipio 1, Milano, Lombardia, 20123, Italia</text:p>
          </table:table-cell>
          <table:table-cell office:value-type="string" table:style-name="ce1">
            <text:p>Il Duomo fu risparmiato nonostante il crollo di decine di statue. Colpiti pure il Castello Sforzesco, la chiesa di Santa Maria delle Grazie, Palazzo Reale, la Pinacoteca Ambrosiana e l'ospedale Fatebenefratelli. Tragica fu la strage dei 184 bambini della scuola elementare di Gorla, il 20 ottobre 1944.</text:p>
          </table:table-cell>
          <table:table-cell office:value-type="string" table:style-name="ce1">
            <text:p>Si</text:p>
          </table:table-cell>
          <table:table-cell table:number-columns-repeated="16380"/>
        </table:table-row>
        <table:table-row table:style-name="ro1">
          <table:table-cell office:value-type="string" table:style-name="ce1">
            <text:p>Pinacoteca Ambrosiana</text:p>
          </table:table-cell>
          <table:table-cell office:value-type="string" table:style-name="ce1">
            <text:p>Pinacoteca Ambrosiana, 2, Piazza Pio Undicesimo, Duomo, Municipio 1, Milano, Lombardia, 20123, Italia</text:p>
          </table:table-cell>
          <table:table-cell office:value-type="string" table:style-name="ce1">
            <text:p>ospita al suo interno una collezione che contiene le opere dei più importanti artisti del panorama italiano e internazionale, dal XIV al XX secolo. 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text:p>
          </table:table-cell>
          <table:table-cell table:number-columns-repeated="16381" table:style-name="ce1"/>
        </table:table-row>
        <table:table-row table:style-name="ro1">
          <table:table-cell office:value-type="string" table:style-name="ce1">
            <text:p>Pinacoteca di Brera</text:p>
          </table:table-cell>
          <table:table-cell office:value-type="string" table:style-name="ce1">
            <text:p>Pinacoteca di Brera, 28, Via Brera, Brera, Municipio 1, Milano, Lombardia, 20121, Italia</text:p>
          </table:table-cell>
          <table:table-cell office:value-type="string" table:style-name="ce1">
            <text:p>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text:p>
          </table:table-cell>
          <table:table-cell office:value-type="string" table:style-name="ce1">
            <text:p>Si</text:p>
          </table:table-cell>
          <table:table-cell table:number-columns-repeated="16380"/>
        </table:table-row>
        <table:table-row table:style-name="ro1">
          <table:table-cell office:value-type="string" table:style-name="ce1">
            <text:p>Pinacoteca di Brera</text:p>
          </table:table-cell>
          <table:table-cell office:value-type="string" table:style-name="ce1">
            <text:p>Pinacoteca di Brera, 28, Via Brera, Brera, Municipio 1, Milano, Lombardia, 20121, Italia</text:p>
          </table:table-cell>
          <table:table-cell office:value-type="string" table:style-name="ce1">
            <text:p>la città è un centro estremamente vitale di mostre e di attività culturali, con iniziative e centri d'apprendimento legati alla storia e alla scienza. La Pinacoteca di Brera è la pinacoteca più celebre di Milano: ospita al suo interno una collezione che contiene le opere dei più importanti artisti del panorama italiano e internazionale, dal XIV al XX secolo.</text:p>
          </table:table-cell>
          <table:table-cell table:number-columns-repeated="16381" table:style-name="ce1"/>
        </table:table-row>
        <table:table-row table:style-name="ro1">
          <table:table-cell office:value-type="string" table:style-name="ce1">
            <text:p>Pioltello-Limito</text:p>
          </table:table-cell>
          <table:table-cell office:value-type="string" table:style-name="ce1">
            <text:p>Pioltello-Limito, Piazza Matteo Bonardi, Isola, Limito, Milano, Lombardia, 20096, Italia</text:p>
          </table:table-cell>
          <table:table-cell office:value-type="string" table:style-name="ce1">
            <text:p>fulcro del servizio è il passante ferroviario, una galleria di 9 km che attraversa la città da nord-ovest a sud-est e che è costituita da otto stazioni ferroviarie sotterranee, offrendo numerosi punti d'interscambio con la metropolitana e i trasporti urbani. 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text:p>
          </table:table-cell>
          <table:table-cell office:value-type="string" table:style-name="ce1">
            <text:p>No</text:p>
          </table:table-cell>
          <table:table-cell table:number-columns-repeated="16380"/>
        </table:table-row>
        <table:table-row table:style-name="ro1">
          <table:table-cell office:value-type="string" table:style-name="ce1">
            <text:p>Piscina Romano</text:p>
          </table:table-cell>
          <table:table-cell office:value-type="string" table:style-name="ce1">
            <text:p>Piscina Romano, Via Giuseppe Zanoia, Città Studi, Municipio 3, Milano, Lombardia, 20131,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Planetario di Milano</text:p>
          </table:table-cell>
          <table:table-cell office:value-type="string" table:style-name="ce1">
            <text:p>Planetario Ulrico Hoepli, 57, Corso Venezia, Guastalla, Municipio 1, Milano, Lombardia, 20121, Italia</text:p>
          </table:table-cell>
          <table:table-cell office:value-type="string" table:style-name="ce1">
            <text:p>Tra i musei a carattere scientifico si possono annoverare il Museo nazionale della scienza e della tecnologia, celebre anche per la mostra permanente su Leonardo da Vinci e per il sottomarino Enrico Toti, e il Museo civico di storia naturale di Milano, il più grande museo di storia naturale italiano e tra i più importanti musei naturalistici d'Europa. Ci sono inoltre il Planetario di Milano, l'Osservatorio astronomico di Brera e l'Acquario civico di Milano. La città ospita il Centro di Documentazione sul Progetto Grafico di AIAP, fondato nel 1945 per conservare e valorizzare i materiali della progettazione grafica e della comunicazione visiva e si configura anche come centro di ricerca professionale.</text:p>
          </table:table-cell>
          <table:table-cell office:value-type="string" table:style-name="ce1">
            <text:p>Si</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ale roccia è ricoperta dai sedimenti fluviali quaternari ed è visibile lungo i principali corsi d'acqua che la solcano, costituendo conglomerati rocciosi che in Lombardia sono conosciuti come "ceppi". Milano occupa un'area di 181,67 km² a occidente della Lombardia, situata a 25 km a est del fiume Ticino, a 25 km a ovest del fiume Adda, a 35 km a nord del fiume Po e a 50 km a sud del lago di Como, lungo la cosiddetta "fascia delle risorgive", laddove vi è l'incontro, nel sottosuolo, tra strati geologici a differente permeabilità, aspetto che permette alle acque profonde di riaffiorare in superficie. L'idrografia di Milano e della zona dei comuni confinanti è particolarmente complessa, sia per cause naturali, vista la cospicua presenza di fiumi, torrenti e fontanili, che formano un vero e proprio groviglio idrico, sia per questioni legate ai lavori di canalizzazioni e di deviazione dei corsi d'acqua di matrice antropica, aventi il proprio inizio durante l'epoca romana, che hanno portato alla realizzazione di numerose rogge, canali e laghi artificiali.</text:p>
          </table:table-cell>
          <table:table-cell office:value-type="string" table:style-name="ce1">
            <text:p>No</text:p>
          </table:table-cell>
          <table:table-cell table:number-columns-repeated="16380"/>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text:p>
          </table:table-cell>
          <table:table-cell table:number-columns-repeated="16381" table:style-name="ce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toria Epoca celtica <text:s/>Milano fu fondata intorno al 590 a.C., da una tribù celtica facente parte del gruppo degli Insubri e appartenente alla cultura di Golasecca. Il nome originario, tramandato dagli autori latini come Mediolanum (Tacito, Plinio il vecchio) o Mediolanium (Tito Livio) e da quelli greci come Μεδιόλανον (Polibio, Plutarco, Cassio Dione) o Μεδιολάνιον (Strabone), compare in un antico graffito celtico nella forma Meśiolano (dove ś rende, molto probabilmente, il suono /d/). La città romana fu poi a sua volta gradualmente sovrapposta e rimpiazzata da quella medievale.</text:p>
          </table:table-cell>
          <table:table-cell table:number-columns-repeated="16381" table:style-name="ce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econdo la tradizione leggendaria riportata da Tito Livio e poi ripresa in epoca medioevale da Bonvesin de la Riva la fondazione di Milano avvenne nel VI secolo a.C. nel luogo dove fu trovata una scrofa semilanuta, per opera della tribù celtica guidata da Belloveso, che sconfisse gli Etruschi, popolazione che fino ad allora aveva dominato la zona, nella battaglia del Ticino. 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 La carta di distribuzione dei ritrovamenti della prima età del ferro mostra che l'insediamento golasecchiano (V secolo a.C.) occupava un'area di circa 12 ettari nei pressi della moderna piazza San Sepolcro.</text:p>
          </table:table-cell>
          <table:table-cell table:number-columns-repeated="16381" table:style-name="ce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ext:s/>Nel periodo del vescovo Ambrogio e dell'imperatore Teodosio I, che dichiarò il cristianesimo l'unica religione dell'impero con l'Editto di Tessalonica, Milano fu il centro più influente della Chiesa d'Occidente (qui Sant'Agostino si convertì al cristianesimo nel 386 ricevendo il battesimo l'anno seguente). L'antica Mediolanum era difesa da una cinta muraria provvista di torri e da quattro fortificazioni, il Castrum Vetus, il Castrum Portae Novae, l'Arx Romana e il Castrum Portae Jovis. Le mura romane di Milano e le relative porte cittadine furono distrutte durante l'assedio di Milano del 1162, per opera di Federico Barbarossa, venendo poi sostituite dalle mura medievali di Milano.</text:p>
          </table:table-cell>
          <table:table-cell table:number-columns-repeated="16381" table:style-name="ce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nel XIII secolo Milano era una delle poche città europee ad avere più di 100.000 abitanti, l'artigianato era in pieno sviluppo, soprattutto per la lavorazione dei metalli e dei tessuti, agricoltura e allevamento erano fiorenti e i traffici intensi, anche grazie alla costruzione del Naviglio Grande, che favorì gli scambi e irrigò sapientemente le campagne. A manifestare l'orgoglio per questa crescita furono compiute opere come il Castello Sforzesco (già esistente in epoca viscontea con il nome di Castello di Porta Giovia ma riadattato, ingrandito e completato dagli Sforza. Il Castello di Porta Giovia sorgeva a sud nello stesso luogo del Castrum Portae Jovis romano) e l'Ospedale Maggiore.</text:p>
          </table:table-cell>
          <table:table-cell table:number-columns-repeated="16381" table:style-name="ce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A manifestare l'orgoglio per questa crescita furono compiute opere come il Castello Sforzesco (già esistente in epoca viscontea con il nome di Castello di Porta Giovia ma riadattato, ingrandito e completato dagli Sforza. 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text:p>
          </table:table-cell>
          <table:table-cell table:number-columns-repeated="16381" table:style-name="ce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ncominciò così un inasprimento fiscale che non cesserà che nel 1706.La devastante peste del 1630 segnò profondamente la città e la sua cultura, tanto da essere stata in seguito ripresa da Alessandro Manzoni, sia ne I promessi sposi sia nella Storia della colonna infame, scritto d'alto pregio storico e sociale, nel quale il Manzoni propone una riflessione profonda sugli errori commessi dai giudici, che abusarono del loro potere, per arrivare a una sentenza di condanna di due persone in quanto considerate untori. Pochi sono i segni evidenti rimasti a Milano della dominazione spagnola: le mura spagnole di Milano, demolite tra la fine del XIX e l'inizio del XX secolo, la chiesa barocca di San Giuseppe, il Collegio Elvetico in via Senato e la Darsena di Porta Ticinese, fatta scavare dal governatore spagnolo Pedro Enríquez de Acevedo, conte di Fuentes.</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Pochi sono i segni evidenti rimasti a Milano della dominazione spagnola: le mura spagnole di Milano, demolite tra la fine del XIX e l'inizio del XX secolo, la chiesa barocca di San Giuseppe, il Collegio Elvetico in via Senato e la Darsena di Porta Ticinese, fatta scavare dal governatore spagnolo Pedro Enríquez de Acevedo, conte di Fuentes. Il XVIII secolo vide Milano passare dalla dominazione spagnola a quella austriaca, che continuò fino all'epoca napoleonica, eccezion fatta per una parentesi di tre anni, tra il 1733 e il 1736, durante i quali la città subì il controllo del Regno di Sardegn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l 14 febbraio 1916, in piena prima guerra mondiale, Milano subì il primo bombardamento aereo della sua storia; due bombardieri da guerra, modello Etrich Taube, della Imperial-regia Aviazione austro-ungarica sganciarono numerose bombe nelle zone di Porta Romana e Porta Vittoria provocando 16 morti e circa 40 feriti. I due bombardieri si ritirano indisturbati alla base aerea di Gardolo (in Trentino, allora parte dell'Impero austro-ungarico), da dove erano partiti.</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ext:s/>Altro monumento simbolo di Milano è il Castello Sforzesco, originariamente concepito come struttura esclusivamente militare, fu poi ridisegnato come elegante corte per i signori della città. 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 Celebre in tutto il mondo è la chiesa di Santa Maria delle Grazie, inclusa con il Cenacolo Vinciano nell'elenco dei patrimoni dell'umanità redatto dall'UNESCO.Esternamente all'area urbana sorgono due importanti complessi monastici:</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delle mura medievali restano dei rarissimi tratti scoperti che sono sopravvissuti alla conversione in abitazioni una volta costruite le mura spagnole, all'epoca della loro edificazione le più estese d'Europa, abbattute per gran parte fra la fine dell'Ottocento e i primi decenni del Novecento per ragioni viabilistiche. Oltre ad alcuni tratti delle antiche mura spagnole lunghi in totale circa un chilometro, restano a ricordare le uniche porte cittadine della cinta medievali giunte sino a noi, ovvero Porta Nuova medievale e Porta Ticinese medievale. Sulla cinta spagnola le porte sono state invece in gran parte conservate:</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ulla cinta spagnola le porte sono state invece in gran parte conservate: a parte la manierista Porta Romana, le rimanenti risalgono alla sistemazione austriaca dei bastioni in stile neoclassico. L'architettura militare più imponente è il Castello Sforzesco, maniero convertito nel Rinascimento a elegante corte dei Duchi di Milano:</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Un tempo era gestito dal Castellano del Castello Sforzesco di Milano. Sorge sullo stesso luogo del Castello di Porta Giovia, di cui rappresenta un ampliamento, e del Castrum Portae Jovis romano. <text:s/>Vie e piazze Sono diverse le vie e piazze di Milano che hanno rilevanza storica, architettonica, sociale o commerciale.</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Un'ampia parte del territorio, a est, sud e ovest, è invece compresa nel Parco agricolo Sud Milano, una vasta area a carattere naturalistico e agricolo che circonda la città dai tre lati. 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Degno di nota è il drastico calo degli abitanti a causa della peste del 1630. Popolazione storica (migliaia) Abitanti censiti (migliaia) Suddivisioni amministrative <text:s/>La città è suddivisa in nove municipi. Non esiste una suddivisione ufficiale in quartieri.</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Le nazionalità maggiormente rappresentate in base alla loro percentuale sul totale della popolazione residente sono: 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attraverso poesie, dizionari, riviste ed opere teatrali che si fecero portatrici delle numerose istanze sociali della città e dei suoi abitanti. Tra gli autori che più hanno contribuito al panorama letterario milanese vale la pena menzionare i poeti Carlo Porta, Delio Tessa e Franco Loi, i drammaturghi Carlo Bertolazzi ed Edoardo Ferravilla e lo scrittore Cletto Arrighi. Il milanese non ha un riconoscimento giuridico (legge nº 482 del 1999) e non è oggetto di tutela da parte della Repubblica Italiana, mentre la lingua lombarda è riconosciuta ufficiosamente con la Raccomandazione nº 928 del 7 ottobre 1981 del Consiglio d'Europ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Degni di nota sono anche i Giochi sforzeschi, convegno ludico organizzato in collaborazione con il comune di Milano che è iniziato nel 1999. Per quanto riguarda gli eventi commerciali, importanti sono la fiera di Sinigallia, storico mercatino delle pulci che si svolge ogni sabato nei pressi della Darsena di Porta Ticinese, e gli Oh Bej! Oh Bej!, antico mercatino tipico del periodo natalizio che si tiene generalmente dal 7 dicembre, giorno di sant'Ambrogio, fino alla domenica successiv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ono presenti anche gli studi di alcune emittenti locali/regionali tra cui: Discoradio, Radio Popolare, Radio Lombardia, Radio Reporter, Radio Millennium e RMC 2 <text:s/>Discografia A Milano hanno sede le più importanti etichette discografiche tra cui: Universal Music Italia, Warner Music Italia e Sony Music Itali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 La manifestazione si svolge nell'Arena Civica ed è accompagnata da altri eventi pubblici prevalentemente nella zona del Parco Sempione.</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 Con i suoi 231 m alla punta della guglia è il grattacielo più alto d'Itali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Oggi a Milano sono sopravvissute un centinaio di cascine, cinquantanove delle quali fanno parte del demanio comunale come, per esempio, Cascina Torchiera o Cascina Monterobbio. Gli altri proprietari sono l'Ospedale Maggiore, l'Aler (ex Istituto Autonomo Case Popolari), la curia o grandi immobiliari: diciotto sono diroccate, le altre hanno trovato utilizzo come biblioteche, aree di svago, centri di accoglienza (per anziani, disabili o tossicodipendenti) o centri residenziali.</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 Milano è centro della rete delle Ferrovie Nord Milano, a carattere regionale, che hanno capolinea alla stazione Cadorna.</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il regio decreto n°5921 del 10 febbraio ("Testo Unico della legge comunale e provinciale") introdusse l'elezione del sindaco da parte del consiglio comunale per i comuni capoluogo di provincia e per quelli con più di 10.000 abitanti, tra cui Milano. Dal 1926 al 1945, durante l'epoca fascista, con la promulgazione di due delle cosiddette leggi fascistissime, ovvero della legge n° 237 del 4 febbraio 1926 ("Istituzione del Podestà e della Consulta municipale nei comuni con popolazione non eccedente i 5000 abitanti") e del regio decreto legislativo n°1910 del 3 settembre 1926 ("Estensione dell'ordinamento podestarile a tutti i comuni del regno"), gli organi democratici dei comuni furono soppressi e tutte le funzioni svolte in precedenza dal sindaco, dalla giunta comunale e dal consiglio comunale furono trasferite al podestà, che era nominato dal governo tramite regio decreto. Il podestà era assistito da una consulta municipale, che era invece nominata dal prefettoCon la Liberazione (1945), sulla scorta del decreto legislativo luogotenenziale n°111 del 4 aprile 1944 ("Norme transitorie per l'amministrazione dei comuni e delle provincie"), si ristabiliva la carica di sindaco affidandone provvisoriamente la nomina al Comitato di Liberazione Nazionale (CLN).</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 Sempre a Milano si trova, nel Palazzo delle Stelline, una delle due sedi della rappresentanza in Italia della Commissione europea e uno dei due uffici di informazione per l'Italia del Parlamento europeo.</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table:number-columns-repeated="16381"/>
        </table:table-row>
        <table:table-row table:style-name="ro1">
          <table:table-cell office:value-type="string" table:style-name="ce1">
            <text:p>Po</text:p>
          </table:table-cell>
          <table:table-cell office:value-type="string" table:style-name="ce1">
            <text:p>Milano, Lombardia, Italia</text:p>
          </table:table-cell>
          <table:table-cell office:value-type="string" table:style-name="ce1">
            <text:p><text:s/>Principali società sportive Le principali società sportive di Milano sono: <text:s/>Inter (calcio) Milan (calcio) Pallacanestro Olimpia Milano (pallacanestro) Urania Basket Milano (pallacanestro) Rhinos Milano (football americano) 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p>
          </table:table-cell>
          <table:table-cell table:number-columns-repeated="16381"/>
        </table:table-row>
        <table:table-row table:style-name="ro1">
          <table:table-cell office:value-type="string" table:style-name="ce1">
            <text:p>Poasco</text:p>
          </table:table-cell>
          <table:table-cell office:value-type="string" table:style-name="ce1">
            <text:p>Poasco, San Donato Milanese, Milano, Lombardia, 20097,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office:value-type="string" table:style-name="ce1">
            <text:p>No</text:p>
          </table:table-cell>
          <table:table-cell table:number-columns-repeated="16380"/>
        </table:table-row>
        <table:table-row table:style-name="ro1">
          <table:table-cell office:value-type="string" table:style-name="ce1">
            <text:p>Policlinico di Milano</text:p>
          </table:table-cell>
          <table:table-cell office:value-type="string" table:style-name="ce1">
            <text:p>Policlinico di Milano, Viale Regina Margherita, Guastalla, Municipio 1, Milano, Lombardia, 20135, Italia</text:p>
          </table:table-cell>
          <table:table-cell office:value-type="string" table:style-name="ce1">
            <text:p>Dopo il 1456, cedette il suo ruolo primario alla Ca' Granda che divenne, per incorporazioni di altre opere benefiche, lasciti e donazioni, una delle più importanti istituzioni milanesi. L'antica denominazione "Ca' Granda" è ancora portata dall'ospedale di Niguarda, il cui nome completo è Ospedale Niguarda Ca' Granda e dal Policlinico di Milano, il cui nome completo è Fondazione IRCCS Ca' Granda Ospedale Maggiore Policlinico. Il sistema sanitario di Milano, come quello dell'intera Italia, non dipende più dall'autorità locale ma è di competenza della regione, che agisce sul territorio tramite le aziende sanitarie locali.</text:p>
          </table:table-cell>
          <table:table-cell office:value-type="string" table:style-name="ce1">
            <text:p>Si</text:p>
          </table:table-cell>
          <table:table-cell table:number-columns-repeated="16380"/>
        </table:table-row>
        <table:table-row table:style-name="ro1">
          <table:table-cell office:value-type="string" table:style-name="ce1">
            <text:p>Politecnico di Milano</text:p>
          </table:table-cell>
          <table:table-cell office:value-type="string" table:style-name="ce1">
            <text:p>Politecnico di Milano, Sede Milano Leonardo, Via Giuseppe Zanoia, Città Studi, Municipio 3, Milano, Lombardia, 20133,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office:value-type="string" table:style-name="ce1">
            <text:p>Si</text:p>
          </table:table-cell>
          <table:table-cell table:number-columns-repeated="16380"/>
        </table:table-row>
        <table:table-row table:style-name="ro1">
          <table:table-cell office:value-type="string" table:style-name="ce1">
            <text:p>Politecnico di Milano</text:p>
          </table:table-cell>
          <table:table-cell office:value-type="string" table:style-name="ce1">
            <text:p>Politecnico di Milano, Sede Milano Leonardo, Via Giuseppe Zanoia, Città Studi, Municipio 3, Milano, Lombardia, 20133,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table:number-columns-repeated="16381" table:style-name="ce1"/>
        </table:table-row>
        <table:table-row table:style-name="ro1">
          <table:table-cell office:value-type="string" table:style-name="ce1">
            <text:p>ponte delle Gabelle</text:p>
          </table:table-cell>
          <table:table-cell office:value-type="string" table:style-name="ce1">
            <text:p>CAM Ponte delle Gabelle, 45, Via San Marco, Brera, Municipio 1, Milano, Lombardia, 20121, Italia</text:p>
          </table:table-cell>
          <table:table-cell office:value-type="string" table:style-name="ce1">
            <text:p>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 <text:s/>Clima <text:s/>Milano è situata a occidente del bacino della Pianura Padana ed è caratterizzata da un clima temperato umido con una sensibile escursione termica annua (estate calda e inverno freddo), Cfa secondo la classificazione dei climi di Köppen.</text:p>
          </table:table-cell>
          <table:table-cell office:value-type="string" table:style-name="ce1">
            <text:p>Si</text:p>
          </table:table-cell>
          <table:table-cell table:number-columns-repeated="16380"/>
        </table:table-row>
        <table:table-row table:style-name="ro1">
          <table:table-cell office:value-type="string" table:style-name="ce1">
            <text:p>Porta Garibaldi</text:p>
          </table:table-cell>
          <table:table-cell office:value-type="string" table:style-name="ce1">
            <text:p>Porta Garibaldi, Piazza Venticinque Aprile, Brera, Municipio 9, Milano, Lombardia, 20121, Italia</text:p>
          </table:table-cell>
          <table:table-cell office:value-type="string" table:style-name="ce1">
            <text:p>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 Milano è centro della rete delle Ferrovie Nord Milano, a carattere regionale, che hanno capolinea alla stazione Cadorna.</text:p>
          </table:table-cell>
          <table:table-cell office:value-type="string" table:style-name="ce1">
            <text:p>Si</text:p>
          </table:table-cell>
          <table:table-cell table:number-columns-repeated="16380"/>
        </table:table-row>
        <table:table-row table:style-name="ro1">
          <table:table-cell office:value-type="string" table:style-name="ce1">
            <text:p>Porta Nuova</text:p>
          </table:table-cell>
          <table:table-cell office:value-type="string" table:style-name="ce1">
            <text:p>Porta Nuova, Piazzale Principessa Clotilde, GARIBALDI REPUBBLICA, Municipio 9, Milano, Lombardia, 20121, Italia</text:p>
          </table:table-cell>
          <table:table-cell office:value-type="string" table:style-name="ce1">
            <text:p>delle mura medievali restano dei rarissimi tratti scoperti che sono sopravvissuti alla conversione in abitazioni una volta costruite le mura spagnole, all'epoca della loro edificazione le più estese d'Europa, abbattute per gran parte fra la fine dell'Ottocento e i primi decenni del Novecento per ragioni viabilistiche. Oltre ad alcuni tratti delle antiche mura spagnole lunghi in totale circa un chilometro, restano a ricordare le uniche porte cittadine della cinta medievali giunte sino a noi, ovvero Porta Nuova medievale e Porta Ticinese medievale. Sulla cinta spagnola le porte sono state invece in gran parte conservate:</text:p>
          </table:table-cell>
          <table:table-cell office:value-type="string" table:style-name="ce1">
            <text:p>Si</text:p>
          </table:table-cell>
          <table:table-cell table:number-columns-repeated="16380"/>
        </table:table-row>
        <table:table-row table:style-name="ro1">
          <table:table-cell office:value-type="string" table:style-name="ce1">
            <text:p>Porta Nuova</text:p>
          </table:table-cell>
          <table:table-cell office:value-type="string" table:style-name="ce1">
            <text:p>Porta Nuova, Piazzale Principessa Clotilde, GARIBALDI REPUBBLICA, Municipio 9, Milano, Lombardia, 20121, Italia</text:p>
          </table:table-cell>
          <table:table-cell office:value-type="string" table:style-name="ce1">
            <text:p>A tal proposito Cesare Beruto, redattore del citato piano regolatore, scriveva: <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text:p>
          </table:table-cell>
          <table:table-cell table:number-columns-repeated="16381" table:style-name="ce1"/>
        </table:table-row>
        <table:table-row table:style-name="ro1">
          <table:table-cell office:value-type="string" table:style-name="ce1">
            <text:p>Porta Nuova</text:p>
          </table:table-cell>
          <table:table-cell office:value-type="string" table:style-name="ce1">
            <text:p>Porta Nuova, Piazzale Principessa Clotilde, GARIBALDI REPUBBLICA, Municipio 9, Milano, Lombardia, 20121, Italia</text:p>
          </table:table-cell>
          <table:table-cell office:value-type="string" table:style-name="ce1">
            <text:p><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 Con i suoi 231 m alla punta della guglia è il grattacielo più alto d'Italia.</text:p>
          </table:table-cell>
          <table:table-cell table:number-columns-repeated="16381" table:style-name="ce1"/>
        </table:table-row>
        <table:table-row table:style-name="ro1">
          <table:table-cell office:value-type="string" table:style-name="ce1">
            <text:p>Porta Romana</text:p>
          </table:table-cell>
          <table:table-cell office:value-type="string" table:style-name="ce1">
            <text:p>Porta Romana, Piazzale Medaglie d'Oro, Porta Romana, Municipio 5, Milano, Lombardia, 20135, Italia</text:p>
          </table:table-cell>
          <table:table-cell office:value-type="string" table:style-name="ce1">
            <text:p>Il 14 febbraio 1916, in piena prima guerra mondiale, Milano subì il primo bombardamento aereo della sua storia; due bombardieri da guerra, modello Etrich Taube, della Imperial-regia Aviazione austro-ungarica sganciarono numerose bombe nelle zone di Porta Romana e Porta Vittoria provocando 16 morti e circa 40 feriti. I due bombardieri si ritirano indisturbati alla base aerea di Gardolo (in Trentino, allora parte dell'Impero austro-ungarico), da dove erano partiti.</text:p>
          </table:table-cell>
          <table:table-cell office:value-type="string" table:style-name="ce1">
            <text:p>Si</text:p>
          </table:table-cell>
          <table:table-cell table:number-columns-repeated="16380"/>
        </table:table-row>
        <table:table-row table:style-name="ro1">
          <table:table-cell office:value-type="string" table:style-name="ce1">
            <text:p>Porta Romana</text:p>
          </table:table-cell>
          <table:table-cell office:value-type="string" table:style-name="ce1">
            <text:p>Porta Romana, Piazzale Medaglie d'Oro, Porta Romana, Municipio 5, Milano, Lombardia, 20135, Italia</text:p>
          </table:table-cell>
          <table:table-cell office:value-type="string" table:style-name="ce1">
            <text:p>Sulla cinta spagnola le porte sono state invece in gran parte conservate: a parte la manierista Porta Romana, le rimanenti risalgono alla sistemazione austriaca dei bastioni in stile neoclassico. L'architettura militare più imponente è il Castello Sforzesco, maniero convertito nel Rinascimento a elegante corte dei Duchi di Milano:</text:p>
          </table:table-cell>
          <table:table-cell table:number-columns-repeated="16381" table:style-name="ce1"/>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text:p>
          </table:table-cell>
          <table:table-cell office:value-type="string" table:style-name="ce1">
            <text:p>Si</text:p>
          </table:table-cell>
          <table:table-cell table:number-columns-repeated="16380"/>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Pochi sono i segni evidenti rimasti a Milano della dominazione spagnola: le mura spagnole di Milano, demolite tra la fine del XIX e l'inizio del XX secolo, la chiesa barocca di San Giuseppe, il Collegio Elvetico in via Senato e la Darsena di Porta Ticinese, fatta scavare dal governatore spagnolo Pedro Enríquez de Acevedo, conte di Fuentes. Il XVIII secolo vide Milano passare dalla dominazione spagnola a quella austriaca, che continuò fino all'epoca napoleonica, eccezion fatta per una parentesi di tre anni, tra il 1733 e il 1736, durante i quali la città subì il controllo del Regno di Sardegna.</text:p>
          </table:table-cell>
          <table:table-cell table:number-columns-repeated="16381" table:style-name="ce1"/>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delle mura medievali restano dei rarissimi tratti scoperti che sono sopravvissuti alla conversione in abitazioni una volta costruite le mura spagnole, all'epoca della loro edificazione le più estese d'Europa, abbattute per gran parte fra la fine dell'Ottocento e i primi decenni del Novecento per ragioni viabilistiche. Oltre ad alcuni tratti delle antiche mura spagnole lunghi in totale circa un chilometro, restano a ricordare le uniche porte cittadine della cinta medievali giunte sino a noi, ovvero Porta Nuova medievale e Porta Ticinese medievale. Sulla cinta spagnola le porte sono state invece in gran parte conservate:</text:p>
          </table:table-cell>
          <table:table-cell table:number-columns-repeated="16381" table:style-name="ce1"/>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 Degna di menzione è anche l'architettura paleocristiana di Milano grazie alla presenza della basilica di Sant'Eustorgio (che fu fondata probabilmente nel secolo IV e che conserva reliquie dei Magi), della basilica di Sant'Ambrogio (che rappresenta a oggi non solo un monumento dell'epoca paleocristiana e medioevale, ma anche un punto fondamentale della storia milanese e della Chiesa ambrosiana), della basilica di San Nazaro in Brolo (che è stata fatta edificare da sant'Ambrogio nel IV secolo), della basilica di San Simpliciano (nel cui convento si trova anche il Chiostro grande), della basilica di San Lorenzo (ricostruita e modificata più volte nelle forme esterne conservando quasi completamente la primitiva pianta di epoca tardo-antica) e della cripta di San Giovanni in Conca, ovvero dei resti dell'omonima basilica risalente al V-VI secolo che è stata demolita tra il 1948 e il 1952.</text:p>
          </table:table-cell>
          <table:table-cell table:number-columns-repeated="16381" table:style-name="ce1"/>
        </table:table-row>
        <table:table-row table:style-name="ro1">
          <table:table-cell office:value-type="string" table:style-name="ce1">
            <text:p>Porta Ticinese</text:p>
          </table:table-cell>
          <table:table-cell office:value-type="string" table:style-name="ce1">
            <text:p>Porta Ticinese, Piazza Ventiquattro Maggio, Ticinese, Municipio 5, Milano, Lombardia, 20136, Italia</text:p>
          </table:table-cell>
          <table:table-cell office:value-type="string" table:style-name="ce1">
            <text:p>Degni di nota sono anche i Giochi sforzeschi, convegno ludico organizzato in collaborazione con il comune di Milano che è iniziato nel 1999. Per quanto riguarda gli eventi commerciali, importanti sono la fiera di Sinigallia, storico mercatino delle pulci che si svolge ogni sabato nei pressi della Darsena di Porta Ticinese, e gli Oh Bej! Oh Bej!, antico mercatino tipico del periodo natalizio che si tiene generalmente dal 7 dicembre, giorno di sant'Ambrogio, fino alla domenica successiva.</text:p>
          </table:table-cell>
          <table:table-cell table:number-columns-repeated="16381" table:style-name="ce1"/>
        </table:table-row>
        <table:table-row table:style-name="ro1">
          <table:table-cell office:value-type="string" table:style-name="ce1">
            <text:p>Porta Venezia</text:p>
          </table:table-cell>
          <table:table-cell office:value-type="string" table:style-name="ce1">
            <text:p>Porta Venezia, Piazza Guglielmo Oberdan, Guastalla, Municipio 1, Milano, Lombardia, 20219, Italia</text:p>
          </table:table-cell>
          <table:table-cell office:value-type="string" table:style-name="ce1">
            <text:p>Un'ampia parte del territorio, a est, sud e ovest, è invece compresa nel Parco agricolo Sud Milano, una vasta area a carattere naturalistico e agricolo che circonda la città dai tre lati. Resti ben conservati delle mura spagnole sono visibili lungo viale Vittorio Veneto nei pressi di Porta Venezia, dove hanno mantenuto l'aspetto originale, quella di "passeggiata" alberata. A est della città, presso l'Aeroporto di Linate, nel territorio dei comuni di Segrate e Peschiera Borromeo, si trova l'Idroscalo di Milano, un vasto bacino artificiale scavato nel 1928-1930 per l'ammaraggio e il decollo degli idrovolanti, e riconvertito già nel 1934 ad area per gare e attività sportive e uso balneare pubblico.</text:p>
          </table:table-cell>
          <table:table-cell office:value-type="string" table:style-name="ce1">
            <text:p>Si</text:p>
          </table:table-cell>
          <table:table-cell table:number-columns-repeated="16380"/>
        </table:table-row>
        <table:table-row table:style-name="ro1">
          <table:table-cell office:value-type="string" table:style-name="ce1">
            <text:p>Porta Vittoria</text:p>
          </table:table-cell>
          <table:table-cell office:value-type="string" table:style-name="ce1">
            <text:p>Porta Vittoria, Municipio 4, Milano, Lombardia, 20135, Italia</text:p>
          </table:table-cell>
          <table:table-cell office:value-type="string" table:style-name="ce1">
            <text:p>Il 14 febbraio 1916, in piena prima guerra mondiale, Milano subì il primo bombardamento aereo della sua storia; due bombardieri da guerra, modello Etrich Taube, della Imperial-regia Aviazione austro-ungarica sganciarono numerose bombe nelle zone di Porta Romana e Porta Vittoria provocando 16 morti e circa 40 feriti. I due bombardieri si ritirano indisturbati alla base aerea di Gardolo (in Trentino, allora parte dell'Impero austro-ungarico), da dove erano partiti.</text:p>
          </table:table-cell>
          <table:table-cell office:value-type="string" table:style-name="ce1">
            <text:p>Si</text:p>
          </table:table-cell>
          <table:table-cell table:number-columns-repeated="16380"/>
        </table:table-row>
        <table:table-row table:style-name="ro1">
          <table:table-cell office:value-type="string" table:style-name="ce1">
            <text:p>Portello</text:p>
          </table:table-cell>
          <table:table-cell office:value-type="string" table:style-name="ce1">
            <text:p>Portello, Municipio 8, Milano, Lombardia, 20149, Italia</text:p>
          </table:table-cell>
          <table:table-cell office:value-type="string" table:style-name="ce1">
            <text:p>Eventi Dal 1920 nel capoluogo lombardo viene organizzata la Fiera di Milano, considerata uno dei poli fieristici più moderni e importanti in Europa. La Fiera di Milano è costituita dai due poli espositivi di Fieramilano (situato in un'area al confine tra i comuni di Rho e di Pero) e di Fieramilanocity (situato nel quartiere Portello del comune di Milano). Estendendosi per 753 000 m² di superficie complessiva è il polo fieristico più grande d'Europa.</text:p>
          </table:table-cell>
          <table:table-cell office:value-type="string" table:style-name="ce1">
            <text:p>No</text:p>
          </table:table-cell>
          <table:table-cell table:number-columns-repeated="16380"/>
        </table:table-row>
        <table:table-row table:style-name="ro1">
          <table:table-cell office:value-type="string" table:style-name="ce1">
            <text:p>Precotto</text:p>
          </table:table-cell>
          <table:table-cell office:value-type="string" table:style-name="ce1">
            <text:p>Precotto, Municipio 2, Milano, Lombardia, 20126, Italia</text:p>
          </table:table-cell>
          <table:table-cell office:value-type="string" table:style-name="ce1">
            <text:p>Tragica fu la strage dei 184 bambini della scuola elementare di Gorla, il 20 ottobre 1944. Diciassette aerei del 451º Bomb Group dell'aviazione statunitense, fallito il bersaglio (gli stabilimenti Breda) perché fuori rotta, sganciarono 170 bombe da duecento chili sui quartieri di Gorla, Precotto e Turro. Una di queste colpì le scale della scuola mentre i bambini, gli insegnanti e il personale cercavano di raggiungere i rifugi:</text:p>
          </table:table-cell>
          <table:table-cell office:value-type="string" table:style-name="ce1">
            <text:p>No</text:p>
          </table:table-cell>
          <table:table-cell table:number-columns-repeated="16380"/>
        </table:table-row>
        <table:table-row table:style-name="ro1">
          <table:table-cell office:value-type="string" table:style-name="ce1">
            <text:p>Precotto</text:p>
          </table:table-cell>
          <table:table-cell office:value-type="string" table:style-name="ce1">
            <text:p>Precotto, Municipio 2, Milano, Lombardia, 20126, Italia</text:p>
          </table:table-cell>
          <table:table-cell office:value-type="string" table:style-name="ce1">
            <text:p>Centro storico Municipio 2: Stazione Centrale, Gorla, Turro, Precotto, Greco, Crescenzago, Nolo Municipio 3: Città Studi, Lambrate, Venezia Municipio 4:</text:p>
          </table:table-cell>
          <table:table-cell table:number-columns-repeated="16381" table:style-name="ce1"/>
        </table:table-row>
        <table:table-row table:style-name="ro1">
          <table:table-cell office:value-type="string" table:style-name="ce1">
            <text:p>Primaria</text:p>
          </table:table-cell>
          <table:table-cell office:value-type="string" table:style-name="ce1">
            <text:p>Scuola Primaria Via Pareto, Via Vilfredo Pareto, Maggiore - Musocco, Municipio 8, Milano, Lombardia, 20151, Italia</text:p>
          </table:table-cell>
          <table:table-cell office:value-type="string" table:style-name="ce1">
            <text:p>Nel 2021 si contavano oltre 900 scuole di ogni ordine e grado, tra cui: 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text:p>
          </table:table-cell>
          <table:table-cell office:value-type="string" table:style-name="ce1">
            <text:p>No</text:p>
          </table:table-cell>
          <table:table-cell table:number-columns-repeated="16380"/>
        </table:table-row>
        <table:table-row table:style-name="ro1">
          <table:table-cell office:value-type="string" table:style-name="ce1">
            <text:p>provincia di Pavia</text:p>
          </table:table-cell>
          <table:table-cell office:value-type="string" table:style-name="ce1">
            <text:p>Parco agricolo Sud Milano, Milano, Lombardia, Italia</text:p>
          </table:table-cell>
          <table:table-cell office:value-type="string" table:style-name="ce1">
            <text:p>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text:p>
          </table:table-cell>
          <table:table-cell office:value-type="string" table:style-name="ce1">
            <text:p>No</text:p>
          </table:table-cell>
          <table:table-cell table:number-columns-repeated="16380"/>
        </table:table-row>
        <table:table-row table:style-name="ro1">
          <table:table-cell office:value-type="string" table:style-name="ce1">
            <text:p>Pudiga</text:p>
          </table:table-cell>
          <table:table-cell office:value-type="string" table:style-name="ce1">
            <text:p>Pudiga, Municipio 8, Baranzate, Milano, Lombardia, 20026,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Pudiga</text:p>
          </table:table-cell>
          <table:table-cell office:value-type="string" table:style-name="ce1">
            <text:p>Pudiga, Municipio 8, Baranzate, Milano, Lombardia, 20026, Italia</text:p>
          </table:table-cell>
          <table:table-cell office:value-type="string" table:style-name="ce1">
            <text:p>Il simbolo trascritto ś è qui usato per rappresentare una /d/ etimologica, come mostrano altri usi di tale simbolo in celtico, oltre al fatto che questo stesso segno ᛞ in runico ha precisamente il valore di /d/. In Mediolanum i linguisti riconoscono, tradizionalmente, un termine composto formato dalle parole medio e (p)lanum, ovvero "in mezzo alla pianura" o "pianura di mezzo", con *planum divenuto lanum con caduta della p- di inizio di parola, che è tipica delle lingue celtiche. Alcune teorie diffuse in scritti non specialistici, che ignorano l'esistenza di una sicura attestazione del nome celtico offerta dal graffito sopra ricordato, fanno riferimento ad un ipotetico toponimo celtico Medhelan, che avrebbe il significato di "in mezzo alla pianura", vista la sua posizione centrale nella Pianura Padana, oppure di "luogo fra corsi d'acqua" data la presenza dei fiumi Olona, Lambro, Seveso e dei torrenti Nirone e Pudiga; altre ipotesi individuano il significato di "santuario centrale" (con riferimento, per il secondo termine del composto</text:p>
          </table:table-cell>
          <table:table-cell table:number-columns-repeated="16381" table:style-name="ce1"/>
        </table:table-row>
        <table:table-row table:style-name="ro1">
          <table:table-cell office:value-type="string" table:style-name="ce1">
            <text:p>Quarto Oggiaro Municipio 9</text:p>
          </table:table-cell>
          <table:table-cell office:value-type="string" table:style-name="ce1">
            <text:p>Milano Nord Quarto Oggiaro, Via Carlo Amoretti, Bovisasca, Municipio 9, Milano, Lombardia, 20157,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Quinto Romano</text:p>
          </table:table-cell>
          <table:table-cell office:value-type="string" table:style-name="ce1">
            <text:p>Quinto Romano, Municipio 7,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Redecesio</text:p>
          </table:table-cell>
          <table:table-cell office:value-type="string" table:style-name="ce1">
            <text:p>Redecesio, Segrate, Milano, Lombardia, 2054, Italia</text:p>
          </table:table-cell>
          <table:table-cell office:value-type="string" table:style-name="ce1">
            <text:p>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 Fu infine il fascismo nel 1923, con minori interventi di poco precedenti e successivi, a dare al capoluogo meneghino l'attuale configurazione.</text:p>
          </table:table-cell>
          <table:table-cell office:value-type="string" table:style-name="ce1">
            <text:p>No</text:p>
          </table:table-cell>
          <table:table-cell table:number-columns-repeated="16380"/>
        </table:table-row>
        <table:table-row table:style-name="ro1">
          <table:table-cell office:value-type="string" table:style-name="ce1">
            <text:p>Repubblica Cisalpina</text:p>
          </table:table-cell>
          <table:table-cell office:value-type="string" table:style-name="ce1">
            <text:p>Viale Repubblica Cisalpina, Parco Sempione, Municipio 1, Milano, Lombardia, 20154, Italia</text:p>
          </table:table-cell>
          <table:table-cell office:value-type="string" table:style-name="ce1">
            <text:p>L'Impero austriaco dominò Milano fino al 9 maggio 1796, data in cui l'arciduca Ferdinando d'Asburgo-Este lasciò la città a causa dell'arrivo di Napoleone Bonaparte impegnato nella campagna d'Italia. Dal 1796 al 1797 Milano fu capitale della Repubblica Transpadana, dal 1797 al 1802 sede del governo della Repubblica Cisalpina, dal 1802 al 1805 capitale della Repubblica Italiana napoleonica e dal 1805 al 1814 sede del governo del Regno d'Italia napoleonico. L'arrivo di Napoleone Bonaparte suscitò un'ondata d'entusiasmo nei milanesi che videro in lui la possibilità di realizzazione dei nuovi ideali rivoluzionari francesi tanto attesi durante il periodo conservatore degli austriaci.</text:p>
          </table:table-cell>
          <table:table-cell office:value-type="string" table:style-name="ce1">
            <text:p>No</text:p>
          </table:table-cell>
          <table:table-cell table:number-columns-repeated="16380"/>
        </table:table-row>
        <table:table-row table:style-name="ro1">
          <table:table-cell office:value-type="string" table:style-name="ce1">
            <text:p>Repubblica Cisalpina</text:p>
          </table:table-cell>
          <table:table-cell office:value-type="string" table:style-name="ce1">
            <text:p>Viale Repubblica Cisalpina, Parco Sempione, Municipio 1, Milano, Lombardia, 20154, Italia</text:p>
          </table:table-cell>
          <table:table-cell office:value-type="string" table:style-name="ce1">
            <text:p>L'arrivo di Napoleone Bonaparte suscitò un'ondata d'entusiasmo nei milanesi che videro in lui la possibilità di realizzazione dei nuovi ideali rivoluzionari francesi tanto attesi durante il periodo conservatore degli austriaci. L'esercito francese entrò a Milano il 15 maggio e, dopo circa un anno di disordini di ispirazione giacobina, ne seguì la costituzione della Repubblica Cisalpina nel 1797. Essa tuttavia non ebbe vita facile perché, partito Napoleone, Milano ricadde nel giacobinismo e non riuscì a opporre alcuna resistenza al ritorno degli austriaci nel 1799, che intrapresero una cieca repressione.</text:p>
          </table:table-cell>
          <table:table-cell table:number-columns-repeated="16381" table:style-name="ce1"/>
        </table:table-row>
        <table:table-row table:style-name="ro1">
          <table:table-cell office:value-type="string" table:style-name="ce1">
            <text:p>Repubblica Italiana</text:p>
          </table:table-cell>
          <table:table-cell office:value-type="string" table:style-name="ce1">
            <text:p>Milano, Lombardia, Italia</text:p>
          </table:table-cell>
          <table:table-cell office:value-type="string" table:style-name="ce1">
            <text:p>Capitale del Regno d'Italia napoleonico, dopo la Restaurazione fu tra i più attivi centri del Risorgimento fino al suo ingresso nel Regno d'Italia sabaudo. Principale centro economico e finanziario della Repubblica Italiana, Milano ne guidò lo sviluppo industriale, costituendo con Torino e Genova il cosiddetto Triangolo industriale, in particolar modo durante gli anni del boom economico, quando la crescita industriale e urbanistica coinvolse anche le città limitrofe, creando la vasta area metropolitana milanese. In ambito culturale, Milano è il principale centro italiano dell'editoria ed è ai vertici del circuito musicale mondiale grazie alla stagione lirica del Teatro alla Scala e alla sua lunga tradizione operistica.</text:p>
          </table:table-cell>
          <table:table-cell office:value-type="string" table:style-name="ce1">
            <text:p>No</text:p>
          </table:table-cell>
          <table:table-cell table:number-columns-repeated="16380"/>
        </table:table-row>
        <table:table-row table:style-name="ro1">
          <table:table-cell office:value-type="string" table:style-name="ce1">
            <text:p>Repubblica Italiana</text:p>
          </table:table-cell>
          <table:table-cell office:value-type="string" table:style-name="ce1">
            <text:p>Milano, Lombardia, Italia</text:p>
          </table:table-cell>
          <table:table-cell office:value-type="string" table:style-name="ce1">
            <text:p>L'Impero austriaco dominò Milano fino al 9 maggio 1796, data in cui l'arciduca Ferdinando d'Asburgo-Este lasciò la città a causa dell'arrivo di Napoleone Bonaparte impegnato nella campagna d'Italia. Dal 1796 al 1797 Milano fu capitale della Repubblica Transpadana, dal 1797 al 1802 sede del governo della Repubblica Cisalpina, dal 1802 al 1805 capitale della Repubblica Italiana napoleonica e dal 1805 al 1814 sede del governo del Regno d'Italia napoleonico. L'arrivo di Napoleone Bonaparte suscitò un'ondata d'entusiasmo nei milanesi che videro in lui la possibilità di realizzazione dei nuovi ideali rivoluzionari francesi tanto attesi durante il periodo conservatore degli austriaci.</text:p>
          </table:table-cell>
          <table:table-cell table:number-columns-repeated="16381" table:style-name="ce1"/>
        </table:table-row>
        <table:table-row table:style-name="ro1">
          <table:table-cell office:value-type="string" table:style-name="ce1">
            <text:p>Repubblica Italiana</text:p>
          </table:table-cell>
          <table:table-cell office:value-type="string" table:style-name="ce1">
            <text:p>Milano, Lombardia, Italia</text:p>
          </table:table-cell>
          <table:table-cell office:value-type="string" table:style-name="ce1">
            <text:p>La folla incominciò a calpestare e colpire i corpi ricoprendoli di sputi, e solo grazie all'intervento di vigili del fuoco e di alcuni partigiani i cadaveri furono sottratti all'ira della folla e appesi a testa in giù sulla pensilina del distributore presente nella piazza. Dal secondo dopoguerra al nuovo millennio Città emblema della Resistenza (il 25 aprile, festa nazionale della liberazione, ricorda l'insurrezione generale partigiana del 25 aprile 1945 che ha portato alla liberazione di Milano) fu, nel secondo dopoguerra, dopo la nascita della Repubblica Italiana (1946), uno dei motori della ricostruzione industriale e culturale dell'Italia postbellica. A Milano si svolsero alcuni dei maggiori scontri del Sessantotto italiano e qui ci fu il primo episodio della cosiddetta strategia della tensione (il 12 dicembre 1969 con la strage di piazza Fontana).</text:p>
          </table:table-cell>
          <table:table-cell table:number-columns-repeated="16381" table:style-name="ce1"/>
        </table:table-row>
        <table:table-row table:style-name="ro1">
          <table:table-cell office:value-type="string" table:style-name="ce1">
            <text:p>Repubblica Italiana</text:p>
          </table:table-cell>
          <table:table-cell office:value-type="string" table:style-name="ce1">
            <text:p>Milano, Lombardia, Italia</text:p>
          </table:table-cell>
          <table:table-cell office:value-type="string" table:style-name="ce1">
            <text:p>Tra gli autori che più hanno contribuito al panorama letterario milanese vale la pena menzionare i poeti Carlo Porta, Delio Tessa e Franco Loi, i drammaturghi Carlo Bertolazzi ed Edoardo Ferravilla e lo scrittore Cletto Arrighi. Il milanese non ha un riconoscimento giuridico (legge nº 482 del 1999) e non è oggetto di tutela da parte della Repubblica Italiana, mentre la lingua lombarda è riconosciuta ufficiosamente con la Raccomandazione nº 928 del 7 ottobre 1981 del Consiglio d'Europa. Un notevole avvicinamento del dialetto all'italiano si è avuto, soprattutto nel corso del XX secolo, anche per via dell'acquisizione di lessico dalla lingua nazionale (per esempio scòla rispetto a scoeura "scuola", ecc.), un fenomeno abbastanza comprensibile se si pensa che chi parla milanese in genere parla anche italiano.</text:p>
          </table:table-cell>
          <table:table-cell table:number-columns-repeated="16381" table:style-name="ce1"/>
        </table:table-row>
        <table:table-row table:style-name="ro1">
          <table:table-cell office:value-type="string" table:style-name="ce1">
            <text:p>Rho Fiera</text:p>
          </table:table-cell>
          <table:table-cell office:value-type="string" table:style-name="ce1">
            <text:p>Fiera Milano, Via Oceania, Rho, Milano, Lombardia, 20017, Italia</text:p>
          </table:table-cell>
          <table:table-cell office:value-type="string" table:style-name="ce1">
            <text:p>fulcro del servizio è il passante ferroviario, una galleria di 9 km che attraversa la città da nord-ovest a sud-est e che è costituita da otto stazioni ferroviarie sotterranee, offrendo numerosi punti d'interscambio con la metropolitana e i trasporti urbani. 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text:p>
          </table:table-cell>
          <table:table-cell office:value-type="string" table:style-name="ce1">
            <text:p>No</text:p>
          </table:table-cell>
          <table:table-cell table:number-columns-repeated="16380"/>
        </table:table-row>
        <table:table-row table:style-name="ro1">
          <table:table-cell office:value-type="string" table:style-name="ce1">
            <text:p>Rinascente</text:p>
          </table:table-cell>
          <table:table-cell office:value-type="string" table:style-name="ce1">
            <text:p>La Rinascente, Piazza del Duomo, Duomo, Municipio 1, Milano, Lombardia, 20121, Italia</text:p>
          </table:table-cell>
          <table:table-cell office:value-type="string" table:style-name="ce1">
            <text:p>Gli aerei sganciarono le bombe da quote molto elevate, colpendo a caso gli edifici del centro storico. Il Teatro alla Scala, Palazzo Marino, la Rinascente, la sede del Corriere della Sera, gli stabilimenti della Pirelli, dell'Alfa Romeo e della Breda vennero pesantemente bombardati mentre la Galleria Vittorio Emanuele fu scoperchiata. Il Duomo fu risparmiato nonostante il crollo di decine di statue.</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text:s/>Epoca moderna <text:s/>Nel tardo Medioevo Milano vide la lotta delle famiglie dei Della Torre (chiamati anche "Torriani") e Visconti per il possesso della città, con il predominio di questi ultimi, che avrebbero poi lasciato il passo alla famiglia Sforza solo nella metà del XV secolo, all'alba del Rinascimento. La signoria dei Visconti, diventata Ducato di Milano nel 1396, perseguì con successo una politica espansionistica, e la città divenne la capitale di uno Stato esteso, potente e ricco che aveva bisogno anche di simboli per sancire il proprio ruolo egemone.</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 Nel 1499 la Francia avanzò diritti di successione sul Ducato di Milano con Luigi XII, che invase il ducato scacciandone Ludovico il Moro.</text:p>
          </table:table-cell>
          <table:table-cell table:number-columns-repeated="16381" table:style-name="ce1"/>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 Celebre in tutto il mondo è la chiesa di Santa Maria delle Grazie, inclusa con il Cenacolo Vinciano nell'elenco dei patrimoni dell'umanità redatto dall'UNESCO.Esternamente all'area urbana sorgono due importanti complessi monastici:</text:p>
          </table:table-cell>
          <table:table-cell table:number-columns-repeated="16381" table:style-name="ce1"/>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a parte la manierista Porta Romana, le rimanenti risalgono alla sistemazione austriaca dei bastioni in stile neoclassico. L'architettura militare più imponente è il Castello Sforzesco, maniero convertito nel Rinascimento a elegante corte dei Duchi di Milano: la fortezza era comunque tra le maggiori dell'epoca, tanto che il castello non fu mai espugnato in battaglia.</text:p>
          </table:table-cell>
          <table:table-cell table:number-columns-repeated="16381" table:style-name="ce1"/>
        </table:table-row>
        <table:table-row table:style-name="ro1">
          <table:table-cell office:value-type="string" table:style-name="ce1">
            <text:p>Rinascimento</text:p>
          </table:table-cell>
          <table:table-cell office:value-type="string" table:style-name="ce1">
            <text:p>Rinascimento, Via Giuseppe Eugenio Luraghi, Valera, Arese, Milano, Lombardia, 20020, Italia</text:p>
          </table:table-cell>
          <table:table-cell office:value-type="string" table:style-name="ce1">
            <text:p><text:s/>Economia <text:s/>Durante la sua storia, Milano ha spesso anticipato le linee di tendenza dell'economia della penisola: una robusta agricoltura e un diffuso artigianato con scambi commerciali intensi fin dal Medioevo e nel Rinascimento, sfruttamento delle risorse idriche e sviluppo delle comunicazioni nel periodo protoindustriale e diffusione spinta delle attività manifatturiere, anche le più pesanti, durante l'industrializzazione, con una particolare attenzione alle attività bancarie e finanziarie. Dalla seconda metà del secolo scorso ha anticipato il processo di terziarizzazione dell'economia nazionale puntando sul prevalere sempre più marcato di un terziario avanzato in diverse direzioni, dalle tradizionali alle innovative:</text:p>
          </table:table-cell>
          <table:table-cell table:number-columns-repeated="16381" table:style-name="ce1"/>
        </table:table-row>
        <table:table-row table:style-name="ro1">
          <table:table-cell office:value-type="string" table:style-name="ce1">
            <text:p>Rogoredo</text:p>
          </table:table-cell>
          <table:table-cell office:value-type="string" table:style-name="ce1">
            <text:p>Rogoredo, Municipio 4, Milano, Lombardia, 202138, Italia</text:p>
          </table:table-cell>
          <table:table-cell office:value-type="string" table:style-name="ce1">
            <text:p>Milano Centrale è capolinea di treni a lunga percorrenza (Intercity, EuroCity, Frecciabianca e ad alta velocità Frecciarossa, Frecciargento e Italo), e anche di alcuni servizi regionali. Altre importanti stazioni cittadine sono Porta Garibaldi, Lambrate e Rogoredo, dedicate soprattutto al trasporto regionale. Milano è centro della rete delle Ferrovie Nord Milano, a carattere regionale, che hanno capolinea alla stazione Cadorna.</text:p>
          </table:table-cell>
          <table:table-cell office:value-type="string" table:style-name="ce1">
            <text:p>No</text:p>
          </table:table-cell>
          <table:table-cell table:number-columns-repeated="16380"/>
        </table:table-row>
        <table:table-row table:style-name="ro1">
          <table:table-cell office:value-type="string" table:style-name="ce1">
            <text:p>Rogoredo</text:p>
          </table:table-cell>
          <table:table-cell office:value-type="string" table:style-name="ce1">
            <text:p>Rogoredo, Municipio 4, Milano, Lombardia, 202138, Italia</text:p>
          </table:table-cell>
          <table:table-cell office:value-type="string" table:style-name="ce1">
            <text:p>fulcro del servizio è il passante ferroviario, una galleria di 9 km che attraversa la città da nord-ovest a sud-est e che è costituita da otto stazioni ferroviarie sotterranee, offrendo numerosi punti d'interscambio con la metropolitana e i trasporti urbani. 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text:p>
          </table:table-cell>
          <table:table-cell table:number-columns-repeated="16381" table:style-name="ce1"/>
        </table:table-row>
        <table:table-row table:style-name="ro1">
          <table:table-cell office:value-type="string" table:style-name="ce1">
            <text:p>Ronchetto delle Rane</text:p>
          </table:table-cell>
          <table:table-cell office:value-type="string" table:style-name="ce1">
            <text:p>Ronchetto delle Rane, Milano, Lombardia, 20072,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No</text:p>
          </table:table-cell>
          <table:table-cell table:number-columns-repeated="16380"/>
        </table:table-row>
        <table:table-row table:style-name="ro1">
          <table:table-cell office:value-type="string" table:style-name="ce1">
            <text:p>Roserio</text:p>
          </table:table-cell>
          <table:table-cell office:value-type="string" table:style-name="ce1">
            <text:p>Roserio, Milano, Lombardia,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Rotonda della Besana</text:p>
          </table:table-cell>
          <table:table-cell office:value-type="string" table:style-name="ce1">
            <text:p>Rotonda della Besana, Via San Barnaba, Guastalla, Municipio 1, Milano, Lombardia, 20122, Italia</text:p>
          </table:table-cell>
          <table:table-cell office:value-type="string" table:style-name="ce1">
            <text:p>La più antica pinacoteca milanese è invece la Pinacoteca Ambrosiana, fondata nel XVII secolo dal cardinale Federico Borromeo assieme alla Biblioteca Ambrosiana. <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text:p>
          </table:table-cell>
          <table:table-cell office:value-type="string" table:style-name="ce1">
            <text:p>Si</text:p>
          </table:table-cell>
          <table:table-cell table:number-columns-repeated="16380"/>
        </table:table-row>
        <table:table-row table:style-name="ro1">
          <table:table-cell office:value-type="string" table:style-name="ce1">
            <text:p>San Marchetto</text:p>
          </table:table-cell>
          <table:table-cell office:value-type="string" table:style-name="ce1">
            <text:p>Cascina San Marchetto, Boffalora, Milano, Lombardia, Italia</text:p>
          </table:table-cell>
          <table:table-cell office:value-type="string" table:style-name="ce1">
            <text:p>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 <text:s/>Economia <text:s/>Durante la sua storia, Milano ha spesso anticipato le linee di tendenza dell'economia della penisola:</text:p>
          </table:table-cell>
          <table:table-cell office:value-type="string" table:style-name="ce1">
            <text:p>Si</text:p>
          </table:table-cell>
          <table:table-cell table:number-columns-repeated="16380"/>
        </table:table-row>
        <table:table-row table:style-name="ro1">
          <table:table-cell office:value-type="string" table:style-name="ce1">
            <text:p>San Raffaele</text:p>
          </table:table-cell>
          <table:table-cell office:value-type="string" table:style-name="ce1">
            <text:p>San Raffaele, Via San Raffaele, Duomo, Municipio 1, Milano, Lombardia, 20122, Italia</text:p>
          </table:table-cell>
          <table:table-cell office:value-type="string" table:style-name="ce1">
            <text:p>Tra gli ospedali, sono diversi quelli che appartengono alla categoria degli Istituti di ricovero e cura a carattere scientifico, i cosiddetti IRCCS. Ricordiamo, tra quelli specialistici, l'Istituto Nazionale Neurologico Carlo Besta, la Fondazione IRCCS Istituto Nazionale dei Tumori, l'Istituto Europeo di Oncologia, l'Istituto ortopedico Gaetano Pini e il Centro cardiologico Monzino, mentre tra gli ospedali a indirizzo generale i più importanti sono l'Ospedale Maggiore di Milano, l'Ospedale Niguarda Ca' Granda, l'Azienda ospedaliera Fatebenefratelli e Oftalmico e l'Istituto scientifico universitario San Raffaele. <text:s/>Accanto alla cura caritatevole degli ammalati, la filantropia milanese si è fatta carico, nel tempo, di fondare e sostenere istituzioni diventate poi storiche e familiari nel panorama sociale cittadino per l'assistenza agli anziani e agli orfani:</text:p>
          </table:table-cell>
          <table:table-cell office:value-type="string" table:style-name="ce1">
            <text:p>No</text:p>
          </table:table-cell>
          <table:table-cell table:number-columns-repeated="16380"/>
        </table:table-row>
        <table:table-row table:style-name="ro1">
          <table:table-cell office:value-type="string" table:style-name="ce1">
            <text:p>San Raffaele</text:p>
          </table:table-cell>
          <table:table-cell office:value-type="string" table:style-name="ce1">
            <text:p>San Raffaele, Via San Raffaele, Duomo, Municipio 1, Milano, Lombardia, 20122, Italia</text:p>
          </table:table-cell>
          <table:table-cell office:value-type="string" table:style-name="ce1">
            <text:p>Le linee di trasporto pubblico di superficie sono composte da diciotto linee tramviarie (delle quali due extraurbane, il 15 (Rozzano) e il 31 (Cinisello Balsamo) nonché una linea tram interurbana), quattro linee filoviarie, di cui due di circonvallazione e numerose linee automobilistiche. Inoltre esiste un people mover che collega la stazione di Cascina Gobba con l'ospedale San Raffaele. <text:s/>Particolare rilievo storico riveste nella città il tram:</text:p>
          </table:table-cell>
          <table:table-cell table:number-columns-repeated="16381" table:style-name="ce1"/>
        </table:table-row>
        <table:table-row table:style-name="ro1">
          <table:table-cell office:value-type="string" table:style-name="ce1">
            <text:p>San Satiro</text:p>
          </table:table-cell>
          <table:table-cell office:value-type="string" table:style-name="ce1">
            <text:p>Santa Maria presso San Satiro, Via Falcone, Duomo, Municipio 1, Milano, Lombardia, 20122, Italia</text:p>
          </table:table-cell>
          <table:table-cell office:value-type="string" table:style-name="ce1">
            <text:p>Il Castello di Porta Giovia sorgeva a sud nello stesso luogo del Castrum Portae Jovis romano) e l'Ospedale Maggiore. Gli Sforza riuscirono inoltre ad attrarre a Milano personalità come Leonardo da Vinci, che riprogettò e migliorò l'idraulica dei navigli e dipinse l'Ultima Cena, e il Bramante, che lavorò alla chiesa di Santa Maria presso San Satiro, alla basilica di Sant'Ambrogio e alla chiesa di Santa Maria delle Grazie condizionando lo sviluppo del Rinascimento lombardo. Nel 1499 la Francia avanzò diritti di successione sul Ducato di Milano con Luigi XII, che invase il ducato scacciandone Ludovico il Moro.</text:p>
          </table:table-cell>
          <table:table-cell office:value-type="string" table:style-name="ce1">
            <text:p>Si</text:p>
          </table:table-cell>
          <table:table-cell table:number-columns-repeated="16380"/>
        </table:table-row>
        <table:table-row table:style-name="ro1">
          <table:table-cell office:value-type="string" table:style-name="ce1">
            <text:p>San Satiro</text:p>
          </table:table-cell>
          <table:table-cell office:value-type="string" table:style-name="ce1">
            <text:p>Santa Maria presso San Satiro, Via Falcone, Duomo, Municipio 1, Milano, Lombardia, 20122, Italia</text:p>
          </table:table-cell>
          <table:table-cell office:value-type="string" table:style-name="ce1">
            <text:p><text:s/>Il centro storico milanese ospita inoltre la chiesa di San Maurizio al Monastero Maggiore, contenente un ciclo di affreschi di autori quali Bernardino Luini e Simone Peterzano tale da essere definita la Cappella Sistina lombarda, la chiesa di Sant'Antonio Abate, riedificata alla fine del XVI secolo secondo i canoni della controriforma e sede di opere di Giulio Cesare Procaccini e del Cerano e la barocca chiesa di Sant'Alessandro, che si affaccia su una delle piazze meglio conservate della Milano precedente agli interventi ricostruttivi postbellici. La chiesa di San Giuseppe è considerata il primo edificio genuinamente barocco della città, mentre la chiesa di Santa Maria presso San Satiro rimane celebre per il finto coro progettato da Bramante tramite la tecnica del trompe-l'œil; sono da ricordare anche la chiesa di San Marco e la basilica di Sant'Eustorgio, che ospita la cappella Portinari, considerata uno dei capolavori del Rinascimento lombardo.</text:p>
          </table:table-cell>
          <table:table-cell table:number-columns-repeated="16381" table:style-name="ce1"/>
        </table:table-row>
        <table:table-row table:style-name="ro1">
          <table:table-cell office:value-type="string" table:style-name="ce1">
            <text:p>San Sepolcro</text:p>
          </table:table-cell>
          <table:table-cell office:value-type="string" table:style-name="ce1">
            <text:p>Piazza San Sepolcro, Duomo, Municipio 1, Milano, Lombardia, 20123, Italia</text:p>
          </table:table-cell>
          <table:table-cell office:value-type="string" table:style-name="ce1">
            <text:p>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 La carta di distribuzione dei ritrovamenti della prima età del ferro mostra che l'insediamento golasecchiano (V secolo a.C.) occupava un'area di circa 12 ettari nei pressi della moderna piazza San Sepolcro. Epoca romana <text:s/>Dopo essere stata la più importante città dei Celti insubri Milano fu conquistata dai Romani nel 222 a.C. in seguito a un aspro assedio dai consoli Gneo Cornelio Scipione Calvo e Marco Claudio Marcello.</text:p>
          </table:table-cell>
          <table:table-cell office:value-type="string" table:style-name="ce1">
            <text:p>Si</text:p>
          </table:table-cell>
          <table:table-cell table:number-columns-repeated="16380"/>
        </table:table-row>
        <table:table-row table:style-name="ro1">
          <table:table-cell office:value-type="string" table:style-name="ce1">
            <text:p>San Sepolcro</text:p>
          </table:table-cell>
          <table:table-cell office:value-type="string" table:style-name="ce1">
            <text:p>Piazza San Sepolcro, Duomo, Municipio 1, Milano, Lombardia, 20123, Italia</text:p>
          </table:table-cell>
          <table:table-cell office:value-type="string" table:style-name="ce1">
            <text:p>I due bombardieri si ritirano indisturbati alla base aerea di Gardolo (in Trentino, allora parte dell'Impero austro-ungarico), da dove erano partiti. Gli anni immediatamente successivi alla prima guerra mondiale furono densi di tensioni sociali culminate nel già accennato biennio rosso con scontri sanguinosi fra movimenti anarchici, operai e comunisti e il nascente movimento fascista di cui Milano fu la culla vedendone la fondazione il 23 marzo 1919 con il nome di Movimento dei Fasci italiani di combattimento nella sala del Circolo dell'Alleanza Industriale in piazza San Sepolcro. Il 12 aprile 1928 la città fu scossa dal grave attentato a Vittorio Emanuele III, in cui 20 persone rimasero uccise dallo scoppio di un ordigno esplosivo mentre erano in attesa di assistere al passaggio del Re in occasione della cerimonia di inaugurazione della VIII edizione della Fiera Campionaria.</text:p>
          </table:table-cell>
          <table:table-cell table:number-columns-repeated="16381" table:style-name="ce1"/>
        </table:table-row>
        <table:table-row table:style-name="ro1">
          <table:table-cell office:value-type="string" table:style-name="ce1">
            <text:p>San Sepolcro</text:p>
          </table:table-cell>
          <table:table-cell office:value-type="string" table:style-name="ce1">
            <text:p>Piazza San Sepolcro, Duomo, Municipio 1, Milano, Lombardia, 20123, Italia</text:p>
          </table:table-cell>
          <table:table-cell office:value-type="string" table:style-name="ce1">
            <text:p>Tra le piazze, quella più importante è piazza del Duomo (suo vero e proprio centro geometrico e commerciale da oltre sette secoli), piazza degli Affari (nota per la presenza della Borsa Italiana, sede del mercato finanziario nazionale, qui istituita il 16 gennaio 1808), piazza Gae Aulenti (situata nel Centro direzionale di Milano e simbolo della Milano contemporanea), piazza Cordusio (posta dove sorgeva la corte dei duchi longobardi, la Curia Ducis, da cui deriva il nome della piazza), piazza Mercanti (creata come centro della vita cittadina in epoca medioevale) e piazza San Fedele (situata all'interno di un'importante area pedonale). 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text:p>
          </table:table-cell>
          <table:table-cell table:number-columns-repeated="16381" table:style-name="ce1"/>
        </table:table-row>
        <table:table-row table:style-name="ro1">
          <table:table-cell office:value-type="string" table:style-name="ce1">
            <text:p>San Siro Municipio</text:p>
          </table:table-cell>
          <table:table-cell office:value-type="string" table:style-name="ce1">
            <text:p>Stadio Giuseppe Meazza, Via dei Piccolomini, San Siro, Municipio 7, Milano, Lombardia, 20148,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San Vittore al Corpo</text:p>
          </table:table-cell>
          <table:table-cell office:value-type="string" table:style-name="ce1">
            <text:p>Basilica di San Vittore al Corpo, Via degli Olivetani, Magenta - San Vittore, Municipio 1, Milano, Lombardia, 20123, Italia</text:p>
          </table:table-cell>
          <table:table-cell office:value-type="string" table:style-name="ce1">
            <text:p>A Milano è giunta la testimonianza tangibile delle mura romane di Milano (costruite in due fasi, una in epoca repubblicana attorno al 49 a.C. ed una seconda dopo il 291 in epoca imperiale al tempo dell'imperatore Massimiano quando Mediolanum divenne capitale dell'Impero romano d'Occidente), del teatro romano di Milano (realizzato in età augustea tra la fine del I secolo a.C. e l'inizio del I secolo), del foro romano di Milano (ovvero della piazza principale del centro cittadino fin dalla fondazione della città romana in epoca repubblicana) e dell'anfiteatro romano di Milano, terza struttura di questo tipo per dimensioni in tutto l'impero dopo il Colosseo e l'anfiteatro di Capua. 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text:p>
          </table:table-cell>
          <table:table-cell office:value-type="string" table:style-name="ce1">
            <text:p>Si</text:p>
          </table:table-cell>
          <table:table-cell table:number-columns-repeated="16380"/>
        </table:table-row>
        <table:table-row table:style-name="ro1">
          <table:table-cell office:value-type="string" table:style-name="ce1">
            <text:p>Scientology</text:p>
          </table:table-cell>
          <table:table-cell office:value-type="string" table:style-name="ce1">
            <text:p>Scientology, 61, Via Luigi Cadorna, Cascina Faina, Vimodrone, Milano, Lombardia, 20055, Italia</text:p>
          </table:table-cell>
          <table:table-cell office:value-type="string" table:style-name="ce1">
            <text:p>A Milano fa capo anche la comunità armena più importante d'Italia, presente sia con la chiesa armeno-cattolica sia con la chiesa apostolica armena. Dal 1978 è presente anche la comunità di Scientology, con una sede principale nel Municipio 9 di Milano in viale Fulvio Testi. Tradizioni e folclore Tra le tradizioni milanesi degno di menzione è il Carnevale Ambrosiano, evento annuale di carattere storico e religioso le cui manifestazioni coinvolgono la città di Milano, l'intera arcidiocesi di Milano e i territori di alcune delle diocesi vicine durante il quale sono protagoniste, tra le altre, le maschere milanesi di Meneghino e della Cecca.</text:p>
          </table:table-cell>
          <table:table-cell office:value-type="string" table:style-name="ce1">
            <text:p>No</text:p>
          </table:table-cell>
          <table:table-cell table:number-columns-repeated="16380"/>
        </table:table-row>
        <table:table-row table:style-name="ro1">
          <table:table-cell office:value-type="string" table:style-name="ce1">
            <text:p>Scuola</text:p>
          </table:table-cell>
          <table:table-cell office:value-type="string" table:style-name="ce1">
            <text:p>Scuola militare Teuliè, Via Marco Burigozzo, Ticinese, Municipio 1, Milano, Lombardia, 20136, Italia</text:p>
          </table:table-cell>
          <table:table-cell office:value-type="string" table:style-name="ce1">
            <text:p>Nel 2021 si contavano oltre 900 scuole di ogni ordine e grado, tra cui: oltre 500 scuole tra Scuola dell'infanzia e Primaria, 125 Scuole Secondarie di Primo Grado e oltre 250 Scuole Secondarie di Secondo Grado. Alcune di queste vantano secoli di storia, come il Liceo classico Cesare Beccaria, originariamente avviato nel 1603 in Piazza Missori dai Padri Barnabiti, e il Liceo classico Giuseppe Parini, erede del "Regio Ginnasio di Brera" istituito nel 1774 da Maria Teresa d'Austria in zona Brera.</text:p>
          </table:table-cell>
          <table:table-cell office:value-type="string" table:style-name="ce1">
            <text:p>No</text:p>
          </table:table-cell>
          <table:table-cell table:number-columns-repeated="16380"/>
        </table:table-row>
        <table:table-row table:style-name="ro1">
          <table:table-cell office:value-type="string" table:style-name="ce1">
            <text:p>Scuola</text:p>
          </table:table-cell>
          <table:table-cell office:value-type="string" table:style-name="ce1">
            <text:p>Scuola militare Teuliè, Via Marco Burigozzo, Ticinese, Municipio 1, Milano, Lombardia, 20136, Italia</text:p>
          </table:table-cell>
          <table:table-cell office:value-type="string" table:style-name="ce1">
            <text:p>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 Alla Accademia Teatro alla Scala si può combinare la scuola dell'obbligo con una scuola di danza classica.</text:p>
          </table:table-cell>
          <table:table-cell table:number-columns-repeated="16381" table:style-name="ce1"/>
        </table:table-row>
        <table:table-row table:style-name="ro1">
          <table:table-cell office:value-type="string" table:style-name="ce1">
            <text:p>Scuola germanica di Milano</text:p>
          </table:table-cell>
          <table:table-cell office:value-type="string" table:style-name="ce1">
            <text:p>Scuola Germanica di Milano, 24, Via Legnano, Brera, Municipio 1, Milano, Lombardia, 20121, Italia</text:p>
          </table:table-cell>
          <table:table-cell office:value-type="string" table:style-name="ce1">
            <text:p>Alcune di queste vantano secoli di storia, come il Liceo classico Cesare Beccaria, originariamente avviato nel 1603 in Piazza Missori dai Padri Barnabiti, e il Liceo classico Giuseppe Parini, erede del "Regio Ginnasio di Brera" istituito nel 1774 da Maria Teresa d'Austria in zona Brera. È possibile frequentare scuole in lingua inglese, francese (Liceo Stendhal) e tedesca (Scuola germanica di Milano). Alla Accademia Teatro alla Scala si può combinare la scuola dell'obbligo con una scuola di danza classica.</text:p>
          </table:table-cell>
          <table:table-cell office:value-type="string" table:style-name="ce1">
            <text:p>Si</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A cavallo del XIX e XX secolo Milano conobbe uno straordinario sviluppo industriale e del settore terziario che la pose al centro delle vicende economiche d'Italia. Fu sede dell'Esposizione universale del 1906, che celebrava l'apertura del Traforo del Sempione. Lo sforzo bellico durante la prima guerra mondiale fece registrare un forte sviluppo dell'industria, non solo pesante, con conseguenti difficoltà nella successiva riconversione postbellica;</text:p>
          </table:table-cell>
          <table:table-cell office:value-type="string" table:style-name="ce1">
            <text:p>No</text:p>
          </table:table-cell>
          <table:table-cell table:number-columns-repeated="16380"/>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 <text:s/>Architetture religiose <text:s/>Il Duomo di Milano è il principale luogo di culto cattolico della città di Milano e cattedrale dell'omonima arcidiocesi.</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la fortezza era comunque tra le maggiori dell'epoca, tanto che il castello non fu mai espugnato in battaglia. Usato esclusivamente come caserma militare dai governi stranieri, fu restaurato e trasformato a fine Ottocento in un grande complesso museale, e ornato dai giardini dell'omonima piazza e dal Parco Sempione. Un tempo era gestito dal Castellano del Castello Sforzesco di Milano.</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text:s/>Aree naturali <text:s/>Tre sono i parchi urbani storici della città: i Giardini pubblici (1784) oggi intitolati a Indro Montanelli, il Parco Sempione (1893) e il Parco Ravizza (1902). Altri parchi urbani di medie dimensioni, di realizzazione più recente, sono il Parco delle Basiliche (1934), il Parco Solari (1935) (poi intitolato a Luigi Giussani), il Parco di Largo Marinai d'Italia (1969) (oggi intitolato a Vittorio Formentano) e il Parco Biblioteca degli Alberi (2018).</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Le nazionalità maggiormente rappresentate in base alla loro percentuale sul totale della popolazione residente sono: Nei dati ufficiali non sono considerati gli stranieri irregolari, che secondo il XV rapporto sull'immigrazione straniera nella provincia di Milano nel 2013 sarebbero 23 700.A Milano si sta affacciando il fenomeno dei quartieri ad alto indice straniero, in particolare relativo alla comunità cinese, insediata da decenni nell'area fra via Canonica (a ridosso dei Bastioni di Porta Volta) e via Paolo Sarpi, interna a corso Sempione, colloquialmente nota come Chinatown di Milano. Lingue e dialetti <text:s/>Nella città metropolitana di Milano è relativamente diffusa la lingua lombarda nella sua variante dialettale milanese, che si estende fino alla parte settentrionale della provincia di Pavia.</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nei primi anni trenta furono presentati nel capoluogo lombardo i primi esperimenti televisivi italiani, mentre nel decennio successivo cominciarono a essere distribuite trasmissioni sperimentali giornaliere. Con l'inizio della programmazione regolare nel 1954 prenderà importanza il centro di produzione Rai di corso Sempione, mentre l'intera industria elettronica e radiotelevisiva della nazione avrà come grande centro proprio marchi milanesi quali Magneti Marelli, CGE, llocchio Bacchini e Mivar. I primi anni della televisione italiana videro quindi Milano come il centro più importante a livello nazionale;</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 Sono presenti anche gli studi di alcune emittenti locali/regionali tra cui:</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 La manifestazione si svolge nell'Arena Civica ed è accompagnata da altri eventi pubblici prevalentemente nella zona del Parco Sempione. Dal Global City Report 2012, Milano risulta essere la prima città in Europa per creatività musicale.</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Il tema selezionato per l'Expo 2015 è stato "Nutrire il pianeta, energia per la vita" e ha inteso includere tutto ciò che riguarda l'alimentazione, dall'educazione alimentare alla grave mancanza di cibo che affligge molte zone del mondo, alle tematiche legate agli OGM. Milano fu già sede dell'Esposizione Internazionale del 1906, detta anche Esposizione internazionale del Sempione, con tema "i trasporti". Il tema scelto fu quello dei trasporti a festeggiamento del traforo del Sempione, che era stato inaugurato nel febbraio del 1905, da cui l'Esposizione trasse il nome e l'ispirazione.</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Milano fu già sede dell'Esposizione Internazionale del 1906, detta anche Esposizione internazionale del Sempione, con tema "i trasporti". Il tema scelto fu quello dei trasporti a festeggiamento del traforo del Sempione, che era stato inaugurato nel febbraio del 1905, da cui l'Esposizione trasse il nome e l'ispirazione. Il 24 giugno 2019, alla sede del Comitato Olimpico Internazionale a Losanna in Svizzera, la città di Milano è stata proclamata vincitrice degli XXV Giochi Olimpici invernali che si terranno assieme a Cortina d'Ampezzo e altre città lombarde nel periodo dal 6 al 22 febbraio del 2026.</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Barriera Milano Sud A51 direzione A1: Barriera Sesto San Giovanni (da / per A4)Milano è raggiunta da quattro strade statali (la 9 Via Emilia, la 33 del Sempione, la 36 del Lago di Como e dello Spluga e la 494 Vigevanese) e da numerose strade provinciali. Molte di esse nelle tratte suburbane assumono caratteristiche di superstrada.</text:p>
          </table:table-cell>
          <table:table-cell table:number-columns-repeated="16381" table:style-name="ce1"/>
        </table:table-row>
        <table:table-row table:style-name="ro1">
          <table:table-cell office:value-type="string" table:style-name="ce1">
            <text:p>Sempione</text:p>
          </table:table-cell>
          <table:table-cell office:value-type="string" table:style-name="ce1">
            <text:p>Sempione, 5, Corso Sempione, Pagano, Municipio 1, Milano, Lombardia, 20154, Italia</text:p>
          </table:table-cell>
          <table:table-cell office:value-type="string" table:style-name="ce1">
            <text:p>La città è raggiunta da alcune delle principali linee ferroviarie d'Italia: la Torino-Milano, la Milano-Venezia, la Milano-Genova e la Milano-Bologna; costituisce il punto di partenza delle due linee alpine del Sempione e del Gottardo; è destinazione di un intenso traffico vicinale di tipo pendolare.</text:p>
          </table:table-cell>
          <table:table-cell table:number-columns-repeated="16381" table:style-name="ce1"/>
        </table:table-row>
        <table:table-row table:style-name="ro1">
          <table:table-cell office:value-type="string" table:style-name="ce1">
            <text:p>Sferisterio</text:p>
          </table:table-cell>
          <table:table-cell office:value-type="string" table:style-name="ce1">
            <text:p>Ex Sferisterio di Via Palermo, Via Palermo, Brera, Municipio 1, Milano, Lombardia, 20121,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Sirio</text:p>
          </table:table-cell>
          <table:table-cell office:value-type="string" table:style-name="ce1">
            <text:p>Via Sirio, Quartiere Aurelia, Villa Fiorita, Cassina de' Pecchi, Milano, Lombardia, 20060, Italia</text:p>
          </table:table-cell>
          <table:table-cell office:value-type="string" table:style-name="ce1">
            <text:p><text:s/>Particolare rilievo storico riveste nella città il tram: a fianco dei più moderni Sirio ed Eurotram convivono vetture più datate che hanno fatto la storia della rete tramviaria di Milano. Tra queste vanno ricordate le notissime Ventotto (o Carrelli), vetture tramviarie prodotte fra il 1928 e il 1930:</text:p>
          </table:table-cell>
          <table:table-cell office:value-type="string" table:style-name="ce1">
            <text:p>No</text:p>
          </table:table-cell>
          <table:table-cell table:number-columns-repeated="16380"/>
        </table:table-row>
        <table:table-row table:style-name="ro1">
          <table:table-cell office:value-type="string" table:style-name="ce1">
            <text:p>stadio Giuseppe Meazza</text:p>
          </table:table-cell>
          <table:table-cell office:value-type="string" table:style-name="ce1">
            <text:p>Stadio Giuseppe Meazza, Via dei Piccolomini, San Siro, Municipio 7, Milano, Lombardia, 20148, Italia</text:p>
          </table:table-cell>
          <table:table-cell office:value-type="string" table:style-name="ce1">
            <text:p>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text:p>
          </table:table-cell>
          <table:table-cell office:value-type="string" table:style-name="ce1">
            <text:p>Si</text:p>
          </table:table-cell>
          <table:table-cell table:number-columns-repeated="16380"/>
        </table:table-row>
        <table:table-row table:style-name="ro1">
          <table:table-cell office:value-type="string" table:style-name="ce1">
            <text:p>Stadio Giuseppe Meazza</text:p>
          </table:table-cell>
          <table:table-cell office:value-type="string" table:style-name="ce1">
            <text:p>Stadio Giuseppe Meazza, Via dei Piccolomini, San Siro, Municipio 7, Milano, Lombardia, 20148,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table:number-columns-repeated="16381" table:style-name="ce1"/>
        </table:table-row>
        <table:table-row table:style-name="ro1">
          <table:table-cell office:value-type="string" table:style-name="ce1">
            <text:p>Stati</text:p>
          </table:table-cell>
          <table:table-cell office:value-type="string" table:style-name="ce1">
            <text:p>Piazza Stati Uniti d'America, Brera, Municipio 1, Milano, Lombardia, 20121, Italia</text:p>
          </table:table-cell>
          <table:table-cell office:value-type="string" table:style-name="ce1">
            <text:p>Con l'Unità d'Italia venne emanata la legge Lanza, finalizzata a un'ulteriore razionalizzazione del territorio delegata al governo: intorno al 1869 nacquero quindi quattordici comuni poi definiti "amministrativi", normati dalla legislazione italiana e non più ereditati dagli Stati pre-unitari. Già sotto il Regno d'Italia di Napoleone Bonaparte venne emanata una riforma amministrativa di largo respiro che, anticipando i tempi di oltre un secolo, aveva espanso Milano su una superficie comparabile a quella attual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Medioevo Milano vide la lotta delle famiglie dei Della Torre (chiamati anche "Torriani") e Visconti per il possesso della città, con il predominio di questi ultimi, che avrebbero poi lasciato il passo alla famiglia Sforza solo nella metà del XV secolo, all'alba del Rinascimento. La signoria dei Visconti, diventata Ducato di Milano nel 1396, perseguì con successo una politica espansionistica, e la città divenne la capitale di uno Stato esteso, potente e ricco che aveva bisogno anche di simboli per sancire il proprio ruolo egemone. Gian Galeazzo Visconti volle per la sua città una cattedrale che rivaleggiasse con le maggiori d'Europa:</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text:s/>Epoca contemporanea Dall'epoca napoleonica alla seconda guerra mondiale Alla caduta di Napoleone Bonaparte, con il Congresso di Vienna (1815), Milano tornò sotto il dominio austriaco, non più come ducato, ma come capitale del neonato Regno Lombardo-Veneto e ciò rimase fino al 1859, quando in seguito alla seconda guerra d'indipendenza, entrò a far parte del Regno di Sardegna, che divenne poi Regno d'Italia nel 1861. Dopo l'annessione di Roma allo Stato italiano (1870) e la sua trasformazione in capitale, per diverso tempo Milano venne qualificata con il titolo di Capitale morale; la definizione è attribuita da Ruggiero Bonghi come parola d'autore coniata negli anni in cui dirigeva La Perseveranza, e conobbe una certa diffusione sulla scia del successo della Fiera industriale del 1881.</text:p>
          </table:table-cell>
          <table:table-cell table:number-columns-repeated="16381" table:style-name="ce1"/>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La bandiera utilizzata dalla moderna città di Milano riprende fedelmente quella usata dal Ducato di Milano dal 1395 al 1797, ovvero un vessillo bianco con una croce di San Giorgio di colore rosso. A seconda del periodo storico e – in particolare – della dinastia regnante che dominava la città, si sono succeduti diversi stendardi civici (il cosiddetto Vexillum civitas), che di volta in volta rappresentava la famiglia nobiliare che governava il ducato milanese, fermo restando la conservazione della primigenia bandiera cittadina bianca con croce di San Giorgio di colore rosso come vessillo ufficiale dello Stato (il cosiddetto Vexillum publicum). Lo stemma di Milano è costituito da uno scudo sannitico di color argento (bianco) su cui è sovrapposta una croce di San Giorgio rossa.</text:p>
          </table:table-cell>
          <table:table-cell table:number-columns-repeated="16381" table:style-name="ce1"/>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Il tutto è racchiuso ai lati da un ramo di alloro e uno di quercia, legati insieme da un nastro tricolore. Lo scudo, che è timbrato da una corona turrita colore oro o nero, simbolo del titolo di città, è in uso, nella sua forma moderna, dal 19 marzo 1934, quando fu emanato il relativo decreto di concessione da parte dello Stato. La croce di San Giorgio rossa su campo bianco come simbolo della città meneghina nacque nel Medioevo:</text:p>
          </table:table-cell>
          <table:table-cell table:number-columns-repeated="16381" table:style-name="ce1"/>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 Musei <text:s/>Milano possiede un notevole tesoro artistico ripartito in più collezioni;</text:p>
          </table:table-cell>
          <table:table-cell table:number-columns-repeated="16381" table:style-name="ce1"/>
        </table:table-row>
        <table:table-row table:style-name="ro1">
          <table:table-cell office:value-type="string" table:style-name="ce1">
            <text:p>stazione Cadorna</text:p>
          </table:table-cell>
          <table:table-cell office:value-type="string" table:style-name="ce1">
            <text:p>Stazione di Vittuone-Arluno, Via Luigi Cadorna, Vittuone, Milano, Lombardia, 20004, Italia</text:p>
          </table:table-cell>
          <table:table-cell office:value-type="string" table:style-name="ce1">
            <text:p>Altre importanti stazioni cittadine sono Porta Garibaldi, Lambrate e Rogoredo, dedicate soprattutto al trasporto regionale. Milano è centro della rete delle Ferrovie Nord Milano, a carattere regionale, che hanno capolinea alla stazione Cadorna. La città è servita da un servizio ferroviario suburbano ("linee S"), che garantisce collegamenti frequenti in un'area di circa 40 km di raggio;</text:p>
          </table:table-cell>
          <table:table-cell office:value-type="string" table:style-name="ce1">
            <text:p>No</text:p>
          </table:table-cell>
          <table:table-cell table:number-columns-repeated="16380"/>
        </table:table-row>
        <table:table-row table:style-name="ro1">
          <table:table-cell office:value-type="string" table:style-name="ce1">
            <text:p>Stazione Centrale</text:p>
          </table:table-cell>
          <table:table-cell office:value-type="string" table:style-name="ce1">
            <text:p>Milano (Stazione Centrale - Malpensa Shuttle), Via Giovanni Battista Sammartini, Centrale, Municipio 2, Milano, Lombardia, 20124, Italia</text:p>
          </table:table-cell>
          <table:table-cell office:value-type="string" table:style-name="ce1">
            <text:p>Centro storico Municipio 2: Stazione Centrale, Gorla, Turro, Precotto, Greco, Crescenzago, Nolo Municipio 3: Città Studi, Lambrate, Venezia Municipio 4:</text:p>
          </table:table-cell>
          <table:table-cell office:value-type="string" table:style-name="ce1">
            <text:p>No</text:p>
          </table:table-cell>
          <table:table-cell table:number-columns-repeated="16380"/>
        </table:table-row>
        <table:table-row table:style-name="ro1">
          <table:table-cell office:value-type="string" table:style-name="ce1">
            <text:p>stazione Centrale</text:p>
          </table:table-cell>
          <table:table-cell office:value-type="string" table:style-name="ce1">
            <text:p>Milano (Stazione Centrale - Malpensa Shuttle), Via Giovanni Battista Sammartini, Centrale, Municipio 2, Milano, Lombardia, 20124, Italia</text:p>
          </table:table-cell>
          <table:table-cell office:value-type="string" table:style-name="ce1">
            <text:p>Dal 2016 è possibile raggiungere in treno entrambi i due terminal aeroportuali. La stazione Centrale è la principale della città e, con un traffico giornaliero di 320 000 passeggeri, la seconda in Italia dopo Roma Termini; Milano Centrale è capolinea di treni a lunga percorrenza (Intercity, EuroCity, Frecciabianca e ad alta velocità Frecciarossa, Frecciargento e Italo), e anche di alcuni servizi regionali.</text:p>
          </table:table-cell>
          <table:table-cell table:number-columns-repeated="16381" table:style-name="ce1"/>
        </table:table-row>
        <table:table-row table:style-name="ro1">
          <table:table-cell office:value-type="string" table:style-name="ce1">
            <text:p>stazione di Cascina Gobba</text:p>
          </table:table-cell>
          <table:table-cell office:value-type="string" table:style-name="ce1">
            <text:p>Tangenziale Est, Adriano, Municipio 2, Milano, Lombardia, 2054, Italia</text:p>
          </table:table-cell>
          <table:table-cell office:value-type="string" table:style-name="ce1">
            <text:p>Le linee di trasporto pubblico di superficie sono composte da diciotto linee tramviarie (delle quali due extraurbane, il 15 (Rozzano) e il 31 (Cinisello Balsamo) nonché una linea tram interurbana), quattro linee filoviarie, di cui due di circonvallazione e numerose linee automobilistiche. Inoltre esiste un people mover che collega la stazione di Cascina Gobba con l'ospedale San Raffaele. <text:s/>Particolare rilievo storico riveste nella città il tram:</text:p>
          </table:table-cell>
          <table:table-cell office:value-type="string" table:style-name="ce1">
            <text:p>No</text:p>
          </table:table-cell>
          <table:table-cell table:number-columns-repeated="16380"/>
        </table:table-row>
        <table:table-row table:style-name="ro1">
          <table:table-cell office:value-type="string" table:style-name="ce1">
            <text:p>stazione di Milano</text:p>
          </table:table-cell>
          <table:table-cell office:value-type="string" table:style-name="ce1">
            <text:p>Milano Centrale, Sottopasso Mortirolo, Centrale, Municipio 2, Milano, Lombardia, 20124, Italia</text:p>
          </table:table-cell>
          <table:table-cell office:value-type="string" table:style-name="ce1">
            <text:p>Poco lontano si trovano la basilica di Sant'Ambrogio, considerata la seconda chiesa più importante della città, e il complesso ospitante la chiesa di Santa Maria delle Grazie con il Cenacolo leonardesco, dichiarato patrimonio dell'umanità dell'UNESCO.Altro sito di notevole interesse artistico è il Cimitero monumentale, che ospita le tombe dei cittadini milanesi più illustri; di più moderna realizzazione si possono trovare la stazione di Milano Centrale, costruita in uno stile che unisce la maestosità delle strutture fasciste a decorazioni in stile liberty, e lo stadio Giuseppe Meazza, chiamato La Scala del calcio. Di particolare rilevanza è l'Arco della Pace, un arco trionfale situato all'inizio di corso Sempione che rappresenta uno dei maggiori monumenti neoclassici di Milano.</text:p>
          </table:table-cell>
          <table:table-cell office:value-type="string" table:style-name="ce1">
            <text:p>No</text:p>
          </table:table-cell>
          <table:table-cell table:number-columns-repeated="16380"/>
        </table:table-row>
        <table:table-row table:style-name="ro1">
          <table:table-cell office:value-type="string" table:style-name="ce1">
            <text:p>stazione di Milano</text:p>
          </table:table-cell>
          <table:table-cell office:value-type="string" table:style-name="ce1">
            <text:p>Milano Centrale, Sottopasso Mortirolo, Centrale, Municipio 2, Milano, Lombardia, 20124, Italia</text:p>
          </table:table-cell>
          <table:table-cell office:value-type="string" table:style-name="ce1">
            <text:p>Altre stazioni di interscambio con i regionali sono Lambrate e Villapizzone (da cui parte qualche treno in orari di punta nei giorni feriali in direzione Bergamo, Arquata Scrivia e Piacenza). La stazione di Milano Smistamento è lo scalo di smistamento ferroviario più grande d'Italia. <text:s/>Aeroporti Nei dintorni di Milano vi sono tre aeroporti dedicati al normale traffico civile (Aeroporto di Milano-Malpensa e Aeroporto di Milano-Linate, gestiti dalla SEA, e l'Aeroporto di Bergamo-Orio al Serio dalla SACBO);</text:p>
          </table:table-cell>
          <table:table-cell table:number-columns-repeated="16381" table:style-name="ce1"/>
        </table:table-row>
        <table:table-row table:style-name="ro1">
          <table:table-cell office:value-type="string" table:style-name="ce1">
            <text:p>Stazione Garibaldi</text:p>
          </table:table-cell>
          <table:table-cell office:value-type="string" table:style-name="ce1">
            <text:p>Milano Porta Garibaldi superficie, Piazza Sigmund Freud, GARIBALDI REPUBBLICA, Municipio 9, Milano, Lombardia, 20159, Italia</text:p>
          </table:table-cell>
          <table:table-cell office:value-type="string" table:style-name="ce1">
            <text:p>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 Nel 2016 queste zone sono state soppiantate dai municipi sul modello del comune di Roma.</text:p>
          </table:table-cell>
          <table:table-cell office:value-type="string" table:style-name="ce1">
            <text:p>No</text:p>
          </table:table-cell>
          <table:table-cell table:number-columns-repeated="16380"/>
        </table:table-row>
        <table:table-row table:style-name="ro1">
          <table:table-cell office:value-type="string" table:style-name="ce1">
            <text:p>Strabone</text:p>
          </table:table-cell>
          <table:table-cell office:value-type="string" table:style-name="ce1">
            <text:p>Via Strabone, Isola, Municipio 9, Milano, Lombardia, 20159, Italia</text:p>
          </table:table-cell>
          <table:table-cell office:value-type="string" table:style-name="ce1">
            <text:p>Storia Epoca celtica <text:s/>Milano fu fondata intorno al 590 a.C., da una tribù celtica facente parte del gruppo degli Insubri e appartenente alla cultura di Golasecca. Il nome originario, tramandato dagli autori latini come Mediolanum (Tacito, Plinio il vecchio) o Mediolanium (Tito Livio) e da quelli greci come Μεδιόλανον (Polibio, Plutarco, Cassio Dione) o Μεδιολάνιον (Strabone), compare in un antico graffito celtico nella forma Meśiolano (dove ś rende, molto probabilmente, il suono /d/). La città romana fu poi a sua volta gradualmente sovrapposta e rimpiazzata da quella medievale.</text:p>
          </table:table-cell>
          <table:table-cell office:value-type="string" table:style-name="ce1">
            <text:p>No</text:p>
          </table:table-cell>
          <table:table-cell table:number-columns-repeated="16380"/>
        </table:table-row>
        <table:table-row table:style-name="ro1">
          <table:table-cell office:value-type="string" table:style-name="ce1">
            <text:p>Strabone</text:p>
          </table:table-cell>
          <table:table-cell office:value-type="string" table:style-name="ce1">
            <text:p>Via Strabone, Isola, Municipio 9, Milano, Lombardia, 20159, Italia</text:p>
          </table:table-cell>
          <table:table-cell office:value-type="string" table:style-name="ce1">
            <text:p>Secondo la tradizione leggendaria riportata da Tito Livio e poi ripresa in epoca medioevale da Bonvesin de la Riva la fondazione di Milano avvenne nel VI secolo a.C. nel luogo dove fu trovata una scrofa semilanuta, per opera della tribù celtica guidata da Belloveso, che sconfisse gli Etruschi, popolazione che fino ad allora aveva dominato la zona, nella battaglia del Ticino. 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 La carta di distribuzione dei ritrovamenti della prima età del ferro mostra che l'insediamento golasecchiano (V secolo a.C.) occupava un'area di circa 12 ettari nei pressi della moderna piazza San Sepolcro.</text:p>
          </table:table-cell>
          <table:table-cell table:number-columns-repeated="16381" table:style-name="ce1"/>
        </table:table-row>
        <table:table-row table:style-name="ro1">
          <table:table-cell office:value-type="string" table:style-name="ce1">
            <text:p>Strade Milano</text:p>
          </table:table-cell>
          <table:table-cell office:value-type="string" table:style-name="ce1">
            <text:p>Via 4 strade, Cologno Monzese, Milano, Lombardia, 20093, Italia</text:p>
          </table:table-cell>
          <table:table-cell office:value-type="string" table:style-name="ce1">
            <text:p>Storicamente, i grandi nomi della musica e della letteratura romantica italiana (tra cui Gioachino Rossini, Vincenzo Bellini, Giuseppe Parini, Alessandro Manzoni, Giuseppe Verdi, ecc.) erano soliti soggiornare sui laghi durante la loro permanenza a Milano, spesso ospiti nelle ville dei nobili milanesi, contribuendo così allo sviluppo di un turismo culturale che a partire dal Settecento legò la grande città alle vicine bellezze naturali. <text:s/>Infrastrutture e trasporti Strade Milano è un importante nodo stradale e autostradale, punto di congiunzione della grande trasversale padana est-ovest (la A4, Torino - Trieste) con la dorsale nord-sud (la A1, per Bologna, Firenze, Roma e Napoli). Altre arterie autostradali che raggiungono la città sono la A35 Brebemi per Brescia, la A7 per Genova, e le autostrade dei Laghi, ossia la A8 per Varese e la A9 per Como.</text:p>
          </table:table-cell>
          <table:table-cell office:value-type="string" table:style-name="ce1">
            <text:p>No</text:p>
          </table:table-cell>
          <table:table-cell table:number-columns-repeated="16380"/>
        </table:table-row>
        <table:table-row table:style-name="ro1">
          <table:table-cell office:value-type="string" table:style-name="ce1">
            <text:p>Svizzera</text:p>
          </table:table-cell>
          <table:table-cell office:value-type="string" table:style-name="ce1">
            <text:p>La Svizzera, Via Gian Battista Bazzoni, Concesa, Trezzo sull'Adda, Milano, Lombardia, 20056, Italia</text:p>
          </table:table-cell>
          <table:table-cell office:value-type="string" table:style-name="ce1">
            <text:p>Il tema scelto fu quello dei trasporti a festeggiamento del traforo del Sempione, che era stato inaugurato nel febbraio del 1905, da cui l'Esposizione trasse il nome e l'ispirazione. Il 24 giugno 2019, alla sede del Comitato Olimpico Internazionale a Losanna in Svizzera, la città di Milano è stata proclamata vincitrice degli XXV Giochi Olimpici invernali che si terranno assieme a Cortina d'Ampezzo e altre città lombarde nel periodo dal 6 al 22 febbraio del 2026. Questa è la quarta edizione dei Giochi olimpici che si svolgeranno in Italia (la terza di quelli invernali) dopo Cortina d'Ampezzo 1956, Roma 1960 e Torino 2006.</text:p>
          </table:table-cell>
          <table:table-cell office:value-type="string" table:style-name="ce1">
            <text:p>No</text:p>
          </table:table-cell>
          <table:table-cell table:number-columns-repeated="16380"/>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Principale centro economico e finanziario della Repubblica Italiana, Milano ne guidò lo sviluppo industriale, costituendo con Torino e Genova il cosiddetto Triangolo industriale, in particolar modo durante gli anni del boom economico, quando la crescita industriale e urbanistica coinvolse anche le città limitrofe, creando la vasta area metropolitana milanese. In ambito culturale, Milano è il principale centro italiano dell'editoria ed è ai vertici del circuito musicale mondiale grazie alla stagione lirica del Teatro alla Scala e alla sua lunga tradizione operistica. È inoltre tra i principali poli fieristici europei e del disegno industriale ed è considerata una delle capitali mondiali della moda.</text:p>
          </table:table-cell>
          <table:table-cell office:value-type="string" table:style-name="ce1">
            <text:p>Si</text:p>
          </table:table-cell>
          <table:table-cell table:number-columns-repeated="16380"/>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Gli aerei sganciarono le bombe da quote molto elevate, colpendo a caso gli edifici del centro storico. Il Teatro alla Scala, Palazzo Marino, la Rinascente, la sede del Corriere della Sera, gli stabilimenti della Pirelli, dell'Alfa Romeo e della Breda vennero pesantemente bombardati mentre la Galleria Vittorio Emanuele fu scoperchiata. Il Duomo fu risparmiato nonostante il crollo di decine di statue.</text:p>
          </table:table-cell>
          <table:table-cell table:number-columns-repeated="16381" table:style-name="ce1"/>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Il monumento simbolo della città è la basilica cattedrale metropolitana della Natività della Beata Vergine Maria, più conosciuta con il nome di Duomo di Milano, situata nell'omonima piazza, centro della vita economica e culturale cittadina. A breve distanza si trova il settecentesco Teatro alla Scala, uno dei teatri lirici più famosi al mondo. A collegare piazza della Scala e piazza del Duomo è la galleria Vittorio Emanuele II, un passaggio coperto con strutture di ferro e vetro a vista in stile eclettico.</text:p>
          </table:table-cell>
          <table:table-cell table:number-columns-repeated="16381" table:style-name="ce1"/>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È possibile frequentare scuole in lingua inglese, francese (Liceo Stendhal) e tedesca (Scuola germanica di Milano). Alla Accademia Teatro alla Scala si può combinare la scuola dell'obbligo con una scuola di danza classica. <text:s/>Università <text:s/>Il sistema di istruzione superiore di Milano comprende 39 centri universitari (44 facoltà, 174 000 nuovi studenti all'anno, pari al 10% dell'intera popolazione universitaria italiana), e ha il maggior numero di laureati e studenti post-laurea (rispettivamente, 34 000 e più di 5 000) in Italia.</text:p>
          </table:table-cell>
          <table:table-cell table:number-columns-repeated="16381" table:style-name="ce1"/>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Brera, il quartiere notturno per eccellenza, ne ospita tre, altre sale si trovano lungo corsi trafficati o vicoli nascosti, piazze note e strade decentrate. <text:s/>L'ente lirico di Milano è il Teatro alla Scala, che è uno dei teatri più famosi al mondo e che è conosciuto per essere il "tempio della lirica". Il Teatro alla Scala prende il nome dalla chiesa di Santa Maria alla Scala, in seguito demolita, che derivò a sua volta la denominazione dalla sua fondatrice, Regina della Scala, della dinastia degli Scaligeri di Verona.</text:p>
          </table:table-cell>
          <table:table-cell table:number-columns-repeated="16381" table:style-name="ce1"/>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text:s/>L'ente lirico di Milano è il Teatro alla Scala, che è uno dei teatri più famosi al mondo e che è conosciuto per essere il "tempio della lirica". Il Teatro alla Scala prende il nome dalla chiesa di Santa Maria alla Scala, in seguito demolita, che derivò a sua volta la denominazione dalla sua fondatrice, Regina della Scala, della dinastia degli Scaligeri di Verona. L'altra sala adatta alla lirica è il nuovo Teatro degli Arcimboldi, che prende il nome dalla Bicocca degli Arcimboldi, villino nobiliare costruito nella seconda metà del XV secolo come dimora di campagna della famiglia Arcimboldi.</text:p>
          </table:table-cell>
          <table:table-cell table:number-columns-repeated="16381" table:style-name="ce1"/>
        </table:table-row>
        <table:table-row table:style-name="ro1">
          <table:table-cell office:value-type="string" table:style-name="ce1">
            <text:p>Teatro alla Scala</text:p>
          </table:table-cell>
          <table:table-cell office:value-type="string" table:style-name="ce1">
            <text:p>Teatro alla Scala, 1, Piazza della Scala, Duomo, Municipio 1, Milano, Lombardia, 20021, Italia</text:p>
          </table:table-cell>
          <table:table-cell office:value-type="string" table:style-name="ce1">
            <text:p>Nella città di Milano sono stati girati interamente, o parzialmente, 113 film nel 2011, 130 nel 2012, 180 nel 2013, 210 nel 2014 e 230 nel 2015. Musica <text:s/>La tradizione operistica milanese, importata da Venezia e sempre sostenuta dalla città, è iniziata nella corte spagnola ai tempi del Salone Margherita, così chiamato in onore di Margherita d'Austria-Stiria, ed esaltata dalla presenza del Regio Ducal Teatro e successivamente del Teatro alla Scala: ciò ha posto Milano ai vertici del circuito musicale mondiale.</text:p>
          </table:table-cell>
          <table:table-cell table:number-columns-repeated="16381" table:style-name="ce1"/>
        </table:table-row>
        <table:table-row table:style-name="ro1">
          <table:table-cell office:value-type="string" table:style-name="ce1">
            <text:p>Teatro Carcano</text:p>
          </table:table-cell>
          <table:table-cell office:value-type="string" table:style-name="ce1">
            <text:p>Teatro Carcano, 63, Corso di Porta Romana, Crocetta, Municipio 1, Milano, Lombardia, 20121, Italia</text:p>
          </table:table-cell>
          <table:table-cell office:value-type="string" table:style-name="ce1">
            <text:p>Fra i teatri di prosa il Piccolo Teatro di Milano, fondato nell'immediato dopoguerra da Paolo Grassi e Giorgio Strehler, è il più antico teatro stabile italiano. 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text:p>
          </table:table-cell>
          <table:table-cell office:value-type="string" table:style-name="ce1">
            <text:p>Si</text:p>
          </table:table-cell>
          <table:table-cell table:number-columns-repeated="16380"/>
        </table:table-row>
        <table:table-row table:style-name="ro1">
          <table:table-cell office:value-type="string" table:style-name="ce1">
            <text:p>Teatro Dal Verme</text:p>
          </table:table-cell>
          <table:table-cell office:value-type="string" table:style-name="ce1">
            <text:p>Teatro Dal Verme, 2, Via San Giovanni sul Muro, Duomo, Municipio 1, Milano, Lombardia, 20121, Italia</text:p>
          </table:table-cell>
          <table:table-cell office:value-type="string" table:style-name="ce1">
            <text:p>ciò ha posto Milano ai vertici del circuito musicale mondiale. Milano è sede di alcune orchestre sinfoniche, fra cui la Filarmonica della Scala, l'Orchestra sinfonica Giuseppe Verdi, che si esibisce nell'Auditorium di Milano, e l'orchestra dei Pomeriggi Musicali, che ha sede nel Teatro Dal Verme. <text:s/>Nel 2007 si è svolta la prima edizione del Milano Jazzin' Festival (MJF), un evento musicale estivo dedicato al jazz, con concerti di artisti di fama internazionale proseguendo in una tradizione che sin dagli anni sessanta e settanta aveva visto nascere e poi chiudere club come il Jazz Power ed il Capolinea.</text:p>
          </table:table-cell>
          <table:table-cell office:value-type="string" table:style-name="ce1">
            <text:p>Si</text:p>
          </table:table-cell>
          <table:table-cell table:number-columns-repeated="16380"/>
        </table:table-row>
        <table:table-row table:style-name="ro1">
          <table:table-cell office:value-type="string" table:style-name="ce1">
            <text:p>Teatro degli Arcimboldi</text:p>
          </table:table-cell>
          <table:table-cell office:value-type="string" table:style-name="ce1">
            <text:p>Teatro degli Arcimboldi, 20, Viale dell'Innovazione, Bicocca, Municipio 9, Milano, Lombardia, 20125, Italia</text:p>
          </table:table-cell>
          <table:table-cell office:value-type="string" table:style-name="ce1">
            <text:p>Il Teatro alla Scala prende il nome dalla chiesa di Santa Maria alla Scala, in seguito demolita, che derivò a sua volta la denominazione dalla sua fondatrice, Regina della Scala, della dinastia degli Scaligeri di Verona. L'altra sala adatta alla lirica è il nuovo Teatro degli Arcimboldi, che prende il nome dalla Bicocca degli Arcimboldi, villino nobiliare costruito nella seconda metà del XV secolo come dimora di campagna della famiglia Arcimboldi. Fra i teatri di prosa il Piccolo Teatro di Milano, fondato nell'immediato dopoguerra da Paolo Grassi e Giorgio Strehler, è il più antico teatro stabile italiano.</text:p>
          </table:table-cell>
          <table:table-cell office:value-type="string" table:style-name="ce1">
            <text:p>Si</text:p>
          </table:table-cell>
          <table:table-cell table:number-columns-repeated="16380"/>
        </table:table-row>
        <table:table-row table:style-name="ro1">
          <table:table-cell office:value-type="string" table:style-name="ce1">
            <text:p>Teatro Elfo Puccini</text:p>
          </table:table-cell>
          <table:table-cell office:value-type="string" table:style-name="ce1">
            <text:p>Teatro Elfo Puccini, 33, Corso Buenos Aires, Buenos Aires - Venezia, Municipio 3, Milano, Lombardia, 20124, Italia</text:p>
          </table:table-cell>
          <table:table-cell office:value-type="string" table:style-name="ce1">
            <text:p>Fra i teatri di prosa il Piccolo Teatro di Milano, fondato nell'immediato dopoguerra da Paolo Grassi e Giorgio Strehler, è il più antico teatro stabile italiano. 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text:p>
          </table:table-cell>
          <table:table-cell office:value-type="string" table:style-name="ce1">
            <text:p>Si</text:p>
          </table:table-cell>
          <table:table-cell table:number-columns-repeated="16380"/>
        </table:table-row>
        <table:table-row table:style-name="ro1">
          <table:table-cell office:value-type="string" table:style-name="ce1">
            <text:p>Teatro Franco Parenti</text:p>
          </table:table-cell>
          <table:table-cell office:value-type="string" table:style-name="ce1">
            <text:p>Teatro Franco Parenti, Via Pier Lombardo, Porta Romana, Municipio 4, Milano, Lombardia, 20135, Italia</text:p>
          </table:table-cell>
          <table:table-cell office:value-type="string" table:style-name="ce1">
            <text:p>Fra i teatri di prosa il Piccolo Teatro di Milano, fondato nell'immediato dopoguerra da Paolo Grassi e Giorgio Strehler, è il più antico teatro stabile italiano. 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text:p>
          </table:table-cell>
          <table:table-cell office:value-type="string" table:style-name="ce1">
            <text:p>Si</text:p>
          </table:table-cell>
          <table:table-cell table:number-columns-repeated="16380"/>
        </table:table-row>
        <table:table-row table:style-name="ro1">
          <table:table-cell office:value-type="string" table:style-name="ce1">
            <text:p>Teatro Manzoni</text:p>
          </table:table-cell>
          <table:table-cell office:value-type="string" table:style-name="ce1">
            <text:p>Teatro Manzoni, 42, Via Alessandro Manzoni, Duomo, Municipio 1, Milano, Lombardia, 20121, Italia</text:p>
          </table:table-cell>
          <table:table-cell office:value-type="string" table:style-name="ce1">
            <text:p>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 Menzione particolare merita anche la presenza di prestigiosi locali di cabaret come lo Zelig, che ha dato poi vita all'omonima trasmissione televisiva di successo.</text:p>
          </table:table-cell>
          <table:table-cell office:value-type="string" table:style-name="ce1">
            <text:p>Si</text:p>
          </table:table-cell>
          <table:table-cell table:number-columns-repeated="16380"/>
        </table:table-row>
        <table:table-row table:style-name="ro1">
          <table:table-cell office:value-type="string" table:style-name="ce1">
            <text:p>Teatro Nuovo</text:p>
          </table:table-cell>
          <table:table-cell office:value-type="string" table:style-name="ce1">
            <text:p>Teatro Nuovo, Piazza San Babila, Duomo, Municipio 1, Milano, Lombardia, 20122, Italia</text:p>
          </table:table-cell>
          <table:table-cell office:value-type="string" table:style-name="ce1">
            <text:p>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 Menzione particolare merita anche la presenza di prestigiosi locali di cabaret come lo Zelig, che ha dato poi vita all'omonima trasmissione televisiva di successo.</text:p>
          </table:table-cell>
          <table:table-cell office:value-type="string" table:style-name="ce1">
            <text:p>Si</text:p>
          </table:table-cell>
          <table:table-cell table:number-columns-repeated="16380"/>
        </table:table-row>
        <table:table-row table:style-name="ro1">
          <table:table-cell office:value-type="string" table:style-name="ce1">
            <text:p>Teatro San Babila</text:p>
          </table:table-cell>
          <table:table-cell office:value-type="string" table:style-name="ce1">
            <text:p>Teatro San Babila, 2/A, Corso Venezia, Duomo, Municipio 1, Milano, Lombardia, 20121, Italia</text:p>
          </table:table-cell>
          <table:table-cell office:value-type="string" table:style-name="ce1">
            <text:p>Altre sale importanti sono il Teatro Franco Parenti, fondato da Franco Parenti, il Teatro Carcano, diretto per molti anni da Gabriele Lavia, il Teatro Elfo Puccini, che ha lanciato Gabriele Salvatores. Al teatro leggero sono dedicati il Teatro Manzoni, il Teatro Nuovo e il Teatro San Babila. Menzione particolare merita anche la presenza di prestigiosi locali di cabaret come lo Zelig, che ha dato poi vita all'omonima trasmissione televisiva di successo.</text:p>
          </table:table-cell>
          <table:table-cell office:value-type="string" table:style-name="ce1">
            <text:p>Si</text:p>
          </table:table-cell>
          <table:table-cell table:number-columns-repeated="16380"/>
        </table:table-row>
        <table:table-row table:style-name="ro1">
          <table:table-cell office:value-type="string" table:style-name="ce1">
            <text:p>Teatro Strehler</text:p>
          </table:table-cell>
          <table:table-cell office:value-type="string" table:style-name="ce1">
            <text:p>Piccolo Teatro Strehler, 1, Largo Antonio Greppi, Brera, Municipio 1, Milano, Lombardia, 20121, Italia</text:p>
          </table:table-cell>
          <table:table-cell office:value-type="string" table:style-name="ce1">
            <text:p>La città ha avuto il pregio di ospitare figure teatrali di livello internazionale: il regista Giorgio Strehler (al quale è intitolato il Teatro Strehler, ovvero la sala più grande del Piccolo Teatro di Milano), l'attore-autore Dario Fo, Premio Nobel per la letteratura nel 1997, e il regista e autore teatrale Carmelo Bene. I teatri milanesi sono sparsi per tutta la città.</text:p>
          </table:table-cell>
          <table:table-cell office:value-type="string" table:style-name="ce1">
            <text:p>Si</text:p>
          </table:table-cell>
          <table:table-cell table:number-columns-repeated="16380"/>
        </table:table-row>
        <table:table-row table:style-name="ro1">
          <table:table-cell office:value-type="string" table:style-name="ce1">
            <text:p>Tempo</text:p>
          </table:table-cell>
          <table:table-cell office:value-type="string" table:style-name="ce1">
            <text:p>Il Tempo, 18, Via privata San Mauro, Ravello, Parabiago, Milano, Lombardia, 20015, Italia</text:p>
          </table:table-cell>
          <table:table-cell office:value-type="string" table:style-name="ce1">
            <text:p>Tra le riviste settimanali: Panorama, il settimanale più venduto in Italia, Famiglia Cristiana, Oggi, Donna Moderna, Chi, Gente, Tempo, TuStyle, TV Sorrisi e Canzoni, Vanity Fair, Terra e Vita, SportWeek, Cronaca Vera, L'Europeo, il Musichiere. Tra i mensili:</text:p>
          </table:table-cell>
          <table:table-cell office:value-type="string" table:style-name="ce1">
            <text:p>No</text:p>
          </table:table-cell>
          <table:table-cell table:number-columns-repeated="16380"/>
        </table:table-row>
        <table:table-row table:style-name="ro1">
          <table:table-cell office:value-type="string" table:style-name="ce1">
            <text:p>Terme Erculee</text:p>
          </table:table-cell>
          <table:table-cell office:value-type="string" table:style-name="ce1">
            <text:p>Terme Erculee, Largo Corsia dei Servi, Duomo, Municipio 1, Milano, Lombardia, 20122, Italia</text:p>
          </table:table-cell>
          <table:table-cell office:value-type="string" table:style-name="ce1">
            <text:p>A Milano è giunta la testimonianza tangibile delle mura romane di Milano (costruite in due fasi, una in epoca repubblicana attorno al 49 a.C. ed una seconda dopo il 291 in epoca imperiale al tempo dell'imperatore Massimiano quando Mediolanum divenne capitale dell'Impero romano d'Occidente), del teatro romano di Milano (realizzato in età augustea tra la fine del I secolo a.C. e l'inizio del I secolo), del foro romano di Milano (ovvero della piazza principale del centro cittadino fin dalla fondazione della città romana in epoca repubblicana) e dell'anfiteatro romano di Milano, terza struttura di questo tipo per dimensioni in tutto l'impero dopo il Colosseo e l'anfiteatro di Capua. Altri resti romani che si trovano a Milano sono quelli del circo romano di Milano (che ebbe diverse ed importanti funzioni durante l'epoca in cui Mediolanum fu capitale dell'Impero romano d'Occidente), del palazzo imperiale romano di Milano (antica struttura costruita dall'imperatore Massimiano dopo il 291 circa quando Mediolanum divenne capitale imperiale), delle Terme Erculee (erette anch'esse tra la fine del III secolo e l'inizio del IV dall'imperatore Massimiano), dei magazzini annonari romani di Milano (che risalgono all'età flavia e all'epoca tardo imperiale) e del Mausoleo imperiale di San Vittore al Corpo (antica costruzione romana a pianta circolare databile verso la fine del IV secolo che probabilmente accolse le tombe della famiglia dei Valentiniani). Sono giunti sino a noi anche i resti di Porta Ticinese romana (per la precisione, un troncone di una delle due torri che fiancheggiavano la porta), nonché di alcune domus e delle Colonne di San Lorenzo (si tratta di sedici colonne, alte circa 7 metri e mezzo, in marmo, con capitelli corinzi che sostengono la trabeazione che provengono da edifici romani risalenti al II o III secolo, probabilmente un tempio pagano sito nell'area dell'attuale piazza Santa Maria Beltrade, e che vennero trasportate nell'attuale locazione a completare l'erigenda basilica di San Lorenzo), che sono i reperti romani di Milano più conosciuti.</text:p>
          </table:table-cell>
          <table:table-cell office:value-type="string" table:style-name="ce1">
            <text:p>Si</text:p>
          </table:table-cell>
          <table:table-cell table:number-columns-repeated="16380"/>
        </table:table-row>
        <table:table-row table:style-name="ro1">
          <table:table-cell office:value-type="string" table:style-name="ce1">
            <text:p>Terra</text:p>
          </table:table-cell>
          <table:table-cell office:value-type="string" table:style-name="ce1">
            <text:p>Via Terra, Rodano, Milano, Lombardia, 20053, Italia</text:p>
          </table:table-cell>
          <table:table-cell office:value-type="string" table:style-name="ce1">
            <text:p>Tra le riviste settimanali: Panorama, il settimanale più venduto in Italia, Famiglia Cristiana, Oggi, Donna Moderna, Chi, Gente, Tempo, TuStyle, TV Sorrisi e Canzoni, Vanity Fair, Terra e Vita, SportWeek, Cronaca Vera, L'Europeo, il Musichiere. Tra i mensili:</text:p>
          </table:table-cell>
          <table:table-cell office:value-type="string" table:style-name="ce1">
            <text:p>No</text:p>
          </table:table-cell>
          <table:table-cell table:number-columns-repeated="16380"/>
        </table:table-row>
        <table:table-row table:style-name="ro1">
          <table:table-cell office:value-type="string" table:style-name="ce1">
            <text:p>Ticino</text:p>
          </table:table-cell>
          <table:table-cell office:value-type="string" table:style-name="ce1">
            <text:p>Ticino, Castelletto di Cuggiono, Cuggiono, Milano, Lombardia, 20012, Italia</text:p>
          </table:table-cell>
          <table:table-cell office:value-type="string" table:style-name="ce1">
            <text:p>Tale roccia è ricoperta dai sedimenti fluviali quaternari ed è visibile lungo i principali corsi d'acqua che la solcano, costituendo conglomerati rocciosi che in Lombardia sono conosciuti come "ceppi". Milano occupa un'area di 181,67 km² a occidente della Lombardia, situata a 25 km a est del fiume Ticino, a 25 km a ovest del fiume Adda, a 35 km a nord del fiume Po e a 50 km a sud del lago di Como, lungo la cosiddetta "fascia delle risorgive", laddove vi è l'incontro, nel sottosuolo, tra strati geologici a differente permeabilità, aspetto che permette alle acque profonde di riaffiorare in superficie. L'idrografia di Milano e della zona dei comuni confinanti è particolarmente complessa, sia per cause naturali, vista la cospicua presenza di fiumi, torrenti e fontanili, che formano un vero e proprio groviglio idrico, sia per questioni legate ai lavori di canalizzazioni e di deviazione dei corsi d'acqua di matrice antropica, aventi il proprio inizio durante l'epoca romana, che hanno portato alla realizzazione di numerose rogge, canali e laghi artificiali.</text:p>
          </table:table-cell>
          <table:table-cell office:value-type="string" table:style-name="ce1">
            <text:p>No</text:p>
          </table:table-cell>
          <table:table-cell table:number-columns-repeated="16380"/>
        </table:table-row>
        <table:table-row table:style-name="ro1">
          <table:table-cell office:value-type="string" table:style-name="ce1">
            <text:p>Ticino</text:p>
          </table:table-cell>
          <table:table-cell office:value-type="string" table:style-name="ce1">
            <text:p>Ticino, Castelletto di Cuggiono, Cuggiono, Milano, Lombardia, 20012, Italia</text:p>
          </table:table-cell>
          <table:table-cell office:value-type="string" table:style-name="ce1">
            <text:p>Il centro urbano di Milano è quindi costantemente cresciuto a macchia d'olio, fino ai tempi moderni, attorno al primo nucleo celtico. Secondo la tradizione leggendaria riportata da Tito Livio e poi ripresa in epoca medioevale da Bonvesin de la Riva la fondazione di Milano avvenne nel VI secolo a.C. nel luogo dove fu trovata una scrofa semilanuta, per opera della tribù celtica guidata da Belloveso, che sconfisse gli Etruschi, popolazione che fino ad allora aveva dominato la zona, nella battaglia del Ticino. In base ai ritrovamenti archeologici, l'oppidum celtico doveva avere medesima localizzazione ed estensione dell'insediamento golasecchiano, che era più antico, ma non sono mai venute alla luce opere difensive urbane, probabilmente costruite in legno e terra, evento che spiega l'attribuzione della definizione di "villaggio" da parte di Polibio e Strabone.</text:p>
          </table:table-cell>
          <table:table-cell table:number-columns-repeated="16381" table:style-name="ce1"/>
        </table:table-row>
        <table:table-row table:style-name="ro1">
          <table:table-cell office:value-type="string" table:style-name="ce1">
            <text:p>Torre dei Gorani</text:p>
          </table:table-cell>
          <table:table-cell office:value-type="string" table:style-name="ce1">
            <text:p>Torre dei Gorani, Via Gorani, Duomo, Municipio 1, Milano, Lombardia, 20123, Italia</text:p>
          </table:table-cell>
          <table:table-cell office:value-type="string" table:style-name="ce1">
            <text:p>Interi quartieri, come quello intorno a via Monte Napoleone o a Corso Venezia, sono composti di palazzi nobiliari in stile neoclassico. Degne di nota, tra le torri di Milano, sono la torre del Comune, che un tempo scandiva gli orari ufficiali di apertura e chiusura delle attività e che è situata sul Palazzo dei Giureconsulti, la Torre dei Gorani, che faceva parte della demolita Casa Gorani e la torre dei Meravigli, che invece è incorporata nella Casa dei Meravigli. <text:s/>Architetture militari <text:s/>Le mura di Milano si sono evolute negli anni con la città:</text:p>
          </table:table-cell>
          <table:table-cell office:value-type="string" table:style-name="ce1">
            <text:p>Si</text:p>
          </table:table-cell>
          <table:table-cell table:number-columns-repeated="16380"/>
        </table:table-row>
        <table:table-row table:style-name="ro1">
          <table:table-cell office:value-type="string" table:style-name="ce1">
            <text:p>Torre Unicredit</text:p>
          </table:table-cell>
          <table:table-cell office:value-type="string" table:style-name="ce1">
            <text:p>Torre Unicredit, Tunnel Giardini di Porta Nuova, GARIBALDI REPUBBLICA, Municipio 9, Milano, Lombardia, 20159, Italia</text:p>
          </table:table-cell>
          <table:table-cell office:value-type="string" table:style-name="ce1">
            <text:p><text:s/>Dal primo decennio degli anni duemila la città sta vivendo un profondo rinnovamento dal punto di vista architettonico e urbano, con la realizzazione di numerosi progetti che puntano da un lato a riqualificare intere zone e grandi quartieri (come il Progetto Bicocca), e dall'altro a proiettare la sua immagine in Europa e nel mondo (Fieramilano, Progetto CityLife e Progetto Porta Nuova), grazie anche a importanti concorsi internazionali cui hanno partecipato architetti quali Renzo Piano, Norman Foster, César Pelli, Massimiliano Fuksas, Arata Isozaki, Daniel Libeskind, Zaha Hadid e Ieoh Ming Pei. Nel 2012 è stata completata la Torre Unicredit, che è stata realizzata nell'ambito Progetto Porta Nuova all'interno del Centro direzionale di Milano. Con i suoi 231 m alla punta della guglia è il grattacielo più alto d'Italia.</text:p>
          </table:table-cell>
          <table:table-cell office:value-type="string" table:style-name="ce1">
            <text:p>Si</text:p>
          </table:table-cell>
          <table:table-cell table:number-columns-repeated="16380"/>
        </table:table-row>
        <table:table-row table:style-name="ro1">
          <table:table-cell office:value-type="string" table:style-name="ce1">
            <text:p>Tredici</text:p>
          </table:table-cell>
          <table:table-cell office:value-type="string" table:style-name="ce1">
            <text:p>Via tredici marzo, Riozzo, Cerro al Lambro, Milano, Lombardia, 20077, Italia</text:p>
          </table:table-cell>
          <table:table-cell office:value-type="string" table:style-name="ce1">
            <text:p>diciotto sono diroccate, le altre hanno trovato utilizzo come biblioteche, aree di svago, centri di accoglienza (per anziani, disabili o tossicodipendenti) o centri residenziali. Tredici, però, in piena area urbana, sono ancora condotte da fittavoli, secondo l'uso milanese, come aziende agricole in attività. Tra queste citiamo:</text:p>
          </table:table-cell>
          <table:table-cell office:value-type="string" table:style-name="ce1">
            <text:p>No</text:p>
          </table:table-cell>
          <table:table-cell table:number-columns-repeated="16380"/>
        </table:table-row>
        <table:table-row table:style-name="ro1">
          <table:table-cell office:value-type="string" table:style-name="ce1">
            <text:p>Trenno</text:p>
          </table:table-cell>
          <table:table-cell office:value-type="string" table:style-name="ce1">
            <text:p>Trenno, Municipio 8, Milano, Lombardia, Italia</text:p>
          </table:table-cell>
          <table:table-cell office:value-type="string" table:style-name="ce1">
            <text:p><text:s/>Parchi di estensione maggiore si trovano fuori dall'area edificata: il Parco Lambro, il Parco Forlanini, il Parco delle Cave, il Boscoincittà e il Parco di Trenno. Per la sua particolarità, si segnala il "Monte Stella", ricavato dalle macerie degli edifici bombardati nella seconda guerra mondiale.</text:p>
          </table:table-cell>
          <table:table-cell office:value-type="string" table:style-name="ce1">
            <text:p>No</text:p>
          </table:table-cell>
          <table:table-cell table:number-columns-repeated="16380"/>
        </table:table-row>
        <table:table-row table:style-name="ro1">
          <table:table-cell office:value-type="string" table:style-name="ce1">
            <text:p>Trenno</text:p>
          </table:table-cell>
          <table:table-cell office:value-type="string" table:style-name="ce1">
            <text:p>Trenno, Municipio 8, Milano, Lombardia,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table:number-columns-repeated="16381" table:style-name="ce1"/>
        </table:table-row>
        <table:table-row table:style-name="ro1">
          <table:table-cell office:value-type="string" table:style-name="ce1">
            <text:p>Triennale di Milano</text:p>
          </table:table-cell>
          <table:table-cell office:value-type="string" table:style-name="ce1">
            <text:p>Triennale Design Museum, 6, Viale Emilio Alemagna, Parco Sempione, Municipio 1, Milano, Lombardia, 20121, Italia</text:p>
          </table:table-cell>
          <table:table-cell office:value-type="string" table:style-name="ce1">
            <text:p>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 Sono poi presenti le Case museo di Milano, un circuito museale che raggruppa quattro edifici storici milanesi:</text:p>
          </table:table-cell>
          <table:table-cell office:value-type="string" table:style-name="ce1">
            <text:p>Si</text:p>
          </table:table-cell>
          <table:table-cell table:number-columns-repeated="16380"/>
        </table:table-row>
        <table:table-row table:style-name="ro1">
          <table:table-cell office:value-type="string" table:style-name="ce1">
            <text:p>Turro</text:p>
          </table:table-cell>
          <table:table-cell office:value-type="string" table:style-name="ce1">
            <text:p>Turro, Municipio 2, Milano, Lombardia, 20127, Italia</text:p>
          </table:table-cell>
          <table:table-cell office:value-type="string" table:style-name="ce1">
            <text:p>Tragica fu la strage dei 184 bambini della scuola elementare di Gorla, il 20 ottobre 1944. Diciassette aerei del 451º Bomb Group dell'aviazione statunitense, fallito il bersaglio (gli stabilimenti Breda) perché fuori rotta, sganciarono 170 bombe da duecento chili sui quartieri di Gorla, Precotto e Turro. Una di queste colpì le scale della scuola mentre i bambini, gli insegnanti e il personale cercavano di raggiungere i rifugi:</text:p>
          </table:table-cell>
          <table:table-cell office:value-type="string" table:style-name="ce1">
            <text:p>No</text:p>
          </table:table-cell>
          <table:table-cell table:number-columns-repeated="16380"/>
        </table:table-row>
        <table:table-row table:style-name="ro1">
          <table:table-cell office:value-type="string" table:style-name="ce1">
            <text:p>Turro</text:p>
          </table:table-cell>
          <table:table-cell office:value-type="string" table:style-name="ce1">
            <text:p>Turro, Municipio 2, Milano, Lombardia, 20127, Italia</text:p>
          </table:table-cell>
          <table:table-cell office:value-type="string" table:style-name="ce1">
            <text:p>Centro storico Municipio 2: Stazione Centrale, Gorla, Turro, Precotto, Greco, Crescenzago, Nolo Municipio 3: Città Studi, Lambrate, Venezia Municipio 4:</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Dopo l'assegnazione ufficiale da parte del Bureau international des Expositions il 31 marzo 2008, dal 1º maggio al 31 ottobre 2015 la città ha ospitato l'Expo 2015, sul tema dell'alimentazione. La città di Milano è presente nelle pubblicazioni del Globalization and World Cities Study Group dell'Università di Loughborough, dove nel 2004 è stata classificata come incipient global city insieme a Amsterdam, Boston, Chicago, Madrid, Mosca e Toronto. Nel 2016 ha vinto il Premio europeo per le città accessibili..</text:p>
          </table:table-cell>
          <table:table-cell office:value-type="string" table:style-name="ce1">
            <text:p>No</text:p>
          </table:table-cell>
          <table:table-cell table:number-columns-repeated="16380"/>
        </table:table-row>
        <table:table-row table:style-name="ro1">
          <table:table-cell office:value-type="string" table:style-name="ce1">
            <text:p>Università</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Alla Accademia Teatro alla Scala si può combinare la scuola dell'obbligo con una scuola di danza classica. <text:s/>Università <text:s/>Il sistema di istruzione superiore di Milano comprende 39 centri universitari (44 facoltà, 174 000 nuovi studenti all'anno, pari al 10% dell'intera popolazione universitaria italiana), e ha il maggior numero di laureati e studenti post-laurea (rispettivamente, 34 000 e più di 5 000) in Italia. Milano è la prima città in Italia per offerta di facoltà.</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table:number-columns-repeated="16381" table:style-name="ce1"/>
        </table:table-row>
        <table:table-row table:style-name="ro1">
          <table:table-cell office:value-type="string" table:style-name="ce1">
            <text:p>Università</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table:number-columns-repeated="16381" table:style-name="ce1"/>
        </table:table-row>
        <table:table-row table:style-name="ro1">
          <table:table-cell office:value-type="string" table:style-name="ce1">
            <text:p>Università degli Studi</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office:value-type="string" table:style-name="ce1">
            <text:p>Si</text:p>
          </table:table-cell>
          <table:table-cell table:number-columns-repeated="16380"/>
        </table:table-row>
        <table:table-row table:style-name="ro1">
          <table:table-cell office:value-type="string" table:style-name="ce1">
            <text:p>Università degli Studi</text:p>
          </table:table-cell>
          <table:table-cell office:value-type="string" table:style-name="ce1">
            <text:p>Università degli Studi di Milano - Facoltà di Studi Umanistici, Facoltà di Giurisprudenza - Ospedale Maggiore, 7, Via Festa del Perdono, Duomo, Municipio 1, Milano, Lombardia, 20122, Italia</text:p>
          </table:table-cell>
          <table:table-cell office:value-type="string" table:style-name="ce1">
            <text:p>Nel 1890 venne istituita la Biblioteca comunale centrale di Milano, sede principale del sistema bibliotecario della città che si articola in ventiquattro punti di prestito e lettura distribuiti uniformemente sull'intero territorio comunale. Fra le biblioteche universitarie vanno citate la Biblioteca Campus Leonardo del Politecnico di Milano, a oggi la più importante biblioteca scientifica in Italia, e quella dell'Università degli Studi, particolarmente ricca e articolata soprattutto per quanto concerne le facoltà di giurisprudenza, scienze politiche e lettere e filosofia, contenendo circa 500 000 volumi. Di grande interesse per la storia della musica e del teatro è la Biblioteca del Conservatorio Giuseppe Verdi, istituita nel 1807 da Napoleone Bonaparte, che divenne durante il Regno Lombardo-Veneto l'archivio musicale dello Stato con l'obbligo di conferirvi copia di tutte le opere musicali pubblicate.</text:p>
          </table:table-cell>
          <table:table-cell table:number-columns-repeated="16381" table:style-name="ce1"/>
        </table:table-row>
        <table:table-row table:style-name="ro1">
          <table:table-cell office:value-type="string" table:style-name="ce1">
            <text:p>Università degli Studi di Milano</text:p>
          </table:table-cell>
          <table:table-cell office:value-type="string" table:style-name="ce1">
            <text:p>Università degli Studi di Milano, Via Santa Sofia, Vigentina, Municipio 1, Milano, Lombardia, 20122, Italia</text:p>
          </table:table-cell>
          <table:table-cell office:value-type="string" table:style-name="ce1">
            <text:p>Quattro atenei milanesi sono presenti nel QS World University Rankings: l'Università degli Studi di Milano, il Politecnico di Milano, l'Università Cattolica del Sacro Cuore e l'Università commerciale Luigi Bocconi, che garantiscono un'eccellenza accademica riconosciuta in tutto il mondo dai datori di lavoro. Secondo un sondaggio del comune effettuato nel 2012, Milano è anche la meta del 40% dei laureati italiani all'estero che tornano in Italia.</text:p>
          </table:table-cell>
          <table:table-cell office:value-type="string" table:style-name="ce1">
            <text:p>Si</text:p>
          </table:table-cell>
          <table:table-cell table:number-columns-repeated="16380"/>
        </table:table-row>
        <table:table-row table:style-name="ro1">
          <table:table-cell office:value-type="string" table:style-name="ce1">
            <text:p>Vaiano Valle</text:p>
          </table:table-cell>
          <table:table-cell office:value-type="string" table:style-name="ce1">
            <text:p>Vaiano Valle, Milano, Lombardia, 20139, Italia</text:p>
          </table:table-cell>
          <table:table-cell office:value-type="string" table:style-name="ce1">
            <text:p>Località <text:s/>Benché lo statuto comunale non preveda località con lo status ufficiale di "frazione", vi sono piccole località di Milano che mantengono la propria fisionomia rurale: questi sono individuati dall'ISTAT, secondo cui il territorio comunale comprende le località di Belgioioso, Cascina Malandra, Chiaravalle, Cascina Chiesa Rossa, Figino, Ronchetto delle Rane, Cantalupa, Cascina Cascinetta, Cascina Selvanesco, Vaiano Valle e le Cascine Guascona e Guasconcina. Oggi a Milano sono sopravvissute un centinaio di cascine, cinquantanove delle quali fanno parte del demanio comunale come, per esempio, Cascina Torchiera o Cascina Monterobbio.</text:p>
          </table:table-cell>
          <table:table-cell office:value-type="string" table:style-name="ce1">
            <text:p>No</text:p>
          </table:table-cell>
          <table:table-cell table:number-columns-repeated="16380"/>
        </table:table-row>
        <table:table-row table:style-name="ro1">
          <table:table-cell office:value-type="string" table:style-name="ce1">
            <text:p>Velodromo Maspes-Vigorelli</text:p>
          </table:table-cell>
          <table:table-cell office:value-type="string" table:style-name="ce1">
            <text:p>Velodromo Maspes-Vigorelli, 19, Via Arona, Portello, Municipio 8, Milano, Lombardia, 20149, Italia</text:p>
          </table:table-cell>
          <table:table-cell office:value-type="string" table:style-name="ce1">
            <text:p>Seamen Milano (football americano) Powervolley Milano (pallavolo) Hockey Club Milano Bears (hockey su ghiaccio) A.S. Rugby Milano (rugby) Hockey Club Milano 24 (hockey in-line)Impianti sportivi Gli impianti sportivi più importanti di Milano sono: <text:s/>Arena Civica (atletica leggera, rugby a 15 e calcio) Centro Sportivo Saini (football americano, baseball, nuoto sincronizzato e pallanuoto) Ippodromo del galoppo di San Siro (ippica) Lido di Milano (tennis, calcio a 5, pattinaggio, minigolf e nuoto) PalaLido (pallacanestro e pallavolo) Piscina Cozzi (sport acquatici) Piscina Romano (sport acquatici) Sferisterio di via Palermo (vari sport) Stadio del ghiaccio Agorà (hockey su ghiaccio) Stadio Giuseppe Meazza (calcio) Velodromo Maspes-Vigorelli (football americano, ciclismo e hockey su prato)<text:s/></text:p>
          </table:table-cell>
          <table:table-cell office:value-type="string" table:style-name="ce1">
            <text:p>Si</text:p>
          </table:table-cell>
          <table:table-cell table:number-columns-repeated="16380"/>
        </table:table-row>
        <table:table-row table:style-name="ro1">
          <table:table-cell office:value-type="string" table:style-name="ce1">
            <text:p>Venezia Municipio</text:p>
          </table:table-cell>
          <table:table-cell office:value-type="string" table:style-name="ce1">
            <text:p>Linea M2 (metropolitana di Milano), Via Giovanni Battista Pergolesi, Buenos Aires - Venezia, Municipio 3, Milano, Lombardia, 20100, Italia</text:p>
          </table:table-cell>
          <table:table-cell office:value-type="string" table:style-name="ce1">
            <text:p>Stazione Centrale, Gorla, Turro, Precotto, Greco, Crescenzago, Nolo Municipio 3: Città Studi, Lambrate, Venezia Municipio 4: Vittoria, Forlanini Municipio 5: Vigentino, Chiaravalle, Gratosoglio Municipio 6: Barona, Lorenteggio Municipio 7:</text:p>
          </table:table-cell>
          <table:table-cell office:value-type="string" table:style-name="ce1">
            <text:p>No</text:p>
          </table:table-cell>
          <table:table-cell table:number-columns-repeated="16380"/>
        </table:table-row>
        <table:table-row table:style-name="ro1">
          <table:table-cell office:value-type="string" table:style-name="ce1">
            <text:p>Ventotto</text:p>
          </table:table-cell>
          <table:table-cell office:value-type="string" table:style-name="ce1">
            <text:p>Vicolo Ventotto Maggio, Vanzaghello, Milano, Lombardia, 20022, Italia</text:p>
          </table:table-cell>
          <table:table-cell office:value-type="string" table:style-name="ce1">
            <text:p>a fianco dei più moderni Sirio ed Eurotram convivono vetture più datate che hanno fatto la storia della rete tramviaria di Milano. Tra queste vanno ricordate le notissime Ventotto (o Carrelli), vetture tramviarie prodotte fra il 1928 e il 1930: in servizio ininterrottamente per oltre ottant'anni sono ormai diventate uno dei simboli di Milano.</text:p>
          </table:table-cell>
          <table:table-cell office:value-type="string" table:style-name="ce1">
            <text:p>No</text:p>
          </table:table-cell>
          <table:table-cell table:number-columns-repeated="16380"/>
        </table:table-row>
        <table:table-row table:style-name="ro1">
          <table:table-cell office:value-type="string" table:style-name="ce1">
            <text:p>Vettabbia</text:p>
          </table:table-cell>
          <table:table-cell office:value-type="string" table:style-name="ce1">
            <text:p>Vettabbia, Vaiano Valle, Milano, Lombardia, 20141, Italia</text:p>
          </table:table-cell>
          <table:table-cell office:value-type="string" table:style-name="ce1">
            <text:p>Dal momento che l'acqua è abbondante e facilmente raggiungibile, a Milano gli antichi Romani non realizzarono mai acquedotti. I corsi d'acqua più importanti che interessano la Milano moderna e la sua area metropolitana sono i fiumi Lambro, Olona e Seveso, i torrenti Bozzente, Garbogera, Lura, Merlata e Pudiga, i canali navigabili Naviglio della Martesana, Naviglio Grande, Naviglio Pavese, Naviglio di Bereguardo, Naviglio di Paderno e Vettabbia, e i corsi d'acqua artificiali Canale Ticinello, Canale Vetra, Cavo Redefossi, Cavo Ticinello e Lambro Meridionale. A Milano sono anche situati due importanti bacini artificiali, la Darsena di Porta Ticinese e l'Idroscalo di Milano.</text:p>
          </table:table-cell>
          <table:table-cell office:value-type="string" table:style-name="ce1">
            <text:p>No</text:p>
          </table:table-cell>
          <table:table-cell table:number-columns-repeated="16380"/>
        </table:table-row>
        <table:table-row table:style-name="ro1">
          <table:table-cell office:value-type="string" table:style-name="ce1">
            <text:p>Vettabbia</text:p>
          </table:table-cell>
          <table:table-cell office:value-type="string" table:style-name="ce1">
            <text:p>Vettabbia, Vaiano Valle, Milano, Lombardia, 20141, Italia</text:p>
          </table:table-cell>
          <table:table-cell office:value-type="string" table:style-name="ce1">
            <text:p>A Milano sono anche situati due importanti bacini artificiali, la Darsena di Porta Ticinese e l'Idroscalo di Milano. Tra le architetture degne di nota a essi collegati, ci sono svariate conche di navigazione (tra cui la conca dell'Incoronata, la conca di Viarenna, la conca Fallata e la conchetta), alcuni mulini ad acqua (tra cui Molino Dorino e Mulino Vettabbia) e il ponte delle Gabelle. <text:s/>Clima <text:s/>Milano è situata a occidente del bacino della Pianura Padana ed è caratterizzata da un clima temperato umido con una sensibile escursione termica annua (estate calda e inverno freddo), Cfa secondo la classificazione dei climi di Köppen.</text:p>
          </table:table-cell>
          <table:table-cell table:number-columns-repeated="16381" table:style-name="ce1"/>
        </table:table-row>
        <table:table-row table:style-name="ro1">
          <table:table-cell office:value-type="string" table:style-name="ce1">
            <text:p>via Brera</text:p>
          </table:table-cell>
          <table:table-cell office:value-type="string" table:style-name="ce1">
            <text:p>Via Brera, Brera, Municipio 1, Milano, Lombardia, 20121, Italia</text:p>
          </table:table-cell>
          <table:table-cell office:value-type="string" table:style-name="ce1">
            <text:p>Altre piazze di Milano degne di menzione sono piazza San Sepolcro (che in epoca romana era il foro della città, incrocio tra il cardo e il decumano), piazza della Scala (collegata a piazza del Duomo tramite la galleria Vittorio Emanuele II, dove si trovano l'omonimo teatro e Palazzo Marino, municipio della città), piazza Vetra (dove è situato il parco delle Basiliche, che unisce la basilica di San Lorenzo e la basilica di Sant'Eustorgio), piazza San Babila (che è stata a lungo il punto d'incontro favorito dall'alta borghesia milanese, vista la sua posizione centrale) e il Carrobbio (largo le cui origini risalgono all'epoca romana). Per quanto riguarda le vie, sono degne di nota via Manzoni (considerata una delle zone più lussuose della città, nonché uno dei maggiori centri dello shopping dell'alta moda mondiale), via Brera (reputata una delle più caratteristiche di Milano, sia per la presenza del palazzo della Pinacoteca di Brera, sia per alcuni storici locali che si affacciano su questa strada), Viale Beatrice d'Este il lungo viale alberato del centro di Milano delimitato dalla Pinacoteca di Brera, corso Buenos Aires (importante strada commerciale con oltre 350 punti vendita di vari tipi di merce che generano un fatturato quotidiano complessivo tra i più alti al mondo) e via Monte Napoleone (considerata una delle zone più lussuose e uno dei maggiori centri degli acquisti del prêt-à-porter). Altre vie importanti di Milano sono corso Venezia (conosciuto come una delle vie più eleganti di Milano e facente parte del Quadrilatero della moda), corso Vittorio Emanuele II (tra le strade più importanti della città, dove si aprono numerosi negozi, soprattutto di abbigliamento, che lo rendono uno dei principali centri di acquisti cittadino), corso Como (importante strada pedonale e commerciale di Milano), via Dante (altra importante strada commerciale aperta alla fine del XIX secolo per collegare direttamente piazza del Cordusio con il Castello Sforzesco) e il Verziere (antica denominazione popolare dell'area un tempo adibita a mercato di frutta e verdura e dove si trova ancora oggi un celebre monumento manieristico-barocco, la Colonna del Verziere).</text:p>
          </table:table-cell>
          <table:table-cell office:value-type="string" table:style-name="ce1">
            <text:p>Si</text:p>
          </table:table-cell>
          <table:table-cell table:number-columns-repeated="16380"/>
        </table:table-row>
        <table:table-row table:style-name="ro1">
          <table:table-cell office:value-type="string" table:style-name="ce1">
            <text:p>via Broletto</text:p>
          </table:table-cell>
          <table:table-cell office:value-type="string" table:style-name="ce1">
            <text:p>Via Broletto, Brera, Municipio 1, Milano, Lombardia, 20121, Italia</text:p>
          </table:table-cell>
          <table:table-cell office:value-type="string" table:style-name="ce1">
            <text:p>Seguì poi il Palazzo della Ragione (detto Broletto Nuovo) in Piazza Mercanti, sede municipale dal 1251 al 1786. Successivamente diventò municipio di Milano Palazzo Carmagnola (detto Broletto Nuovissimo) in via Broletto, sede comunale dal 1786 e al 1861, quando gli uffici comunali vennero trasferiti presso Palazzo Marino, dove si trovano tuttora. <text:s/>Consolati Alla data 11 maggio 2011 sono presenti a Milano 106 consolati esteri e gli uffici commerciali delle ambasciate in Italia di Belgio, Portogallo e Israele, Milano è la seconda città al mondo, dopo New York, per numero di consolati.</text:p>
          </table:table-cell>
          <table:table-cell office:value-type="string" table:style-name="ce1">
            <text:p>Si</text:p>
          </table:table-cell>
          <table:table-cell table:number-columns-repeated="16380"/>
        </table:table-row>
        <table:table-row table:style-name="ro1">
          <table:table-cell office:value-type="string" table:style-name="ce1">
            <text:p>via De Amicis</text:p>
          </table:table-cell>
          <table:table-cell office:value-type="string" table:style-name="ce1">
            <text:p>Via Edmondo De Amicis, Centro Storico, Cesano Boscone, Milano, Lombardia, 20090, Italia</text:p>
          </table:table-cell>
          <table:table-cell office:value-type="string" table:style-name="ce1">
            <text:p>Altro motivo della conservazione del rito ambrosiano fu il fatto che l'anima del Concilio fosse san Carlo Borromeo, vescovo di Milano e nipote di Pio IV.La seconda comunità religiosa è quella musulmana, che si ritrova in moschee come quella di viale Jenner e quella di Segrate (che si riunisce nella Moschea di Segrate), che si trova però sul territorio del comune di Milano, anche se in un suo punto estremo. Da tempo a Milano esistono degli edifici di culto per protestanti, come la Chiesa valdese in via Francesco Sforza, la Chiesa Evangelica delle Assemblee di Dio in via delle Forze Armate, la Chiesa ortodossa, come quella rumena di via De Amicis e la chiesa ortodossa di via Giulini, che fa capo al patriarcato di Mosca e la Chiesa ortodossa bulgara. Milano è sede anche della seconda comunità ebraica italiana per numero di fedeli, almeno 7 000, seconda solamente alla comunità ebraica di Roma.</text:p>
          </table:table-cell>
          <table:table-cell office:value-type="string" table:style-name="ce1">
            <text:p>Si</text:p>
          </table:table-cell>
          <table:table-cell table:number-columns-repeated="16380"/>
        </table:table-row>
        <table:table-row table:style-name="ro1">
          <table:table-cell office:value-type="string" table:style-name="ce1">
            <text:p>Via Emilia</text:p>
          </table:table-cell>
          <table:table-cell office:value-type="string" table:style-name="ce1">
            <text:p>Via Emilia, Melegnano, Milano, Lombardia, 20077, Italia</text:p>
          </table:table-cell>
          <table:table-cell office:value-type="string" table:style-name="ce1">
            <text:p>Barriera Milano Sud A51 direzione A1: Barriera Sesto San Giovanni (da / per A4)Milano è raggiunta da quattro strade statali (la 9 Via Emilia, la 33 del Sempione, la 36 del Lago di Como e dello Spluga e la 494 Vigevanese) e da numerose strade provinciali. Molte di esse nelle tratte suburbane assumono caratteristiche di superstrada.</text:p>
          </table:table-cell>
          <table:table-cell office:value-type="string" table:style-name="ce1">
            <text:p>Si</text:p>
          </table:table-cell>
          <table:table-cell table:number-columns-repeated="16380"/>
        </table:table-row>
        <table:table-row table:style-name="ro1">
          <table:table-cell office:value-type="string" table:style-name="ce1">
            <text:p>via Selvanesco</text:p>
          </table:table-cell>
          <table:table-cell office:value-type="string" table:style-name="ce1">
            <text:p>Via Selvanesco, Parco delle Abbazie, Municipio 5, Milano, Lombardia, 20141, Italia</text:p>
          </table:table-cell>
          <table:table-cell office:value-type="string" table:style-name="ce1">
            <text:p>Tra queste citiamo: la Cascina Campi a Trenno, la Cascina Paradiso a Muggiano (cavalli e foraggio), la cascina Gaggioli in via Selvanesco, il Mulino della Pace Barona, la cascina Battivacco alla Barona (riso), la cascina Basmetto alla Barona (riso), la cascina Campazzo (latte) e la cascina Nosedo (latte e derivati). Sempre a sud della Barona, sono presenti le secentesche cascine San Marco e San Marchetto.</text:p>
          </table:table-cell>
          <table:table-cell office:value-type="string" table:style-name="ce1">
            <text:p>Si</text:p>
          </table:table-cell>
          <table:table-cell table:number-columns-repeated="16380"/>
        </table:table-row>
        <table:table-row table:style-name="ro1">
          <table:table-cell office:value-type="string" table:style-name="ce1">
            <text:p>Vialba</text:p>
          </table:table-cell>
          <table:table-cell office:value-type="string" table:style-name="ce1">
            <text:p>Vialba, Municipio 8, Milano, Lombardia, 20157, Italia</text:p>
          </table:table-cell>
          <table:table-cell office:value-type="string" table:style-name="ce1">
            <text:p>Tale esperimento, poi abrogato al ritorno degli austriaci, coinvolse trentasei comuni "censuari". Rispetto alla Milano odierna, quella napoleonica era più espansa a sud-est e meno a nord-ovest (i nove comuni "censuari" che non facevano parte della Milano napoleonica ma che appartengono alla Milano odierna sono Bruzzano, Baggio, Assiano, Muggiano, Vialba, Roserio, Cassina Triulza, Figino e Quinto Romano). Le quattro località coinvolte nel progetto napoleonico, ma che oggi non fanno parte del comune di Milano, sono Grancino (comune attuale Buccinasco), Linate (Peschiera Borromeo), Poasco (San Donato Milanese) e Redecesio (Segrate).</text:p>
          </table:table-cell>
          <table:table-cell office:value-type="string" table:style-name="ce1">
            <text:p>No</text:p>
          </table:table-cell>
          <table:table-cell table:number-columns-repeated="16380"/>
        </table:table-row>
        <table:table-row table:style-name="ro1">
          <table:table-cell office:value-type="string" table:style-name="ce1">
            <text:p>Vigentino</text:p>
          </table:table-cell>
          <table:table-cell office:value-type="string" table:style-name="ce1">
            <text:p>Vigentino, Municipio 5, Vaiano Valle, Milano, Lombardia, 20141, Italia</text:p>
          </table:table-cell>
          <table:table-cell office:value-type="string" table:style-name="ce1">
            <text:p>Città Studi, Lambrate, Venezia Municipio 4: Vittoria, Forlanini Municipio 5: Vigentino, Chiaravalle, Gratosoglio Municipio 6: Barona, Lorenteggio Municipio 7: Baggio, De Angeli, San Siro Municipio 8: Fiera, Gallaratese, Certosa, Quarto Oggiaro Municipio 9: Stazione Garibaldi, NiguardaLa città era un tempo suddivisa in venti zone che avevano ciascuna un'estensione inferiore rispetto a quella dei moderni municipi e che sono state ridotte a nove nel 1999.</text:p>
          </table:table-cell>
          <table:table-cell office:value-type="string" table:style-name="ce1">
            <text:p>No</text:p>
          </table:table-cell>
          <table:table-cell table:number-columns-repeated="16380"/>
        </table:table-row>
        <table:table-row table:style-name="ro1">
          <table:table-cell office:value-type="string" table:style-name="ce1">
            <text:p>Vigevanese</text:p>
          </table:table-cell>
          <table:table-cell office:value-type="string" table:style-name="ce1">
            <text:p>Nuova Strada Vigevanese, Lorenteggio, Municipio 6, Milano, Lombardia, 20152, Italia</text:p>
          </table:table-cell>
          <table:table-cell office:value-type="string" table:style-name="ce1">
            <text:p>Barriera Milano Sud A51 direzione A1: Barriera Sesto San Giovanni (da / per A4)Milano è raggiunta da quattro strade statali (la 9 Via Emilia, la 33 del Sempione, la 36 del Lago di Como e dello Spluga e la 494 Vigevanese) e da numerose strade provinciali. Molte di esse nelle tratte suburbane assumono caratteristiche di superstrada.</text:p>
          </table:table-cell>
          <table:table-cell office:value-type="string" table:style-name="ce1">
            <text:p>No</text:p>
          </table:table-cell>
          <table:table-cell table:number-columns-repeated="16380"/>
        </table:table-row>
        <table:table-row table:style-name="ro1">
          <table:table-cell office:value-type="string" table:style-name="ce1">
            <text:p>Villa Belgiojoso Bonaparte</text:p>
          </table:table-cell>
          <table:table-cell office:value-type="string" table:style-name="ce1">
            <text:p>Villa Reale, Via Palestro, Guastalla, Municipio 1, Milano, Lombardia, 20219,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Si</text:p>
          </table:table-cell>
          <table:table-cell table:number-columns-repeated="16380"/>
        </table:table-row>
        <table:table-row table:style-name="ro1">
          <table:table-cell office:value-type="string" table:style-name="ce1">
            <text:p>Villa Necchi Campiglio</text:p>
          </table:table-cell>
          <table:table-cell office:value-type="string" table:style-name="ce1">
            <text:p>Villa Necchi Campiglio, 12, Via Mozart, Guastalla, Municipio 1, Milano, Lombardia, 20122, Italia</text:p>
          </table:table-cell>
          <table:table-cell office:value-type="string" table:style-name="ce1">
            <text:p>Sono poi presenti le Case museo di Milano, un circuito museale che raggruppa quattro edifici storici milanesi: il Museo Bagatti Valsecchi, la Casa-museo Boschi Di Stefano, la Villa Necchi Campiglio e il Museo Poldi Pezzoli. Il patrimonio archeologico dalla preistoria all'età romana è esposto principalmente al Civico museo archeologico di Milano presso i resti dell'antico circo romano, oltre che all'Antiquarium nel parco dell'anfiteatro, mentre alla storia della Milano cristiana sono dedicati il Museo diocesano e il Museo dell'Opera del Duomo.</text:p>
          </table:table-cell>
          <table:table-cell office:value-type="string" table:style-name="ce1">
            <text:p>Si</text:p>
          </table:table-cell>
          <table:table-cell table:number-columns-repeated="16380"/>
        </table:table-row>
        <table:table-row table:style-name="ro1">
          <table:table-cell office:value-type="string" table:style-name="ce1">
            <text:p>Villa Reale</text:p>
          </table:table-cell>
          <table:table-cell office:value-type="string" table:style-name="ce1">
            <text:p>Villa Reale, Via Palestro, Guastalla, Municipio 1, Milano, Lombardia, 20219, Italia</text:p>
          </table:table-cell>
          <table:table-cell office:value-type="string" table:style-name="ce1">
            <text:p>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 La Triennale di Milano, sede di esposizioni di arte moderna, forma con il Padiglione d'arte contemporanea di Milano le sedi espositive della città per questo tipo di arte.</text:p>
          </table:table-cell>
          <table:table-cell office:value-type="string" table:style-name="ce1">
            <text:p>Si</text:p>
          </table:table-cell>
          <table:table-cell table:number-columns-repeated="16380"/>
        </table:table-row>
        <table:table-row table:style-name="ro1">
          <table:table-cell office:value-type="string" table:style-name="ce1">
            <text:p>Villapizzone</text:p>
          </table:table-cell>
          <table:table-cell office:value-type="string" table:style-name="ce1">
            <text:p>Villapizzone, Municipio 8, Milano, Lombardia, 20156, Italia</text:p>
          </table:table-cell>
          <table:table-cell office:value-type="string" table:style-name="ce1">
            <text:p>Punto di scambio fra i servizi suburbani e quelli regionali sono le "stazioni porta" di Rogoredo, Rho Fiera e Pioltello-Limito. Altre stazioni di interscambio con i regionali sono Lambrate e Villapizzone (da cui parte qualche treno in orari di punta nei giorni feriali in direzione Bergamo, Arquata Scrivia e Piacenza). La stazione di Milano Smistamento è lo scalo di smistamento ferroviario più grande d'Italia.</text:p>
          </table:table-cell>
          <table:table-cell office:value-type="string" table:style-name="ce1">
            <text:p>No</text:p>
          </table:table-cell>
          <table:table-cell table:number-columns-repeated="16380"/>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text:s/>Epoca moderna <text:s/>Nel tardo Medioevo Milano vide la lotta delle famiglie dei Della Torre (chiamati anche "Torriani") e Visconti per il possesso della città, con il predominio di questi ultimi, che avrebbero poi lasciato il passo alla famiglia Sforza solo nella metà del XV secolo, all'alba del Rinascimento. La signoria dei Visconti, diventata Ducato di Milano nel 1396, perseguì con successo una politica espansionistica, e la città divenne la capitale di uno Stato esteso, potente e ricco che aveva bisogno anche di simboli per sancire il proprio ruolo egemone.</text:p>
          </table:table-cell>
          <table:table-cell office:value-type="string" table:style-name="ce1">
            <text:p>No</text:p>
          </table:table-cell>
          <table:table-cell table:number-columns-repeated="16380"/>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Medioevo Milano vide la lotta delle famiglie dei Della Torre (chiamati anche "Torriani") e Visconti per il possesso della città, con il predominio di questi ultimi, che avrebbero poi lasciato il passo alla famiglia Sforza solo nella metà del XV secolo, all'alba del Rinascimento. La signoria dei Visconti, diventata Ducato di Milano nel 1396, perseguì con successo una politica espansionistica, e la città divenne la capitale di uno Stato esteso, potente e ricco che aveva bisogno anche di simboli per sancire il proprio ruolo egemone. Gian Galeazzo Visconti volle per la sua città una cattedrale che rivaleggiasse con le maggiori d'Europa:</text:p>
          </table:table-cell>
          <table:table-cell table:number-columns-repeated="16381" table:style-name="ce1"/>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La signoria dei Visconti, diventata Ducato di Milano nel 1396, perseguì con successo una politica espansionistica, e la città divenne la capitale di uno Stato esteso, potente e ricco che aveva bisogno anche di simboli per sancire il proprio ruolo egemone. Gian Galeazzo Visconti volle per la sua città una cattedrale che rivaleggiasse con le maggiori d'Europa: il Duomo di Milano, la cui costruzione iniziò nel 1386.</text:p>
          </table:table-cell>
          <table:table-cell table:number-columns-repeated="16381" table:style-name="ce1"/>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Entrambi i gonfaloni menzionati raffigurano, al centro, sant'Ambrogio, vescovo di Milano e santo patrono della città. Altri simboli sono la scrofa semilanuta, animale legato alla leggenda della fondazione di Milano, la "Madonnina", una statua d'oro di Maria collocata sulla guglia più elevata del Duomo di Milano, il biscione (in dialetto milanese el bisson), ritratto nell'atto di ingoiare o proteggere, a seconda delle interpretazioni, un fanciullo o un uomo nudo e sovrastato da una corona d'oro, originariamente simbolo del casato dei Visconti, Signori e poi Duchi di Milano tra XIII e XV secolo, e infine Meneghino, maschera legata alla città dopo avere soppiantato quella più antica e tradizionale di "Baltramm de Gaggian". Il nome "meneghino" viene talvolta usato, a mo' di aggettivo, come sostituto di "milanese" (si veda ad esempio la nota istituzione culturale Famiglia meneghina).</text:p>
          </table:table-cell>
          <table:table-cell table:number-columns-repeated="16381" table:style-name="ce1"/>
        </table:table-row>
        <table:table-row table:style-name="ro1">
          <table:table-cell office:value-type="string" table:style-name="ce1">
            <text:p>Visconti</text:p>
          </table:table-cell>
          <table:table-cell office:value-type="string" table:style-name="ce1">
            <text:p>Visconti, Via Vezza D'Oglio, Scalo Romana, Municipio 5, Vaiano Valle, Milano, Lombardia, 20141, Italia</text:p>
          </table:table-cell>
          <table:table-cell office:value-type="string" table:style-name="ce1">
            <text:p>Il gotico milanese fu un'esperienza artistica cittadina a cavallo tra la seconda metà del XIII secolo e la prima metà del XV secolo che venne inizialmente introdotto nel territorio milanese dai monaci cistercensi. Fu il principale linguaggio artistico del vasto programma mecenatesco e autocelebrativo dei Visconti, signori di Milano, al cui dominio sulla città viene solitamente associato il periodo gotico milanese. Degna di nota è anche l'arte del secondo Cinquecento a Milano, che si sviluppò, a Milano, come altrove, su più filoni e stili riassumibili nel manierismo, nell'arte controriformata e classicismo.</text:p>
          </table:table-cell>
          <table:table-cell table:number-columns-repeated="16381" table:style-name="ce1"/>
        </table:table-row>
        <table:table-row table:style-name="ro1">
          <table:table-cell office:value-type="string" table:style-name="ce1">
            <text:p>Vogue</text:p>
          </table:table-cell>
          <table:table-cell office:value-type="string" table:style-name="ce1">
            <text:p>Vogue, Via Antonio Gramsci, Certosa di San Donato, Metanopoli, Triulzo, San Donato Milanese, Milano, Lombardia, 20097, Italia</text:p>
          </table:table-cell>
          <table:table-cell office:value-type="string" table:style-name="ce1">
            <text:p>Tra i mensili: alVolante, il mensile automobilistico più letto in Italia, Bimbisani &amp;belli, Cose di Casa, Max, Maxim, Cosmopolitan, Vogue, Rolling Stone, Focus, Newton, For Men, Men's Health, Airone, Biblioteche Oggi, Boy4boy, Il Calendario del Popolo, Casabella, Cellulare Magazine, La Cucina Italiana, Domus, Gardenia, Giardinaggio, GQ, L'Italia Scacchistica, Linux Magazine, Musica e dischi, Musica Jazz, Pride, Prima Comunicazione, Scarp de' tenis, Sipario, ticonzero, Virtual. <text:s/>Radio Hanno sede in città molte importanti emittenti radiofoniche nazionali come: Radio 24, R101, Radio 105, Radio Deejay, Virgin Radio, Radio Italia, RTL 102.5, Radio Monte Carlo, Radio Italia, Radio RAI (con gli studi radiofonici siti in corso Sempione) e la sede operativa di Radio Dimensione Suono.</text:p>
          </table:table-cell>
          <table:table-cell office:value-type="string" table:style-name="ce1">
            <text:p>No</text:p>
          </table:table-cell>
          <table:table-cell table:number-columns-repeated="16380"/>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Nel frattempo, come già accennato, Milano aveva scelto di autogovernarsi mediante dei consoli. Tuttavia, anche per questioni di discordie interne, tra la fine del XII e l'inizio del XIII secolo, si passò al regime dei podestà, che erano chiamati da altre città (Brescia, Lodi, Piacenza, Bologna, Como, Vercelli, Bergamo, Mantova, Genova, Parma, Venezia, Modena, Cremona, Pavia, Reggio Emilia, Forlì) nella speranza che fossero super partes. Le provenienze, quindi, ricoprirono gran parte dell'Italia settentrionale, mentre la città più lontana da cui venne chiamato un podestà a Milano risulta essere Forlì.</text:p>
          </table:table-cell>
          <table:table-cell office:value-type="string" table:style-name="ce1">
            <text:p>No</text:p>
          </table:table-cell>
          <table:table-cell table:number-columns-repeated="16380"/>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text:s/>L'economia della città era andata crescendo: nel XIII secolo Milano era una delle poche città europee ad avere più di 100.000 abitanti, l'artigianato era in pieno sviluppo, soprattutto per la lavorazione dei metalli e dei tessuti, agricoltura e allevamento erano fiorenti e i traffici intensi, anche grazie alla costruzione del Naviglio Grande, che favorì gli scambi e irrigò sapientemente le campagne. A manifestare l'orgoglio per questa crescita furono compiute opere come il Castello Sforzesco (già esistente in epoca viscontea con il nome di Castello di Porta Giovia ma riadattato, ingrandito e completato dagli Sforza.</text:p>
          </table:table-cell>
          <table:table-cell table:number-columns-repeated="16381" table:style-name="ce1"/>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Entrambi i gonfaloni menzionati raffigurano, al centro, sant'Ambrogio, vescovo di Milano e santo patrono della città. Altri simboli sono la scrofa semilanuta, animale legato alla leggenda della fondazione di Milano, la "Madonnina", una statua d'oro di Maria collocata sulla guglia più elevata del Duomo di Milano, il biscione (in dialetto milanese el bisson), ritratto nell'atto di ingoiare o proteggere, a seconda delle interpretazioni, un fanciullo o un uomo nudo e sovrastato da una corona d'oro, originariamente simbolo del casato dei Visconti, Signori e poi Duchi di Milano tra XIII e XV secolo, e infine Meneghino, maschera legata alla città dopo avere soppiantato quella più antica e tradizionale di "Baltramm de Gaggian". Il nome "meneghino" viene talvolta usato, a mo' di aggettivo, come sostituto di "milanese" (si veda ad esempio la nota istituzione culturale Famiglia meneghina).</text:p>
          </table:table-cell>
          <table:table-cell table:number-columns-repeated="16381" table:style-name="ce1"/>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Lingue e dialetti <text:s/>Nella città metropolitana di Milano è relativamente diffusa la lingua lombarda nella sua variante dialettale milanese, che si estende fino alla parte settentrionale della provincia di Pavia. Il milanese, detto anche Meneghino dall'omonima maschera della città di Milano, è comunemente considerato la varietà più importante della lingua lombarda per tradizione e letteratura, con le prime attestazioni storiche che risalgono al XIII secolo per mano di scrittori come Pietro da Barsegapè e Bonvesin de la Riva. Nel corso dei secoli il milanese seppe inoltre imporsi tra la popolazione anche come lingua di cultura;</text:p>
          </table:table-cell>
          <table:table-cell table:number-columns-repeated="16381" table:style-name="ce1"/>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text:s/>Il Palazzo Reale di Milano, insieme al Palazzo della Ragione e alla Rotonda della Besana, è la principale sede espositiva di mostre temporanee. Il Castello Sforzesco è invece sede di musei permanenti, come il Museo d'arte antica (con la Sala delle Asse di Leonardo da Vinci), il Museo degli strumenti musicali, il Museo del mobile, la collezione d'Arti applicate e una pinacoteca che raccoglie oltre 200 dipinti della pittura italiana dal XIII al XVIII secolo. Di recente costituzione è il Museo del Novecento, che è ospitato all'interno del Palazzo dell'Arengario e dell'adiacente Palazzo Reale e che espone opere d'arte moderna realizzate nel corso del XX secolo, mentre quelle del XIX secolo hanno sede nella neoclassica Villa Reale, già Villa Belgiojoso Bonaparte, esempio edilizio di grande eleganza, progettato da Leopoldo Pollack.</text:p>
          </table:table-cell>
          <table:table-cell table:number-columns-repeated="16381" table:style-name="ce1"/>
        </table:table-row>
        <table:table-row table:style-name="ro1">
          <table:table-cell office:value-type="string" table:style-name="ce1">
            <text:p>XIII</text:p>
          </table:table-cell>
          <table:table-cell office:value-type="string" table:style-name="ce1">
            <text:p>Istituto Leone Tredicesimo, Via Reggimento Savoia Cavalleria, Pagano, Municipio 8, Milano, Lombardia, 20145, Italia</text:p>
          </table:table-cell>
          <table:table-cell office:value-type="string" table:style-name="ce1">
            <text:p><text:s/>Arte <text:s/>Milano ha fornito importanti contributi allo sviluppo della storia dell'arte e ha dato i natali ad alcuni movimenti d'arte moderna. Il gotico milanese fu un'esperienza artistica cittadina a cavallo tra la seconda metà del XIII secolo e la prima metà del XV secolo che venne inizialmente introdotto nel territorio milanese dai monaci cistercensi. Fu il principale linguaggio artistico del vasto programma mecenatesco e autocelebrativo dei Visconti, signori di Milano, al cui dominio sulla città viene solitamente associato il periodo gotico milanese.</text:p>
          </table:table-cell>
          <table:table-cell table:number-columns-repeated="16381" table:style-name="ce1"/>
        </table:table-row>
        <table:table-row table:number-rows-repeated="4" table:style-name="ro1">
          <table:table-cell table:number-columns-repeated="16384"/>
        </table:table-row>
        <table:table-row table:style-name="ro1">
          <table:table-cell office:value-type="string" table:style-name="ce1">
            <text:p>Risultati</text:p>
          </table:table-cell>
          <table:table-cell office:value-type="float" office:value="149" table:formula="of:=COUNTIF([.D2:.D527]; &quot;Si&quot;)" table:style-name="ce1">
            <text:p>149</text:p>
          </table:table-cell>
          <table:table-cell office:value-type="float" office:value="292" table:formula="of:=COUNTA([.$D$2:.$D$527])" table:style-name="ce1">
            <text:p>292</text:p>
          </table:table-cell>
          <table:table-cell table:number-columns-repeated="16381"/>
        </table:table-row>
        <table:table-row table:number-rows-repeated="1048044" table:style-name="ro1">
          <table:table-cell table:number-columns-repeated="16384"/>
        </table:table-row>
      </table:table>
      <table:table table:name="Foglio1" table:style-name="ta1">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Milano.A1:Milano.E527" table:name="Milano" table:display-filter-buttons="true" table:on-update-keep-size="false" table:on-update-keep-styles="true" table:refresh-delay="false">
          <table:database-source-sql table:database-name="Provider=Microsoft.Mashup.OleDb.1;Data Source=$Workbook$;Location=Milano;Extended Properties=&quot;&quot;" table:sql-statement="SELECT * FROM [Milano]"/>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9T14:54:45Z</meta:creation-date>
    <dc:date>2022-07-24T13:47:24Z</dc:date>
  </office:meta>
</office:document-meta>
</file>